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7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04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05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06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0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08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225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3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39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style:font-family-generic="script"/>
    </style:style>
    <style:style style:name="ce24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8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1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2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7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8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3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8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0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1" style:family="table-cell" style:parent-style-name="_19968__33324__32_3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2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3" style:family="table-cell" style:parent-style-name="_21315__20998__20301__91_0_93__32_2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84" style:family="table-cell" style:parent-style-name="_21315__20998__20301__91_0_93__32_2" style:data-style-name="N6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6" style:family="table-cell" style:parent-style-name="_19968__33324__32_3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21315__20998__20301__91_0_93__32_2" style:data-style-name="N6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21315__20998__20301__91_0_93__32_2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19968__33324__32_3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94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7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8" style:family="table-cell" style:parent-style-name="_21315__20998__20301__91_0_93__32_2" style:data-style-name="N66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9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00" style:family="table-cell" style:parent-style-name="_21315__20998__20301__91_0_93__32_2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0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7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08" style:family="table-cell" style:parent-style-name="_21315__20998__20301__91_0_93__32_2" style:data-style-name="N66">
      <style:table-cell-properties fo:border-top="thin solid #000000" fo:border-bottom="thin dotte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9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0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1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2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3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4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5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17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8" style:family="table-cell" style:parent-style-name="_21315__20998__20301__91_0_93__32_2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9" style:family="table-cell" style:parent-style-name="_21315__20998__20301__91_0_93__32_2" style:data-style-name="N65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2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23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24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27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2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29" style:family="table-cell" style:parent-style-name="_19968__33324__32_3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30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3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2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35" style:family="table-cell" style:parent-style-name="_19968__33324__32_3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7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8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9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.35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ro16" style:family="table-row">
      <style:table-row-properties style:row-height="19.15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24.9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8.1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ro23" style:family="table-row">
      <style:table-row-properties style:row-height="17.1pt" style:use-optimal-row-height="false" fo:break-before="page"/>
    </style:style>
    <style:style style:name="ro24" style:family="table-row">
      <style:table-row-properties style:row-height="15pt" style:use-optimal-row-height="tru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3.25pt" style:use-optimal-row-height="false" fo:break-before="auto"/>
    </style:style>
    <style:style style:name="ro27" style:family="table-row">
      <style:table-row-properties style:row-height="8.45pt" style:use-optimal-row-height="false" fo:break-before="auto"/>
    </style:style>
    <style:style style:name="ro28" style:family="table-row">
      <style:table-row-properties style:row-height="30.2pt" style:use-optimal-row-height="false" fo:break-before="auto"/>
    </style:style>
    <style:style style:name="ro29" style:family="table-row">
      <style:table-row-properties style:row-height="12.2pt" style:use-optimal-row-height="false" fo:break-before="auto"/>
    </style:style>
    <style:style style:name="ro30" style:family="table-row">
      <style:table-row-properties style:row-height="16.5pt" style:use-optimal-row-height="true" fo:break-before="auto"/>
    </style:style>
    <style:style style:name="ro31" style:family="table-row">
      <style:table-row-properties style:row-height="15pt" style:use-optimal-row-height="true" fo:break-before="page"/>
    </style:style>
    <style:style style:name="ro32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37"/>
        <table:table-column table:style-name="co2" table:default-cell-style-name="ce237"/>
        <table:table-column table:style-name="co3" table:default-cell-style-name="ce237"/>
        <table:table-column table:style-name="co4" table:number-columns-repeated="3" table:default-cell-style-name="ce237"/>
        <table:table-column table:style-name="co5" table:default-cell-style-name="ce237"/>
        <table:table-column table:style-name="co6" table:number-columns-repeated="3" table:default-cell-style-name="ce237"/>
        <table:table-column table:style-name="co7" table:default-cell-style-name="ce237"/>
        <table:table-column table:style-name="co6" table:number-columns-repeated="3" table:default-cell-style-name="ce237"/>
        <table:table-column table:style-name="co8" table:default-cell-style-name="ce237"/>
        <table:table-column table:style-name="co6" table:default-cell-style-name="ce237"/>
        <table:table-column table:style-name="co9" table:default-cell-style-name="ce237"/>
        <table:table-column table:style-name="co1" table:number-columns-repeated="14" table:default-cell-style-name="ce237"/>
        <table:table-column table:style-name="co10" table:default-cell-style-name="ce237"/>
        <table:table-column table:style-name="co11" table:number-columns-repeated="16352" table:default-cell-style-name="ce237"/>
        <table:table-row table:style-name="ro1">
          <table:table-cell table:number-columns-repeated="16384" table:style-name="ce237"/>
        </table:table-row>
        <table:table-row table:style-name="ro2">
          <table:table-cell office:value-type="string" table:number-columns-spanned="16" table:number-rows-spanned="1" table:style-name="ce238">
            <text:p>民 國 113 年 10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38">
            <text:p>民 國 113 年 10 月 戶 口 統 計 速 報 表(續)</text:p>
          </table:table-cell>
          <table:covered-table-cell table:number-columns-repeated="14"/>
          <table:table-cell table:number-columns-repeated="16353" table:style-name="ce239"/>
        </table:table-row>
        <table:table-row table:style-name="ro3">
          <table:table-cell table:number-columns-repeated="15" table:style-name="ce240"/>
          <table:table-cell table:style-name="ce241"/>
          <table:table-cell table:number-columns-repeated="14" table:style-name="ce240"/>
          <table:table-cell office:value-type="string" table:style-name="ce241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8">
            <text:p><text:span text:style-name="T7">年月別</text:span></text:p>
          </table:table-cell>
          <table:covered-table-cell/>
          <table:table-cell table:style-name="ce244"/>
          <table:table-cell office:value-type="string" table:style-name="ce245">
            <text:p><text:span text:style-name="T7">人</text:span></text:p>
          </table:table-cell>
          <table:table-cell office:value-type="string" table:style-name="ce245">
            <text:p><text:span text:style-name="T7">口</text:span></text:p>
          </table:table-cell>
          <table:table-cell office:value-type="string" table:style-name="ce245">
            <text:p><text:span text:style-name="T7">數</text:span></text:p>
          </table:table-cell>
          <table:table-cell office:value-type="string" table:number-columns-spanned="4" table:number-rows-spanned="1" table:style-name="ce336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36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36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36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36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37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37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39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64">
            <text:p><text:span text:style-name="T7">戶　數</text:span></text:p>
          </table:table-cell>
          <table:table-cell table:number-columns-repeated="3" table:style-name="ce253"/>
          <table:table-cell office:value-type="string" table:number-columns-spanned="1" table:number-rows-spanned="3" table:style-name="ce336">
            <text:p><text:span text:style-name="T7">計</text:span></text:p>
          </table:table-cell>
          <table:table-cell office:value-type="string" table:number-columns-spanned="1" table:number-rows-spanned="3" table:style-name="ce336">
            <text:p><text:span text:style-name="T7">男</text:span></text:p>
          </table:table-cell>
          <table:table-cell office:value-type="string" table:number-columns-spanned="1" table:number-rows-spanned="3" table:style-name="ce336">
            <text:p><text:span text:style-name="T7">女</text:span></text:p>
          </table:table-cell>
          <table:table-cell office:value-type="string" table:style-name="ce256">
            <text:p><text:span text:style-name="T7">折合年</text:span></text:p>
          </table:table-cell>
          <table:table-cell office:value-type="string" table:number-columns-spanned="1" table:number-rows-spanned="3" table:style-name="ce336">
            <text:p><text:span text:style-name="T7">計</text:span></text:p>
          </table:table-cell>
          <table:table-cell office:value-type="string" table:number-columns-spanned="1" table:number-rows-spanned="3" table:style-name="ce336">
            <text:p><text:span text:style-name="T7">男</text:span></text:p>
          </table:table-cell>
          <table:table-cell office:value-type="string" table:number-columns-spanned="1" table:number-rows-spanned="3" table:style-name="ce336">
            <text:p><text:span text:style-name="T7">女</text:span></text:p>
          </table:table-cell>
          <table:table-cell office:value-type="string" table:style-name="ce257">
            <text:p><text:span text:style-name="T7">折合年</text:span></text:p>
          </table:table-cell>
          <table:table-cell office:value-type="string" table:style-name="ce253">
            <text:p><text:s/></text:p>
          </table:table-cell>
          <table:table-cell office:value-type="string" table:style-name="ce258">
            <text:p><text:span text:style-name="T7">折合年自</text:span></text:p>
          </table:table-cell>
          <table:table-cell office:value-type="string" table:number-columns-spanned="1" table:number-rows-spanned="3" table:style-name="ce336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37">
            <text:p><text:span text:style-name="T7">不同性別</text:span></text:p>
          </table:table-cell>
          <table:table-cell office:value-type="string" table:number-columns-spanned="3" table:number-rows-spanned="1" table:style-name="ce336">
            <text:p><text:span text:style-name="T7">相同性別</text:span></text:p>
          </table:table-cell>
          <table:covered-table-cell table:number-columns-repeated="2"/>
          <table:table-cell office:value-type="string" table:style-name="ce257">
            <text:p><text:span text:style-name="T7">折合年</text:span></text:p>
          </table:table-cell>
          <table:table-cell office:value-type="string" table:number-columns-spanned="1" table:number-rows-spanned="3" table:style-name="ce336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37">
            <text:p><text:span text:style-name="T7">不同性別</text:span></text:p>
          </table:table-cell>
          <table:table-cell office:value-type="string" table:number-columns-spanned="3" table:number-rows-spanned="1" table:style-name="ce336">
            <text:p><text:span text:style-name="T7">相同性別</text:span></text:p>
          </table:table-cell>
          <table:covered-table-cell table:number-columns-repeated="2"/>
          <table:table-cell office:value-type="string" table:style-name="ce257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263">
            <text:p><text:span text:style-name="T7">計</text:span></text:p>
          </table:table-cell>
          <table:table-cell office:value-type="string" table:style-name="ce263">
            <text:p><text:span text:style-name="T7">男</text:span></text:p>
          </table:table-cell>
          <table:table-cell office:value-type="string" table:style-name="ce263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265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265">
            <text:p><text:span text:style-name="T7">粗死亡率</text:span></text:p>
          </table:table-cell>
          <table:table-cell office:value-type="string" table:style-name="ce263">
            <text:p><text:span text:style-name="T7">人數</text:span></text:p>
          </table:table-cell>
          <table:table-cell office:value-type="string" table:style-name="ce258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36">
            <text:p><text:span text:style-name="T7">計</text:span></text:p>
          </table:table-cell>
          <table:table-cell office:value-type="string" table:number-columns-spanned="1" table:number-rows-spanned="2" table:style-name="ce336">
            <text:p><text:span text:style-name="T7">男</text:span></text:p>
          </table:table-cell>
          <table:table-cell office:value-type="string" table:number-columns-spanned="1" table:number-rows-spanned="2" table:style-name="ce338">
            <text:p><text:span text:style-name="T7">女</text:span></text:p>
          </table:table-cell>
          <table:table-cell office:value-type="string" table:style-name="ce265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36">
            <text:p><text:span text:style-name="T7">計</text:span></text:p>
          </table:table-cell>
          <table:table-cell office:value-type="string" table:number-columns-spanned="1" table:number-rows-spanned="2" table:style-name="ce336">
            <text:p><text:span text:style-name="T7">男</text:span></text:p>
          </table:table-cell>
          <table:table-cell office:value-type="string" table:number-columns-spanned="1" table:number-rows-spanned="2" table:style-name="ce338">
            <text:p><text:span text:style-name="T7">女</text:span></text:p>
          </table:table-cell>
          <table:table-cell office:value-type="string" table:style-name="ce265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270"/>
          <table:table-cell table:style-name="ce271"/>
          <table:table-cell table:number-columns-repeated="2" table:style-name="ce272"/>
          <table:covered-table-cell/>
          <table:covered-table-cell/>
          <table:covered-table-cell/>
          <table:table-cell office:value-type="string" table:style-name="ce272">
            <text:p>‰</text:p>
          </table:table-cell>
          <table:covered-table-cell/>
          <table:covered-table-cell/>
          <table:covered-table-cell/>
          <table:table-cell office:value-type="string" table:style-name="ce275">
            <text:p>‰</text:p>
          </table:table-cell>
          <table:table-cell table:style-name="ce272"/>
          <table:table-cell office:value-type="string" table:style-name="ce27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7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72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56"/>
          <table:table-cell table:style-name="ce279"/>
          <table:table-cell table:style-name="ce280"/>
          <table:table-cell table:style-name="ce281"/>
          <table:table-cell table:number-columns-repeated="2" table:style-name="ce282"/>
          <table:table-cell office:value-type="float" office:value="0" table:style-name="ce283">
            <text:p>—</text:p>
          </table:table-cell>
          <table:table-cell table:number-columns-repeated="2" table:style-name="ce256"/>
          <table:table-cell table:style-name="ce282"/>
          <table:table-cell table:number-columns-repeated="3" table:style-name="ce256"/>
          <table:table-cell table:style-name="ce282"/>
          <table:table-cell office:value-type="float" office:value="0" table:style-name="ce284">
            <text:p>—</text:p>
          </table:table-cell>
          <table:table-cell table:style-name="ce258"/>
          <table:table-cell table:style-name="ce256"/>
          <table:table-cell table:style-name="ce285"/>
          <table:table-cell table:number-columns-repeated="2" table:style-name="ce256"/>
          <table:table-cell table:number-columns-repeated="2" table:style-name="ce282"/>
          <table:table-cell table:style-name="ce256"/>
          <table:table-cell table:style-name="ce285"/>
          <table:table-cell table:number-columns-repeated="2" table:style-name="ce256"/>
          <table:table-cell table:number-columns-repeated="2" table:style-name="ce282"/>
          <table:table-cell table:number-columns-repeated="2" table:style-name="ce256"/>
          <table:table-cell table:style-name="ce286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88">
            <text:p>40<text:s/><text:span text:style-name="T8">年</text:span></text:p>
          </table:table-cell>
          <table:covered-table-cell/>
          <table:table-cell office:value-type="float" office:value="1440787" table:style-name="ce289">
            <text:p>1,440,787</text:p>
          </table:table-cell>
          <table:table-cell office:value-type="float" office:value="7869247" table:style-name="ce289">
            <text:p>7,869,247</text:p>
          </table:table-cell>
          <table:table-cell office:value-type="float" office:value="4016708" table:style-name="ce289">
            <text:p>4,016,708</text:p>
          </table:table-cell>
          <table:table-cell office:value-type="float" office:value="3852539" table:style-name="ce289">
            <text:p>3,852,539</text:p>
          </table:table-cell>
          <table:table-cell office:value-type="float" office:value="385383" table:style-name="ce289">
            <text:p>385,383</text:p>
          </table:table-cell>
          <table:table-cell office:value-type="float" office:value="197297" table:style-name="ce289">
            <text:p>197,297</text:p>
          </table:table-cell>
          <table:table-cell office:value-type="float" office:value="188086" table:style-name="ce289">
            <text:p>188,086</text:p>
          </table:table-cell>
          <table:table-cell office:value-type="float" office:value="49.97" table:style-name="ce290">
            <text:p>49.97</text:p>
          </table:table-cell>
          <table:table-cell office:value-type="float" office:value="89259" table:style-name="ce289">
            <text:p>89,259</text:p>
          </table:table-cell>
          <table:table-cell office:value-type="float" office:value="46225" table:style-name="ce289">
            <text:p>46,225</text:p>
          </table:table-cell>
          <table:table-cell office:value-type="float" office:value="43034" table:style-name="ce289">
            <text:p>43,034</text:p>
          </table:table-cell>
          <table:table-cell office:value-type="float" office:value="11.57" table:style-name="ce290">
            <text:p>11.57</text:p>
          </table:table-cell>
          <table:table-cell office:value-type="float" office:value="296124" table:style-name="ce289">
            <text:p>296,124</text:p>
          </table:table-cell>
          <table:table-cell office:value-type="float" office:value="38.4" table:style-name="ce291">
            <text:p>38.40</text:p>
          </table:table-cell>
          <table:table-cell table:style-name="ce289"/>
          <table:table-cell office:value-type="float" office:value="73676" table:style-name="ce289">
            <text:p>73,676</text:p>
          </table:table-cell>
          <table:table-cell table:number-columns-repeated="3" table:style-name="ce289"/>
          <table:table-cell office:value-type="float" office:value="9.5500000000000007" table:style-name="ce290">
            <text:p>9.55</text:p>
          </table:table-cell>
          <table:table-cell table:style-name="ce289"/>
          <table:table-cell office:value-type="float" office:value="3858" table:style-name="ce289">
            <text:p>3,858</text:p>
          </table:table-cell>
          <table:table-cell table:number-columns-repeated="3" table:style-name="ce289"/>
          <table:table-cell office:value-type="float" office:value="0.5" table:style-name="ce290">
            <text:p>0.50</text:p>
          </table:table-cell>
          <table:table-cell office:value-type="string" table:style-name="ce292">
            <text:p>…</text:p>
          </table:table-cell>
          <table:table-cell office:value-type="string" table:style-name="ce292">
            <text:p>…</text:p>
          </table:table-cell>
          <table:table-cell office:value-type="float" office:value="170729" table:style-name="ce292">
            <text:p>170,729</text:p>
          </table:table-cell>
          <table:table-cell table:number-columns-repeated="16353" table:style-name="ce293"/>
        </table:table-row>
        <table:table-row table:style-name="ro7">
          <table:table-cell office:value-type="string" table:number-columns-spanned="2" table:number-rows-spanned="1" table:style-name="ce288">
            <text:p>50<text:s/><text:span text:style-name="T8">年</text:span></text:p>
          </table:table-cell>
          <table:covered-table-cell/>
          <table:table-cell office:value-type="float" office:value="2002493" table:style-name="ce289">
            <text:p>2,002,493</text:p>
          </table:table-cell>
          <table:table-cell office:value-type="float" office:value="11149139" table:style-name="ce289">
            <text:p>11,149,139</text:p>
          </table:table-cell>
          <table:table-cell office:value-type="float" office:value="5715463" table:style-name="ce289">
            <text:p>5,715,463</text:p>
          </table:table-cell>
          <table:table-cell office:value-type="float" office:value="5433676" table:style-name="ce289">
            <text:p>5,433,676</text:p>
          </table:table-cell>
          <table:table-cell office:value-type="float" office:value="420254" table:style-name="ce289">
            <text:p>420,254</text:p>
          </table:table-cell>
          <table:table-cell office:value-type="float" office:value="216728" table:style-name="ce289">
            <text:p>216,728</text:p>
          </table:table-cell>
          <table:table-cell office:value-type="float" office:value="203526" table:style-name="ce289">
            <text:p>203,526</text:p>
          </table:table-cell>
          <table:table-cell office:value-type="float" office:value="38.31" table:style-name="ce290">
            <text:p>38.31</text:p>
          </table:table-cell>
          <table:table-cell office:value-type="float" office:value="73823" table:style-name="ce289">
            <text:p>73,823</text:p>
          </table:table-cell>
          <table:table-cell office:value-type="float" office:value="40570" table:style-name="ce289">
            <text:p>40,570</text:p>
          </table:table-cell>
          <table:table-cell office:value-type="float" office:value="33253" table:style-name="ce289">
            <text:p>33,253</text:p>
          </table:table-cell>
          <table:table-cell office:value-type="float" office:value="6.73" table:style-name="ce290">
            <text:p>6.73</text:p>
          </table:table-cell>
          <table:table-cell office:value-type="float" office:value="346431" table:style-name="ce289">
            <text:p>346,431</text:p>
          </table:table-cell>
          <table:table-cell office:value-type="float" office:value="31.58" table:style-name="ce291">
            <text:p>31.58</text:p>
          </table:table-cell>
          <table:table-cell table:style-name="ce289"/>
          <table:table-cell office:value-type="float" office:value="83797" table:style-name="ce289">
            <text:p>83,797</text:p>
          </table:table-cell>
          <table:table-cell table:number-columns-repeated="3" table:style-name="ce289"/>
          <table:table-cell office:value-type="float" office:value="7.51" table:style-name="ce290">
            <text:p>7.51</text:p>
          </table:table-cell>
          <table:table-cell table:style-name="ce289"/>
          <table:table-cell office:value-type="float" office:value="4487" table:style-name="ce289">
            <text:p>4,487</text:p>
          </table:table-cell>
          <table:table-cell table:number-columns-repeated="3" table:style-name="ce289"/>
          <table:table-cell office:value-type="float" office:value="0.4" table:style-name="ce290">
            <text:p>0.40</text:p>
          </table:table-cell>
          <table:table-cell office:value-type="string" table:style-name="ce292">
            <text:p>…</text:p>
          </table:table-cell>
          <table:table-cell office:value-type="string" table:style-name="ce292">
            <text:p>…</text:p>
          </table:table-cell>
          <table:table-cell office:value-type="float" office:value="218098" table:style-name="ce292">
            <text:p>218,098</text:p>
          </table:table-cell>
          <table:table-cell table:number-columns-repeated="16353" table:style-name="ce293"/>
        </table:table-row>
        <table:table-row table:style-name="ro7">
          <table:table-cell office:value-type="string" table:number-columns-spanned="2" table:number-rows-spanned="1" table:style-name="ce288">
            <text:p>60<text:s/><text:span text:style-name="T8">年</text:span></text:p>
          </table:table-cell>
          <table:covered-table-cell/>
          <table:table-cell office:value-type="float" office:value="2702792" table:style-name="ce289">
            <text:p>2,702,792</text:p>
          </table:table-cell>
          <table:table-cell office:value-type="float" office:value="14994823" table:style-name="ce289">
            <text:p>14,994,823</text:p>
          </table:table-cell>
          <table:table-cell office:value-type="float" office:value="7895140" table:style-name="ce289">
            <text:p>7,895,140</text:p>
          </table:table-cell>
          <table:table-cell office:value-type="float" office:value="7099683" table:style-name="ce289">
            <text:p>7,099,683</text:p>
          </table:table-cell>
          <table:table-cell office:value-type="float" office:value="380424" table:style-name="ce289">
            <text:p>380,424</text:p>
          </table:table-cell>
          <table:table-cell office:value-type="float" office:value="195938" table:style-name="ce289">
            <text:p>195,938</text:p>
          </table:table-cell>
          <table:table-cell office:value-type="float" office:value="184486" table:style-name="ce289">
            <text:p>184,486</text:p>
          </table:table-cell>
          <table:table-cell office:value-type="float" office:value="25.64" table:style-name="ce290">
            <text:p>25.64</text:p>
          </table:table-cell>
          <table:table-cell office:value-type="float" office:value="70954" table:style-name="ce289">
            <text:p>70,954</text:p>
          </table:table-cell>
          <table:table-cell office:value-type="float" office:value="41596" table:style-name="ce289">
            <text:p>41,596</text:p>
          </table:table-cell>
          <table:table-cell office:value-type="float" office:value="29358" table:style-name="ce289">
            <text:p>29,358</text:p>
          </table:table-cell>
          <table:table-cell office:value-type="float" office:value="4.78" table:style-name="ce290">
            <text:p>4.78</text:p>
          </table:table-cell>
          <table:table-cell office:value-type="float" office:value="309470" table:style-name="ce289">
            <text:p>309,470</text:p>
          </table:table-cell>
          <table:table-cell office:value-type="float" office:value="20.86" table:style-name="ce291">
            <text:p>20.86</text:p>
          </table:table-cell>
          <table:table-cell table:style-name="ce289"/>
          <table:table-cell office:value-type="float" office:value="106812" table:style-name="ce289">
            <text:p>106,812</text:p>
          </table:table-cell>
          <table:table-cell table:number-columns-repeated="3" table:style-name="ce289"/>
          <table:table-cell office:value-type="float" office:value="7.2" table:style-name="ce290">
            <text:p>7.20</text:p>
          </table:table-cell>
          <table:table-cell table:style-name="ce289"/>
          <table:table-cell office:value-type="float" office:value="5310" table:style-name="ce289">
            <text:p>5,310</text:p>
          </table:table-cell>
          <table:table-cell table:number-columns-repeated="3" table:style-name="ce289"/>
          <table:table-cell office:value-type="float" office:value="0.36" table:style-name="ce290">
            <text:p>0.36</text:p>
          </table:table-cell>
          <table:table-cell office:value-type="string" table:style-name="ce292">
            <text:p>…</text:p>
          </table:table-cell>
          <table:table-cell office:value-type="string" table:style-name="ce292">
            <text:p>…</text:p>
          </table:table-cell>
          <table:table-cell office:value-type="float" office:value="270905" table:style-name="ce289">
            <text:p>270,905</text:p>
          </table:table-cell>
          <table:table-cell table:number-columns-repeated="16353" table:style-name="ce293"/>
        </table:table-row>
        <table:table-row table:style-name="ro7">
          <table:table-cell office:value-type="string" table:number-columns-spanned="2" table:number-rows-spanned="1" table:style-name="ce288">
            <text:p>70<text:s/><text:span text:style-name="T8">年</text:span></text:p>
          </table:table-cell>
          <table:covered-table-cell/>
          <table:table-cell office:value-type="float" office:value="3906015" table:style-name="ce289">
            <text:p>3,906,015</text:p>
          </table:table-cell>
          <table:table-cell office:value-type="float" office:value="18193955" table:style-name="ce289">
            <text:p>18,193,955</text:p>
          </table:table-cell>
          <table:table-cell office:value-type="float" office:value="9479508" table:style-name="ce289">
            <text:p>9,479,508</text:p>
          </table:table-cell>
          <table:table-cell office:value-type="float" office:value="8714447" table:style-name="ce289">
            <text:p>8,714,447</text:p>
          </table:table-cell>
          <table:table-cell office:value-type="float" office:value="412779" table:style-name="ce289">
            <text:p>412,779</text:p>
          </table:table-cell>
          <table:table-cell office:value-type="float" office:value="213273" table:style-name="ce289">
            <text:p>213,273</text:p>
          </table:table-cell>
          <table:table-cell office:value-type="float" office:value="199506" table:style-name="ce289">
            <text:p>199,506</text:p>
          </table:table-cell>
          <table:table-cell office:value-type="float" office:value="22.97" table:style-name="ce290">
            <text:p>22.97</text:p>
          </table:table-cell>
          <table:table-cell office:value-type="float" office:value="86848" table:style-name="ce289">
            <text:p>86,848</text:p>
          </table:table-cell>
          <table:table-cell office:value-type="float" office:value="52627" table:style-name="ce289">
            <text:p>52,627</text:p>
          </table:table-cell>
          <table:table-cell office:value-type="float" office:value="34221" table:style-name="ce289">
            <text:p>34,221</text:p>
          </table:table-cell>
          <table:table-cell office:value-type="float" office:value="4.83" table:style-name="ce290">
            <text:p>4.83</text:p>
          </table:table-cell>
          <table:table-cell office:value-type="float" office:value="325931" table:style-name="ce289">
            <text:p>325,931</text:p>
          </table:table-cell>
          <table:table-cell office:value-type="float" office:value="18.14" table:style-name="ce291">
            <text:p>18.14</text:p>
          </table:table-cell>
          <table:table-cell table:style-name="ce289"/>
          <table:table-cell office:value-type="float" office:value="167496" table:style-name="ce289">
            <text:p>167,496</text:p>
          </table:table-cell>
          <table:table-cell table:number-columns-repeated="3" table:style-name="ce289"/>
          <table:table-cell office:value-type="float" office:value="9.2899999999999991" table:style-name="ce290">
            <text:p>9.29</text:p>
          </table:table-cell>
          <table:table-cell table:style-name="ce289"/>
          <table:table-cell office:value-type="float" office:value="14875" table:style-name="ce289">
            <text:p>14,875</text:p>
          </table:table-cell>
          <table:table-cell table:number-columns-repeated="3" table:style-name="ce289"/>
          <table:table-cell office:value-type="float" office:value="0.83" table:style-name="ce290">
            <text:p>0.83</text:p>
          </table:table-cell>
          <table:table-cell office:value-type="string" table:style-name="ce292">
            <text:p>…</text:p>
          </table:table-cell>
          <table:table-cell office:value-type="string" table:style-name="ce292">
            <text:p>…</text:p>
          </table:table-cell>
          <table:table-cell office:value-type="float" office:value="310116" table:style-name="ce289">
            <text:p>310,116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80<text:s/><text:span text:style-name="T8">年</text:span></text:p>
          </table:table-cell>
          <table:covered-table-cell/>
          <table:table-cell office:value-type="float" office:value="5227185" table:style-name="ce289">
            <text:p>5,227,185</text:p>
          </table:table-cell>
          <table:table-cell office:value-type="float" office:value="20605831" table:style-name="ce289">
            <text:p>20,605,831</text:p>
          </table:table-cell>
          <table:table-cell office:value-type="float" office:value="10640276" table:style-name="ce289">
            <text:p>10,640,276</text:p>
          </table:table-cell>
          <table:table-cell office:value-type="float" office:value="9965555" table:style-name="ce289">
            <text:p>9,965,555</text:p>
          </table:table-cell>
          <table:table-cell office:value-type="float" office:value="321932" table:style-name="ce289">
            <text:p>321,932</text:p>
          </table:table-cell>
          <table:table-cell office:value-type="float" office:value="168865" table:style-name="ce289">
            <text:p>168,865</text:p>
          </table:table-cell>
          <table:table-cell office:value-type="float" office:value="153067" table:style-name="ce289">
            <text:p>153,067</text:p>
          </table:table-cell>
          <table:table-cell office:value-type="float" office:value="15.7" table:style-name="ce290">
            <text:p>15.70</text:p>
          </table:table-cell>
          <table:table-cell office:value-type="float" office:value="106284" table:style-name="ce289">
            <text:p>106,284</text:p>
          </table:table-cell>
          <table:table-cell office:value-type="float" office:value="65386" table:style-name="ce289">
            <text:p>65,386</text:p>
          </table:table-cell>
          <table:table-cell office:value-type="float" office:value="40898" table:style-name="ce289">
            <text:p>40,898</text:p>
          </table:table-cell>
          <table:table-cell office:value-type="float" office:value="5.18" table:style-name="ce290">
            <text:p>5.18</text:p>
          </table:table-cell>
          <table:table-cell office:value-type="float" office:value="215648" table:style-name="ce289">
            <text:p>215,648</text:p>
          </table:table-cell>
          <table:table-cell office:value-type="float" office:value="10.52" table:style-name="ce291">
            <text:p>10.52</text:p>
          </table:table-cell>
          <table:table-cell table:style-name="ce289"/>
          <table:table-cell office:value-type="float" office:value="162972" table:style-name="ce289">
            <text:p>162,972</text:p>
          </table:table-cell>
          <table:table-cell table:number-columns-repeated="3" table:style-name="ce289"/>
          <table:table-cell office:value-type="float" office:value="7.95" table:style-name="ce290">
            <text:p>7.95</text:p>
          </table:table-cell>
          <table:table-cell table:style-name="ce289"/>
          <table:table-cell office:value-type="float" office:value="28298" table:style-name="ce289">
            <text:p>28,298</text:p>
          </table:table-cell>
          <table:table-cell table:number-columns-repeated="3" table:style-name="ce289"/>
          <table:table-cell office:value-type="float" office:value="1.38" table:style-name="ce290">
            <text:p>1.38</text:p>
          </table:table-cell>
          <table:table-cell office:value-type="float" office:value="1477764" table:style-name="ce289">
            <text:p>1,477,764</text:p>
          </table:table-cell>
          <table:table-cell office:value-type="float" office:value="1489892" table:style-name="ce289">
            <text:p>1,489,892</text:p>
          </table:table-cell>
          <table:table-cell office:value-type="float" office:value="345523" table:style-name="ce289">
            <text:p>345,523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90<text:s/><text:span text:style-name="T8">年</text:span></text:p>
          </table:table-cell>
          <table:covered-table-cell/>
          <table:table-cell office:value-type="float" office:value="6802281" table:style-name="ce289">
            <text:p>6,802,281</text:p>
          </table:table-cell>
          <table:table-cell office:value-type="float" office:value="22405568" table:style-name="ce289">
            <text:p>22,405,568</text:p>
          </table:table-cell>
          <table:table-cell office:value-type="float" office:value="11441651" table:style-name="ce289">
            <text:p>11,441,651</text:p>
          </table:table-cell>
          <table:table-cell office:value-type="float" office:value="10963917" table:style-name="ce289">
            <text:p>10,963,917</text:p>
          </table:table-cell>
          <table:table-cell office:value-type="float" office:value="260354" table:style-name="ce289">
            <text:p>260,354</text:p>
          </table:table-cell>
          <table:table-cell office:value-type="float" office:value="135596" table:style-name="ce289">
            <text:p>135,596</text:p>
          </table:table-cell>
          <table:table-cell office:value-type="float" office:value="124758" table:style-name="ce289">
            <text:p>124,758</text:p>
          </table:table-cell>
          <table:table-cell office:value-type="float" office:value="11.65" table:style-name="ce290">
            <text:p>11.65</text:p>
          </table:table-cell>
          <table:table-cell office:value-type="float" office:value="127647" table:style-name="ce289">
            <text:p>127,647</text:p>
          </table:table-cell>
          <table:table-cell office:value-type="float" office:value="79319" table:style-name="ce289">
            <text:p>79,319</text:p>
          </table:table-cell>
          <table:table-cell office:value-type="float" office:value="48328" table:style-name="ce289">
            <text:p>48,328</text:p>
          </table:table-cell>
          <table:table-cell office:value-type="float" office:value="5.71" table:style-name="ce290">
            <text:p>5.71</text:p>
          </table:table-cell>
          <table:table-cell office:value-type="float" office:value="132707" table:style-name="ce289">
            <text:p>132,707</text:p>
          </table:table-cell>
          <table:table-cell office:value-type="float" office:value="5.94" table:style-name="ce291">
            <text:p>5.94</text:p>
          </table:table-cell>
          <table:table-cell table:style-name="ce289"/>
          <table:table-cell office:value-type="float" office:value="170515" table:style-name="ce289">
            <text:p>170,515</text:p>
          </table:table-cell>
          <table:table-cell table:number-columns-repeated="3" table:style-name="ce289"/>
          <table:table-cell office:value-type="float" office:value="7.63" table:style-name="ce290">
            <text:p>7.63</text:p>
          </table:table-cell>
          <table:table-cell table:style-name="ce289"/>
          <table:table-cell office:value-type="float" office:value="56538" table:style-name="ce289">
            <text:p>56,538</text:p>
          </table:table-cell>
          <table:table-cell table:number-columns-repeated="3" table:style-name="ce289"/>
          <table:table-cell office:value-type="float" office:value="2.5299999999999998" table:style-name="ce290">
            <text:p>2.53</text:p>
          </table:table-cell>
          <table:table-cell office:value-type="float" office:value="1373363" table:style-name="ce289">
            <text:p>1,373,363</text:p>
          </table:table-cell>
          <table:table-cell office:value-type="float" office:value="1377174" table:style-name="ce289">
            <text:p>1,377,174</text:p>
          </table:table-cell>
          <table:table-cell office:value-type="float" office:value="420892" table:style-name="ce289">
            <text:p>420,892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95<text:s/><text:span text:style-name="T8">年</text:span></text:p>
          </table:table-cell>
          <table:covered-table-cell/>
          <table:table-cell office:value-type="float" office:value="7394758" table:style-name="ce289">
            <text:p>7,394,758</text:p>
          </table:table-cell>
          <table:table-cell office:value-type="float" office:value="22876527" table:style-name="ce289">
            <text:p>22,876,527</text:p>
          </table:table-cell>
          <table:table-cell office:value-type="float" office:value="11591707" table:style-name="ce289">
            <text:p>11,591,707</text:p>
          </table:table-cell>
          <table:table-cell office:value-type="float" office:value="11284820" table:style-name="ce289">
            <text:p>11,284,820</text:p>
          </table:table-cell>
          <table:table-cell office:value-type="float" office:value="204459" table:style-name="ce289">
            <text:p>204,459</text:p>
          </table:table-cell>
          <table:table-cell office:value-type="float" office:value="106936" table:style-name="ce289">
            <text:p>106,936</text:p>
          </table:table-cell>
          <table:table-cell office:value-type="float" office:value="97523" table:style-name="ce289">
            <text:p>97,523</text:p>
          </table:table-cell>
          <table:table-cell office:value-type="float" office:value="8.9600000000000009" table:style-name="ce290">
            <text:p>8.96</text:p>
          </table:table-cell>
          <table:table-cell office:value-type="float" office:value="135839" table:style-name="ce289">
            <text:p>135,839</text:p>
          </table:table-cell>
          <table:table-cell office:value-type="float" office:value="84800" table:style-name="ce289">
            <text:p>84,800</text:p>
          </table:table-cell>
          <table:table-cell office:value-type="float" office:value="51039" table:style-name="ce289">
            <text:p>51,039</text:p>
          </table:table-cell>
          <table:table-cell office:value-type="float" office:value="5.95" table:style-name="ce290">
            <text:p>5.95</text:p>
          </table:table-cell>
          <table:table-cell office:value-type="float" office:value="68620" table:style-name="ce289">
            <text:p>68,620</text:p>
          </table:table-cell>
          <table:table-cell office:value-type="float" office:value="3.01" table:style-name="ce291">
            <text:p>3.01</text:p>
          </table:table-cell>
          <table:table-cell table:style-name="ce289"/>
          <table:table-cell office:value-type="float" office:value="142669" table:style-name="ce289">
            <text:p>142,669</text:p>
          </table:table-cell>
          <table:table-cell table:number-columns-repeated="3" table:style-name="ce289"/>
          <table:table-cell office:value-type="float" office:value="6.25" table:style-name="ce290">
            <text:p>6.25</text:p>
          </table:table-cell>
          <table:table-cell table:style-name="ce289"/>
          <table:table-cell office:value-type="float" office:value="64540" table:style-name="ce289">
            <text:p>64,540</text:p>
          </table:table-cell>
          <table:table-cell table:number-columns-repeated="3" table:style-name="ce289"/>
          <table:table-cell office:value-type="float" office:value="2.83" table:style-name="ce290">
            <text:p>2.83</text:p>
          </table:table-cell>
          <table:table-cell office:value-type="float" office:value="1414340" table:style-name="ce289">
            <text:p>1,414,340</text:p>
          </table:table-cell>
          <table:table-cell office:value-type="float" office:value="1376816" table:style-name="ce289">
            <text:p>1,376,816</text:p>
          </table:table-cell>
          <table:table-cell office:value-type="float" office:value="474919" table:style-name="ce289">
            <text:p>474,919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88">
            <text:p>96<text:s/><text:span text:style-name="T8">年</text:span></text:p>
          </table:table-cell>
          <table:covered-table-cell/>
          <table:table-cell office:value-type="float" office:value="7512449" table:style-name="ce289">
            <text:p>7,512,449</text:p>
          </table:table-cell>
          <table:table-cell office:value-type="float" office:value="22958360" table:style-name="ce289">
            <text:p>22,958,360</text:p>
          </table:table-cell>
          <table:table-cell office:value-type="float" office:value="11608767" table:style-name="ce289">
            <text:p>11,608,767</text:p>
          </table:table-cell>
          <table:table-cell office:value-type="float" office:value="11349593" table:style-name="ce289">
            <text:p>11,349,593</text:p>
          </table:table-cell>
          <table:table-cell office:value-type="float" office:value="204414" table:style-name="ce289">
            <text:p>204,414</text:p>
          </table:table-cell>
          <table:table-cell office:value-type="float" office:value="106898" table:style-name="ce289">
            <text:p>106,898</text:p>
          </table:table-cell>
          <table:table-cell office:value-type="float" office:value="97516" table:style-name="ce289">
            <text:p>97,516</text:p>
          </table:table-cell>
          <table:table-cell office:value-type="float" office:value="8.92" table:style-name="ce290">
            <text:p>8.92</text:p>
          </table:table-cell>
          <table:table-cell office:value-type="float" office:value="141111" table:style-name="ce289">
            <text:p>141,111</text:p>
          </table:table-cell>
          <table:table-cell office:value-type="float" office:value="87029" table:style-name="ce289">
            <text:p>87,029</text:p>
          </table:table-cell>
          <table:table-cell office:value-type="float" office:value="54082" table:style-name="ce289">
            <text:p>54,082</text:p>
          </table:table-cell>
          <table:table-cell office:value-type="float" office:value="6.16" table:style-name="ce290">
            <text:p>6.16</text:p>
          </table:table-cell>
          <table:table-cell office:value-type="float" office:value="63303" table:style-name="ce289">
            <text:p>63,303</text:p>
          </table:table-cell>
          <table:table-cell office:value-type="float" office:value="2.76" table:style-name="ce291">
            <text:p>2.76</text:p>
          </table:table-cell>
          <table:table-cell table:style-name="ce289"/>
          <table:table-cell office:value-type="float" office:value="135041" table:style-name="ce289">
            <text:p>135,041</text:p>
          </table:table-cell>
          <table:table-cell table:number-columns-repeated="3" table:style-name="ce289"/>
          <table:table-cell office:value-type="float" office:value="5.89" table:style-name="ce290">
            <text:p>5.89</text:p>
          </table:table-cell>
          <table:table-cell table:style-name="ce289"/>
          <table:table-cell office:value-type="float" office:value="58518" table:style-name="ce289">
            <text:p>58,518</text:p>
          </table:table-cell>
          <table:table-cell table:number-columns-repeated="3" table:style-name="ce289"/>
          <table:table-cell office:value-type="float" office:value="2.5499999999999998" table:style-name="ce290">
            <text:p>2.55</text:p>
          </table:table-cell>
          <table:table-cell office:value-type="float" office:value="1173040" table:style-name="ce289">
            <text:p>1,173,040</text:p>
          </table:table-cell>
          <table:table-cell office:value-type="float" office:value="1154510" table:style-name="ce289">
            <text:p>1,154,510</text:p>
          </table:table-cell>
          <table:table-cell office:value-type="float" office:value="484174" table:style-name="ce289">
            <text:p>484,17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88">
            <text:p>97<text:s/><text:span text:style-name="T8">年</text:span></text:p>
          </table:table-cell>
          <table:covered-table-cell/>
          <table:table-cell office:value-type="float" office:value="7655772" table:style-name="ce289">
            <text:p>7,655,772</text:p>
          </table:table-cell>
          <table:table-cell office:value-type="float" office:value="23037031" table:style-name="ce289">
            <text:p>23,037,031</text:p>
          </table:table-cell>
          <table:table-cell office:value-type="float" office:value="11626351" table:style-name="ce289">
            <text:p>11,626,351</text:p>
          </table:table-cell>
          <table:table-cell office:value-type="float" office:value="11410680" table:style-name="ce289">
            <text:p>11,410,680</text:p>
          </table:table-cell>
          <table:table-cell office:value-type="float" office:value="198733" table:style-name="ce289">
            <text:p>198,733</text:p>
          </table:table-cell>
          <table:table-cell office:value-type="float" office:value="103937" table:style-name="ce289">
            <text:p>103,937</text:p>
          </table:table-cell>
          <table:table-cell office:value-type="float" office:value="94796" table:style-name="ce289">
            <text:p>94,796</text:p>
          </table:table-cell>
          <table:table-cell office:value-type="float" office:value="8.64" table:style-name="ce290">
            <text:p>8.64</text:p>
          </table:table-cell>
          <table:table-cell office:value-type="float" office:value="143624" table:style-name="ce289">
            <text:p>143,624</text:p>
          </table:table-cell>
          <table:table-cell office:value-type="float" office:value="88541" table:style-name="ce289">
            <text:p>88,541</text:p>
          </table:table-cell>
          <table:table-cell office:value-type="float" office:value="55083" table:style-name="ce289">
            <text:p>55,083</text:p>
          </table:table-cell>
          <table:table-cell office:value-type="float" office:value="6.25" table:style-name="ce290">
            <text:p>6.25</text:p>
          </table:table-cell>
          <table:table-cell office:value-type="float" office:value="55109" table:style-name="ce289">
            <text:p>55,109</text:p>
          </table:table-cell>
          <table:table-cell office:value-type="float" office:value="2.4" table:style-name="ce291">
            <text:p>2.40</text:p>
          </table:table-cell>
          <table:table-cell table:style-name="ce289"/>
          <table:table-cell office:value-type="float" office:value="154866" table:style-name="ce289">
            <text:p>154,866</text:p>
          </table:table-cell>
          <table:table-cell table:number-columns-repeated="3" table:style-name="ce289"/>
          <table:table-cell office:value-type="float" office:value="6.73" table:style-name="ce290">
            <text:p>6.73</text:p>
          </table:table-cell>
          <table:table-cell table:style-name="ce289"/>
          <table:table-cell office:value-type="float" office:value="55995" table:style-name="ce289">
            <text:p>55,995</text:p>
          </table:table-cell>
          <table:table-cell table:number-columns-repeated="3" table:style-name="ce289"/>
          <table:table-cell office:value-type="float" office:value="2.4300000000000002" table:style-name="ce290">
            <text:p>2.43</text:p>
          </table:table-cell>
          <table:table-cell office:value-type="float" office:value="1196407" table:style-name="ce289">
            <text:p>1,196,407</text:p>
          </table:table-cell>
          <table:table-cell office:value-type="float" office:value="1172845" table:style-name="ce289">
            <text:p>1,172,845</text:p>
          </table:table-cell>
          <table:table-cell office:value-type="float" office:value="494107" table:style-name="ce289">
            <text:p>494,10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88">
            <text:p>98<text:s/><text:span text:style-name="T8">年</text:span></text:p>
          </table:table-cell>
          <table:covered-table-cell/>
          <table:table-cell office:value-type="float" office:value="7805834" table:style-name="ce289">
            <text:p>7,805,834</text:p>
          </table:table-cell>
          <table:table-cell office:value-type="float" office:value="23119772" table:style-name="ce289">
            <text:p>23,119,772</text:p>
          </table:table-cell>
          <table:table-cell office:value-type="float" office:value="11636734" table:style-name="ce289">
            <text:p>11,636,734</text:p>
          </table:table-cell>
          <table:table-cell office:value-type="float" office:value="11483038" table:style-name="ce289">
            <text:p>11,483,038</text:p>
          </table:table-cell>
          <table:table-cell office:value-type="float" office:value="191310" table:style-name="ce289">
            <text:p>191,310</text:p>
          </table:table-cell>
          <table:table-cell office:value-type="float" office:value="99492" table:style-name="ce289">
            <text:p>99,492</text:p>
          </table:table-cell>
          <table:table-cell office:value-type="float" office:value="91818" table:style-name="ce289">
            <text:p>91,818</text:p>
          </table:table-cell>
          <table:table-cell office:value-type="float" office:value="8.2899999999999991" table:style-name="ce290">
            <text:p>8.29</text:p>
          </table:table-cell>
          <table:table-cell office:value-type="float" office:value="143582" table:style-name="ce289">
            <text:p>143,582</text:p>
          </table:table-cell>
          <table:table-cell office:value-type="float" office:value="88088" table:style-name="ce289">
            <text:p>88,088</text:p>
          </table:table-cell>
          <table:table-cell office:value-type="float" office:value="55494" table:style-name="ce289">
            <text:p>55,494</text:p>
          </table:table-cell>
          <table:table-cell office:value-type="float" office:value="6.22" table:style-name="ce290">
            <text:p>6.22</text:p>
          </table:table-cell>
          <table:table-cell office:value-type="float" office:value="47728" table:style-name="ce289">
            <text:p>47,728</text:p>
          </table:table-cell>
          <table:table-cell office:value-type="float" office:value="2.0699999999999998" table:style-name="ce291">
            <text:p>2.07</text:p>
          </table:table-cell>
          <table:table-cell table:style-name="ce289"/>
          <table:table-cell office:value-type="float" office:value="117099" table:style-name="ce289">
            <text:p>117,099</text:p>
          </table:table-cell>
          <table:table-cell table:number-columns-repeated="3" table:style-name="ce289"/>
          <table:table-cell office:value-type="float" office:value="5.07" table:style-name="ce290">
            <text:p>5.07</text:p>
          </table:table-cell>
          <table:table-cell table:style-name="ce289"/>
          <table:table-cell office:value-type="float" office:value="57223" table:style-name="ce289">
            <text:p>57,223</text:p>
          </table:table-cell>
          <table:table-cell table:number-columns-repeated="3" table:style-name="ce289"/>
          <table:table-cell office:value-type="float" office:value="2.48" table:style-name="ce290">
            <text:p>2.48</text:p>
          </table:table-cell>
          <table:table-cell office:value-type="float" office:value="1198561" table:style-name="ce289">
            <text:p>1,198,561</text:p>
          </table:table-cell>
          <table:table-cell office:value-type="float" office:value="1163548" table:style-name="ce289">
            <text:p>1,163,548</text:p>
          </table:table-cell>
          <table:table-cell office:value-type="float" office:value="504531" table:style-name="ce289">
            <text:p>504,531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88">
            <text:p>99<text:s/><text:span text:style-name="T8">年</text:span></text:p>
          </table:table-cell>
          <table:covered-table-cell/>
          <table:table-cell office:value-type="float" office:value="7937024" table:style-name="ce289">
            <text:p>7,937,024</text:p>
          </table:table-cell>
          <table:table-cell office:value-type="float" office:value="23162123" table:style-name="ce289">
            <text:p>23,162,123</text:p>
          </table:table-cell>
          <table:table-cell office:value-type="float" office:value="11635225" table:style-name="ce289">
            <text:p>11,635,225</text:p>
          </table:table-cell>
          <table:table-cell office:value-type="float" office:value="11526898" table:style-name="ce289">
            <text:p>11,526,898</text:p>
          </table:table-cell>
          <table:table-cell office:value-type="float" office:value="166886" table:style-name="ce289">
            <text:p>166,886</text:p>
          </table:table-cell>
          <table:table-cell office:value-type="float" office:value="87213" table:style-name="ce289">
            <text:p>87,213</text:p>
          </table:table-cell>
          <table:table-cell office:value-type="float" office:value="79673" table:style-name="ce289">
            <text:p>79,673</text:p>
          </table:table-cell>
          <table:table-cell office:value-type="float" office:value="7.21" table:style-name="ce290">
            <text:p>7.21</text:p>
          </table:table-cell>
          <table:table-cell office:value-type="float" office:value="145772" table:style-name="ce289">
            <text:p>145,772</text:p>
          </table:table-cell>
          <table:table-cell office:value-type="float" office:value="89152" table:style-name="ce289">
            <text:p>89,152</text:p>
          </table:table-cell>
          <table:table-cell office:value-type="float" office:value="56620" table:style-name="ce289">
            <text:p>56,620</text:p>
          </table:table-cell>
          <table:table-cell office:value-type="float" office:value="6.3" table:style-name="ce290">
            <text:p>6.30</text:p>
          </table:table-cell>
          <table:table-cell office:value-type="float" office:value="21114" table:style-name="ce289">
            <text:p>21,114</text:p>
          </table:table-cell>
          <table:table-cell office:value-type="float" office:value="0.91" table:style-name="ce291">
            <text:p>0.91</text:p>
          </table:table-cell>
          <table:table-cell table:style-name="ce289"/>
          <table:table-cell office:value-type="float" office:value="138819" table:style-name="ce289">
            <text:p>138,819</text:p>
          </table:table-cell>
          <table:table-cell table:number-columns-repeated="3" table:style-name="ce289"/>
          <table:table-cell office:value-type="float" office:value="6" table:style-name="ce290">
            <text:p>6.00</text:p>
          </table:table-cell>
          <table:table-cell table:style-name="ce289"/>
          <table:table-cell office:value-type="float" office:value="58115" table:style-name="ce289">
            <text:p>58,115</text:p>
          </table:table-cell>
          <table:table-cell table:number-columns-repeated="3" table:style-name="ce289"/>
          <table:table-cell office:value-type="float" office:value="2.5099999999999998" table:style-name="ce290">
            <text:p>2.51</text:p>
          </table:table-cell>
          <table:table-cell office:value-type="float" office:value="1213899" table:style-name="ce289">
            <text:p>1,213,899</text:p>
          </table:table-cell>
          <table:table-cell office:value-type="float" office:value="1192662" table:style-name="ce289">
            <text:p>1,192,662</text:p>
          </table:table-cell>
          <table:table-cell office:value-type="float" office:value="512701" table:style-name="ce289">
            <text:p>512,701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0<text:span text:style-name="T8">年</text:span></text:p>
          </table:table-cell>
          <table:covered-table-cell/>
          <table:table-cell office:value-type="float" office:value="8057761" table:style-name="ce289">
            <text:p>8,057,761</text:p>
          </table:table-cell>
          <table:table-cell office:value-type="float" office:value="23224912" table:style-name="ce289">
            <text:p>23,224,912</text:p>
          </table:table-cell>
          <table:table-cell office:value-type="float" office:value="11645674" table:style-name="ce289">
            <text:p>11,645,674</text:p>
          </table:table-cell>
          <table:table-cell office:value-type="float" office:value="11579238" table:style-name="ce289">
            <text:p>11,579,238</text:p>
          </table:table-cell>
          <table:table-cell office:value-type="float" office:value="196627" table:style-name="ce289">
            <text:p>196,627</text:p>
          </table:table-cell>
          <table:table-cell office:value-type="float" office:value="101943" table:style-name="ce289">
            <text:p>101,943</text:p>
          </table:table-cell>
          <table:table-cell office:value-type="float" office:value="94684" table:style-name="ce289">
            <text:p>94,684</text:p>
          </table:table-cell>
          <table:table-cell office:value-type="float" office:value="8.48" table:style-name="ce290">
            <text:p>8.48</text:p>
          </table:table-cell>
          <table:table-cell office:value-type="float" office:value="152915" table:style-name="ce289">
            <text:p>152,915</text:p>
          </table:table-cell>
          <table:table-cell office:value-type="float" office:value="93810" table:style-name="ce289">
            <text:p>93,810</text:p>
          </table:table-cell>
          <table:table-cell office:value-type="float" office:value="59105" table:style-name="ce289">
            <text:p>59,105</text:p>
          </table:table-cell>
          <table:table-cell office:value-type="float" office:value="6.59" table:style-name="ce290">
            <text:p>6.59</text:p>
          </table:table-cell>
          <table:table-cell office:value-type="float" office:value="43712" table:style-name="ce289">
            <text:p>43,712</text:p>
          </table:table-cell>
          <table:table-cell office:value-type="float" office:value="1.88" table:style-name="ce291">
            <text:p>1.88</text:p>
          </table:table-cell>
          <table:table-cell table:style-name="ce289"/>
          <table:table-cell office:value-type="float" office:value="165327" table:style-name="ce289">
            <text:p>165,327</text:p>
          </table:table-cell>
          <table:table-cell table:number-columns-repeated="3" table:style-name="ce289"/>
          <table:table-cell office:value-type="float" office:value="7.13" table:style-name="ce290">
            <text:p>7.13</text:p>
          </table:table-cell>
          <table:table-cell table:style-name="ce289"/>
          <table:table-cell office:value-type="float" office:value="57008" table:style-name="ce289">
            <text:p>57,008</text:p>
          </table:table-cell>
          <table:table-cell table:number-columns-repeated="3" table:style-name="ce289"/>
          <table:table-cell office:value-type="float" office:value="2.46" table:style-name="ce290">
            <text:p>2.46</text:p>
          </table:table-cell>
          <table:table-cell office:value-type="float" office:value="1128449" table:style-name="ce289">
            <text:p>1,128,449</text:p>
          </table:table-cell>
          <table:table-cell office:value-type="float" office:value="1109372" table:style-name="ce289">
            <text:p>1,109,372</text:p>
          </table:table-cell>
          <table:table-cell office:value-type="float" office:value="519984" table:style-name="ce289">
            <text:p>519,984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1<text:span text:style-name="T8">年</text:span></text:p>
          </table:table-cell>
          <table:covered-table-cell/>
          <table:table-cell office:value-type="float" office:value="8186432" table:style-name="ce289">
            <text:p>8,186,432</text:p>
          </table:table-cell>
          <table:table-cell office:value-type="float" office:value="23315822" table:style-name="ce289">
            <text:p>23,315,822</text:p>
          </table:table-cell>
          <table:table-cell office:value-type="float" office:value="11673319" table:style-name="ce289">
            <text:p>11,673,319</text:p>
          </table:table-cell>
          <table:table-cell office:value-type="float" office:value="11642503" table:style-name="ce289">
            <text:p>11,642,503</text:p>
          </table:table-cell>
          <table:table-cell office:value-type="float" office:value="229481" table:style-name="ce289">
            <text:p>229,481</text:p>
          </table:table-cell>
          <table:table-cell office:value-type="float" office:value="118848" table:style-name="ce289">
            <text:p>118,848</text:p>
          </table:table-cell>
          <table:table-cell office:value-type="float" office:value="110633" table:style-name="ce289">
            <text:p>110,633</text:p>
          </table:table-cell>
          <table:table-cell office:value-type="float" office:value="9.86" table:style-name="ce290">
            <text:p>9.86</text:p>
          </table:table-cell>
          <table:table-cell office:value-type="float" office:value="154251" table:style-name="ce289">
            <text:p>154,251</text:p>
          </table:table-cell>
          <table:table-cell office:value-type="float" office:value="93618" table:style-name="ce289">
            <text:p>93,618</text:p>
          </table:table-cell>
          <table:table-cell office:value-type="float" office:value="60633" table:style-name="ce289">
            <text:p>60,633</text:p>
          </table:table-cell>
          <table:table-cell office:value-type="float" office:value="6.63" table:style-name="ce290">
            <text:p>6.63</text:p>
          </table:table-cell>
          <table:table-cell office:value-type="float" office:value="75230" table:style-name="ce289">
            <text:p>75,230</text:p>
          </table:table-cell>
          <table:table-cell office:value-type="float" office:value="3.23" table:style-name="ce291">
            <text:p>3.23</text:p>
          </table:table-cell>
          <table:table-cell table:style-name="ce289"/>
          <table:table-cell office:value-type="float" office:value="143384" table:style-name="ce289">
            <text:p>143,384</text:p>
          </table:table-cell>
          <table:table-cell table:number-columns-repeated="3" table:style-name="ce289"/>
          <table:table-cell office:value-type="float" office:value="6.16" table:style-name="ce290">
            <text:p>6.16</text:p>
          </table:table-cell>
          <table:table-cell table:style-name="ce289"/>
          <table:table-cell office:value-type="float" office:value="55980" table:style-name="ce289">
            <text:p>55,980</text:p>
          </table:table-cell>
          <table:table-cell table:number-columns-repeated="3" table:style-name="ce289"/>
          <table:table-cell office:value-type="float" office:value="2.41" table:style-name="ce290">
            <text:p>2.41</text:p>
          </table:table-cell>
          <table:table-cell office:value-type="float" office:value="1118006" table:style-name="ce289">
            <text:p>1,118,006</text:p>
          </table:table-cell>
          <table:table-cell office:value-type="float" office:value="1102326" table:style-name="ce289">
            <text:p>1,102,326</text:p>
          </table:table-cell>
          <table:table-cell office:value-type="float" office:value="527250" table:style-name="ce289">
            <text:p>527,250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2<text:span text:style-name="T8">年</text:span></text:p>
          </table:table-cell>
          <table:covered-table-cell/>
          <table:table-cell office:value-type="float" office:value="8286260" table:style-name="ce289">
            <text:p>8,286,260</text:p>
          </table:table-cell>
          <table:table-cell office:value-type="float" office:value="23373517" table:style-name="ce289">
            <text:p>23,373,517</text:p>
          </table:table-cell>
          <table:table-cell office:value-type="float" office:value="11684674" table:style-name="ce289">
            <text:p>11,684,674</text:p>
          </table:table-cell>
          <table:table-cell office:value-type="float" office:value="11688843" table:style-name="ce289">
            <text:p>11,688,843</text:p>
          </table:table-cell>
          <table:table-cell office:value-type="float" office:value="199113" table:style-name="ce289">
            <text:p>199,113</text:p>
          </table:table-cell>
          <table:table-cell office:value-type="float" office:value="103120" table:style-name="ce289">
            <text:p>103,120</text:p>
          </table:table-cell>
          <table:table-cell office:value-type="float" office:value="95993" table:style-name="ce289">
            <text:p>95,993</text:p>
          </table:table-cell>
          <table:table-cell office:value-type="float" office:value="8.5299999999999994" table:style-name="ce290">
            <text:p>8.53</text:p>
          </table:table-cell>
          <table:table-cell office:value-type="float" office:value="155908" table:style-name="ce289">
            <text:p>155,908</text:p>
          </table:table-cell>
          <table:table-cell office:value-type="float" office:value="94505" table:style-name="ce289">
            <text:p>94,505</text:p>
          </table:table-cell>
          <table:table-cell office:value-type="float" office:value="61403" table:style-name="ce289">
            <text:p>61,403</text:p>
          </table:table-cell>
          <table:table-cell office:value-type="float" office:value="6.68" table:style-name="ce290">
            <text:p>6.68</text:p>
          </table:table-cell>
          <table:table-cell office:value-type="float" office:value="43205" table:style-name="ce289">
            <text:p>43,205</text:p>
          </table:table-cell>
          <table:table-cell office:value-type="float" office:value="1.85" table:style-name="ce291">
            <text:p>1.85</text:p>
          </table:table-cell>
          <table:table-cell table:style-name="ce289"/>
          <table:table-cell office:value-type="float" office:value="147636" table:style-name="ce289">
            <text:p>147,636</text:p>
          </table:table-cell>
          <table:table-cell table:number-columns-repeated="3" table:style-name="ce289"/>
          <table:table-cell office:value-type="float" office:value="6.32" table:style-name="ce290">
            <text:p>6.32</text:p>
          </table:table-cell>
          <table:table-cell table:style-name="ce289"/>
          <table:table-cell office:value-type="float" office:value="53604" table:style-name="ce289">
            <text:p>53,604</text:p>
          </table:table-cell>
          <table:table-cell table:number-columns-repeated="3" table:style-name="ce289"/>
          <table:table-cell office:value-type="float" office:value="2.2999999999999998" table:style-name="ce290">
            <text:p>2.30</text:p>
          </table:table-cell>
          <table:table-cell office:value-type="float" office:value="1079702" table:style-name="ce289">
            <text:p>1,079,702</text:p>
          </table:table-cell>
          <table:table-cell office:value-type="float" office:value="1065212" table:style-name="ce289">
            <text:p>1,065,212</text:p>
          </table:table-cell>
          <table:table-cell office:value-type="float" office:value="533601" table:style-name="ce289">
            <text:p>533,601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3<text:span text:style-name="T8">年</text:span></text:p>
          </table:table-cell>
          <table:covered-table-cell/>
          <table:table-cell office:value-type="float" office:value="8382699" table:style-name="ce289">
            <text:p>8,382,699</text:p>
          </table:table-cell>
          <table:table-cell office:value-type="float" office:value="23433753" table:style-name="ce289">
            <text:p>23,433,753</text:p>
          </table:table-cell>
          <table:table-cell office:value-type="float" office:value="11697971" table:style-name="ce289">
            <text:p>11,697,971</text:p>
          </table:table-cell>
          <table:table-cell office:value-type="float" office:value="11735782" table:style-name="ce289">
            <text:p>11,735,782</text:p>
          </table:table-cell>
          <table:table-cell office:value-type="float" office:value="210383" table:style-name="ce289">
            <text:p>210,383</text:p>
          </table:table-cell>
          <table:table-cell office:value-type="float" office:value="108817" table:style-name="ce289">
            <text:p>108,817</text:p>
          </table:table-cell>
          <table:table-cell office:value-type="float" office:value="101566" table:style-name="ce289">
            <text:p>101,566</text:p>
          </table:table-cell>
          <table:table-cell office:value-type="float" office:value="8.99" table:style-name="ce290">
            <text:p>8.99</text:p>
          </table:table-cell>
          <table:table-cell office:value-type="float" office:value="163929" table:style-name="ce289">
            <text:p>163,929</text:p>
          </table:table-cell>
          <table:table-cell office:value-type="float" office:value="98733" table:style-name="ce289">
            <text:p>98,733</text:p>
          </table:table-cell>
          <table:table-cell office:value-type="float" office:value="65196" table:style-name="ce289">
            <text:p>65,196</text:p>
          </table:table-cell>
          <table:table-cell office:value-type="float" office:value="7" table:style-name="ce290">
            <text:p>7.00</text:p>
          </table:table-cell>
          <table:table-cell office:value-type="float" office:value="46454" table:style-name="ce289">
            <text:p>46,454</text:p>
          </table:table-cell>
          <table:table-cell office:value-type="float" office:value="1.98" table:style-name="ce291">
            <text:p>1.98</text:p>
          </table:table-cell>
          <table:table-cell table:style-name="ce289"/>
          <table:table-cell office:value-type="float" office:value="149287" table:style-name="ce289">
            <text:p>149,287</text:p>
          </table:table-cell>
          <table:table-cell table:number-columns-repeated="3" table:style-name="ce289"/>
          <table:table-cell office:value-type="float" office:value="6.38" table:style-name="ce290">
            <text:p>6.38</text:p>
          </table:table-cell>
          <table:table-cell table:style-name="ce289"/>
          <table:table-cell office:value-type="float" office:value="53190" table:style-name="ce289">
            <text:p>53,190</text:p>
          </table:table-cell>
          <table:table-cell table:number-columns-repeated="3" table:style-name="ce289"/>
          <table:table-cell office:value-type="float" office:value="2.27" table:style-name="ce290">
            <text:p>2.27</text:p>
          </table:table-cell>
          <table:table-cell office:value-type="float" office:value="1073783" table:style-name="ce289">
            <text:p>1,073,783</text:p>
          </table:table-cell>
          <table:table-cell office:value-type="float" office:value="1060001" table:style-name="ce289">
            <text:p>1,060,001</text:p>
          </table:table-cell>
          <table:table-cell office:value-type="float" office:value="540023" table:style-name="ce289">
            <text:p>540,023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4<text:span text:style-name="T8">年</text:span></text:p>
          </table:table-cell>
          <table:covered-table-cell/>
          <table:table-cell office:value-type="float" office:value="8468978" table:style-name="ce289">
            <text:p>8,468,978</text:p>
          </table:table-cell>
          <table:table-cell office:value-type="float" office:value="23492074" table:style-name="ce289">
            <text:p>23,492,074</text:p>
          </table:table-cell>
          <table:table-cell office:value-type="float" office:value="11712047" table:style-name="ce289">
            <text:p>11,712,047</text:p>
          </table:table-cell>
          <table:table-cell office:value-type="float" office:value="11780027" table:style-name="ce289">
            <text:p>11,780,027</text:p>
          </table:table-cell>
          <table:table-cell office:value-type="float" office:value="213598" table:style-name="ce289">
            <text:p>213,598</text:p>
          </table:table-cell>
          <table:table-cell office:value-type="float" office:value="111041" table:style-name="ce289">
            <text:p>111,041</text:p>
          </table:table-cell>
          <table:table-cell office:value-type="float" office:value="102557" table:style-name="ce289">
            <text:p>102,557</text:p>
          </table:table-cell>
          <table:table-cell office:value-type="float" office:value="9.1" table:style-name="ce290">
            <text:p>9.10</text:p>
          </table:table-cell>
          <table:table-cell office:value-type="float" office:value="163858" table:style-name="ce289">
            <text:p>163,858</text:p>
          </table:table-cell>
          <table:table-cell office:value-type="float" office:value="98580" table:style-name="ce289">
            <text:p>98,580</text:p>
          </table:table-cell>
          <table:table-cell office:value-type="float" office:value="65278" table:style-name="ce289">
            <text:p>65,278</text:p>
          </table:table-cell>
          <table:table-cell office:value-type="float" office:value="6.98" table:style-name="ce290">
            <text:p>6.98</text:p>
          </table:table-cell>
          <table:table-cell office:value-type="float" office:value="49740" table:style-name="ce289">
            <text:p>49,740</text:p>
          </table:table-cell>
          <table:table-cell office:value-type="float" office:value="2.12" table:style-name="ce291">
            <text:p>2.12</text:p>
          </table:table-cell>
          <table:table-cell table:style-name="ce289"/>
          <table:table-cell office:value-type="float" office:value="154346" table:style-name="ce289">
            <text:p>154,346</text:p>
          </table:table-cell>
          <table:table-cell table:number-columns-repeated="3" table:style-name="ce289"/>
          <table:table-cell office:value-type="float" office:value="6.58" table:style-name="ce290">
            <text:p>6.58</text:p>
          </table:table-cell>
          <table:table-cell table:style-name="ce289"/>
          <table:table-cell office:value-type="float" office:value="53459" table:style-name="ce289">
            <text:p>53,459</text:p>
          </table:table-cell>
          <table:table-cell table:number-columns-repeated="3" table:style-name="ce289"/>
          <table:table-cell office:value-type="float" office:value="2.2799999999999998" table:style-name="ce290">
            <text:p>2.28</text:p>
          </table:table-cell>
          <table:table-cell office:value-type="float" office:value="1004108" table:style-name="ce289">
            <text:p>1,004,108</text:p>
          </table:table-cell>
          <table:table-cell office:value-type="float" office:value="995527" table:style-name="ce289">
            <text:p>995,527</text:p>
          </table:table-cell>
          <table:table-cell office:value-type="float" office:value="546698" table:style-name="ce289">
            <text:p>546,698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5<text:span text:style-name="T8">年</text:span></text:p>
          </table:table-cell>
          <table:covered-table-cell/>
          <table:table-cell office:value-type="float" office:value="8561383" table:style-name="ce289">
            <text:p>8,561,383</text:p>
          </table:table-cell>
          <table:table-cell office:value-type="float" office:value="23539816" table:style-name="ce289">
            <text:p>23,539,816</text:p>
          </table:table-cell>
          <table:table-cell office:value-type="float" office:value="11719270" table:style-name="ce289">
            <text:p>11,719,270</text:p>
          </table:table-cell>
          <table:table-cell office:value-type="float" office:value="11820546" table:style-name="ce289">
            <text:p>11,820,546</text:p>
          </table:table-cell>
          <table:table-cell office:value-type="float" office:value="208440" table:style-name="ce289">
            <text:p>208,440</text:p>
          </table:table-cell>
          <table:table-cell office:value-type="float" office:value="108133" table:style-name="ce289">
            <text:p>108,133</text:p>
          </table:table-cell>
          <table:table-cell office:value-type="float" office:value="100307" table:style-name="ce289">
            <text:p>100,307</text:p>
          </table:table-cell>
          <table:table-cell office:value-type="float" office:value="8.86" table:style-name="ce290">
            <text:p>8.86</text:p>
          </table:table-cell>
          <table:table-cell office:value-type="float" office:value="172405" table:style-name="ce289">
            <text:p>172,405</text:p>
          </table:table-cell>
          <table:table-cell office:value-type="float" office:value="103144" table:style-name="ce289">
            <text:p>103,144</text:p>
          </table:table-cell>
          <table:table-cell office:value-type="float" office:value="69261" table:style-name="ce289">
            <text:p>69,261</text:p>
          </table:table-cell>
          <table:table-cell office:value-type="float" office:value="7.33" table:style-name="ce290">
            <text:p>7.33</text:p>
          </table:table-cell>
          <table:table-cell office:value-type="float" office:value="36035" table:style-name="ce289">
            <text:p>36,035</text:p>
          </table:table-cell>
          <table:table-cell office:value-type="float" office:value="1.53" table:style-name="ce291">
            <text:p>1.53</text:p>
          </table:table-cell>
          <table:table-cell table:style-name="ce289"/>
          <table:table-cell office:value-type="float" office:value="147861" table:style-name="ce289">
            <text:p>147,861</text:p>
          </table:table-cell>
          <table:table-cell table:number-columns-repeated="3" table:style-name="ce289"/>
          <table:table-cell office:value-type="float" office:value="6.29" table:style-name="ce290">
            <text:p>6.29</text:p>
          </table:table-cell>
          <table:table-cell table:style-name="ce289"/>
          <table:table-cell office:value-type="float" office:value="53837" table:style-name="ce289">
            <text:p>53,837</text:p>
          </table:table-cell>
          <table:table-cell table:number-columns-repeated="3" table:style-name="ce289"/>
          <table:table-cell office:value-type="float" office:value="2.29" table:style-name="ce290">
            <text:p>2.29</text:p>
          </table:table-cell>
          <table:table-cell office:value-type="float" office:value="964536" table:style-name="ce289">
            <text:p>964,536</text:p>
          </table:table-cell>
          <table:table-cell office:value-type="float" office:value="952829" table:style-name="ce289">
            <text:p>952,829</text:p>
          </table:table-cell>
          <table:table-cell office:value-type="float" office:value="553228" table:style-name="ce289">
            <text:p>553,228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6<text:span text:style-name="T8">年</text:span></text:p>
          </table:table-cell>
          <table:covered-table-cell/>
          <table:table-cell office:value-type="float" office:value="8649000" table:style-name="ce289">
            <text:p>8,649,000</text:p>
          </table:table-cell>
          <table:table-cell office:value-type="float" office:value="23571227" table:style-name="ce289">
            <text:p>23,571,227</text:p>
          </table:table-cell>
          <table:table-cell office:value-type="float" office:value="11719580" table:style-name="ce289">
            <text:p>11,719,580</text:p>
          </table:table-cell>
          <table:table-cell office:value-type="float" office:value="11851647" table:style-name="ce289">
            <text:p>11,851,647</text:p>
          </table:table-cell>
          <table:table-cell office:value-type="float" office:value="193844" table:style-name="ce289">
            <text:p>193,844</text:p>
          </table:table-cell>
          <table:table-cell office:value-type="float" office:value="100477" table:style-name="ce289">
            <text:p>100,477</text:p>
          </table:table-cell>
          <table:table-cell office:value-type="float" office:value="93367" table:style-name="ce289">
            <text:p>93,367</text:p>
          </table:table-cell>
          <table:table-cell office:value-type="float" office:value="8.23" table:style-name="ce290">
            <text:p>8.23</text:p>
          </table:table-cell>
          <table:table-cell office:value-type="float" office:value="171242" table:style-name="ce289">
            <text:p>171,242</text:p>
          </table:table-cell>
          <table:table-cell office:value-type="float" office:value="101555" table:style-name="ce289">
            <text:p>101,555</text:p>
          </table:table-cell>
          <table:table-cell office:value-type="float" office:value="69687" table:style-name="ce289">
            <text:p>69,687</text:p>
          </table:table-cell>
          <table:table-cell office:value-type="float" office:value="7.27" table:style-name="ce290">
            <text:p>7.27</text:p>
          </table:table-cell>
          <table:table-cell office:value-type="float" office:value="22602" table:style-name="ce289">
            <text:p>22,602</text:p>
          </table:table-cell>
          <table:table-cell office:value-type="float" office:value="0.96" table:style-name="ce291">
            <text:p>0.96</text:p>
          </table:table-cell>
          <table:table-cell table:style-name="ce289"/>
          <table:table-cell office:value-type="float" office:value="138034" table:style-name="ce289">
            <text:p>138,034</text:p>
          </table:table-cell>
          <table:table-cell table:number-columns-repeated="3" table:style-name="ce289"/>
          <table:table-cell office:value-type="float" office:value="5.86" table:style-name="ce290">
            <text:p>5.86</text:p>
          </table:table-cell>
          <table:table-cell table:style-name="ce289"/>
          <table:table-cell office:value-type="float" office:value="54412" table:style-name="ce289">
            <text:p>54,412</text:p>
          </table:table-cell>
          <table:table-cell table:number-columns-repeated="3" table:style-name="ce289"/>
          <table:table-cell office:value-type="float" office:value="2.31" table:style-name="ce290">
            <text:p>2.31</text:p>
          </table:table-cell>
          <table:table-cell office:value-type="float" office:value="948049" table:style-name="ce289">
            <text:p>948,049</text:p>
          </table:table-cell>
          <table:table-cell office:value-type="float" office:value="939240" table:style-name="ce289">
            <text:p>939,240</text:p>
          </table:table-cell>
          <table:table-cell office:value-type="float" office:value="559426" table:style-name="ce289">
            <text:p>559,426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7<text:span text:style-name="T8">年</text:span></text:p>
          </table:table-cell>
          <table:covered-table-cell/>
          <table:table-cell office:value-type="float" office:value="8734477" table:style-name="ce289">
            <text:p>8,734,477</text:p>
          </table:table-cell>
          <table:table-cell office:value-type="float" office:value="23588932" table:style-name="ce289">
            <text:p>23,588,932</text:p>
          </table:table-cell>
          <table:table-cell office:value-type="float" office:value="11712913" table:style-name="ce289">
            <text:p>11,712,913</text:p>
          </table:table-cell>
          <table:table-cell office:value-type="float" office:value="11876019" table:style-name="ce289">
            <text:p>11,876,019</text:p>
          </table:table-cell>
          <table:table-cell office:value-type="float" office:value="181601" table:style-name="ce289">
            <text:p>181,601</text:p>
          </table:table-cell>
          <table:table-cell office:value-type="float" office:value="93876" table:style-name="ce289">
            <text:p>93,876</text:p>
          </table:table-cell>
          <table:table-cell office:value-type="float" office:value="87725" table:style-name="ce289">
            <text:p>87,725</text:p>
          </table:table-cell>
          <table:table-cell office:value-type="float" office:value="7.7" table:style-name="ce290">
            <text:p>7.70</text:p>
          </table:table-cell>
          <table:table-cell office:value-type="float" office:value="172784" table:style-name="ce289">
            <text:p>172,784</text:p>
          </table:table-cell>
          <table:table-cell office:value-type="float" office:value="101931" table:style-name="ce289">
            <text:p>101,931</text:p>
          </table:table-cell>
          <table:table-cell office:value-type="float" office:value="70853" table:style-name="ce289">
            <text:p>70,853</text:p>
          </table:table-cell>
          <table:table-cell office:value-type="float" office:value="7.33" table:style-name="ce290">
            <text:p>7.33</text:p>
          </table:table-cell>
          <table:table-cell office:value-type="float" office:value="8817" table:style-name="ce289">
            <text:p>8,817</text:p>
          </table:table-cell>
          <table:table-cell office:value-type="float" office:value="0.37" table:style-name="ce291">
            <text:p>0.37</text:p>
          </table:table-cell>
          <table:table-cell table:style-name="ce289"/>
          <table:table-cell office:value-type="float" office:value="135403" table:style-name="ce289">
            <text:p>135,403</text:p>
          </table:table-cell>
          <table:table-cell table:number-columns-repeated="3" table:style-name="ce289"/>
          <table:table-cell office:value-type="float" office:value="5.74" table:style-name="ce290">
            <text:p>5.74</text:p>
          </table:table-cell>
          <table:table-cell table:style-name="ce289"/>
          <table:table-cell office:value-type="float" office:value="54443" table:style-name="ce289">
            <text:p>54,443</text:p>
          </table:table-cell>
          <table:table-cell table:number-columns-repeated="3" table:style-name="ce289"/>
          <table:table-cell office:value-type="float" office:value="2.31" table:style-name="ce290">
            <text:p>2.31</text:p>
          </table:table-cell>
          <table:table-cell office:value-type="float" office:value="984815" table:style-name="ce289">
            <text:p>984,815</text:p>
          </table:table-cell>
          <table:table-cell office:value-type="float" office:value="975927" table:style-name="ce289">
            <text:p>975,927</text:p>
          </table:table-cell>
          <table:table-cell office:value-type="float" office:value="565561" table:style-name="ce289">
            <text:p>565,561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8<text:span text:style-name="T8">年</text:span></text:p>
          </table:table-cell>
          <table:covered-table-cell/>
          <table:table-cell office:value-type="float" office:value="8832745" table:style-name="ce289">
            <text:p>8,832,745</text:p>
          </table:table-cell>
          <table:table-cell office:value-type="float" office:value="23603121" table:style-name="ce289">
            <text:p>23,603,121</text:p>
          </table:table-cell>
          <table:table-cell office:value-type="float" office:value="11705186" table:style-name="ce289">
            <text:p>11,705,186</text:p>
          </table:table-cell>
          <table:table-cell office:value-type="float" office:value="11897935" table:style-name="ce289">
            <text:p>11,897,935</text:p>
          </table:table-cell>
          <table:table-cell office:value-type="float" office:value="177767" table:style-name="ce289">
            <text:p>177,767</text:p>
          </table:table-cell>
          <table:table-cell office:value-type="float" office:value="92237" table:style-name="ce289">
            <text:p>92,237</text:p>
          </table:table-cell>
          <table:table-cell office:value-type="float" office:value="85530" table:style-name="ce289">
            <text:p>85,530</text:p>
          </table:table-cell>
          <table:table-cell office:value-type="float" office:value="7.53" table:style-name="ce290">
            <text:p>7.53</text:p>
          </table:table-cell>
          <table:table-cell office:value-type="float" office:value="176296" table:style-name="ce289">
            <text:p>176,296</text:p>
          </table:table-cell>
          <table:table-cell office:value-type="float" office:value="103720" table:style-name="ce289">
            <text:p>103,720</text:p>
          </table:table-cell>
          <table:table-cell office:value-type="float" office:value="72576" table:style-name="ce289">
            <text:p>72,576</text:p>
          </table:table-cell>
          <table:table-cell office:value-type="float" office:value="7.47" table:style-name="ce290">
            <text:p>7.47</text:p>
          </table:table-cell>
          <table:table-cell office:value-type="float" office:value="1471" table:style-name="ce289">
            <text:p>1,471</text:p>
          </table:table-cell>
          <table:table-cell office:value-type="float" office:value="6.2E-2" table:style-name="ce291">
            <text:p>0.06</text:p>
          </table:table-cell>
          <table:table-cell office:value-type="float" office:value="134524" table:style-name="ce289">
            <text:p>134,524</text:p>
          </table:table-cell>
          <table:table-cell office:value-type="float" office:value="131585" table:style-name="ce289">
            <text:p>131,585</text:p>
          </table:table-cell>
          <table:table-cell office:value-type="float" office:value="2939" table:style-name="ce289">
            <text:p>2,939</text:p>
          </table:table-cell>
          <table:table-cell office:value-type="float" office:value="928" table:style-name="ce289">
            <text:p>928</text:p>
          </table:table-cell>
          <table:table-cell office:value-type="float" office:value="2011" table:style-name="ce289">
            <text:p>2,011</text:p>
          </table:table-cell>
          <table:table-cell office:value-type="float" office:value="5.7" table:style-name="ce290">
            <text:p>5.70</text:p>
          </table:table-cell>
          <table:table-cell office:value-type="float" office:value="54473" table:style-name="ce289">
            <text:p>54,473</text:p>
          </table:table-cell>
          <table:table-cell office:value-type="float" office:value="54363" table:style-name="ce289">
            <text:p>54,363</text:p>
          </table:table-cell>
          <table:table-cell office:value-type="float" office:value="110" table:style-name="ce289">
            <text:p>110</text:p>
          </table:table-cell>
          <table:table-cell office:value-type="float" office:value="50" table:style-name="ce289">
            <text:p>50</text:p>
          </table:table-cell>
          <table:table-cell office:value-type="float" office:value="60" table:style-name="ce289">
            <text:p>60</text:p>
          </table:table-cell>
          <table:table-cell office:value-type="float" office:value="2.31" table:style-name="ce290">
            <text:p>2.31</text:p>
          </table:table-cell>
          <table:table-cell office:value-type="float" office:value="972043" table:style-name="ce289">
            <text:p>972,043</text:p>
          </table:table-cell>
          <table:table-cell office:value-type="float" office:value="959325" table:style-name="ce289">
            <text:p>959,325</text:p>
          </table:table-cell>
          <table:table-cell office:value-type="float" office:value="571427" table:style-name="ce289">
            <text:p>571,42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<text:s/><text:span text:style-name="T6">月</text:span></text:p>
          </table:table-cell>
          <table:covered-table-cell/>
          <table:table-cell office:value-type="float" office:value="8740977" table:style-name="ce297">
            <text:p>8,740,977</text:p>
          </table:table-cell>
          <table:table-cell office:value-type="float" office:value="23590744" table:style-name="ce297">
            <text:p>23,590,744</text:p>
          </table:table-cell>
          <table:table-cell office:value-type="float" office:value="11712236" table:style-name="ce297">
            <text:p>11,712,236</text:p>
          </table:table-cell>
          <table:table-cell office:value-type="float" office:value="11878508" table:style-name="ce297">
            <text:p>11,878,508</text:p>
          </table:table-cell>
          <table:table-cell office:value-type="float" office:value="17139" table:style-name="ce297">
            <text:p>17,139</text:p>
          </table:table-cell>
          <table:table-cell office:value-type="float" office:value="8762" table:style-name="ce297">
            <text:p>8,762</text:p>
          </table:table-cell>
          <table:table-cell office:value-type="float" office:value="8377" table:style-name="ce297">
            <text:p>8,377</text:p>
          </table:table-cell>
          <table:table-cell office:value-type="float" office:value="8.5500000000000007" table:style-name="ce298">
            <text:p>8.55</text:p>
          </table:table-cell>
          <table:table-cell office:value-type="float" office:value="16622" table:style-name="ce297">
            <text:p>16,622</text:p>
          </table:table-cell>
          <table:table-cell office:value-type="float" office:value="9853" table:style-name="ce297">
            <text:p>9,853</text:p>
          </table:table-cell>
          <table:table-cell office:value-type="float" office:value="6769" table:style-name="ce297">
            <text:p>6,769</text:p>
          </table:table-cell>
          <table:table-cell office:value-type="float" office:value="8.3000000000000007" table:style-name="ce298">
            <text:p>8.30</text:p>
          </table:table-cell>
          <table:table-cell office:value-type="float" office:value="517" table:style-name="ce297">
            <text:p>517</text:p>
          </table:table-cell>
          <table:table-cell office:value-type="float" office:value="0.26" table:style-name="ce299">
            <text:p>0.26</text:p>
          </table:table-cell>
          <table:table-cell office:value-type="float" office:value="13902" table:style-name="ce297">
            <text:p>13,902</text:p>
          </table:table-cell>
          <table:table-cell office:value-type="float" office:value="13902" table:style-name="ce297">
            <text:p>13,902</text:p>
          </table:table-cell>
          <table:table-cell table:number-columns-repeated="3" table:style-name="ce297"/>
          <table:table-cell office:value-type="float" office:value="6.94" table:style-name="ce298">
            <text:p>6.94</text:p>
          </table:table-cell>
          <table:table-cell office:value-type="float" office:value="4775" table:style-name="ce297">
            <text:p>4,775</text:p>
          </table:table-cell>
          <table:table-cell office:value-type="float" office:value="4775" table:style-name="ce297">
            <text:p>4,775</text:p>
          </table:table-cell>
          <table:table-cell table:number-columns-repeated="3" table:style-name="ce297"/>
          <table:table-cell office:value-type="float" office:value="2.38" table:style-name="ce298">
            <text:p>2.38</text:p>
          </table:table-cell>
          <table:table-cell office:value-type="float" office:value="88882" table:style-name="ce297">
            <text:p>88,882</text:p>
          </table:table-cell>
          <table:table-cell office:value-type="float" office:value="87587" table:style-name="ce297">
            <text:p>87,587</text:p>
          </table:table-cell>
          <table:table-cell office:value-type="float" office:value="566129" table:style-name="ce297">
            <text:p>566,129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2<text:s/><text:span text:style-name="T6">月</text:span></text:p>
          </table:table-cell>
          <table:covered-table-cell/>
          <table:table-cell office:value-type="float" office:value="8746680" table:style-name="ce297">
            <text:p>8,746,680</text:p>
          </table:table-cell>
          <table:table-cell office:value-type="float" office:value="23590004" table:style-name="ce297">
            <text:p>23,590,004</text:p>
          </table:table-cell>
          <table:table-cell office:value-type="float" office:value="11710952" table:style-name="ce297">
            <text:p>11,710,952</text:p>
          </table:table-cell>
          <table:table-cell office:value-type="float" office:value="11879052" table:style-name="ce297">
            <text:p>11,879,052</text:p>
          </table:table-cell>
          <table:table-cell office:value-type="float" office:value="12497" table:style-name="ce297">
            <text:p>12,497</text:p>
          </table:table-cell>
          <table:table-cell office:value-type="float" office:value="6475" table:style-name="ce297">
            <text:p>6,475</text:p>
          </table:table-cell>
          <table:table-cell office:value-type="float" office:value="6022" table:style-name="ce297">
            <text:p>6,022</text:p>
          </table:table-cell>
          <table:table-cell office:value-type="float" office:value="6.91" table:style-name="ce298">
            <text:p>6.91</text:p>
          </table:table-cell>
          <table:table-cell office:value-type="float" office:value="13352" table:style-name="ce297">
            <text:p>13,352</text:p>
          </table:table-cell>
          <table:table-cell office:value-type="float" office:value="7781" table:style-name="ce297">
            <text:p>7,781</text:p>
          </table:table-cell>
          <table:table-cell office:value-type="float" office:value="5571" table:style-name="ce297">
            <text:p>5,571</text:p>
          </table:table-cell>
          <table:table-cell office:value-type="float" office:value="7.38" table:style-name="ce298">
            <text:p>7.38</text:p>
          </table:table-cell>
          <table:table-cell office:value-type="float" office:value="-855" table:style-name="ce297">
            <text:p>–855</text:p>
          </table:table-cell>
          <table:table-cell office:value-type="float" office:value="-0.47" table:style-name="ce299">
            <text:p>–0.47</text:p>
          </table:table-cell>
          <table:table-cell office:value-type="float" office:value="9986" table:style-name="ce297">
            <text:p>9,986</text:p>
          </table:table-cell>
          <table:table-cell office:value-type="float" office:value="9986" table:style-name="ce297">
            <text:p>9,986</text:p>
          </table:table-cell>
          <table:table-cell table:number-columns-repeated="3" table:style-name="ce297"/>
          <table:table-cell office:value-type="float" office:value="5.52" table:style-name="ce298">
            <text:p>5.52</text:p>
          </table:table-cell>
          <table:table-cell office:value-type="float" office:value="3505" table:style-name="ce297">
            <text:p>3,505</text:p>
          </table:table-cell>
          <table:table-cell office:value-type="float" office:value="3505" table:style-name="ce297">
            <text:p>3,505</text:p>
          </table:table-cell>
          <table:table-cell table:number-columns-repeated="3" table:style-name="ce297"/>
          <table:table-cell office:value-type="float" office:value="1.94" table:style-name="ce298">
            <text:p>1.94</text:p>
          </table:table-cell>
          <table:table-cell office:value-type="float" office:value="68557" table:style-name="ce297">
            <text:p>68,557</text:p>
          </table:table-cell>
          <table:table-cell office:value-type="float" office:value="68442" table:style-name="ce297">
            <text:p>68,442</text:p>
          </table:table-cell>
          <table:table-cell office:value-type="float" office:value="566565" table:style-name="ce297">
            <text:p>566,56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3<text:s/><text:span text:style-name="T6">月</text:span></text:p>
          </table:table-cell>
          <table:covered-table-cell/>
          <table:table-cell office:value-type="float" office:value="8754384" table:style-name="ce297">
            <text:p>8,754,384</text:p>
          </table:table-cell>
          <table:table-cell office:value-type="float" office:value="23589192" table:style-name="ce297">
            <text:p>23,589,192</text:p>
          </table:table-cell>
          <table:table-cell office:value-type="float" office:value="11709344" table:style-name="ce297">
            <text:p>11,709,344</text:p>
          </table:table-cell>
          <table:table-cell office:value-type="float" office:value="11879848" table:style-name="ce297">
            <text:p>11,879,848</text:p>
          </table:table-cell>
          <table:table-cell office:value-type="float" office:value="14567" table:style-name="ce297">
            <text:p>14,567</text:p>
          </table:table-cell>
          <table:table-cell office:value-type="float" office:value="7632" table:style-name="ce297">
            <text:p>7,632</text:p>
          </table:table-cell>
          <table:table-cell office:value-type="float" office:value="6935" table:style-name="ce297">
            <text:p>6,935</text:p>
          </table:table-cell>
          <table:table-cell office:value-type="float" office:value="7.27" table:style-name="ce298">
            <text:p>7.27</text:p>
          </table:table-cell>
          <table:table-cell office:value-type="float" office:value="15171" table:style-name="ce297">
            <text:p>15,171</text:p>
          </table:table-cell>
          <table:table-cell office:value-type="float" office:value="8989" table:style-name="ce297">
            <text:p>8,989</text:p>
          </table:table-cell>
          <table:table-cell office:value-type="float" office:value="6182" table:style-name="ce297">
            <text:p>6,182</text:p>
          </table:table-cell>
          <table:table-cell office:value-type="float" office:value="7.57" table:style-name="ce298">
            <text:p>7.57</text:p>
          </table:table-cell>
          <table:table-cell office:value-type="float" office:value="-604" table:style-name="ce297">
            <text:p>–604</text:p>
          </table:table-cell>
          <table:table-cell office:value-type="float" office:value="-0.3" table:style-name="ce299">
            <text:p>–0.30</text:p>
          </table:table-cell>
          <table:table-cell office:value-type="float" office:value="11180" table:style-name="ce297">
            <text:p>11,180</text:p>
          </table:table-cell>
          <table:table-cell office:value-type="float" office:value="11180" table:style-name="ce297">
            <text:p>11,180</text:p>
          </table:table-cell>
          <table:table-cell table:number-columns-repeated="3" table:style-name="ce297"/>
          <table:table-cell office:value-type="float" office:value="5.58" table:style-name="ce298">
            <text:p>5.58</text:p>
          </table:table-cell>
          <table:table-cell office:value-type="float" office:value="4456" table:style-name="ce297">
            <text:p>4,456</text:p>
          </table:table-cell>
          <table:table-cell office:value-type="float" office:value="4456" table:style-name="ce297">
            <text:p>4,456</text:p>
          </table:table-cell>
          <table:table-cell table:number-columns-repeated="3" table:style-name="ce297"/>
          <table:table-cell office:value-type="float" office:value="2.2200000000000002" table:style-name="ce298">
            <text:p>2.22</text:p>
          </table:table-cell>
          <table:table-cell office:value-type="float" office:value="84368" table:style-name="ce297">
            <text:p>84,368</text:p>
          </table:table-cell>
          <table:table-cell office:value-type="float" office:value="84576" table:style-name="ce297">
            <text:p>84,576</text:p>
          </table:table-cell>
          <table:table-cell office:value-type="float" office:value="567044" table:style-name="ce297">
            <text:p>567,04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4<text:s/><text:span text:style-name="T6">月</text:span></text:p>
          </table:table-cell>
          <table:covered-table-cell/>
          <table:table-cell office:value-type="float" office:value="8762104" table:style-name="ce297">
            <text:p>8,762,104</text:p>
          </table:table-cell>
          <table:table-cell office:value-type="float" office:value="23589312" table:style-name="ce297">
            <text:p>23,589,312</text:p>
          </table:table-cell>
          <table:table-cell office:value-type="float" office:value="11708129" table:style-name="ce297">
            <text:p>11,708,129</text:p>
          </table:table-cell>
          <table:table-cell office:value-type="float" office:value="11881183" table:style-name="ce297">
            <text:p>11,881,183</text:p>
          </table:table-cell>
          <table:table-cell office:value-type="float" office:value="14285" table:style-name="ce297">
            <text:p>14,285</text:p>
          </table:table-cell>
          <table:table-cell office:value-type="float" office:value="7435" table:style-name="ce297">
            <text:p>7,435</text:p>
          </table:table-cell>
          <table:table-cell office:value-type="float" office:value="6850" table:style-name="ce297">
            <text:p>6,850</text:p>
          </table:table-cell>
          <table:table-cell office:value-type="float" office:value="7.37" table:style-name="ce298">
            <text:p>7.37</text:p>
          </table:table-cell>
          <table:table-cell office:value-type="float" office:value="14996" table:style-name="ce297">
            <text:p>14,996</text:p>
          </table:table-cell>
          <table:table-cell office:value-type="float" office:value="8806" table:style-name="ce297">
            <text:p>8,806</text:p>
          </table:table-cell>
          <table:table-cell office:value-type="float" office:value="6190" table:style-name="ce297">
            <text:p>6,190</text:p>
          </table:table-cell>
          <table:table-cell office:value-type="float" office:value="7.73" table:style-name="ce298">
            <text:p>7.73</text:p>
          </table:table-cell>
          <table:table-cell office:value-type="float" office:value="-711" table:style-name="ce297">
            <text:p>–711</text:p>
          </table:table-cell>
          <table:table-cell office:value-type="float" office:value="-0.37" table:style-name="ce299">
            <text:p>–0.37</text:p>
          </table:table-cell>
          <table:table-cell office:value-type="float" office:value="9387" table:style-name="ce297">
            <text:p>9,387</text:p>
          </table:table-cell>
          <table:table-cell office:value-type="float" office:value="9387" table:style-name="ce297">
            <text:p>9,387</text:p>
          </table:table-cell>
          <table:table-cell table:number-columns-repeated="3" table:style-name="ce297"/>
          <table:table-cell office:value-type="float" office:value="4.84" table:style-name="ce298">
            <text:p>4.84</text:p>
          </table:table-cell>
          <table:table-cell office:value-type="float" office:value="4627" table:style-name="ce297">
            <text:p>4,627</text:p>
          </table:table-cell>
          <table:table-cell office:value-type="float" office:value="4627" table:style-name="ce297">
            <text:p>4,627</text:p>
          </table:table-cell>
          <table:table-cell table:number-columns-repeated="3" table:style-name="ce297"/>
          <table:table-cell office:value-type="float" office:value="2.39" table:style-name="ce298">
            <text:p>2.39</text:p>
          </table:table-cell>
          <table:table-cell office:value-type="float" office:value="84757" table:style-name="ce297">
            <text:p>84,757</text:p>
          </table:table-cell>
          <table:table-cell office:value-type="float" office:value="83926" table:style-name="ce297">
            <text:p>83,926</text:p>
          </table:table-cell>
          <table:table-cell office:value-type="float" office:value="567502" table:style-name="ce297">
            <text:p>567,502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5<text:s/><text:span text:style-name="T6">月</text:span></text:p>
          </table:table-cell>
          <table:covered-table-cell/>
          <table:table-cell office:value-type="float" office:value="8771842" table:style-name="ce297">
            <text:p>8,771,842</text:p>
          </table:table-cell>
          <table:table-cell office:value-type="float" office:value="23589870" table:style-name="ce297">
            <text:p>23,589,870</text:p>
          </table:table-cell>
          <table:table-cell office:value-type="float" office:value="11707074" table:style-name="ce297">
            <text:p>11,707,074</text:p>
          </table:table-cell>
          <table:table-cell office:value-type="float" office:value="11882796" table:style-name="ce297">
            <text:p>11,882,796</text:p>
          </table:table-cell>
          <table:table-cell office:value-type="float" office:value="14587" table:style-name="ce297">
            <text:p>14,587</text:p>
          </table:table-cell>
          <table:table-cell office:value-type="float" office:value="7504" table:style-name="ce297">
            <text:p>7,504</text:p>
          </table:table-cell>
          <table:table-cell office:value-type="float" office:value="7083" table:style-name="ce297">
            <text:p>7,083</text:p>
          </table:table-cell>
          <table:table-cell office:value-type="float" office:value="7.28" table:style-name="ce298">
            <text:p>7.28</text:p>
          </table:table-cell>
          <table:table-cell office:value-type="float" office:value="14655" table:style-name="ce297">
            <text:p>14,655</text:p>
          </table:table-cell>
          <table:table-cell office:value-type="float" office:value="8655" table:style-name="ce297">
            <text:p>8,655</text:p>
          </table:table-cell>
          <table:table-cell office:value-type="float" office:value="6000" table:style-name="ce297">
            <text:p>6,000</text:p>
          </table:table-cell>
          <table:table-cell office:value-type="float" office:value="7.31" table:style-name="ce298">
            <text:p>7.31</text:p>
          </table:table-cell>
          <table:table-cell office:value-type="float" office:value="-68" table:style-name="ce297">
            <text:p>–68</text:p>
          </table:table-cell>
          <table:table-cell office:value-type="float" office:value="-0.03" table:style-name="ce299">
            <text:p>–0.03</text:p>
          </table:table-cell>
          <table:table-cell office:value-type="float" office:value="13106" table:style-name="ce297">
            <text:p>13,106</text:p>
          </table:table-cell>
          <table:table-cell office:value-type="float" office:value="12332" table:style-name="ce297">
            <text:p>12,332</text:p>
          </table:table-cell>
          <table:table-cell office:value-type="float" office:value="774" table:style-name="ce297">
            <text:p>774</text:p>
          </table:table-cell>
          <table:table-cell office:value-type="float" office:value="265" table:style-name="ce297">
            <text:p>265</text:p>
          </table:table-cell>
          <table:table-cell office:value-type="float" office:value="509" table:style-name="ce297">
            <text:p>509</text:p>
          </table:table-cell>
          <table:table-cell office:value-type="float" office:value="6.54" table:style-name="ce298">
            <text:p>6.54</text:p>
          </table:table-cell>
          <table:table-cell office:value-type="float" office:value="4916" table:style-name="ce297">
            <text:p>4,916</text:p>
          </table:table-cell>
          <table:table-cell office:value-type="float" office:value="4916" table:style-name="ce297">
            <text:p>4,916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2.4500000000000002" table:style-name="ce298">
            <text:p>2.45</text:p>
          </table:table-cell>
          <table:table-cell office:value-type="float" office:value="92651" table:style-name="ce297">
            <text:p>92,651</text:p>
          </table:table-cell>
          <table:table-cell office:value-type="float" office:value="92025" table:style-name="ce297">
            <text:p>92,025</text:p>
          </table:table-cell>
          <table:table-cell office:value-type="float" office:value="567987" table:style-name="ce297">
            <text:p>567,98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6<text:s/><text:span text:style-name="T6">月</text:span></text:p>
          </table:table-cell>
          <table:covered-table-cell/>
          <table:table-cell office:value-type="float" office:value="8778661" table:style-name="ce297">
            <text:p>8,778,661</text:p>
          </table:table-cell>
          <table:table-cell office:value-type="float" office:value="23591031" table:style-name="ce297">
            <text:p>23,591,031</text:p>
          </table:table-cell>
          <table:table-cell office:value-type="float" office:value="11706411" table:style-name="ce297">
            <text:p>11,706,411</text:p>
          </table:table-cell>
          <table:table-cell office:value-type="float" office:value="11884620" table:style-name="ce297">
            <text:p>11,884,620</text:p>
          </table:table-cell>
          <table:table-cell office:value-type="float" office:value="12886" table:style-name="ce297">
            <text:p>12,886</text:p>
          </table:table-cell>
          <table:table-cell office:value-type="float" office:value="6737" table:style-name="ce297">
            <text:p>6,737</text:p>
          </table:table-cell>
          <table:table-cell office:value-type="float" office:value="6149" table:style-name="ce297">
            <text:p>6,149</text:p>
          </table:table-cell>
          <table:table-cell office:value-type="float" office:value="6.65" table:style-name="ce298">
            <text:p>6.65</text:p>
          </table:table-cell>
          <table:table-cell office:value-type="float" office:value="13302" table:style-name="ce297">
            <text:p>13,302</text:p>
          </table:table-cell>
          <table:table-cell office:value-type="float" office:value="7888" table:style-name="ce297">
            <text:p>7,888</text:p>
          </table:table-cell>
          <table:table-cell office:value-type="float" office:value="5414" table:style-name="ce297">
            <text:p>5,414</text:p>
          </table:table-cell>
          <table:table-cell office:value-type="float" office:value="6.86" table:style-name="ce298">
            <text:p>6.86</text:p>
          </table:table-cell>
          <table:table-cell office:value-type="float" office:value="-416" table:style-name="ce297">
            <text:p>–416</text:p>
          </table:table-cell>
          <table:table-cell office:value-type="float" office:value="-0.21" table:style-name="ce299">
            <text:p>–0.21</text:p>
          </table:table-cell>
          <table:table-cell office:value-type="float" office:value="11326" table:style-name="ce297">
            <text:p>11,326</text:p>
          </table:table-cell>
          <table:table-cell office:value-type="float" office:value="10810" table:style-name="ce297">
            <text:p>10,810</text:p>
          </table:table-cell>
          <table:table-cell office:value-type="float" office:value="516" table:style-name="ce297">
            <text:p>516</text:p>
          </table:table-cell>
          <table:table-cell office:value-type="float" office:value="150" table:style-name="ce297">
            <text:p>150</text:p>
          </table:table-cell>
          <table:table-cell office:value-type="float" office:value="366" table:style-name="ce297">
            <text:p>366</text:p>
          </table:table-cell>
          <table:table-cell office:value-type="float" office:value="5.84" table:style-name="ce298">
            <text:p>5.84</text:p>
          </table:table-cell>
          <table:table-cell office:value-type="float" office:value="4400" table:style-name="ce297">
            <text:p>4,400</text:p>
          </table:table-cell>
          <table:table-cell office:value-type="float" office:value="4398" table:style-name="ce297">
            <text:p>4,398</text:p>
          </table:table-cell>
          <table:table-cell office:value-type="float" office:value="2" table:style-name="ce297">
            <text:p>2</text:p>
          </table:table-cell>
          <table:table-cell office:value-type="float" office:value="1" table:style-name="ce297">
            <text:p>1</text:p>
          </table:table-cell>
          <table:table-cell office:value-type="float" office:value="1" table:style-name="ce297">
            <text:p>1</text:p>
          </table:table-cell>
          <table:table-cell office:value-type="float" office:value="2.27" table:style-name="ce298">
            <text:p>2.27</text:p>
          </table:table-cell>
          <table:table-cell office:value-type="float" office:value="76443" table:style-name="ce297">
            <text:p>76,443</text:p>
          </table:table-cell>
          <table:table-cell office:value-type="float" office:value="74866" table:style-name="ce297">
            <text:p>74,866</text:p>
          </table:table-cell>
          <table:table-cell office:value-type="float" office:value="568465" table:style-name="ce297">
            <text:p>568,46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7<text:s/><text:span text:style-name="T6">月</text:span></text:p>
          </table:table-cell>
          <table:covered-table-cell/>
          <table:table-cell office:value-type="float" office:value="8788954" table:style-name="ce297">
            <text:p>8,788,954</text:p>
          </table:table-cell>
          <table:table-cell office:value-type="float" office:value="23592598" table:style-name="ce297">
            <text:p>23,592,598</text:p>
          </table:table-cell>
          <table:table-cell office:value-type="float" office:value="11705811" table:style-name="ce297">
            <text:p>11,705,811</text:p>
          </table:table-cell>
          <table:table-cell office:value-type="float" office:value="11886787" table:style-name="ce297">
            <text:p>11,886,787</text:p>
          </table:table-cell>
          <table:table-cell office:value-type="float" office:value="15104" table:style-name="ce297">
            <text:p>15,104</text:p>
          </table:table-cell>
          <table:table-cell office:value-type="float" office:value="7803" table:style-name="ce297">
            <text:p>7,803</text:p>
          </table:table-cell>
          <table:table-cell office:value-type="float" office:value="7301" table:style-name="ce297">
            <text:p>7,301</text:p>
          </table:table-cell>
          <table:table-cell office:value-type="float" office:value="7.54" table:style-name="ce298">
            <text:p>7.54</text:p>
          </table:table-cell>
          <table:table-cell office:value-type="float" office:value="15854" table:style-name="ce297">
            <text:p>15,854</text:p>
          </table:table-cell>
          <table:table-cell office:value-type="float" office:value="9248" table:style-name="ce297">
            <text:p>9,248</text:p>
          </table:table-cell>
          <table:table-cell office:value-type="float" office:value="6606" table:style-name="ce297">
            <text:p>6,606</text:p>
          </table:table-cell>
          <table:table-cell office:value-type="float" office:value="7.91" table:style-name="ce298">
            <text:p>7.91</text:p>
          </table:table-cell>
          <table:table-cell office:value-type="float" office:value="-750" table:style-name="ce297">
            <text:p>–750</text:p>
          </table:table-cell>
          <table:table-cell office:value-type="float" office:value="-0.37" table:style-name="ce299">
            <text:p>–0.37</text:p>
          </table:table-cell>
          <table:table-cell office:value-type="float" office:value="10432" table:style-name="ce297">
            <text:p>10,432</text:p>
          </table:table-cell>
          <table:table-cell office:value-type="float" office:value="10098" table:style-name="ce297">
            <text:p>10,098</text:p>
          </table:table-cell>
          <table:table-cell office:value-type="float" office:value="334" table:style-name="ce297">
            <text:p>334</text:p>
          </table:table-cell>
          <table:table-cell office:value-type="float" office:value="126" table:style-name="ce297">
            <text:p>126</text:p>
          </table:table-cell>
          <table:table-cell office:value-type="float" office:value="208" table:style-name="ce297">
            <text:p>208</text:p>
          </table:table-cell>
          <table:table-cell office:value-type="float" office:value="5.21" table:style-name="ce298">
            <text:p>5.21</text:p>
          </table:table-cell>
          <table:table-cell office:value-type="float" office:value="5035" table:style-name="ce297">
            <text:p>5,035</text:p>
          </table:table-cell>
          <table:table-cell office:value-type="float" office:value="5022" table:style-name="ce297">
            <text:p>5,022</text:p>
          </table:table-cell>
          <table:table-cell office:value-type="float" office:value="13" table:style-name="ce297">
            <text:p>13</text:p>
          </table:table-cell>
          <table:table-cell office:value-type="float" office:value="10" table:style-name="ce297">
            <text:p>10</text:p>
          </table:table-cell>
          <table:table-cell office:value-type="float" office:value="3" table:style-name="ce297">
            <text:p>3</text:p>
          </table:table-cell>
          <table:table-cell office:value-type="float" office:value="2.5099999999999998" table:style-name="ce298">
            <text:p>2.51</text:p>
          </table:table-cell>
          <table:table-cell office:value-type="float" office:value="98131" table:style-name="ce297">
            <text:p>98,131</text:p>
          </table:table-cell>
          <table:table-cell office:value-type="float" office:value="95814" table:style-name="ce297">
            <text:p>95,814</text:p>
          </table:table-cell>
          <table:table-cell office:value-type="float" office:value="569008" table:style-name="ce297">
            <text:p>569,008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8<text:s/><text:span text:style-name="T6">月</text:span></text:p>
          </table:table-cell>
          <table:covered-table-cell/>
          <table:table-cell office:value-type="float" office:value="8802401" table:style-name="ce297">
            <text:p>8,802,401</text:p>
          </table:table-cell>
          <table:table-cell office:value-type="float" office:value="23593794" table:style-name="ce297">
            <text:p>23,593,794</text:p>
          </table:table-cell>
          <table:table-cell office:value-type="float" office:value="11705234" table:style-name="ce297">
            <text:p>11,705,234</text:p>
          </table:table-cell>
          <table:table-cell office:value-type="float" office:value="11888560" table:style-name="ce297">
            <text:p>11,888,560</text:p>
          </table:table-cell>
          <table:table-cell office:value-type="float" office:value="14330" table:style-name="ce297">
            <text:p>14,330</text:p>
          </table:table-cell>
          <table:table-cell office:value-type="float" office:value="7427" table:style-name="ce297">
            <text:p>7,427</text:p>
          </table:table-cell>
          <table:table-cell office:value-type="float" office:value="6903" table:style-name="ce297">
            <text:p>6,903</text:p>
          </table:table-cell>
          <table:table-cell office:value-type="float" office:value="7.15" table:style-name="ce298">
            <text:p>7.15</text:p>
          </table:table-cell>
          <table:table-cell office:value-type="float" office:value="13983" table:style-name="ce297">
            <text:p>13,983</text:p>
          </table:table-cell>
          <table:table-cell office:value-type="float" office:value="8190" table:style-name="ce297">
            <text:p>8,190</text:p>
          </table:table-cell>
          <table:table-cell office:value-type="float" office:value="5793" table:style-name="ce297">
            <text:p>5,793</text:p>
          </table:table-cell>
          <table:table-cell office:value-type="float" office:value="6.98" table:style-name="ce298">
            <text:p>6.98</text:p>
          </table:table-cell>
          <table:table-cell office:value-type="float" office:value="347" table:style-name="ce297">
            <text:p>347</text:p>
          </table:table-cell>
          <table:table-cell office:value-type="float" office:value="0.17" table:style-name="ce299">
            <text:p>0.17</text:p>
          </table:table-cell>
          <table:table-cell office:value-type="float" office:value="5121" table:style-name="ce297">
            <text:p>5,121</text:p>
          </table:table-cell>
          <table:table-cell office:value-type="float" office:value="4918" table:style-name="ce297">
            <text:p>4,918</text:p>
          </table:table-cell>
          <table:table-cell office:value-type="float" office:value="203" table:style-name="ce297">
            <text:p>203</text:p>
          </table:table-cell>
          <table:table-cell office:value-type="float" office:value="64" table:style-name="ce297">
            <text:p>64</text:p>
          </table:table-cell>
          <table:table-cell office:value-type="float" office:value="139" table:style-name="ce297">
            <text:p>139</text:p>
          </table:table-cell>
          <table:table-cell office:value-type="float" office:value="2.56" table:style-name="ce298">
            <text:p>2.56</text:p>
          </table:table-cell>
          <table:table-cell office:value-type="float" office:value="4665" table:style-name="ce297">
            <text:p>4,665</text:p>
          </table:table-cell>
          <table:table-cell office:value-type="float" office:value="4646" table:style-name="ce297">
            <text:p>4,646</text:p>
          </table:table-cell>
          <table:table-cell office:value-type="float" office:value="19" table:style-name="ce297">
            <text:p>19</text:p>
          </table:table-cell>
          <table:table-cell office:value-type="float" office:value="7" table:style-name="ce297">
            <text:p>7</text:p>
          </table:table-cell>
          <table:table-cell office:value-type="float" office:value="12" table:style-name="ce297">
            <text:p>12</text:p>
          </table:table-cell>
          <table:table-cell office:value-type="float" office:value="2.33" table:style-name="ce298">
            <text:p>2.33</text:p>
          </table:table-cell>
          <table:table-cell office:value-type="float" office:value="92486" table:style-name="ce297">
            <text:p>92,486</text:p>
          </table:table-cell>
          <table:table-cell office:value-type="float" office:value="91637" table:style-name="ce297">
            <text:p>91,637</text:p>
          </table:table-cell>
          <table:table-cell office:value-type="float" office:value="569677" table:style-name="ce297">
            <text:p>569,67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9<text:s/><text:span text:style-name="T6">月</text:span></text:p>
          </table:table-cell>
          <table:covered-table-cell/>
          <table:table-cell office:value-type="float" office:value="8824319" table:style-name="ce297">
            <text:p>8,824,319</text:p>
          </table:table-cell>
          <table:table-cell office:value-type="float" office:value="23593783" table:style-name="ce297">
            <text:p>23,593,783</text:p>
          </table:table-cell>
          <table:table-cell office:value-type="float" office:value="11704227" table:style-name="ce297">
            <text:p>11,704,227</text:p>
          </table:table-cell>
          <table:table-cell office:value-type="float" office:value="11889556" table:style-name="ce297">
            <text:p>11,889,556</text:p>
          </table:table-cell>
          <table:table-cell office:value-type="float" office:value="14533" table:style-name="ce297">
            <text:p>14,533</text:p>
          </table:table-cell>
          <table:table-cell office:value-type="float" office:value="7515" table:style-name="ce297">
            <text:p>7,515</text:p>
          </table:table-cell>
          <table:table-cell office:value-type="float" office:value="7018" table:style-name="ce297">
            <text:p>7,018</text:p>
          </table:table-cell>
          <table:table-cell office:value-type="float" office:value="7.49" table:style-name="ce298">
            <text:p>7.49</text:p>
          </table:table-cell>
          <table:table-cell office:value-type="float" office:value="13866" table:style-name="ce297">
            <text:p>13,866</text:p>
          </table:table-cell>
          <table:table-cell office:value-type="float" office:value="8148" table:style-name="ce297">
            <text:p>8,148</text:p>
          </table:table-cell>
          <table:table-cell office:value-type="float" office:value="5718" table:style-name="ce297">
            <text:p>5,718</text:p>
          </table:table-cell>
          <table:table-cell office:value-type="float" office:value="7.15" table:style-name="ce298">
            <text:p>7.15</text:p>
          </table:table-cell>
          <table:table-cell office:value-type="float" office:value="667" table:style-name="ce297">
            <text:p>667</text:p>
          </table:table-cell>
          <table:table-cell office:value-type="float" office:value="0.34" table:style-name="ce299">
            <text:p>0.34</text:p>
          </table:table-cell>
          <table:table-cell office:value-type="float" office:value="11656" table:style-name="ce297">
            <text:p>11,656</text:p>
          </table:table-cell>
          <table:table-cell office:value-type="float" office:value="11328" table:style-name="ce297">
            <text:p>11,328</text:p>
          </table:table-cell>
          <table:table-cell office:value-type="float" office:value="328" table:style-name="ce297">
            <text:p>328</text:p>
          </table:table-cell>
          <table:table-cell office:value-type="float" office:value="89" table:style-name="ce297">
            <text:p>89</text:p>
          </table:table-cell>
          <table:table-cell office:value-type="float" office:value="239" table:style-name="ce297">
            <text:p>239</text:p>
          </table:table-cell>
          <table:table-cell office:value-type="float" office:value="6.01" table:style-name="ce298">
            <text:p>6.01</text:p>
          </table:table-cell>
          <table:table-cell office:value-type="float" office:value="4402" table:style-name="ce297">
            <text:p>4,402</text:p>
          </table:table-cell>
          <table:table-cell office:value-type="float" office:value="4386" table:style-name="ce297">
            <text:p>4,386</text:p>
          </table:table-cell>
          <table:table-cell office:value-type="float" office:value="16" table:style-name="ce297">
            <text:p>16</text:p>
          </table:table-cell>
          <table:table-cell office:value-type="float" office:value="10" table:style-name="ce297">
            <text:p>10</text:p>
          </table:table-cell>
          <table:table-cell office:value-type="float" office:value="6" table:style-name="ce297">
            <text:p>6</text:p>
          </table:table-cell>
          <table:table-cell office:value-type="float" office:value="2.27" table:style-name="ce298">
            <text:p>2.27</text:p>
          </table:table-cell>
          <table:table-cell office:value-type="float" office:value="90276" table:style-name="ce297">
            <text:p>90,276</text:p>
          </table:table-cell>
          <table:table-cell office:value-type="float" office:value="90954" table:style-name="ce297">
            <text:p>90,954</text:p>
          </table:table-cell>
          <table:table-cell office:value-type="float" office:value="570074" table:style-name="ce297">
            <text:p>570,07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0<text:s/><text:span text:style-name="T6">月</text:span></text:p>
          </table:table-cell>
          <table:covered-table-cell/>
          <table:table-cell office:value-type="float" office:value="8826808" table:style-name="ce297">
            <text:p>8,826,808</text:p>
          </table:table-cell>
          <table:table-cell office:value-type="float" office:value="23596266" table:style-name="ce297">
            <text:p>23,596,266</text:p>
          </table:table-cell>
          <table:table-cell office:value-type="float" office:value="11704142" table:style-name="ce297">
            <text:p>11,704,142</text:p>
          </table:table-cell>
          <table:table-cell office:value-type="float" office:value="11892124" table:style-name="ce297">
            <text:p>11,892,124</text:p>
          </table:table-cell>
          <table:table-cell office:value-type="float" office:value="16236" table:style-name="ce297">
            <text:p>16,236</text:p>
          </table:table-cell>
          <table:table-cell office:value-type="float" office:value="8413" table:style-name="ce297">
            <text:p>8,413</text:p>
          </table:table-cell>
          <table:table-cell office:value-type="float" office:value="7823" table:style-name="ce297">
            <text:p>7,823</text:p>
          </table:table-cell>
          <table:table-cell office:value-type="float" office:value="8.1" table:style-name="ce298">
            <text:p>8.10</text:p>
          </table:table-cell>
          <table:table-cell office:value-type="float" office:value="15350" table:style-name="ce297">
            <text:p>15,350</text:p>
          </table:table-cell>
          <table:table-cell office:value-type="float" office:value="9024" table:style-name="ce297">
            <text:p>9,024</text:p>
          </table:table-cell>
          <table:table-cell office:value-type="float" office:value="6326" table:style-name="ce297">
            <text:p>6,326</text:p>
          </table:table-cell>
          <table:table-cell office:value-type="float" office:value="7.66" table:style-name="ce298">
            <text:p>7.66</text:p>
          </table:table-cell>
          <table:table-cell office:value-type="float" office:value="886" table:style-name="ce297">
            <text:p>886</text:p>
          </table:table-cell>
          <table:table-cell office:value-type="float" office:value="0.44" table:style-name="ce299">
            <text:p>0.44</text:p>
          </table:table-cell>
          <table:table-cell office:value-type="float" office:value="12000" table:style-name="ce297">
            <text:p>12,000</text:p>
          </table:table-cell>
          <table:table-cell office:value-type="float" office:value="11765" table:style-name="ce297">
            <text:p>11,765</text:p>
          </table:table-cell>
          <table:table-cell office:value-type="float" office:value="235" table:style-name="ce297">
            <text:p>235</text:p>
          </table:table-cell>
          <table:table-cell office:value-type="float" office:value="77" table:style-name="ce297">
            <text:p>77</text:p>
          </table:table-cell>
          <table:table-cell office:value-type="float" office:value="158" table:style-name="ce297">
            <text:p>158</text:p>
          </table:table-cell>
          <table:table-cell office:value-type="float" office:value="5.99" table:style-name="ce298">
            <text:p>5.99</text:p>
          </table:table-cell>
          <table:table-cell office:value-type="float" office:value="4779" table:style-name="ce297">
            <text:p>4,779</text:p>
          </table:table-cell>
          <table:table-cell office:value-type="float" office:value="4758" table:style-name="ce297">
            <text:p>4,758</text:p>
          </table:table-cell>
          <table:table-cell office:value-type="float" office:value="21" table:style-name="ce297">
            <text:p>21</text:p>
          </table:table-cell>
          <table:table-cell office:value-type="float" office:value="11" table:style-name="ce297">
            <text:p>11</text:p>
          </table:table-cell>
          <table:table-cell office:value-type="float" office:value="10" table:style-name="ce297">
            <text:p>10</text:p>
          </table:table-cell>
          <table:table-cell office:value-type="float" office:value="2.38" table:style-name="ce298">
            <text:p>2.38</text:p>
          </table:table-cell>
          <table:table-cell office:value-type="float" office:value="69619" table:style-name="ce297">
            <text:p>69,619</text:p>
          </table:table-cell>
          <table:table-cell office:value-type="float" office:value="68022" table:style-name="ce297">
            <text:p>68,022</text:p>
          </table:table-cell>
          <table:table-cell office:value-type="float" office:value="570608" table:style-name="ce297">
            <text:p>570,608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1<text:s/><text:span text:style-name="T6">月</text:span></text:p>
          </table:table-cell>
          <table:covered-table-cell/>
          <table:table-cell office:value-type="float" office:value="8830422" table:style-name="ce297">
            <text:p>8,830,422</text:p>
          </table:table-cell>
          <table:table-cell office:value-type="float" office:value="23598776" table:style-name="ce297">
            <text:p>23,598,776</text:p>
          </table:table-cell>
          <table:table-cell office:value-type="float" office:value="11704260" table:style-name="ce297">
            <text:p>11,704,260</text:p>
          </table:table-cell>
          <table:table-cell office:value-type="float" office:value="11894516" table:style-name="ce297">
            <text:p>11,894,516</text:p>
          </table:table-cell>
          <table:table-cell office:value-type="float" office:value="14687" table:style-name="ce297">
            <text:p>14,687</text:p>
          </table:table-cell>
          <table:table-cell office:value-type="float" office:value="7770" table:style-name="ce297">
            <text:p>7,770</text:p>
          </table:table-cell>
          <table:table-cell office:value-type="float" office:value="6917" table:style-name="ce297">
            <text:p>6,917</text:p>
          </table:table-cell>
          <table:table-cell office:value-type="float" office:value="7.57" table:style-name="ce298">
            <text:p>7.57</text:p>
          </table:table-cell>
          <table:table-cell office:value-type="float" office:value="13739" table:style-name="ce297">
            <text:p>13,739</text:p>
          </table:table-cell>
          <table:table-cell office:value-type="float" office:value="8113" table:style-name="ce297">
            <text:p>8,113</text:p>
          </table:table-cell>
          <table:table-cell office:value-type="float" office:value="5626" table:style-name="ce297">
            <text:p>5,626</text:p>
          </table:table-cell>
          <table:table-cell office:value-type="float" office:value="7.08" table:style-name="ce298">
            <text:p>7.08</text:p>
          </table:table-cell>
          <table:table-cell office:value-type="float" office:value="948" table:style-name="ce297">
            <text:p>948</text:p>
          </table:table-cell>
          <table:table-cell office:value-type="float" office:value="0.49" table:style-name="ce299">
            <text:p>0.49</text:p>
          </table:table-cell>
          <table:table-cell office:value-type="float" office:value="12497" table:style-name="ce297">
            <text:p>12,497</text:p>
          </table:table-cell>
          <table:table-cell office:value-type="float" office:value="12264" table:style-name="ce297">
            <text:p>12,264</text:p>
          </table:table-cell>
          <table:table-cell office:value-type="float" office:value="233" table:style-name="ce297">
            <text:p>233</text:p>
          </table:table-cell>
          <table:table-cell office:value-type="float" office:value="66" table:style-name="ce297">
            <text:p>66</text:p>
          </table:table-cell>
          <table:table-cell office:value-type="float" office:value="167" table:style-name="ce297">
            <text:p>167</text:p>
          </table:table-cell>
          <table:table-cell office:value-type="float" office:value="6.44" table:style-name="ce298">
            <text:p>6.44</text:p>
          </table:table-cell>
          <table:table-cell office:value-type="float" office:value="4476" table:style-name="ce297">
            <text:p>4,476</text:p>
          </table:table-cell>
          <table:table-cell office:value-type="float" office:value="4452" table:style-name="ce297">
            <text:p>4,452</text:p>
          </table:table-cell>
          <table:table-cell office:value-type="float" office:value="24" table:style-name="ce297">
            <text:p>24</text:p>
          </table:table-cell>
          <table:table-cell office:value-type="float" office:value="9" table:style-name="ce297">
            <text:p>9</text:p>
          </table:table-cell>
          <table:table-cell office:value-type="float" office:value="15" table:style-name="ce297">
            <text:p>15</text:p>
          </table:table-cell>
          <table:table-cell office:value-type="float" office:value="2.31" table:style-name="ce298">
            <text:p>2.31</text:p>
          </table:table-cell>
          <table:table-cell office:value-type="float" office:value="62816" table:style-name="ce297">
            <text:p>62,816</text:p>
          </table:table-cell>
          <table:table-cell office:value-type="float" office:value="61254" table:style-name="ce297">
            <text:p>61,254</text:p>
          </table:table-cell>
          <table:table-cell office:value-type="float" office:value="570952" table:style-name="ce297">
            <text:p>570,952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2<text:s/><text:span text:style-name="T6">月</text:span></text:p>
          </table:table-cell>
          <table:covered-table-cell/>
          <table:table-cell office:value-type="float" office:value="8832745" table:style-name="ce297">
            <text:p>8,832,745</text:p>
          </table:table-cell>
          <table:table-cell office:value-type="float" office:value="23603121" table:style-name="ce297">
            <text:p>23,603,121</text:p>
          </table:table-cell>
          <table:table-cell office:value-type="float" office:value="11705186" table:style-name="ce297">
            <text:p>11,705,186</text:p>
          </table:table-cell>
          <table:table-cell office:value-type="float" office:value="11897935" table:style-name="ce297">
            <text:p>11,897,935</text:p>
          </table:table-cell>
          <table:table-cell office:value-type="float" office:value="16916" table:style-name="ce297">
            <text:p>16,916</text:p>
          </table:table-cell>
          <table:table-cell office:value-type="float" office:value="8764" table:style-name="ce297">
            <text:p>8,764</text:p>
          </table:table-cell>
          <table:table-cell office:value-type="float" office:value="8152" table:style-name="ce297">
            <text:p>8,152</text:p>
          </table:table-cell>
          <table:table-cell office:value-type="float" office:value="8.44" table:style-name="ce298">
            <text:p>8.44</text:p>
          </table:table-cell>
          <table:table-cell office:value-type="float" office:value="15406" table:style-name="ce297">
            <text:p>15,406</text:p>
          </table:table-cell>
          <table:table-cell office:value-type="float" office:value="9025" table:style-name="ce297">
            <text:p>9,025</text:p>
          </table:table-cell>
          <table:table-cell office:value-type="float" office:value="6381" table:style-name="ce297">
            <text:p>6,381</text:p>
          </table:table-cell>
          <table:table-cell office:value-type="float" office:value="7.69" table:style-name="ce298">
            <text:p>7.69</text:p>
          </table:table-cell>
          <table:table-cell office:value-type="float" office:value="1510" table:style-name="ce297">
            <text:p>1,510</text:p>
          </table:table-cell>
          <table:table-cell office:value-type="float" office:value="0.75" table:style-name="ce299">
            <text:p>0.75</text:p>
          </table:table-cell>
          <table:table-cell office:value-type="float" office:value="13931" table:style-name="ce297">
            <text:p>13,931</text:p>
          </table:table-cell>
          <table:table-cell office:value-type="float" office:value="13615" table:style-name="ce297">
            <text:p>13,615</text:p>
          </table:table-cell>
          <table:table-cell office:value-type="float" office:value="316" table:style-name="ce297">
            <text:p>316</text:p>
          </table:table-cell>
          <table:table-cell office:value-type="float" office:value="91" table:style-name="ce297">
            <text:p>91</text:p>
          </table:table-cell>
          <table:table-cell office:value-type="float" office:value="225" table:style-name="ce297">
            <text:p>225</text:p>
          </table:table-cell>
          <table:table-cell office:value-type="float" office:value="6.95" table:style-name="ce298">
            <text:p>6.95</text:p>
          </table:table-cell>
          <table:table-cell office:value-type="float" office:value="4437" table:style-name="ce297">
            <text:p>4,437</text:p>
          </table:table-cell>
          <table:table-cell office:value-type="float" office:value="4422" table:style-name="ce297">
            <text:p>4,422</text:p>
          </table:table-cell>
          <table:table-cell office:value-type="float" office:value="15" table:style-name="ce297">
            <text:p>15</text:p>
          </table:table-cell>
          <table:table-cell office:value-type="float" office:value="2" table:style-name="ce297">
            <text:p>2</text:p>
          </table:table-cell>
          <table:table-cell office:value-type="float" office:value="13" table:style-name="ce297">
            <text:p>13</text:p>
          </table:table-cell>
          <table:table-cell office:value-type="float" office:value="2.21" table:style-name="ce298">
            <text:p>2.21</text:p>
          </table:table-cell>
          <table:table-cell office:value-type="float" office:value="63057" table:style-name="ce297">
            <text:p>63,057</text:p>
          </table:table-cell>
          <table:table-cell office:value-type="float" office:value="60222" table:style-name="ce297">
            <text:p>60,222</text:p>
          </table:table-cell>
          <table:table-cell office:value-type="float" office:value="571427" table:style-name="ce297">
            <text:p>571,427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9<text:span text:style-name="T8">年</text:span></text:p>
          </table:table-cell>
          <table:covered-table-cell/>
          <table:table-cell office:value-type="float" office:value="8933814" table:style-name="ce289">
            <text:p>8,933,814</text:p>
          </table:table-cell>
          <table:table-cell office:value-type="float" office:value="23561236" table:style-name="ce289">
            <text:p>23,561,236</text:p>
          </table:table-cell>
          <table:table-cell office:value-type="float" office:value="11673765" table:style-name="ce289">
            <text:p>11,673,765</text:p>
          </table:table-cell>
          <table:table-cell office:value-type="float" office:value="11887471" table:style-name="ce289">
            <text:p>11,887,471</text:p>
          </table:table-cell>
          <table:table-cell office:value-type="float" office:value="165249" table:style-name="ce289">
            <text:p>165,249</text:p>
          </table:table-cell>
          <table:table-cell office:value-type="float" office:value="85704" table:style-name="ce289">
            <text:p>85,704</text:p>
          </table:table-cell>
          <table:table-cell office:value-type="float" office:value="79545" table:style-name="ce289">
            <text:p>79,545</text:p>
          </table:table-cell>
          <table:table-cell office:value-type="float" office:value="7.0073678731589624" table:style-name="ce300">
            <text:p>7.01</text:p>
          </table:table-cell>
          <table:table-cell office:value-type="float" office:value="173156" table:style-name="ce289">
            <text:p>173,156</text:p>
          </table:table-cell>
          <table:table-cell office:value-type="float" office:value="101468" table:style-name="ce289">
            <text:p>101,468</text:p>
          </table:table-cell>
          <table:table-cell office:value-type="float" office:value="71688" table:style-name="ce289">
            <text:p>71,688</text:p>
          </table:table-cell>
          <table:table-cell office:value-type="float" office:value="7.342663443922282" table:style-name="ce300">
            <text:p>7.34</text:p>
          </table:table-cell>
          <table:table-cell office:value-type="float" office:value="-7907" table:style-name="ce289">
            <text:p>–7,907</text:p>
          </table:table-cell>
          <table:table-cell office:value-type="float" office:value="-0.33529557076332028" table:style-name="ce301">
            <text:p>–0.34</text:p>
          </table:table-cell>
          <table:table-cell office:value-type="float" office:value="121702" table:style-name="ce289">
            <text:p>121,702</text:p>
          </table:table-cell>
          <table:table-cell office:value-type="float" office:value="119315" table:style-name="ce289">
            <text:p>119,315</text:p>
          </table:table-cell>
          <table:table-cell office:value-type="float" office:value="2387" table:style-name="ce289">
            <text:p>2,387</text:p>
          </table:table-cell>
          <table:table-cell office:value-type="float" office:value="674" table:style-name="ce289">
            <text:p>674</text:p>
          </table:table-cell>
          <table:table-cell office:value-type="float" office:value="1713" table:style-name="ce289">
            <text:p>1,713</text:p>
          </table:table-cell>
          <table:table-cell office:value-type="float" office:value="5.1607615471149115" table:style-name="ce300">
            <text:p>5.16</text:p>
          </table:table-cell>
          <table:table-cell office:value-type="float" office:value="51680" table:style-name="ce289">
            <text:p>51,680</text:p>
          </table:table-cell>
          <table:table-cell office:value-type="float" office:value="51309" table:style-name="ce289">
            <text:p>51,309</text:p>
          </table:table-cell>
          <table:table-cell office:value-type="float" office:value="371" table:style-name="ce289">
            <text:p>371</text:p>
          </table:table-cell>
          <table:table-cell office:value-type="float" office:value="100" table:style-name="ce289">
            <text:p>100</text:p>
          </table:table-cell>
          <table:table-cell office:value-type="float" office:value="271" table:style-name="ce289">
            <text:p>271</text:p>
          </table:table-cell>
          <table:table-cell office:value-type="float" office:value="2.1914854049637524" table:style-name="ce300">
            <text:p>2.19</text:p>
          </table:table-cell>
          <table:table-cell office:value-type="float" office:value="946251" table:style-name="ce289">
            <text:p>946,251</text:p>
          </table:table-cell>
          <table:table-cell office:value-type="float" office:value="980229" table:style-name="ce289">
            <text:p>980,229</text:p>
          </table:table-cell>
          <table:table-cell office:value-type="float" office:value="576792" table:style-name="ce289">
            <text:p>576,792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<text:s/><text:span text:style-name="T6">月</text:span></text:p>
          </table:table-cell>
          <table:covered-table-cell/>
          <table:table-cell office:value-type="float" office:value="8835281" table:style-name="ce297">
            <text:p>8,835,281</text:p>
          </table:table-cell>
          <table:table-cell office:value-type="float" office:value="23604265" table:style-name="ce297">
            <text:p>23,604,265</text:p>
          </table:table-cell>
          <table:table-cell office:value-type="float" office:value="11704308" table:style-name="ce297">
            <text:p>11,704,308</text:p>
          </table:table-cell>
          <table:table-cell office:value-type="float" office:value="11899957" table:style-name="ce297">
            <text:p>11,899,957</text:p>
          </table:table-cell>
          <table:table-cell office:value-type="float" office:value="12510" table:style-name="ce297">
            <text:p>12,510</text:p>
          </table:table-cell>
          <table:table-cell office:value-type="float" office:value="6445" table:style-name="ce297">
            <text:p>6,445</text:p>
          </table:table-cell>
          <table:table-cell office:value-type="float" office:value="6065" table:style-name="ce297">
            <text:p>6,065</text:p>
          </table:table-cell>
          <table:table-cell office:value-type="float" office:value="6.26" table:style-name="ce298">
            <text:p>6.26</text:p>
          </table:table-cell>
          <table:table-cell office:value-type="float" office:value="14673" table:style-name="ce297">
            <text:p>14,673</text:p>
          </table:table-cell>
          <table:table-cell office:value-type="float" office:value="8649" table:style-name="ce297">
            <text:p>8,649</text:p>
          </table:table-cell>
          <table:table-cell office:value-type="float" office:value="6024" table:style-name="ce297">
            <text:p>6,024</text:p>
          </table:table-cell>
          <table:table-cell office:value-type="float" office:value="7.34" table:style-name="ce298">
            <text:p>7.34</text:p>
          </table:table-cell>
          <table:table-cell office:value-type="float" office:value="-2163" table:style-name="ce297">
            <text:p>–2,163</text:p>
          </table:table-cell>
          <table:table-cell office:value-type="float" office:value="-1.08" table:style-name="ce299">
            <text:p>–1.08</text:p>
          </table:table-cell>
          <table:table-cell office:value-type="float" office:value="12677" table:style-name="ce297">
            <text:p>12,677</text:p>
          </table:table-cell>
          <table:table-cell office:value-type="float" office:value="12473" table:style-name="ce297">
            <text:p>12,473</text:p>
          </table:table-cell>
          <table:table-cell office:value-type="float" office:value="204" table:style-name="ce297">
            <text:p>204</text:p>
          </table:table-cell>
          <table:table-cell office:value-type="float" office:value="69" table:style-name="ce297">
            <text:p>69</text:p>
          </table:table-cell>
          <table:table-cell office:value-type="float" office:value="135" table:style-name="ce297">
            <text:p>135</text:p>
          </table:table-cell>
          <table:table-cell office:value-type="float" office:value="6.34" table:style-name="ce298">
            <text:p>6.34</text:p>
          </table:table-cell>
          <table:table-cell office:value-type="float" office:value="3672" table:style-name="ce297">
            <text:p>3,672</text:p>
          </table:table-cell>
          <table:table-cell office:value-type="float" office:value="3648" table:style-name="ce297">
            <text:p>3,648</text:p>
          </table:table-cell>
          <table:table-cell office:value-type="float" office:value="24" table:style-name="ce297">
            <text:p>24</text:p>
          </table:table-cell>
          <table:table-cell office:value-type="float" office:value="7" table:style-name="ce297">
            <text:p>7</text:p>
          </table:table-cell>
          <table:table-cell office:value-type="float" office:value="17" table:style-name="ce297">
            <text:p>17</text:p>
          </table:table-cell>
          <table:table-cell office:value-type="float" office:value="1.84" table:style-name="ce298">
            <text:p>1.84</text:p>
          </table:table-cell>
          <table:table-cell office:value-type="float" office:value="73313" table:style-name="ce297">
            <text:p>73,313</text:p>
          </table:table-cell>
          <table:table-cell office:value-type="float" office:value="70006" table:style-name="ce297">
            <text:p>70,006</text:p>
          </table:table-cell>
          <table:table-cell office:value-type="float" office:value="571816" table:style-name="ce297">
            <text:p>571,816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2<text:s/><text:span text:style-name="T6">月</text:span></text:p>
          </table:table-cell>
          <table:covered-table-cell/>
          <table:table-cell office:value-type="float" office:value="8841182" table:style-name="ce297">
            <text:p>8,841,182</text:p>
          </table:table-cell>
          <table:table-cell office:value-type="float" office:value="23600903" table:style-name="ce297">
            <text:p>23,600,903</text:p>
          </table:table-cell>
          <table:table-cell office:value-type="float" office:value="11701322" table:style-name="ce297">
            <text:p>11,701,322</text:p>
          </table:table-cell>
          <table:table-cell office:value-type="float" office:value="11899581" table:style-name="ce297">
            <text:p>11,899,581</text:p>
          </table:table-cell>
          <table:table-cell office:value-type="float" office:value="13536" table:style-name="ce297">
            <text:p>13,536</text:p>
          </table:table-cell>
          <table:table-cell office:value-type="float" office:value="6926" table:style-name="ce297">
            <text:p>6,926</text:p>
          </table:table-cell>
          <table:table-cell office:value-type="float" office:value="6610" table:style-name="ce297">
            <text:p>6,610</text:p>
          </table:table-cell>
          <table:table-cell office:value-type="float" office:value="7.24" table:style-name="ce298">
            <text:p>7.24</text:p>
          </table:table-cell>
          <table:table-cell office:value-type="float" office:value="16211" table:style-name="ce297">
            <text:p>16,211</text:p>
          </table:table-cell>
          <table:table-cell office:value-type="float" office:value="9525" table:style-name="ce297">
            <text:p>9,525</text:p>
          </table:table-cell>
          <table:table-cell office:value-type="float" office:value="6686" table:style-name="ce297">
            <text:p>6,686</text:p>
          </table:table-cell>
          <table:table-cell office:value-type="float" office:value="8.67" table:style-name="ce298">
            <text:p>8.67</text:p>
          </table:table-cell>
          <table:table-cell office:value-type="float" office:value="-2675" table:style-name="ce297">
            <text:p>–2,675</text:p>
          </table:table-cell>
          <table:table-cell office:value-type="float" office:value="-1.43" table:style-name="ce299">
            <text:p>–1.43</text:p>
          </table:table-cell>
          <table:table-cell office:value-type="float" office:value="11092" table:style-name="ce297">
            <text:p>11,092</text:p>
          </table:table-cell>
          <table:table-cell office:value-type="float" office:value="10833" table:style-name="ce297">
            <text:p>10,833</text:p>
          </table:table-cell>
          <table:table-cell office:value-type="float" office:value="259" table:style-name="ce297">
            <text:p>259</text:p>
          </table:table-cell>
          <table:table-cell office:value-type="float" office:value="75" table:style-name="ce297">
            <text:p>75</text:p>
          </table:table-cell>
          <table:table-cell office:value-type="float" office:value="184" table:style-name="ce297">
            <text:p>184</text:p>
          </table:table-cell>
          <table:table-cell office:value-type="float" office:value="5.93" table:style-name="ce298">
            <text:p>5.93</text:p>
          </table:table-cell>
          <table:table-cell office:value-type="float" office:value="4234" table:style-name="ce297">
            <text:p>4,234</text:p>
          </table:table-cell>
          <table:table-cell office:value-type="float" office:value="4210" table:style-name="ce297">
            <text:p>4,210</text:p>
          </table:table-cell>
          <table:table-cell office:value-type="float" office:value="24" table:style-name="ce297">
            <text:p>24</text:p>
          </table:table-cell>
          <table:table-cell office:value-type="float" office:value="7" table:style-name="ce297">
            <text:p>7</text:p>
          </table:table-cell>
          <table:table-cell office:value-type="float" office:value="17" table:style-name="ce297">
            <text:p>17</text:p>
          </table:table-cell>
          <table:table-cell office:value-type="float" office:value="2.2599999999999998" table:style-name="ce298">
            <text:p>2.26</text:p>
          </table:table-cell>
          <table:table-cell office:value-type="float" office:value="82908" table:style-name="ce297">
            <text:p>82,908</text:p>
          </table:table-cell>
          <table:table-cell office:value-type="float" office:value="83595" table:style-name="ce297">
            <text:p>83,595</text:p>
          </table:table-cell>
          <table:table-cell office:value-type="float" office:value="572224" table:style-name="ce297">
            <text:p>572,22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3<text:s/><text:span text:style-name="T6">月</text:span></text:p>
          </table:table-cell>
          <table:covered-table-cell/>
          <table:table-cell office:value-type="float" office:value="8848368" table:style-name="ce297">
            <text:p>8,848,368</text:p>
          </table:table-cell>
          <table:table-cell office:value-type="float" office:value="23596493" table:style-name="ce297">
            <text:p>23,596,493</text:p>
          </table:table-cell>
          <table:table-cell office:value-type="float" office:value="11697977" table:style-name="ce297">
            <text:p>11,697,977</text:p>
          </table:table-cell>
          <table:table-cell office:value-type="float" office:value="11898516" table:style-name="ce297">
            <text:p>11,898,516</text:p>
          </table:table-cell>
          <table:table-cell office:value-type="float" office:value="14368" table:style-name="ce297">
            <text:p>14,368</text:p>
          </table:table-cell>
          <table:table-cell office:value-type="float" office:value="7439" table:style-name="ce297">
            <text:p>7,439</text:p>
          </table:table-cell>
          <table:table-cell office:value-type="float" office:value="6929" table:style-name="ce297">
            <text:p>6,929</text:p>
          </table:table-cell>
          <table:table-cell office:value-type="float" office:value="7.19" table:style-name="ce298">
            <text:p>7.19</text:p>
          </table:table-cell>
          <table:table-cell office:value-type="float" office:value="16083" table:style-name="ce297">
            <text:p>16,083</text:p>
          </table:table-cell>
          <table:table-cell office:value-type="float" office:value="9449" table:style-name="ce297">
            <text:p>9,449</text:p>
          </table:table-cell>
          <table:table-cell office:value-type="float" office:value="6634" table:style-name="ce297">
            <text:p>6,634</text:p>
          </table:table-cell>
          <table:table-cell office:value-type="float" office:value="8.0500000000000007" table:style-name="ce298">
            <text:p>8.05</text:p>
          </table:table-cell>
          <table:table-cell office:value-type="float" office:value="-1715" table:style-name="ce297">
            <text:p>–1,715</text:p>
          </table:table-cell>
          <table:table-cell office:value-type="float" office:value="-0.86" table:style-name="ce299">
            <text:p>–0.86</text:p>
          </table:table-cell>
          <table:table-cell office:value-type="float" office:value="9378" table:style-name="ce297">
            <text:p>9,378</text:p>
          </table:table-cell>
          <table:table-cell office:value-type="float" office:value="9227" table:style-name="ce297">
            <text:p>9,227</text:p>
          </table:table-cell>
          <table:table-cell office:value-type="float" office:value="151" table:style-name="ce297">
            <text:p>151</text:p>
          </table:table-cell>
          <table:table-cell office:value-type="float" office:value="50" table:style-name="ce297">
            <text:p>50</text:p>
          </table:table-cell>
          <table:table-cell office:value-type="float" office:value="101" table:style-name="ce297">
            <text:p>101</text:p>
          </table:table-cell>
          <table:table-cell office:value-type="float" office:value="4.6900000000000004" table:style-name="ce298">
            <text:p>4.69</text:p>
          </table:table-cell>
          <table:table-cell office:value-type="float" office:value="4654" table:style-name="ce297">
            <text:p>4,654</text:p>
          </table:table-cell>
          <table:table-cell office:value-type="float" office:value="4624" table:style-name="ce297">
            <text:p>4,624</text:p>
          </table:table-cell>
          <table:table-cell office:value-type="float" office:value="30" table:style-name="ce297">
            <text:p>30</text:p>
          </table:table-cell>
          <table:table-cell office:value-type="float" office:value="10" table:style-name="ce297">
            <text:p>10</text:p>
          </table:table-cell>
          <table:table-cell office:value-type="float" office:value="20" table:style-name="ce297">
            <text:p>20</text:p>
          </table:table-cell>
          <table:table-cell office:value-type="float" office:value="2.33" table:style-name="ce298">
            <text:p>2.33</text:p>
          </table:table-cell>
          <table:table-cell office:value-type="float" office:value="87117" table:style-name="ce297">
            <text:p>87,117</text:p>
          </table:table-cell>
          <table:table-cell office:value-type="float" office:value="89812" table:style-name="ce297">
            <text:p>89,812</text:p>
          </table:table-cell>
          <table:table-cell office:value-type="float" office:value="572675" table:style-name="ce297">
            <text:p>572,67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4<text:s/><text:span text:style-name="T6">月</text:span></text:p>
          </table:table-cell>
          <table:covered-table-cell/>
          <table:table-cell office:value-type="float" office:value="8854938" table:style-name="ce297">
            <text:p>8,854,938</text:p>
          </table:table-cell>
          <table:table-cell office:value-type="float" office:value="23591920" table:style-name="ce297">
            <text:p>23,591,920</text:p>
          </table:table-cell>
          <table:table-cell office:value-type="float" office:value="11694751" table:style-name="ce297">
            <text:p>11,694,751</text:p>
          </table:table-cell>
          <table:table-cell office:value-type="float" office:value="11897169" table:style-name="ce297">
            <text:p>11,897,169</text:p>
          </table:table-cell>
          <table:table-cell office:value-type="float" office:value="12864" table:style-name="ce297">
            <text:p>12,864</text:p>
          </table:table-cell>
          <table:table-cell office:value-type="float" office:value="6642" table:style-name="ce297">
            <text:p>6,642</text:p>
          </table:table-cell>
          <table:table-cell office:value-type="float" office:value="6222" table:style-name="ce297">
            <text:p>6,222</text:p>
          </table:table-cell>
          <table:table-cell office:value-type="float" office:value="6.65" table:style-name="ce298">
            <text:p>6.65</text:p>
          </table:table-cell>
          <table:table-cell office:value-type="float" office:value="14423" table:style-name="ce297">
            <text:p>14,423</text:p>
          </table:table-cell>
          <table:table-cell office:value-type="float" office:value="8417" table:style-name="ce297">
            <text:p>8,417</text:p>
          </table:table-cell>
          <table:table-cell office:value-type="float" office:value="6006" table:style-name="ce297">
            <text:p>6,006</text:p>
          </table:table-cell>
          <table:table-cell office:value-type="float" office:value="7.46" table:style-name="ce298">
            <text:p>7.46</text:p>
          </table:table-cell>
          <table:table-cell office:value-type="float" office:value="-1559" table:style-name="ce297">
            <text:p>–1,559</text:p>
          </table:table-cell>
          <table:table-cell office:value-type="float" office:value="-0.81" table:style-name="ce299">
            <text:p>–0.81</text:p>
          </table:table-cell>
          <table:table-cell office:value-type="float" office:value="6939" table:style-name="ce297">
            <text:p>6,939</text:p>
          </table:table-cell>
          <table:table-cell office:value-type="float" office:value="6807" table:style-name="ce297">
            <text:p>6,807</text:p>
          </table:table-cell>
          <table:table-cell office:value-type="float" office:value="132" table:style-name="ce297">
            <text:p>132</text:p>
          </table:table-cell>
          <table:table-cell office:value-type="float" office:value="39" table:style-name="ce297">
            <text:p>39</text:p>
          </table:table-cell>
          <table:table-cell office:value-type="float" office:value="93" table:style-name="ce297">
            <text:p>93</text:p>
          </table:table-cell>
          <table:table-cell office:value-type="float" office:value="3.59" table:style-name="ce298">
            <text:p>3.59</text:p>
          </table:table-cell>
          <table:table-cell office:value-type="float" office:value="4024" table:style-name="ce297">
            <text:p>4,024</text:p>
          </table:table-cell>
          <table:table-cell office:value-type="float" office:value="3989" table:style-name="ce297">
            <text:p>3,989</text:p>
          </table:table-cell>
          <table:table-cell office:value-type="float" office:value="35" table:style-name="ce297">
            <text:p>35</text:p>
          </table:table-cell>
          <table:table-cell office:value-type="float" office:value="11" table:style-name="ce297">
            <text:p>11</text:p>
          </table:table-cell>
          <table:table-cell office:value-type="float" office:value="24" table:style-name="ce297">
            <text:p>24</text:p>
          </table:table-cell>
          <table:table-cell office:value-type="float" office:value="2.08" table:style-name="ce298">
            <text:p>2.08</text:p>
          </table:table-cell>
          <table:table-cell office:value-type="float" office:value="74075" table:style-name="ce297">
            <text:p>74,075</text:p>
          </table:table-cell>
          <table:table-cell office:value-type="float" office:value="77089" table:style-name="ce297">
            <text:p>77,089</text:p>
          </table:table-cell>
          <table:table-cell office:value-type="float" office:value="573086" table:style-name="ce297">
            <text:p>573,086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5<text:s/><text:span text:style-name="T6">月</text:span></text:p>
          </table:table-cell>
          <table:covered-table-cell/>
          <table:table-cell office:value-type="float" office:value="8865759" table:style-name="ce297">
            <text:p>8,865,759</text:p>
          </table:table-cell>
          <table:table-cell office:value-type="float" office:value="23586562" table:style-name="ce297">
            <text:p>23,586,562</text:p>
          </table:table-cell>
          <table:table-cell office:value-type="float" office:value="11691334" table:style-name="ce297">
            <text:p>11,691,334</text:p>
          </table:table-cell>
          <table:table-cell office:value-type="float" office:value="11895228" table:style-name="ce297">
            <text:p>11,895,228</text:p>
          </table:table-cell>
          <table:table-cell office:value-type="float" office:value="12235" table:style-name="ce297">
            <text:p>12,235</text:p>
          </table:table-cell>
          <table:table-cell office:value-type="float" office:value="6403" table:style-name="ce297">
            <text:p>6,403</text:p>
          </table:table-cell>
          <table:table-cell office:value-type="float" office:value="5832" table:style-name="ce297">
            <text:p>5,832</text:p>
          </table:table-cell>
          <table:table-cell office:value-type="float" office:value="6.12" table:style-name="ce298">
            <text:p>6.12</text:p>
          </table:table-cell>
          <table:table-cell office:value-type="float" office:value="13272" table:style-name="ce297">
            <text:p>13,272</text:p>
          </table:table-cell>
          <table:table-cell office:value-type="float" office:value="7871" table:style-name="ce297">
            <text:p>7,871</text:p>
          </table:table-cell>
          <table:table-cell office:value-type="float" office:value="5401" table:style-name="ce297">
            <text:p>5,401</text:p>
          </table:table-cell>
          <table:table-cell office:value-type="float" office:value="6.64" table:style-name="ce298">
            <text:p>6.64</text:p>
          </table:table-cell>
          <table:table-cell office:value-type="float" office:value="-1037" table:style-name="ce297">
            <text:p>–1,037</text:p>
          </table:table-cell>
          <table:table-cell office:value-type="float" office:value="-0.52" table:style-name="ce299">
            <text:p>–0.52</text:p>
          </table:table-cell>
          <table:table-cell office:value-type="float" office:value="15370" table:style-name="ce297">
            <text:p>15,370</text:p>
          </table:table-cell>
          <table:table-cell office:value-type="float" office:value="14968" table:style-name="ce297">
            <text:p>14,968</text:p>
          </table:table-cell>
          <table:table-cell office:value-type="float" office:value="402" table:style-name="ce297">
            <text:p>402</text:p>
          </table:table-cell>
          <table:table-cell office:value-type="float" office:value="96" table:style-name="ce297">
            <text:p>96</text:p>
          </table:table-cell>
          <table:table-cell office:value-type="float" office:value="306" table:style-name="ce297">
            <text:p>306</text:p>
          </table:table-cell>
          <table:table-cell office:value-type="float" office:value="7.69" table:style-name="ce298">
            <text:p>7.69</text:p>
          </table:table-cell>
          <table:table-cell office:value-type="float" office:value="4447" table:style-name="ce297">
            <text:p>4,447</text:p>
          </table:table-cell>
          <table:table-cell office:value-type="float" office:value="4419" table:style-name="ce297">
            <text:p>4,419</text:p>
          </table:table-cell>
          <table:table-cell office:value-type="float" office:value="28" table:style-name="ce297">
            <text:p>28</text:p>
          </table:table-cell>
          <table:table-cell office:value-type="float" office:value="5" table:style-name="ce297">
            <text:p>5</text:p>
          </table:table-cell>
          <table:table-cell office:value-type="float" office:value="23" table:style-name="ce297">
            <text:p>23</text:p>
          </table:table-cell>
          <table:table-cell office:value-type="float" office:value="2.23" table:style-name="ce298">
            <text:p>2.23</text:p>
          </table:table-cell>
          <table:table-cell office:value-type="float" office:value="76367" table:style-name="ce297">
            <text:p>76,367</text:p>
          </table:table-cell>
          <table:table-cell office:value-type="float" office:value="80688" table:style-name="ce297">
            <text:p>80,688</text:p>
          </table:table-cell>
          <table:table-cell office:value-type="float" office:value="573469" table:style-name="ce297">
            <text:p>573,469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6<text:s/><text:span text:style-name="T6">月</text:span></text:p>
          </table:table-cell>
          <table:covered-table-cell/>
          <table:table-cell office:value-type="float" office:value="8874204" table:style-name="ce297">
            <text:p>8,874,204</text:p>
          </table:table-cell>
          <table:table-cell office:value-type="float" office:value="23583823" table:style-name="ce297">
            <text:p>23,583,823</text:p>
          </table:table-cell>
          <table:table-cell office:value-type="float" office:value="11689221" table:style-name="ce297">
            <text:p>11,689,221</text:p>
          </table:table-cell>
          <table:table-cell office:value-type="float" office:value="11894602" table:style-name="ce297">
            <text:p>11,894,602</text:p>
          </table:table-cell>
          <table:table-cell office:value-type="float" office:value="14247" table:style-name="ce297">
            <text:p>14,247</text:p>
          </table:table-cell>
          <table:table-cell office:value-type="float" office:value="7408" table:style-name="ce297">
            <text:p>7,408</text:p>
          </table:table-cell>
          <table:table-cell office:value-type="float" office:value="6839" table:style-name="ce297">
            <text:p>6,839</text:p>
          </table:table-cell>
          <table:table-cell office:value-type="float" office:value="7.37" table:style-name="ce298">
            <text:p>7.37</text:p>
          </table:table-cell>
          <table:table-cell office:value-type="float" office:value="13893" table:style-name="ce297">
            <text:p>13,893</text:p>
          </table:table-cell>
          <table:table-cell office:value-type="float" office:value="8120" table:style-name="ce297">
            <text:p>8,120</text:p>
          </table:table-cell>
          <table:table-cell office:value-type="float" office:value="5773" table:style-name="ce297">
            <text:p>5,773</text:p>
          </table:table-cell>
          <table:table-cell office:value-type="float" office:value="7.19" table:style-name="ce298">
            <text:p>7.19</text:p>
          </table:table-cell>
          <table:table-cell office:value-type="float" office:value="354" table:style-name="ce297">
            <text:p>354</text:p>
          </table:table-cell>
          <table:table-cell office:value-type="float" office:value="0.18" table:style-name="ce299">
            <text:p>0.18</text:p>
          </table:table-cell>
          <table:table-cell office:value-type="float" office:value="6889" table:style-name="ce297">
            <text:p>6,889</text:p>
          </table:table-cell>
          <table:table-cell office:value-type="float" office:value="6745" table:style-name="ce297">
            <text:p>6,745</text:p>
          </table:table-cell>
          <table:table-cell office:value-type="float" office:value="144" table:style-name="ce297">
            <text:p>144</text:p>
          </table:table-cell>
          <table:table-cell office:value-type="float" office:value="51" table:style-name="ce297">
            <text:p>51</text:p>
          </table:table-cell>
          <table:table-cell office:value-type="float" office:value="93" table:style-name="ce297">
            <text:p>93</text:p>
          </table:table-cell>
          <table:table-cell office:value-type="float" office:value="3.56" table:style-name="ce298">
            <text:p>3.56</text:p>
          </table:table-cell>
          <table:table-cell office:value-type="float" office:value="4259" table:style-name="ce297">
            <text:p>4,259</text:p>
          </table:table-cell>
          <table:table-cell office:value-type="float" office:value="4235" table:style-name="ce297">
            <text:p>4,235</text:p>
          </table:table-cell>
          <table:table-cell office:value-type="float" office:value="24" table:style-name="ce297">
            <text:p>24</text:p>
          </table:table-cell>
          <table:table-cell office:value-type="float" office:value="6" table:style-name="ce297">
            <text:p>6</text:p>
          </table:table-cell>
          <table:table-cell office:value-type="float" office:value="18" table:style-name="ce297">
            <text:p>18</text:p>
          </table:table-cell>
          <table:table-cell office:value-type="float" office:value="2.2000000000000002" table:style-name="ce298">
            <text:p>2.20</text:p>
          </table:table-cell>
          <table:table-cell office:value-type="float" office:value="72568" table:style-name="ce297">
            <text:p>72,568</text:p>
          </table:table-cell>
          <table:table-cell office:value-type="float" office:value="75661" table:style-name="ce297">
            <text:p>75,661</text:p>
          </table:table-cell>
          <table:table-cell office:value-type="float" office:value="573980" table:style-name="ce297">
            <text:p>573,980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7<text:s/><text:span text:style-name="T6">月</text:span></text:p>
          </table:table-cell>
          <table:covered-table-cell/>
          <table:table-cell office:value-type="float" office:value="8884763" table:style-name="ce297">
            <text:p>8,884,763</text:p>
          </table:table-cell>
          <table:table-cell office:value-type="float" office:value="23578705" table:style-name="ce297">
            <text:p>23,578,705</text:p>
          </table:table-cell>
          <table:table-cell office:value-type="float" office:value="11685947" table:style-name="ce297">
            <text:p>11,685,947</text:p>
          </table:table-cell>
          <table:table-cell office:value-type="float" office:value="11892758" table:style-name="ce297">
            <text:p>11,892,758</text:p>
          </table:table-cell>
          <table:table-cell office:value-type="float" office:value="12614" table:style-name="ce297">
            <text:p>12,614</text:p>
          </table:table-cell>
          <table:table-cell office:value-type="float" office:value="6582" table:style-name="ce297">
            <text:p>6,582</text:p>
          </table:table-cell>
          <table:table-cell office:value-type="float" office:value="6032" table:style-name="ce297">
            <text:p>6,032</text:p>
          </table:table-cell>
          <table:table-cell office:value-type="float" office:value="6.32" table:style-name="ce298">
            <text:p>6.32</text:p>
          </table:table-cell>
          <table:table-cell office:value-type="float" office:value="14533" table:style-name="ce297">
            <text:p>14,533</text:p>
          </table:table-cell>
          <table:table-cell office:value-type="float" office:value="8381" table:style-name="ce297">
            <text:p>8,381</text:p>
          </table:table-cell>
          <table:table-cell office:value-type="float" office:value="6152" table:style-name="ce297">
            <text:p>6,152</text:p>
          </table:table-cell>
          <table:table-cell office:value-type="float" office:value="7.28" table:style-name="ce298">
            <text:p>7.28</text:p>
          </table:table-cell>
          <table:table-cell office:value-type="float" office:value="-1919" table:style-name="ce297">
            <text:p>–1,919</text:p>
          </table:table-cell>
          <table:table-cell office:value-type="float" office:value="-0.96" table:style-name="ce299">
            <text:p>–0.96</text:p>
          </table:table-cell>
          <table:table-cell office:value-type="float" office:value="8324" table:style-name="ce297">
            <text:p>8,324</text:p>
          </table:table-cell>
          <table:table-cell office:value-type="float" office:value="8170" table:style-name="ce297">
            <text:p>8,170</text:p>
          </table:table-cell>
          <table:table-cell office:value-type="float" office:value="154" table:style-name="ce297">
            <text:p>154</text:p>
          </table:table-cell>
          <table:table-cell office:value-type="float" office:value="44" table:style-name="ce297">
            <text:p>44</text:p>
          </table:table-cell>
          <table:table-cell office:value-type="float" office:value="110" table:style-name="ce297">
            <text:p>110</text:p>
          </table:table-cell>
          <table:table-cell office:value-type="float" office:value="4.17" table:style-name="ce298">
            <text:p>4.17</text:p>
          </table:table-cell>
          <table:table-cell office:value-type="float" office:value="4905" table:style-name="ce297">
            <text:p>4,905</text:p>
          </table:table-cell>
          <table:table-cell office:value-type="float" office:value="4867" table:style-name="ce297">
            <text:p>4,867</text:p>
          </table:table-cell>
          <table:table-cell office:value-type="float" office:value="38" table:style-name="ce297">
            <text:p>38</text:p>
          </table:table-cell>
          <table:table-cell office:value-type="float" office:value="7" table:style-name="ce297">
            <text:p>7</text:p>
          </table:table-cell>
          <table:table-cell office:value-type="float" office:value="31" table:style-name="ce297">
            <text:p>31</text:p>
          </table:table-cell>
          <table:table-cell office:value-type="float" office:value="2.46" table:style-name="ce298">
            <text:p>2.46</text:p>
          </table:table-cell>
          <table:table-cell office:value-type="float" office:value="88137" table:style-name="ce297">
            <text:p>88,137</text:p>
          </table:table-cell>
          <table:table-cell office:value-type="float" office:value="91336" table:style-name="ce297">
            <text:p>91,336</text:p>
          </table:table-cell>
          <table:table-cell office:value-type="float" office:value="574508" table:style-name="ce297">
            <text:p>574,508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8<text:s/><text:span text:style-name="T6">月</text:span></text:p>
          </table:table-cell>
          <table:covered-table-cell/>
          <table:table-cell office:value-type="float" office:value="8903119" table:style-name="ce297">
            <text:p>8,903,119</text:p>
          </table:table-cell>
          <table:table-cell office:value-type="float" office:value="23574334" table:style-name="ce297">
            <text:p>23,574,334</text:p>
          </table:table-cell>
          <table:table-cell office:value-type="float" office:value="11683160" table:style-name="ce297">
            <text:p>11,683,160</text:p>
          </table:table-cell>
          <table:table-cell office:value-type="float" office:value="11891174" table:style-name="ce297">
            <text:p>11,891,174</text:p>
          </table:table-cell>
          <table:table-cell office:value-type="float" office:value="12787" table:style-name="ce297">
            <text:p>12,787</text:p>
          </table:table-cell>
          <table:table-cell office:value-type="float" office:value="6638" table:style-name="ce297">
            <text:p>6,638</text:p>
          </table:table-cell>
          <table:table-cell office:value-type="float" office:value="6149" table:style-name="ce297">
            <text:p>6,149</text:p>
          </table:table-cell>
          <table:table-cell office:value-type="float" office:value="6.4" table:style-name="ce298">
            <text:p>6.40</text:p>
          </table:table-cell>
          <table:table-cell office:value-type="float" office:value="13301" table:style-name="ce297">
            <text:p>13,301</text:p>
          </table:table-cell>
          <table:table-cell office:value-type="float" office:value="7767" table:style-name="ce297">
            <text:p>7,767</text:p>
          </table:table-cell>
          <table:table-cell office:value-type="float" office:value="5534" table:style-name="ce297">
            <text:p>5,534</text:p>
          </table:table-cell>
          <table:table-cell office:value-type="float" office:value="6.66" table:style-name="ce298">
            <text:p>6.66</text:p>
          </table:table-cell>
          <table:table-cell office:value-type="float" office:value="-514" table:style-name="ce297">
            <text:p>–514</text:p>
          </table:table-cell>
          <table:table-cell office:value-type="float" office:value="-0.26" table:style-name="ce299">
            <text:p>–0.26</text:p>
          </table:table-cell>
          <table:table-cell office:value-type="float" office:value="6583" table:style-name="ce297">
            <text:p>6,583</text:p>
          </table:table-cell>
          <table:table-cell office:value-type="float" office:value="6422" table:style-name="ce297">
            <text:p>6,422</text:p>
          </table:table-cell>
          <table:table-cell office:value-type="float" office:value="161" table:style-name="ce297">
            <text:p>161</text:p>
          </table:table-cell>
          <table:table-cell office:value-type="float" office:value="64" table:style-name="ce297">
            <text:p>64</text:p>
          </table:table-cell>
          <table:table-cell office:value-type="float" office:value="97" table:style-name="ce297">
            <text:p>97</text:p>
          </table:table-cell>
          <table:table-cell office:value-type="float" office:value="3.3" table:style-name="ce298">
            <text:p>3.30</text:p>
          </table:table-cell>
          <table:table-cell office:value-type="float" office:value="4379" table:style-name="ce297">
            <text:p>4,379</text:p>
          </table:table-cell>
          <table:table-cell office:value-type="float" office:value="4350" table:style-name="ce297">
            <text:p>4,350</text:p>
          </table:table-cell>
          <table:table-cell office:value-type="float" office:value="29" table:style-name="ce297">
            <text:p>29</text:p>
          </table:table-cell>
          <table:table-cell office:value-type="float" office:value="9" table:style-name="ce297">
            <text:p>9</text:p>
          </table:table-cell>
          <table:table-cell office:value-type="float" office:value="20" table:style-name="ce297">
            <text:p>20</text:p>
          </table:table-cell>
          <table:table-cell office:value-type="float" office:value="2.19" table:style-name="ce298">
            <text:p>2.19</text:p>
          </table:table-cell>
          <table:table-cell office:value-type="float" office:value="89396" table:style-name="ce297">
            <text:p>89,396</text:p>
          </table:table-cell>
          <table:table-cell office:value-type="float" office:value="93253" table:style-name="ce297">
            <text:p>93,253</text:p>
          </table:table-cell>
          <table:table-cell office:value-type="float" office:value="575067" table:style-name="ce297">
            <text:p>575,06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9<text:s/><text:span text:style-name="T6">月</text:span></text:p>
          </table:table-cell>
          <table:covered-table-cell/>
          <table:table-cell office:value-type="float" office:value="8921682" table:style-name="ce297">
            <text:p>8,921,682</text:p>
          </table:table-cell>
          <table:table-cell office:value-type="float" office:value="23568378" table:style-name="ce297">
            <text:p>23,568,378</text:p>
          </table:table-cell>
          <table:table-cell office:value-type="float" office:value="11679669" table:style-name="ce297">
            <text:p>11,679,669</text:p>
          </table:table-cell>
          <table:table-cell office:value-type="float" office:value="11888709" table:style-name="ce297">
            <text:p>11,888,709</text:p>
          </table:table-cell>
          <table:table-cell office:value-type="float" office:value="13854" table:style-name="ce297">
            <text:p>13,854</text:p>
          </table:table-cell>
          <table:table-cell office:value-type="float" office:value="7318" table:style-name="ce297">
            <text:p>7,318</text:p>
          </table:table-cell>
          <table:table-cell office:value-type="float" office:value="6536" table:style-name="ce297">
            <text:p>6,536</text:p>
          </table:table-cell>
          <table:table-cell office:value-type="float" office:value="7.17" table:style-name="ce298">
            <text:p>7.17</text:p>
          </table:table-cell>
          <table:table-cell office:value-type="float" office:value="13876" table:style-name="ce297">
            <text:p>13,876</text:p>
          </table:table-cell>
          <table:table-cell office:value-type="float" office:value="8136" table:style-name="ce297">
            <text:p>8,136</text:p>
          </table:table-cell>
          <table:table-cell office:value-type="float" office:value="5740" table:style-name="ce297">
            <text:p>5,740</text:p>
          </table:table-cell>
          <table:table-cell office:value-type="float" office:value="7.18" table:style-name="ce298">
            <text:p>7.18</text:p>
          </table:table-cell>
          <table:table-cell office:value-type="float" office:value="-22" table:style-name="ce297">
            <text:p>–22</text:p>
          </table:table-cell>
          <table:table-cell office:value-type="float" office:value="-0.01" table:style-name="ce299">
            <text:p>–0.01</text:p>
          </table:table-cell>
          <table:table-cell office:value-type="float" office:value="7242" table:style-name="ce297">
            <text:p>7,242</text:p>
          </table:table-cell>
          <table:table-cell office:value-type="float" office:value="7063" table:style-name="ce297">
            <text:p>7,063</text:p>
          </table:table-cell>
          <table:table-cell office:value-type="float" office:value="179" table:style-name="ce297">
            <text:p>179</text:p>
          </table:table-cell>
          <table:table-cell office:value-type="float" office:value="46" table:style-name="ce297">
            <text:p>46</text:p>
          </table:table-cell>
          <table:table-cell office:value-type="float" office:value="133" table:style-name="ce297">
            <text:p>133</text:p>
          </table:table-cell>
          <table:table-cell office:value-type="float" office:value="3.75" table:style-name="ce298">
            <text:p>3.75</text:p>
          </table:table-cell>
          <table:table-cell office:value-type="float" office:value="4516" table:style-name="ce297">
            <text:p>4,516</text:p>
          </table:table-cell>
          <table:table-cell office:value-type="float" office:value="4492" table:style-name="ce297">
            <text:p>4,492</text:p>
          </table:table-cell>
          <table:table-cell office:value-type="float" office:value="24" table:style-name="ce297">
            <text:p>24</text:p>
          </table:table-cell>
          <table:table-cell office:value-type="float" office:value="5" table:style-name="ce297">
            <text:p>5</text:p>
          </table:table-cell>
          <table:table-cell office:value-type="float" office:value="19" table:style-name="ce297">
            <text:p>19</text:p>
          </table:table-cell>
          <table:table-cell office:value-type="float" office:value="2.34" table:style-name="ce298">
            <text:p>2.34</text:p>
          </table:table-cell>
          <table:table-cell office:value-type="float" office:value="92416" table:style-name="ce297">
            <text:p>92,416</text:p>
          </table:table-cell>
          <table:table-cell office:value-type="float" office:value="98350" table:style-name="ce297">
            <text:p>98,350</text:p>
          </table:table-cell>
          <table:table-cell office:value-type="float" office:value="575555" table:style-name="ce297">
            <text:p>575,55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0<text:s/><text:span text:style-name="T6">月</text:span></text:p>
          </table:table-cell>
          <table:covered-table-cell/>
          <table:table-cell office:value-type="float" office:value="8923738" table:style-name="ce297">
            <text:p>8,923,738</text:p>
          </table:table-cell>
          <table:table-cell office:value-type="float" office:value="23566471" table:style-name="ce297">
            <text:p>23,566,471</text:p>
          </table:table-cell>
          <table:table-cell office:value-type="float" office:value="11677788" table:style-name="ce297">
            <text:p>11,677,788</text:p>
          </table:table-cell>
          <table:table-cell office:value-type="float" office:value="11888683" table:style-name="ce297">
            <text:p>11,888,683</text:p>
          </table:table-cell>
          <table:table-cell office:value-type="float" office:value="14031" table:style-name="ce297">
            <text:p>14,031</text:p>
          </table:table-cell>
          <table:table-cell office:value-type="float" office:value="7205" table:style-name="ce297">
            <text:p>7,205</text:p>
          </table:table-cell>
          <table:table-cell office:value-type="float" office:value="6826" table:style-name="ce297">
            <text:p>6,826</text:p>
          </table:table-cell>
          <table:table-cell office:value-type="float" office:value="7.03" table:style-name="ce298">
            <text:p>7.03</text:p>
          </table:table-cell>
          <table:table-cell office:value-type="float" office:value="13542" table:style-name="ce297">
            <text:p>13,542</text:p>
          </table:table-cell>
          <table:table-cell office:value-type="float" office:value="7938" table:style-name="ce297">
            <text:p>7,938</text:p>
          </table:table-cell>
          <table:table-cell office:value-type="float" office:value="5604" table:style-name="ce297">
            <text:p>5,604</text:p>
          </table:table-cell>
          <table:table-cell office:value-type="float" office:value="6.78" table:style-name="ce298">
            <text:p>6.78</text:p>
          </table:table-cell>
          <table:table-cell office:value-type="float" office:value="489" table:style-name="ce297">
            <text:p>489</text:p>
          </table:table-cell>
          <table:table-cell office:value-type="float" office:value="0.24" table:style-name="ce299">
            <text:p>0.24</text:p>
          </table:table-cell>
          <table:table-cell office:value-type="float" office:value="12384" table:style-name="ce297">
            <text:p>12,384</text:p>
          </table:table-cell>
          <table:table-cell office:value-type="float" office:value="12204" table:style-name="ce297">
            <text:p>12,204</text:p>
          </table:table-cell>
          <table:table-cell office:value-type="float" office:value="180" table:style-name="ce297">
            <text:p>180</text:p>
          </table:table-cell>
          <table:table-cell office:value-type="float" office:value="50" table:style-name="ce297">
            <text:p>50</text:p>
          </table:table-cell>
          <table:table-cell office:value-type="float" office:value="130" table:style-name="ce297">
            <text:p>130</text:p>
          </table:table-cell>
          <table:table-cell office:value-type="float" office:value="6.2" table:style-name="ce298">
            <text:p>6.20</text:p>
          </table:table-cell>
          <table:table-cell office:value-type="float" office:value="4043" table:style-name="ce297">
            <text:p>4,043</text:p>
          </table:table-cell>
          <table:table-cell office:value-type="float" office:value="4017" table:style-name="ce297">
            <text:p>4,017</text:p>
          </table:table-cell>
          <table:table-cell office:value-type="float" office:value="26" table:style-name="ce297">
            <text:p>26</text:p>
          </table:table-cell>
          <table:table-cell office:value-type="float" office:value="9" table:style-name="ce297">
            <text:p>9</text:p>
          </table:table-cell>
          <table:table-cell office:value-type="float" office:value="17" table:style-name="ce297">
            <text:p>17</text:p>
          </table:table-cell>
          <table:table-cell office:value-type="float" office:value="2.0299999999999998" table:style-name="ce298">
            <text:p>2.03</text:p>
          </table:table-cell>
          <table:table-cell office:value-type="float" office:value="63402" table:style-name="ce297">
            <text:p>63,402</text:p>
          </table:table-cell>
          <table:table-cell office:value-type="float" office:value="65798" table:style-name="ce297">
            <text:p>65,798</text:p>
          </table:table-cell>
          <table:table-cell office:value-type="float" office:value="575967" table:style-name="ce297">
            <text:p>575,96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1<text:s/><text:span text:style-name="T6">月</text:span></text:p>
          </table:table-cell>
          <table:covered-table-cell/>
          <table:table-cell office:value-type="float" office:value="8928167" table:style-name="ce297">
            <text:p>8,928,167</text:p>
          </table:table-cell>
          <table:table-cell office:value-type="float" office:value="23563356" table:style-name="ce297">
            <text:p>23,563,356</text:p>
          </table:table-cell>
          <table:table-cell office:value-type="float" office:value="11675605" table:style-name="ce297">
            <text:p>11,675,605</text:p>
          </table:table-cell>
          <table:table-cell office:value-type="float" office:value="11887751" table:style-name="ce297">
            <text:p>11,887,751</text:p>
          </table:table-cell>
          <table:table-cell office:value-type="float" office:value="14656" table:style-name="ce297">
            <text:p>14,656</text:p>
          </table:table-cell>
          <table:table-cell office:value-type="float" office:value="7659" table:style-name="ce297">
            <text:p>7,659</text:p>
          </table:table-cell>
          <table:table-cell office:value-type="float" office:value="6997" table:style-name="ce297">
            <text:p>6,997</text:p>
          </table:table-cell>
          <table:table-cell office:value-type="float" office:value="7.587380510973774" table:style-name="ce298">
            <text:p>7.59</text:p>
          </table:table-cell>
          <table:table-cell office:value-type="float" office:value="14141" table:style-name="ce297">
            <text:p>14,141</text:p>
          </table:table-cell>
          <table:table-cell office:value-type="float" office:value="8271" table:style-name="ce297">
            <text:p>8,271</text:p>
          </table:table-cell>
          <table:table-cell office:value-type="float" office:value="5870" table:style-name="ce297">
            <text:p>5,870</text:p>
          </table:table-cell>
          <table:table-cell office:value-type="float" office:value="7.3207660893613626" table:style-name="ce298">
            <text:p>7.32</text:p>
          </table:table-cell>
          <table:table-cell office:value-type="float" office:value="515" table:style-name="ce297">
            <text:p>515</text:p>
          </table:table-cell>
          <table:table-cell office:value-type="float" office:value="0.26661442161241089" table:style-name="ce299">
            <text:p>0.27</text:p>
          </table:table-cell>
          <table:table-cell office:value-type="float" office:value="9186" table:style-name="ce297">
            <text:p>9,186</text:p>
          </table:table-cell>
          <table:table-cell office:value-type="float" office:value="9023" table:style-name="ce297">
            <text:p>9,023</text:p>
          </table:table-cell>
          <table:table-cell office:value-type="float" office:value="163" table:style-name="ce297">
            <text:p>163</text:p>
          </table:table-cell>
          <table:table-cell office:value-type="float" office:value="35" table:style-name="ce297">
            <text:p>35</text:p>
          </table:table-cell>
          <table:table-cell office:value-type="float" office:value="128" table:style-name="ce297">
            <text:p>128</text:p>
          </table:table-cell>
          <table:table-cell office:value-type="float" office:value="4.755572964915741" table:style-name="ce298">
            <text:p>4.76</text:p>
          </table:table-cell>
          <table:table-cell office:value-type="float" office:value="4209" table:style-name="ce297">
            <text:p>4,209</text:p>
          </table:table-cell>
          <table:table-cell office:value-type="float" office:value="4171" table:style-name="ce297">
            <text:p>4,171</text:p>
          </table:table-cell>
          <table:table-cell office:value-type="float" office:value="38" table:style-name="ce297">
            <text:p>38</text:p>
          </table:table-cell>
          <table:table-cell office:value-type="float" office:value="13" table:style-name="ce297">
            <text:p>13</text:p>
          </table:table-cell>
          <table:table-cell office:value-type="float" office:value="25" table:style-name="ce297">
            <text:p>25</text:p>
          </table:table-cell>
          <table:table-cell office:value-type="float" office:value="2.1789904865371597" table:style-name="ce298">
            <text:p>2.18</text:p>
          </table:table-cell>
          <table:table-cell office:value-type="float" office:value="68722" table:style-name="ce297">
            <text:p>68,722</text:p>
          </table:table-cell>
          <table:table-cell office:value-type="float" office:value="72352" table:style-name="ce297">
            <text:p>72,352</text:p>
          </table:table-cell>
          <table:table-cell office:value-type="float" office:value="576374" table:style-name="ce297">
            <text:p>576,37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2<text:s/><text:span text:style-name="T6">月</text:span></text:p>
          </table:table-cell>
          <table:covered-table-cell/>
          <table:table-cell office:value-type="float" office:value="8933814" table:style-name="ce297">
            <text:p>8,933,814</text:p>
          </table:table-cell>
          <table:table-cell office:value-type="float" office:value="23561236" table:style-name="ce297">
            <text:p>23,561,236</text:p>
          </table:table-cell>
          <table:table-cell office:value-type="float" office:value="11673765" table:style-name="ce297">
            <text:p>11,673,765</text:p>
          </table:table-cell>
          <table:table-cell office:value-type="float" office:value="11887471" table:style-name="ce297">
            <text:p>11,887,471</text:p>
          </table:table-cell>
          <table:table-cell office:value-type="float" office:value="17547" table:style-name="ce297">
            <text:p>17,547</text:p>
          </table:table-cell>
          <table:table-cell office:value-type="float" office:value="9039" table:style-name="ce297">
            <text:p>9,039</text:p>
          </table:table-cell>
          <table:table-cell office:value-type="float" office:value="8508" table:style-name="ce297">
            <text:p>8,508</text:p>
          </table:table-cell>
          <table:table-cell office:value-type="float" office:value="8.7923437703869318" table:style-name="ce298">
            <text:p>8.79</text:p>
          </table:table-cell>
          <table:table-cell office:value-type="float" office:value="15208" table:style-name="ce297">
            <text:p>15,208</text:p>
          </table:table-cell>
          <table:table-cell office:value-type="float" office:value="8944" table:style-name="ce297">
            <text:p>8,944</text:p>
          </table:table-cell>
          <table:table-cell office:value-type="float" office:value="6264" table:style-name="ce297">
            <text:p>6,264</text:p>
          </table:table-cell>
          <table:table-cell office:value-type="float" office:value="7.6203319120102826" table:style-name="ce298">
            <text:p>7.62</text:p>
          </table:table-cell>
          <table:table-cell office:value-type="float" office:value="2339" table:style-name="ce297">
            <text:p>2,339</text:p>
          </table:table-cell>
          <table:table-cell office:value-type="float" office:value="1.1720118583766475" table:style-name="ce299">
            <text:p>1.17</text:p>
          </table:table-cell>
          <table:table-cell office:value-type="float" office:value="15638" table:style-name="ce297">
            <text:p>15,638</text:p>
          </table:table-cell>
          <table:table-cell office:value-type="float" office:value="15380" table:style-name="ce297">
            <text:p>15,380</text:p>
          </table:table-cell>
          <table:table-cell office:value-type="float" office:value="258" table:style-name="ce297">
            <text:p>258</text:p>
          </table:table-cell>
          <table:table-cell office:value-type="float" office:value="55" table:style-name="ce297">
            <text:p>55</text:p>
          </table:table-cell>
          <table:table-cell office:value-type="float" office:value="203" table:style-name="ce297">
            <text:p>203</text:p>
          </table:table-cell>
          <table:table-cell office:value-type="float" office:value="7.8357936901641763" table:style-name="ce298">
            <text:p>7.84</text:p>
          </table:table-cell>
          <table:table-cell office:value-type="float" office:value="4338" table:style-name="ce297">
            <text:p>4,338</text:p>
          </table:table-cell>
          <table:table-cell office:value-type="float" office:value="4287" table:style-name="ce297">
            <text:p>4,287</text:p>
          </table:table-cell>
          <table:table-cell office:value-type="float" office:value="51" table:style-name="ce297">
            <text:p>51</text:p>
          </table:table-cell>
          <table:table-cell office:value-type="float" office:value="11" table:style-name="ce297">
            <text:p>11</text:p>
          </table:table-cell>
          <table:table-cell office:value-type="float" office:value="40" table:style-name="ce297">
            <text:p>40</text:p>
          </table:table-cell>
          <table:table-cell office:value-type="float" office:value="2.1736585898409131" table:style-name="ce298">
            <text:p>2.17</text:p>
          </table:table-cell>
          <table:table-cell office:value-type="float" office:value="77830" table:style-name="ce297">
            <text:p>77,830</text:p>
          </table:table-cell>
          <table:table-cell office:value-type="float" office:value="82289" table:style-name="ce297">
            <text:p>82,289</text:p>
          </table:table-cell>
          <table:table-cell office:value-type="float" office:value="576792" table:style-name="ce297">
            <text:p>576,792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10<text:span text:style-name="T8">年</text:span></text:p>
          </table:table-cell>
          <table:covered-table-cell/>
          <table:table-cell office:value-type="float" office:value="9006580" table:style-name="ce289">
            <text:p>9,006,580</text:p>
          </table:table-cell>
          <table:table-cell office:value-type="float" office:value="23375314" table:style-name="ce289">
            <text:p>23,375,314</text:p>
          </table:table-cell>
          <table:table-cell office:value-type="float" office:value="11578696" table:style-name="ce289">
            <text:p>11,578,696</text:p>
          </table:table-cell>
          <table:table-cell office:value-type="float" office:value="11796618" table:style-name="ce289">
            <text:p>11,796,618</text:p>
          </table:table-cell>
          <table:table-cell office:value-type="float" office:value="153820" table:style-name="ce289">
            <text:p>153,820</text:p>
          </table:table-cell>
          <table:table-cell office:value-type="float" office:value="79513" table:style-name="ce289">
            <text:p>79,513</text:p>
          </table:table-cell>
          <table:table-cell office:value-type="float" office:value="74307" table:style-name="ce289">
            <text:p>74,307</text:p>
          </table:table-cell>
          <table:table-cell office:value-type="float" office:value="6.5543803283368716" table:style-name="ce300">
            <text:p>6.55</text:p>
          </table:table-cell>
          <table:table-cell office:value-type="float" office:value="183732" table:style-name="ce289">
            <text:p>183,732</text:p>
          </table:table-cell>
          <table:table-cell office:value-type="float" office:value="106877" table:style-name="ce289">
            <text:p>106,877</text:p>
          </table:table-cell>
          <table:table-cell office:value-type="float" office:value="76855" table:style-name="ce289">
            <text:p>76,855</text:p>
          </table:table-cell>
          <table:table-cell office:value-type="float" office:value="7.8289520640098162" table:style-name="ce300">
            <text:p>7.83</text:p>
          </table:table-cell>
          <table:table-cell office:value-type="float" office:value="-29912" table:style-name="ce289">
            <text:p>–29,912</text:p>
          </table:table-cell>
          <table:table-cell office:value-type="float" office:value="-1.2745717356729458" table:style-name="ce301">
            <text:p>–1.27</text:p>
          </table:table-cell>
          <table:table-cell office:value-type="float" office:value="114606" table:style-name="ce289">
            <text:p>114,606</text:p>
          </table:table-cell>
          <table:table-cell office:value-type="float" office:value="112750" table:style-name="ce289">
            <text:p>112,750</text:p>
          </table:table-cell>
          <table:table-cell office:value-type="float" office:value="1856" table:style-name="ce289">
            <text:p>1,856</text:p>
          </table:table-cell>
          <table:table-cell office:value-type="float" office:value="535" table:style-name="ce289">
            <text:p>535</text:p>
          </table:table-cell>
          <table:table-cell office:value-type="float" office:value="1321" table:style-name="ce289">
            <text:p>1,321</text:p>
          </table:table-cell>
          <table:table-cell office:value-type="float" office:value="4.8834437128421246" table:style-name="ce300">
            <text:p>4.88</text:p>
          </table:table-cell>
          <table:table-cell office:value-type="float" office:value="47887" table:style-name="ce289">
            <text:p>47,887</text:p>
          </table:table-cell>
          <table:table-cell office:value-type="float" office:value="47379" table:style-name="ce289">
            <text:p>47,379</text:p>
          </table:table-cell>
          <table:table-cell office:value-type="float" office:value="508" table:style-name="ce289">
            <text:p>508</text:p>
          </table:table-cell>
          <table:table-cell office:value-type="float" office:value="126" table:style-name="ce289">
            <text:p>126</text:p>
          </table:table-cell>
          <table:table-cell office:value-type="float" office:value="382" table:style-name="ce289">
            <text:p>382</text:p>
          </table:table-cell>
          <table:table-cell office:value-type="float" office:value="2.040499354980287" table:style-name="ce300">
            <text:p>2.04</text:p>
          </table:table-cell>
          <table:table-cell office:value-type="float" office:value="920703" table:style-name="ce289">
            <text:p>920,703</text:p>
          </table:table-cell>
          <table:table-cell office:value-type="float" office:value="1076713" table:style-name="ce289">
            <text:p>1,076,713</text:p>
          </table:table-cell>
          <table:table-cell office:value-type="float" office:value="580758" table:style-name="ce289">
            <text:p>580,758</text:p>
          </table:table-cell>
          <table:table-cell table:number-columns-repeated="16353" table:style-name="ce302"/>
        </table:table-row>
        <table:table-row table:style-name="ro7" table:visibility="collapse">
          <table:table-cell office:value-type="string" table:number-columns-spanned="2" table:number-rows-spanned="1" table:style-name="ce296">
            <text:p>1<text:s/><text:span text:style-name="T6">月</text:span></text:p>
          </table:table-cell>
          <table:covered-table-cell/>
          <table:table-cell office:value-type="float" office:value="8938484" table:style-name="ce297">
            <text:p>8,938,484</text:p>
          </table:table-cell>
          <table:table-cell office:value-type="float" office:value="23548633" table:style-name="ce297">
            <text:p>23,548,633</text:p>
          </table:table-cell>
          <table:table-cell office:value-type="float" office:value="11666663" table:style-name="ce297">
            <text:p>11,666,663</text:p>
          </table:table-cell>
          <table:table-cell office:value-type="float" office:value="11881970" table:style-name="ce297">
            <text:p>11,881,970</text:p>
          </table:table-cell>
          <table:table-cell office:value-type="float" office:value="9601" table:style-name="ce297">
            <text:p>9,601</text:p>
          </table:table-cell>
          <table:table-cell office:value-type="float" office:value="4906" table:style-name="ce297">
            <text:p>4,906</text:p>
          </table:table-cell>
          <table:table-cell office:value-type="float" office:value="4695" table:style-name="ce297">
            <text:p>4,695</text:p>
          </table:table-cell>
          <table:table-cell office:value-type="float" office:value="4.7991656380137471" table:style-name="ce298">
            <text:p>4.80</text:p>
          </table:table-cell>
          <table:table-cell office:value-type="float" office:value="16332" table:style-name="ce297">
            <text:p>16,332</text:p>
          </table:table-cell>
          <table:table-cell office:value-type="float" office:value="9566" table:style-name="ce297">
            <text:p>9,566</text:p>
          </table:table-cell>
          <table:table-cell office:value-type="float" office:value="6766" table:style-name="ce297">
            <text:p>6,766</text:p>
          </table:table-cell>
          <table:table-cell office:value-type="float" office:value="8.1637301531132707" table:style-name="ce298">
            <text:p>8.16</text:p>
          </table:table-cell>
          <table:table-cell office:value-type="float" office:value="-6731" table:style-name="ce297">
            <text:p>–6,731</text:p>
          </table:table-cell>
          <table:table-cell office:value-type="float" office:value="-3.3645645150995236" table:style-name="ce299">
            <text:p>–3.36</text:p>
          </table:table-cell>
          <table:table-cell office:value-type="float" office:value="10619" table:style-name="ce297">
            <text:p>10,619</text:p>
          </table:table-cell>
          <table:table-cell office:value-type="float" office:value="10486" table:style-name="ce297">
            <text:p>10,486</text:p>
          </table:table-cell>
          <table:table-cell office:value-type="float" office:value="133" table:style-name="ce297">
            <text:p>133</text:p>
          </table:table-cell>
          <table:table-cell office:value-type="float" office:value="42" table:style-name="ce297">
            <text:p>42</text:p>
          </table:table-cell>
          <table:table-cell office:value-type="float" office:value="91" table:style-name="ce297">
            <text:p>91</text:p>
          </table:table-cell>
          <table:table-cell office:value-type="float" office:value="5.3080241547826237" table:style-name="ce298">
            <text:p>5.31</text:p>
          </table:table-cell>
          <table:table-cell office:value-type="float" office:value="3601" table:style-name="ce297">
            <text:p>3,601</text:p>
          </table:table-cell>
          <table:table-cell office:value-type="float" office:value="3566" table:style-name="ce297">
            <text:p>3,566</text:p>
          </table:table-cell>
          <table:table-cell office:value-type="float" office:value="35" table:style-name="ce297">
            <text:p>35</text:p>
          </table:table-cell>
          <table:table-cell office:value-type="float" office:value="9" table:style-name="ce297">
            <text:p>9</text:p>
          </table:table-cell>
          <table:table-cell office:value-type="float" office:value="26" table:style-name="ce297">
            <text:p>26</text:p>
          </table:table-cell>
          <table:table-cell office:value-type="float" office:value="1.799999527391678" table:style-name="ce298">
            <text:p>1.80</text:p>
          </table:table-cell>
          <table:table-cell office:value-type="float" office:value="69158" table:style-name="ce297">
            <text:p>69,158</text:p>
          </table:table-cell>
          <table:table-cell office:value-type="float" office:value="75030" table:style-name="ce297">
            <text:p>75,030</text:p>
          </table:table-cell>
          <table:table-cell office:value-type="float" office:value="577029" table:style-name="ce297">
            <text:p>577,029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2<text:s/><text:span text:style-name="T6">月</text:span></text:p>
          </table:table-cell>
          <table:covered-table-cell/>
          <table:table-cell office:value-type="float" office:value="8942698" table:style-name="ce297">
            <text:p>8,942,698</text:p>
          </table:table-cell>
          <table:table-cell office:value-type="float" office:value="23539588" table:style-name="ce297">
            <text:p>23,539,588</text:p>
          </table:table-cell>
          <table:table-cell office:value-type="float" office:value="11661640" table:style-name="ce297">
            <text:p>11,661,640</text:p>
          </table:table-cell>
          <table:table-cell office:value-type="float" office:value="11877948" table:style-name="ce297">
            <text:p>11,877,948</text:p>
          </table:table-cell>
          <table:table-cell office:value-type="float" office:value="11497" table:style-name="ce297">
            <text:p>11,497</text:p>
          </table:table-cell>
          <table:table-cell office:value-type="float" office:value="6028" table:style-name="ce297">
            <text:p>6,028</text:p>
          </table:table-cell>
          <table:table-cell office:value-type="float" office:value="5469" table:style-name="ce297">
            <text:p>5,469</text:p>
          </table:table-cell>
          <table:table-cell office:value-type="float" office:value="6.3655667578886508" table:style-name="ce298">
            <text:p>6.37</text:p>
          </table:table-cell>
          <table:table-cell office:value-type="float" office:value="14856" table:style-name="ce297">
            <text:p>14,856</text:p>
          </table:table-cell>
          <table:table-cell office:value-type="float" office:value="8561" table:style-name="ce297">
            <text:p>8,561</text:p>
          </table:table-cell>
          <table:table-cell office:value-type="float" office:value="6295" table:style-name="ce297">
            <text:p>6,295</text:p>
          </table:table-cell>
          <table:table-cell office:value-type="float" office:value="8.2253509398272406" table:style-name="ce298">
            <text:p>8.23</text:p>
          </table:table-cell>
          <table:table-cell office:value-type="float" office:value="-3359" table:style-name="ce297">
            <text:p>–3,359</text:p>
          </table:table-cell>
          <table:table-cell office:value-type="float" office:value="-1.8597841819385907" table:style-name="ce299">
            <text:p>–1.86</text:p>
          </table:table-cell>
          <table:table-cell office:value-type="float" office:value="7710" table:style-name="ce297">
            <text:p>7,710</text:p>
          </table:table-cell>
          <table:table-cell office:value-type="float" office:value="7581" table:style-name="ce297">
            <text:p>7,581</text:p>
          </table:table-cell>
          <table:table-cell office:value-type="float" office:value="129" table:style-name="ce297">
            <text:p>129</text:p>
          </table:table-cell>
          <table:table-cell office:value-type="float" office:value="41" table:style-name="ce297">
            <text:p>41</text:p>
          </table:table-cell>
          <table:table-cell office:value-type="float" office:value="88" table:style-name="ce297">
            <text:p>88</text:p>
          </table:table-cell>
          <table:table-cell office:value-type="float" office:value="4.2688109683675304" table:style-name="ce298">
            <text:p>4.27</text:p>
          </table:table-cell>
          <table:table-cell office:value-type="float" office:value="3371" table:style-name="ce297">
            <text:p>3,371</text:p>
          </table:table-cell>
          <table:table-cell office:value-type="float" office:value="3326" table:style-name="ce297">
            <text:p>3,326</text:p>
          </table:table-cell>
          <table:table-cell office:value-type="float" office:value="45" table:style-name="ce297">
            <text:p>45</text:p>
          </table:table-cell>
          <table:table-cell office:value-type="float" office:value="12" table:style-name="ce297">
            <text:p>12</text:p>
          </table:table-cell>
          <table:table-cell office:value-type="float" office:value="33" table:style-name="ce297">
            <text:p>33</text:p>
          </table:table-cell>
          <table:table-cell office:value-type="float" office:value="1.8664282457025869" table:style-name="ce298">
            <text:p>1.87</text:p>
          </table:table-cell>
          <table:table-cell office:value-type="float" office:value="64406" table:style-name="ce297">
            <text:p>64,406</text:p>
          </table:table-cell>
          <table:table-cell office:value-type="float" office:value="70092" table:style-name="ce297">
            <text:p>70,092</text:p>
          </table:table-cell>
          <table:table-cell office:value-type="float" office:value="577401" table:style-name="ce297">
            <text:p>577,401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3<text:s/><text:span text:style-name="T6">月</text:span></text:p>
          </table:table-cell>
          <table:covered-table-cell/>
          <table:table-cell office:value-type="float" office:value="8950538" table:style-name="ce297">
            <text:p>8,950,538</text:p>
          </table:table-cell>
          <table:table-cell office:value-type="float" office:value="23525623" table:style-name="ce297">
            <text:p>23,525,623</text:p>
          </table:table-cell>
          <table:table-cell office:value-type="float" office:value="11654138" table:style-name="ce297">
            <text:p>11,654,138</text:p>
          </table:table-cell>
          <table:table-cell office:value-type="float" office:value="11871485" table:style-name="ce297">
            <text:p>11,871,485</text:p>
          </table:table-cell>
          <table:table-cell office:value-type="float" office:value="13819" table:style-name="ce297">
            <text:p>13,819</text:p>
          </table:table-cell>
          <table:table-cell office:value-type="float" office:value="7097" table:style-name="ce297">
            <text:p>7,097</text:p>
          </table:table-cell>
          <table:table-cell office:value-type="float" office:value="6722" table:style-name="ce297">
            <text:p>6,722</text:p>
          </table:table-cell>
          <table:table-cell office:value-type="float" office:value="6.9141336961247797" table:style-name="ce298">
            <text:p>6.91</text:p>
          </table:table-cell>
          <table:table-cell office:value-type="float" office:value="16438" table:style-name="ce297">
            <text:p>16,438</text:p>
          </table:table-cell>
          <table:table-cell office:value-type="float" office:value="9535" table:style-name="ce297">
            <text:p>9,535</text:p>
          </table:table-cell>
          <table:table-cell office:value-type="float" office:value="6903" table:style-name="ce297">
            <text:p>6,903</text:p>
          </table:table-cell>
          <table:table-cell office:value-type="float" office:value="8.2245118819667908" table:style-name="ce298">
            <text:p>8.22</text:p>
          </table:table-cell>
          <table:table-cell office:value-type="float" office:value="-2619" table:style-name="ce297">
            <text:p>–2,619</text:p>
          </table:table-cell>
          <table:table-cell office:value-type="float" office:value="-1.3103781858420143" table:style-name="ce299">
            <text:p>–1.31</text:p>
          </table:table-cell>
          <table:table-cell office:value-type="float" office:value="10426" table:style-name="ce297">
            <text:p>10,426</text:p>
          </table:table-cell>
          <table:table-cell office:value-type="float" office:value="10274" table:style-name="ce297">
            <text:p>10,274</text:p>
          </table:table-cell>
          <table:table-cell office:value-type="float" office:value="152" table:style-name="ce297">
            <text:p>152</text:p>
          </table:table-cell>
          <table:table-cell office:value-type="float" office:value="51" table:style-name="ce297">
            <text:p>51</text:p>
          </table:table-cell>
          <table:table-cell office:value-type="float" office:value="101" table:style-name="ce297">
            <text:p>101</text:p>
          </table:table-cell>
          <table:table-cell office:value-type="float" office:value="5.2164959776971518" table:style-name="ce298">
            <text:p>5.22</text:p>
          </table:table-cell>
          <table:table-cell office:value-type="float" office:value="4719" table:style-name="ce297">
            <text:p>4,719</text:p>
          </table:table-cell>
          <table:table-cell office:value-type="float" office:value="4669" table:style-name="ce297">
            <text:p>4,669</text:p>
          </table:table-cell>
          <table:table-cell office:value-type="float" office:value="50" table:style-name="ce297">
            <text:p>50</text:p>
          </table:table-cell>
          <table:table-cell office:value-type="float" office:value="11" table:style-name="ce297">
            <text:p>11</text:p>
          </table:table-cell>
          <table:table-cell office:value-type="float" office:value="39" table:style-name="ce297">
            <text:p>39</text:p>
          </table:table-cell>
          <table:table-cell office:value-type="float" office:value="2.3610823440200326" table:style-name="ce298">
            <text:p>2.36</text:p>
          </table:table-cell>
          <table:table-cell office:value-type="float" office:value="91907" table:style-name="ce297">
            <text:p>91,907</text:p>
          </table:table-cell>
          <table:table-cell office:value-type="float" office:value="103253" table:style-name="ce297">
            <text:p>103,253</text:p>
          </table:table-cell>
          <table:table-cell office:value-type="float" office:value="577863" table:style-name="ce297">
            <text:p>577,863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4<text:s/><text:span text:style-name="T6">月</text:span></text:p>
          </table:table-cell>
          <table:covered-table-cell/>
          <table:table-cell office:value-type="float" office:value="8957953" table:style-name="ce297">
            <text:p>8,957,953</text:p>
          </table:table-cell>
          <table:table-cell office:value-type="float" office:value="23514196" table:style-name="ce297">
            <text:p>23,514,196</text:p>
          </table:table-cell>
          <table:table-cell office:value-type="float" office:value="11647873" table:style-name="ce297">
            <text:p>11,647,873</text:p>
          </table:table-cell>
          <table:table-cell office:value-type="float" office:value="11866323" table:style-name="ce297">
            <text:p>11,866,323</text:p>
          </table:table-cell>
          <table:table-cell office:value-type="float" office:value="12264" table:style-name="ce297">
            <text:p>12,264</text:p>
          </table:table-cell>
          <table:table-cell office:value-type="float" office:value="6352" table:style-name="ce297">
            <text:p>6,352</text:p>
          </table:table-cell>
          <table:table-cell office:value-type="float" office:value="5912" table:style-name="ce297">
            <text:p>5,912</text:p>
          </table:table-cell>
          <table:table-cell office:value-type="float" office:value="6.3440720296989248" table:style-name="ce298">
            <text:p>6.34</text:p>
          </table:table-cell>
          <table:table-cell office:value-type="float" office:value="14276" table:style-name="ce297">
            <text:p>14,276</text:p>
          </table:table-cell>
          <table:table-cell office:value-type="float" office:value="8379" table:style-name="ce297">
            <text:p>8,379</text:p>
          </table:table-cell>
          <table:table-cell office:value-type="float" office:value="5897" table:style-name="ce297">
            <text:p>5,897</text:p>
          </table:table-cell>
          <table:table-cell office:value-type="float" office:value="7.3848640163064116" table:style-name="ce298">
            <text:p>7.38</text:p>
          </table:table-cell>
          <table:table-cell office:value-type="float" office:value="-2012" table:style-name="ce297">
            <text:p>–2,012</text:p>
          </table:table-cell>
          <table:table-cell office:value-type="float" office:value="-1.0407919866074882" table:style-name="ce299">
            <text:p>–1.04</text:p>
          </table:table-cell>
          <table:table-cell office:value-type="float" office:value="7547" table:style-name="ce297">
            <text:p>7,547</text:p>
          </table:table-cell>
          <table:table-cell office:value-type="float" office:value="7416" table:style-name="ce297">
            <text:p>7,416</text:p>
          </table:table-cell>
          <table:table-cell office:value-type="float" office:value="131" table:style-name="ce297">
            <text:p>131</text:p>
          </table:table-cell>
          <table:table-cell office:value-type="float" office:value="47" table:style-name="ce297">
            <text:p>47</text:p>
          </table:table-cell>
          <table:table-cell office:value-type="float" office:value="84" table:style-name="ce297">
            <text:p>84</text:p>
          </table:table-cell>
          <table:table-cell office:value-type="float" office:value="3.9040045342578096" table:style-name="ce298">
            <text:p>3.90</text:p>
          </table:table-cell>
          <table:table-cell office:value-type="float" office:value="4230" table:style-name="ce297">
            <text:p>4,230</text:p>
          </table:table-cell>
          <table:table-cell office:value-type="float" office:value="4190" table:style-name="ce297">
            <text:p>4,190</text:p>
          </table:table-cell>
          <table:table-cell office:value-type="float" office:value="40" table:style-name="ce297">
            <text:p>40</text:p>
          </table:table-cell>
          <table:table-cell office:value-type="float" office:value="14" table:style-name="ce297">
            <text:p>14</text:p>
          </table:table-cell>
          <table:table-cell office:value-type="float" office:value="26" table:style-name="ce297">
            <text:p>26</text:p>
          </table:table-cell>
          <table:table-cell office:value-type="float" office:value="2.1881461746270747" table:style-name="ce298">
            <text:p>2.19</text:p>
          </table:table-cell>
          <table:table-cell office:value-type="float" office:value="80225" table:style-name="ce297">
            <text:p>80,225</text:p>
          </table:table-cell>
          <table:table-cell office:value-type="float" office:value="89640" table:style-name="ce297">
            <text:p>89,640</text:p>
          </table:table-cell>
          <table:table-cell office:value-type="float" office:value="578241" table:style-name="ce297">
            <text:p>578,241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5<text:s/><text:span text:style-name="T6">月</text:span></text:p>
          </table:table-cell>
          <table:covered-table-cell/>
          <table:table-cell office:value-type="float" office:value="8961217" table:style-name="ce297">
            <text:p>8,961,217</text:p>
          </table:table-cell>
          <table:table-cell office:value-type="float" office:value="23499070" table:style-name="ce297">
            <text:p>23,499,070</text:p>
          </table:table-cell>
          <table:table-cell office:value-type="float" office:value="11640336" table:style-name="ce297">
            <text:p>11,640,336</text:p>
          </table:table-cell>
          <table:table-cell office:value-type="float" office:value="11858734" table:style-name="ce297">
            <text:p>11,858,734</text:p>
          </table:table-cell>
          <table:table-cell office:value-type="float" office:value="12300" table:style-name="ce297">
            <text:p>12,300</text:p>
          </table:table-cell>
          <table:table-cell office:value-type="float" office:value="6385" table:style-name="ce297">
            <text:p>6,385</text:p>
          </table:table-cell>
          <table:table-cell office:value-type="float" office:value="5915" table:style-name="ce297">
            <text:p>5,915</text:p>
          </table:table-cell>
          <table:table-cell office:value-type="float" office:value="6.1609240525923594" table:style-name="ce298">
            <text:p>6.16</text:p>
          </table:table-cell>
          <table:table-cell office:value-type="float" office:value="15108" table:style-name="ce297">
            <text:p>15,108</text:p>
          </table:table-cell>
          <table:table-cell office:value-type="float" office:value="8622" table:style-name="ce297">
            <text:p>8,622</text:p>
          </table:table-cell>
          <table:table-cell office:value-type="float" office:value="6486" table:style-name="ce297">
            <text:p>6,486</text:p>
          </table:table-cell>
          <table:table-cell office:value-type="float" office:value="7.5674179338671035" table:style-name="ce298">
            <text:p>7.57</text:p>
          </table:table-cell>
          <table:table-cell office:value-type="float" office:value="-2808" table:style-name="ce297">
            <text:p>–2,808</text:p>
          </table:table-cell>
          <table:table-cell office:value-type="float" office:value="-1.4064938812747434" table:style-name="ce299">
            <text:p>–1.41</text:p>
          </table:table-cell>
          <table:table-cell office:value-type="float" office:value="12634" table:style-name="ce297">
            <text:p>12,634</text:p>
          </table:table-cell>
          <table:table-cell office:value-type="float" office:value="12407" table:style-name="ce297">
            <text:p>12,407</text:p>
          </table:table-cell>
          <table:table-cell office:value-type="float" office:value="227" table:style-name="ce297">
            <text:p>227</text:p>
          </table:table-cell>
          <table:table-cell office:value-type="float" office:value="63" table:style-name="ce297">
            <text:p>63</text:p>
          </table:table-cell>
          <table:table-cell office:value-type="float" office:value="164" table:style-name="ce297">
            <text:p>164</text:p>
          </table:table-cell>
          <table:table-cell office:value-type="float" office:value="6.3282206894676305" table:style-name="ce298">
            <text:p>6.33</text:p>
          </table:table-cell>
          <table:table-cell office:value-type="float" office:value="3875" table:style-name="ce297">
            <text:p>3,875</text:p>
          </table:table-cell>
          <table:table-cell office:value-type="float" office:value="3828" table:style-name="ce297">
            <text:p>3,828</text:p>
          </table:table-cell>
          <table:table-cell office:value-type="float" office:value="47" table:style-name="ce297">
            <text:p>47</text:p>
          </table:table-cell>
          <table:table-cell office:value-type="float" office:value="13" table:style-name="ce297">
            <text:p>13</text:p>
          </table:table-cell>
          <table:table-cell office:value-type="float" office:value="34" table:style-name="ce297">
            <text:p>34</text:p>
          </table:table-cell>
          <table:table-cell office:value-type="float" office:value="1.9409415206337719" table:style-name="ce298">
            <text:p>1.94</text:p>
          </table:table-cell>
          <table:table-cell office:value-type="float" office:value="65063" table:style-name="ce297">
            <text:p>65,063</text:p>
          </table:table-cell>
          <table:table-cell office:value-type="float" office:value="77381" table:style-name="ce297">
            <text:p>77,381</text:p>
          </table:table-cell>
          <table:table-cell office:value-type="float" office:value="578556" table:style-name="ce297">
            <text:p>578,556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6<text:s/><text:span text:style-name="T6">月</text:span></text:p>
          </table:table-cell>
          <table:covered-table-cell/>
          <table:table-cell office:value-type="float" office:value="8965343" table:style-name="ce297">
            <text:p>8,965,343</text:p>
          </table:table-cell>
          <table:table-cell office:value-type="float" office:value="23487509" table:style-name="ce297">
            <text:p>23,487,509</text:p>
          </table:table-cell>
          <table:table-cell office:value-type="float" office:value="11634375" table:style-name="ce297">
            <text:p>11,634,375</text:p>
          </table:table-cell>
          <table:table-cell office:value-type="float" office:value="11853134" table:style-name="ce297">
            <text:p>11,853,134</text:p>
          </table:table-cell>
          <table:table-cell office:value-type="float" office:value="15128" table:style-name="ce297">
            <text:p>15,128</text:p>
          </table:table-cell>
          <table:table-cell office:value-type="float" office:value="7842" table:style-name="ce297">
            <text:p>7,842</text:p>
          </table:table-cell>
          <table:table-cell office:value-type="float" office:value="7286" table:style-name="ce297">
            <text:p>7,286</text:p>
          </table:table-cell>
          <table:table-cell office:value-type="float" office:value="7.8344641065838543" table:style-name="ce298">
            <text:p>7.83</text:p>
          </table:table-cell>
          <table:table-cell office:value-type="float" office:value="16639" table:style-name="ce297">
            <text:p>16,639</text:p>
          </table:table-cell>
          <table:table-cell office:value-type="float" office:value="9689" table:style-name="ce297">
            <text:p>9,689</text:p>
          </table:table-cell>
          <table:table-cell office:value-type="float" office:value="6950" table:style-name="ce297">
            <text:p>6,950</text:p>
          </table:table-cell>
          <table:table-cell office:value-type="float" office:value="8.6169783361613401" table:style-name="ce298">
            <text:p>8.62</text:p>
          </table:table-cell>
          <table:table-cell office:value-type="float" office:value="-1511" table:style-name="ce297">
            <text:p>–1,511</text:p>
          </table:table-cell>
          <table:table-cell office:value-type="float" office:value="-0.78251422957748573" table:style-name="ce299">
            <text:p>–0.78</text:p>
          </table:table-cell>
          <table:table-cell office:value-type="float" office:value="7977" table:style-name="ce297">
            <text:p>7,977</text:p>
          </table:table-cell>
          <table:table-cell office:value-type="float" office:value="7838" table:style-name="ce297">
            <text:p>7,838</text:p>
          </table:table-cell>
          <table:table-cell office:value-type="float" office:value="139" table:style-name="ce297">
            <text:p>139</text:p>
          </table:table-cell>
          <table:table-cell office:value-type="float" office:value="37" table:style-name="ce297">
            <text:p>37</text:p>
          </table:table-cell>
          <table:table-cell office:value-type="float" office:value="102" table:style-name="ce297">
            <text:p>102</text:p>
          </table:table-cell>
          <table:table-cell office:value-type="float" office:value="4.1311158235205845" table:style-name="ce298">
            <text:p>4.13</text:p>
          </table:table-cell>
          <table:table-cell office:value-type="float" office:value="3256" table:style-name="ce297">
            <text:p>3,256</text:p>
          </table:table-cell>
          <table:table-cell office:value-type="float" office:value="3226" table:style-name="ce297">
            <text:p>3,226</text:p>
          </table:table-cell>
          <table:table-cell office:value-type="float" office:value="30" table:style-name="ce297">
            <text:p>30</text:p>
          </table:table-cell>
          <table:table-cell office:value-type="float" office:value="7" table:style-name="ce297">
            <text:p>7</text:p>
          </table:table-cell>
          <table:table-cell office:value-type="float" office:value="23" table:style-name="ce297">
            <text:p>23</text:p>
          </table:table-cell>
          <table:table-cell office:value-type="float" office:value="1.6862119996719349" table:style-name="ce298">
            <text:p>1.69</text:p>
          </table:table-cell>
          <table:table-cell office:value-type="float" office:value="62038" table:style-name="ce297">
            <text:p>62,038</text:p>
          </table:table-cell>
          <table:table-cell office:value-type="float" office:value="72088" table:style-name="ce297">
            <text:p>72,088</text:p>
          </table:table-cell>
          <table:table-cell office:value-type="float" office:value="578847" table:style-name="ce297">
            <text:p>578,84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7<text:s/><text:span text:style-name="T6">月</text:span></text:p>
          </table:table-cell>
          <table:covered-table-cell/>
          <table:table-cell office:value-type="float" office:value="8973218" table:style-name="ce297">
            <text:p>8,973,218</text:p>
          </table:table-cell>
          <table:table-cell office:value-type="float" office:value="23470633" table:style-name="ce297">
            <text:p>23,470,633</text:p>
          </table:table-cell>
          <table:table-cell office:value-type="float" office:value="11625977" table:style-name="ce297">
            <text:p>11,625,977</text:p>
          </table:table-cell>
          <table:table-cell office:value-type="float" office:value="11844656" table:style-name="ce297">
            <text:p>11,844,656</text:p>
          </table:table-cell>
          <table:table-cell office:value-type="float" office:value="11809" table:style-name="ce297">
            <text:p>11,809</text:p>
          </table:table-cell>
          <table:table-cell office:value-type="float" office:value="6171" table:style-name="ce297">
            <text:p>6,171</text:p>
          </table:table-cell>
          <table:table-cell office:value-type="float" office:value="5638" table:style-name="ce297">
            <text:p>5,638</text:p>
          </table:table-cell>
          <table:table-cell office:value-type="float" office:value="5.9219315624925377" table:style-name="ce298">
            <text:p>5.92</text:p>
          </table:table-cell>
          <table:table-cell office:value-type="float" office:value="15523" table:style-name="ce297">
            <text:p>15,523</text:p>
          </table:table-cell>
          <table:table-cell office:value-type="float" office:value="8978" table:style-name="ce297">
            <text:p>8,978</text:p>
          </table:table-cell>
          <table:table-cell office:value-type="float" office:value="6545" table:style-name="ce297">
            <text:p>6,545</text:p>
          </table:table-cell>
          <table:table-cell office:value-type="float" office:value="7.7844138914871417" table:style-name="ce298">
            <text:p>7.78</text:p>
          </table:table-cell>
          <table:table-cell office:value-type="float" office:value="-3714" table:style-name="ce297">
            <text:p>–3,714</text:p>
          </table:table-cell>
          <table:table-cell office:value-type="float" office:value="-1.8624823289946042" table:style-name="ce299">
            <text:p>–1.86</text:p>
          </table:table-cell>
          <table:table-cell office:value-type="float" office:value="8275" table:style-name="ce297">
            <text:p>8,275</text:p>
          </table:table-cell>
          <table:table-cell office:value-type="float" office:value="8153" table:style-name="ce297">
            <text:p>8,153</text:p>
          </table:table-cell>
          <table:table-cell office:value-type="float" office:value="122" table:style-name="ce297">
            <text:p>122</text:p>
          </table:table-cell>
          <table:table-cell office:value-type="float" office:value="35" table:style-name="ce297">
            <text:p>35</text:p>
          </table:table-cell>
          <table:table-cell office:value-type="float" office:value="87" table:style-name="ce297">
            <text:p>87</text:p>
          </table:table-cell>
          <table:table-cell office:value-type="float" office:value="4.1497149360340204" table:style-name="ce298">
            <text:p>4.15</text:p>
          </table:table-cell>
          <table:table-cell office:value-type="float" office:value="3843" table:style-name="ce297">
            <text:p>3,843</text:p>
          </table:table-cell>
          <table:table-cell office:value-type="float" office:value="3818" table:style-name="ce297">
            <text:p>3,818</text:p>
          </table:table-cell>
          <table:table-cell office:value-type="float" office:value="25" table:style-name="ce297">
            <text:p>25</text:p>
          </table:table-cell>
          <table:table-cell office:value-type="float" office:value="8" table:style-name="ce297">
            <text:p>8</text:p>
          </table:table-cell>
          <table:table-cell office:value-type="float" office:value="17" table:style-name="ce297">
            <text:p>17</text:p>
          </table:table-cell>
          <table:table-cell office:value-type="float" office:value="1.9271727491454673" table:style-name="ce298">
            <text:p>1.93</text:p>
          </table:table-cell>
          <table:table-cell office:value-type="float" office:value="79668" table:style-name="ce297">
            <text:p>79,668</text:p>
          </table:table-cell>
          <table:table-cell office:value-type="float" office:value="92830" table:style-name="ce297">
            <text:p>92,830</text:p>
          </table:table-cell>
          <table:table-cell office:value-type="float" office:value="579169" table:style-name="ce297">
            <text:p>579,169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8<text:s/><text:span text:style-name="T6">月</text:span></text:p>
          </table:table-cell>
          <table:covered-table-cell/>
          <table:table-cell office:value-type="float" office:value="8988241" table:style-name="ce297">
            <text:p>8,988,241</text:p>
          </table:table-cell>
          <table:table-cell office:value-type="float" office:value="23451837" table:style-name="ce297">
            <text:p>23,451,837</text:p>
          </table:table-cell>
          <table:table-cell office:value-type="float" office:value="11616647" table:style-name="ce297">
            <text:p>11,616,647</text:p>
          </table:table-cell>
          <table:table-cell office:value-type="float" office:value="11835190" table:style-name="ce297">
            <text:p>11,835,190</text:p>
          </table:table-cell>
          <table:table-cell office:value-type="float" office:value="12588" table:style-name="ce297">
            <text:p>12,588</text:p>
          </table:table-cell>
          <table:table-cell office:value-type="float" office:value="6437" table:style-name="ce297">
            <text:p>6,437</text:p>
          </table:table-cell>
          <table:table-cell office:value-type="float" office:value="6151" table:style-name="ce297">
            <text:p>6,151</text:p>
          </table:table-cell>
          <table:table-cell office:value-type="float" office:value="6.3173804954043025" table:style-name="ce298">
            <text:p>6.32</text:p>
          </table:table-cell>
          <table:table-cell office:value-type="float" office:value="14952" table:style-name="ce297">
            <text:p>14,952</text:p>
          </table:table-cell>
          <table:table-cell office:value-type="float" office:value="8742" table:style-name="ce297">
            <text:p>8,742</text:p>
          </table:table-cell>
          <table:table-cell office:value-type="float" office:value="6210" table:style-name="ce297">
            <text:p>6,210</text:p>
          </table:table-cell>
          <table:table-cell office:value-type="float" office:value="7.5037713034068281" table:style-name="ce298">
            <text:p>7.50</text:p>
          </table:table-cell>
          <table:table-cell office:value-type="float" office:value="-2364" table:style-name="ce297">
            <text:p>–2,364</text:p>
          </table:table-cell>
          <table:table-cell office:value-type="float" office:value="-1.1863908080025238" table:style-name="ce299">
            <text:p>–1.19</text:p>
          </table:table-cell>
          <table:table-cell office:value-type="float" office:value="4273" table:style-name="ce297">
            <text:p>4,273</text:p>
          </table:table-cell>
          <table:table-cell office:value-type="float" office:value="4162" table:style-name="ce297">
            <text:p>4,162</text:p>
          </table:table-cell>
          <table:table-cell office:value-type="float" office:value="111" table:style-name="ce297">
            <text:p>111</text:p>
          </table:table-cell>
          <table:table-cell office:value-type="float" office:value="23" table:style-name="ce297">
            <text:p>23</text:p>
          </table:table-cell>
          <table:table-cell office:value-type="float" office:value="88" table:style-name="ce297">
            <text:p>88</text:p>
          </table:table-cell>
          <table:table-cell office:value-type="float" office:value="2.1444365154800278" table:style-name="ce298">
            <text:p>2.14</text:p>
          </table:table-cell>
          <table:table-cell office:value-type="float" office:value="4115" table:style-name="ce297">
            <text:p>4,115</text:p>
          </table:table-cell>
          <table:table-cell office:value-type="float" office:value="4073" table:style-name="ce297">
            <text:p>4,073</text:p>
          </table:table-cell>
          <table:table-cell office:value-type="float" office:value="42" table:style-name="ce297">
            <text:p>42</text:p>
          </table:table-cell>
          <table:table-cell office:value-type="float" office:value="10" table:style-name="ce297">
            <text:p>10</text:p>
          </table:table-cell>
          <table:table-cell office:value-type="float" office:value="32" table:style-name="ce297">
            <text:p>32</text:p>
          </table:table-cell>
          <table:table-cell office:value-type="float" office:value="2.0651430520010092" table:style-name="ce298">
            <text:p>2.07</text:p>
          </table:table-cell>
          <table:table-cell office:value-type="float" office:value="90165" table:style-name="ce297">
            <text:p>90,165</text:p>
          </table:table-cell>
          <table:table-cell office:value-type="float" office:value="106597" table:style-name="ce297">
            <text:p>106,597</text:p>
          </table:table-cell>
          <table:table-cell office:value-type="float" office:value="579590" table:style-name="ce297">
            <text:p>579,590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9<text:s/><text:span text:style-name="T6">月</text:span></text:p>
          </table:table-cell>
          <table:covered-table-cell/>
          <table:table-cell office:value-type="float" office:value="9004362" table:style-name="ce297">
            <text:p>9,004,362</text:p>
          </table:table-cell>
          <table:table-cell office:value-type="float" office:value="23430948" table:style-name="ce297">
            <text:p>23,430,948</text:p>
          </table:table-cell>
          <table:table-cell office:value-type="float" office:value="11606628" table:style-name="ce297">
            <text:p>11,606,628</text:p>
          </table:table-cell>
          <table:table-cell office:value-type="float" office:value="11824320" table:style-name="ce297">
            <text:p>11,824,320</text:p>
          </table:table-cell>
          <table:table-cell office:value-type="float" office:value="13464" table:style-name="ce297">
            <text:p>13,464</text:p>
          </table:table-cell>
          <table:table-cell office:value-type="float" office:value="6882" table:style-name="ce297">
            <text:p>6,882</text:p>
          </table:table-cell>
          <table:table-cell office:value-type="float" office:value="6582" table:style-name="ce297">
            <text:p>6,582</text:p>
          </table:table-cell>
          <table:table-cell office:value-type="float" office:value="6.9881514078141906" table:style-name="ce298">
            <text:p>6.99</text:p>
          </table:table-cell>
          <table:table-cell office:value-type="float" office:value="13894" table:style-name="ce297">
            <text:p>13,894</text:p>
          </table:table-cell>
          <table:table-cell office:value-type="float" office:value="8160" table:style-name="ce297">
            <text:p>8,160</text:p>
          </table:table-cell>
          <table:table-cell office:value-type="float" office:value="5734" table:style-name="ce297">
            <text:p>5,734</text:p>
          </table:table-cell>
          <table:table-cell office:value-type="float" office:value="7.211332119739331" table:style-name="ce298">
            <text:p>7.21</text:p>
          </table:table-cell>
          <table:table-cell office:value-type="float" office:value="-430" table:style-name="ce297">
            <text:p>–430</text:p>
          </table:table-cell>
          <table:table-cell office:value-type="float" office:value="-0.22318071192514125" table:style-name="ce299">
            <text:p>–0.22</text:p>
          </table:table-cell>
          <table:table-cell office:value-type="float" office:value="10027" table:style-name="ce297">
            <text:p>10,027</text:p>
          </table:table-cell>
          <table:table-cell office:value-type="float" office:value="9858" table:style-name="ce297">
            <text:p>9,858</text:p>
          </table:table-cell>
          <table:table-cell office:value-type="float" office:value="169" table:style-name="ce297">
            <text:p>169</text:p>
          </table:table-cell>
          <table:table-cell office:value-type="float" office:value="37" table:style-name="ce297">
            <text:p>37</text:p>
          </table:table-cell>
          <table:table-cell office:value-type="float" office:value="132" table:style-name="ce297">
            <text:p>132</text:p>
          </table:table-cell>
          <table:table-cell office:value-type="float" office:value="5.204262787147421" table:style-name="ce298">
            <text:p>5.20</text:p>
          </table:table-cell>
          <table:table-cell office:value-type="float" office:value="4057" table:style-name="ce297">
            <text:p>4,057</text:p>
          </table:table-cell>
          <table:table-cell office:value-type="float" office:value="4020" table:style-name="ce297">
            <text:p>4,020</text:p>
          </table:table-cell>
          <table:table-cell office:value-type="float" office:value="37" table:style-name="ce297">
            <text:p>37</text:p>
          </table:table-cell>
          <table:table-cell office:value-type="float" office:value="9" table:style-name="ce297">
            <text:p>9</text:p>
          </table:table-cell>
          <table:table-cell office:value-type="float" office:value="28" table:style-name="ce297">
            <text:p>28</text:p>
          </table:table-cell>
          <table:table-cell office:value-type="float" office:value="2.105684065768135" table:style-name="ce298">
            <text:p>2.11</text:p>
          </table:table-cell>
          <table:table-cell office:value-type="float" office:value="93087" table:style-name="ce297">
            <text:p>93,087</text:p>
          </table:table-cell>
          <table:table-cell office:value-type="float" office:value="113546" table:style-name="ce297">
            <text:p>113,546</text:p>
          </table:table-cell>
          <table:table-cell office:value-type="float" office:value="579949" table:style-name="ce297">
            <text:p>579,949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0<text:s/><text:span text:style-name="T6">月</text:span></text:p>
          </table:table-cell>
          <table:covered-table-cell/>
          <table:table-cell office:value-type="float" office:value="9004383" table:style-name="ce297">
            <text:p>9,004,383</text:p>
          </table:table-cell>
          <table:table-cell office:value-type="float" office:value="23413879" table:style-name="ce297">
            <text:p>23,413,879</text:p>
          </table:table-cell>
          <table:table-cell office:value-type="float" office:value="11598148" table:style-name="ce297">
            <text:p>11,598,148</text:p>
          </table:table-cell>
          <table:table-cell office:value-type="float" office:value="11815731" table:style-name="ce297">
            <text:p>11,815,731</text:p>
          </table:table-cell>
          <table:table-cell office:value-type="float" office:value="13166" table:style-name="ce297">
            <text:p>13,166</text:p>
          </table:table-cell>
          <table:table-cell office:value-type="float" office:value="6748" table:style-name="ce297">
            <text:p>6,748</text:p>
          </table:table-cell>
          <table:table-cell office:value-type="float" office:value="6418" table:style-name="ce297">
            <text:p>6,418</text:p>
          </table:table-cell>
          <table:table-cell office:value-type="float" office:value="6.6184055822455923" table:style-name="ce298">
            <text:p>6.62</text:p>
          </table:table-cell>
          <table:table-cell office:value-type="float" office:value="14415" table:style-name="ce297">
            <text:p>14,415</text:p>
          </table:table-cell>
          <table:table-cell office:value-type="float" office:value="8371" table:style-name="ce297">
            <text:p>8,371</text:p>
          </table:table-cell>
          <table:table-cell office:value-type="float" office:value="6044" table:style-name="ce297">
            <text:p>6,044</text:p>
          </table:table-cell>
          <table:table-cell office:value-type="float" office:value="7.2462643527320534" table:style-name="ce298">
            <text:p>7.25</text:p>
          </table:table-cell>
          <table:table-cell office:value-type="float" office:value="-1249" table:style-name="ce297">
            <text:p>–1,249</text:p>
          </table:table-cell>
          <table:table-cell office:value-type="float" office:value="-0.62785877048646088" table:style-name="ce299">
            <text:p>–0.63</text:p>
          </table:table-cell>
          <table:table-cell office:value-type="float" office:value="11306" table:style-name="ce297">
            <text:p>11,306</text:p>
          </table:table-cell>
          <table:table-cell office:value-type="float" office:value="11156" table:style-name="ce297">
            <text:p>11,156</text:p>
          </table:table-cell>
          <table:table-cell office:value-type="float" office:value="150" table:style-name="ce297">
            <text:p>150</text:p>
          </table:table-cell>
          <table:table-cell office:value-type="float" office:value="47" table:style-name="ce297">
            <text:p>47</text:p>
          </table:table-cell>
          <table:table-cell office:value-type="float" office:value="103" table:style-name="ce297">
            <text:p>103</text:p>
          </table:table-cell>
          <table:table-cell office:value-type="float" office:value="5.6834037302801663" table:style-name="ce298">
            <text:p>5.68</text:p>
          </table:table-cell>
          <table:table-cell office:value-type="float" office:value="4061" table:style-name="ce297">
            <text:p>4,061</text:p>
          </table:table-cell>
          <table:table-cell office:value-type="float" office:value="4015" table:style-name="ce297">
            <text:p>4,015</text:p>
          </table:table-cell>
          <table:table-cell office:value-type="float" office:value="46" table:style-name="ce297">
            <text:p>46</text:p>
          </table:table-cell>
          <table:table-cell office:value-type="float" office:value="8" table:style-name="ce297">
            <text:p>8</text:p>
          </table:table-cell>
          <table:table-cell office:value-type="float" office:value="38" table:style-name="ce297">
            <text:p>38</text:p>
          </table:table-cell>
          <table:table-cell office:value-type="float" office:value="2.0414207101245143" table:style-name="ce298">
            <text:p>2.04</text:p>
          </table:table-cell>
          <table:table-cell office:value-type="float" office:value="69547" table:style-name="ce297">
            <text:p>69,547</text:p>
          </table:table-cell>
          <table:table-cell office:value-type="float" office:value="85367" table:style-name="ce297">
            <text:p>85,367</text:p>
          </table:table-cell>
          <table:table-cell office:value-type="float" office:value="580215" table:style-name="ce297">
            <text:p>580,21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1<text:s/><text:span text:style-name="T6">月</text:span></text:p>
          </table:table-cell>
          <table:covered-table-cell/>
          <table:table-cell office:value-type="float" office:value="9006260" table:style-name="ce297">
            <text:p>9,006,260</text:p>
          </table:table-cell>
          <table:table-cell office:value-type="float" office:value="23394787" table:style-name="ce297">
            <text:p>23,394,787</text:p>
          </table:table-cell>
          <table:table-cell office:value-type="float" office:value="11588574" table:style-name="ce297">
            <text:p>11,588,574</text:p>
          </table:table-cell>
          <table:table-cell office:value-type="float" office:value="11806213" table:style-name="ce297">
            <text:p>11,806,213</text:p>
          </table:table-cell>
          <table:table-cell office:value-type="float" office:value="14057" table:style-name="ce297">
            <text:p>14,057</text:p>
          </table:table-cell>
          <table:table-cell office:value-type="float" office:value="7328" table:style-name="ce297">
            <text:p>7,328</text:p>
          </table:table-cell>
          <table:table-cell office:value-type="float" office:value="6729" table:style-name="ce297">
            <text:p>6,729</text:p>
          </table:table-cell>
          <table:table-cell office:value-type="float" office:value="7.3074858973051402" table:style-name="ce298">
            <text:p>7.31</text:p>
          </table:table-cell>
          <table:table-cell office:value-type="float" office:value="15560" table:style-name="ce297">
            <text:p>15,560</text:p>
          </table:table-cell>
          <table:table-cell office:value-type="float" office:value="9041" table:style-name="ce297">
            <text:p>9,041</text:p>
          </table:table-cell>
          <table:table-cell office:value-type="float" office:value="6519" table:style-name="ce297">
            <text:p>6,519</text:p>
          </table:table-cell>
          <table:table-cell office:value-type="float" office:value="8.0888155767281784" table:style-name="ce298">
            <text:p>8.09</text:p>
          </table:table-cell>
          <table:table-cell office:value-type="float" office:value="-1503" table:style-name="ce297">
            <text:p>–1,503</text:p>
          </table:table-cell>
          <table:table-cell office:value-type="float" office:value="-0.78132967942303688" table:style-name="ce299">
            <text:p>–0.78</text:p>
          </table:table-cell>
          <table:table-cell office:value-type="float" office:value="10681" table:style-name="ce297">
            <text:p>10,681</text:p>
          </table:table-cell>
          <table:table-cell office:value-type="float" office:value="10511" table:style-name="ce297">
            <text:p>10,511</text:p>
          </table:table-cell>
          <table:table-cell office:value-type="float" office:value="170" table:style-name="ce297">
            <text:p>170</text:p>
          </table:table-cell>
          <table:table-cell office:value-type="float" office:value="43" table:style-name="ce297">
            <text:p>43</text:p>
          </table:table-cell>
          <table:table-cell office:value-type="float" office:value="127" table:style-name="ce297">
            <text:p>127</text:p>
          </table:table-cell>
          <table:table-cell office:value-type="float" office:value="5.5524832374700299" table:style-name="ce298">
            <text:p>5.55</text:p>
          </table:table-cell>
          <table:table-cell office:value-type="float" office:value="4289" table:style-name="ce297">
            <text:p>4,289</text:p>
          </table:table-cell>
          <table:table-cell office:value-type="float" office:value="4229" table:style-name="ce297">
            <text:p>4,229</text:p>
          </table:table-cell>
          <table:table-cell office:value-type="float" office:value="60" table:style-name="ce297">
            <text:p>60</text:p>
          </table:table-cell>
          <table:table-cell office:value-type="float" office:value="12" table:style-name="ce297">
            <text:p>12</text:p>
          </table:table-cell>
          <table:table-cell office:value-type="float" office:value="48" table:style-name="ce297">
            <text:p>48</text:p>
          </table:table-cell>
          <table:table-cell office:value-type="float" office:value="2.229622751194547" table:style-name="ce298">
            <text:p>2.23</text:p>
          </table:table-cell>
          <table:table-cell office:value-type="float" office:value="74445" table:style-name="ce297">
            <text:p>74,445</text:p>
          </table:table-cell>
          <table:table-cell office:value-type="float" office:value="92034" table:style-name="ce297">
            <text:p>92,034</text:p>
          </table:table-cell>
          <table:table-cell office:value-type="float" office:value="580497" table:style-name="ce297">
            <text:p>580,49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2<text:s/><text:span text:style-name="T6">月</text:span></text:p>
          </table:table-cell>
          <table:covered-table-cell/>
          <table:table-cell office:value-type="float" office:value="9006580" table:style-name="ce303">
            <text:p>9,006,580</text:p>
          </table:table-cell>
          <table:table-cell office:value-type="float" office:value="23375314" table:style-name="ce297">
            <text:p>23,375,314</text:p>
          </table:table-cell>
          <table:table-cell office:value-type="float" office:value="11578696" table:style-name="ce297">
            <text:p>11,578,696</text:p>
          </table:table-cell>
          <table:table-cell office:value-type="float" office:value="11796618" table:style-name="ce297">
            <text:p>11,796,618</text:p>
          </table:table-cell>
          <table:table-cell office:value-type="float" office:value="14127" table:style-name="ce297">
            <text:p>14,127</text:p>
          </table:table-cell>
          <table:table-cell office:value-type="float" office:value="7337" table:style-name="ce297">
            <text:p>7,337</text:p>
          </table:table-cell>
          <table:table-cell office:value-type="float" office:value="6790" table:style-name="ce297">
            <text:p>6,790</text:p>
          </table:table-cell>
          <table:table-cell office:value-type="float" office:value="7.1128361368329953" table:style-name="ce298">
            <text:p>7.11</text:p>
          </table:table-cell>
          <table:table-cell office:value-type="float" office:value="15739" table:style-name="ce297">
            <text:p>15,739</text:p>
          </table:table-cell>
          <table:table-cell office:value-type="float" office:value="9233" table:style-name="ce297">
            <text:p>9,233</text:p>
          </table:table-cell>
          <table:table-cell office:value-type="float" office:value="6506" table:style-name="ce297">
            <text:p>6,506</text:p>
          </table:table-cell>
          <table:table-cell office:value-type="float" office:value="7.92446577175724" table:style-name="ce298">
            <text:p>7.92</text:p>
          </table:table-cell>
          <table:table-cell office:value-type="float" office:value="-1612" table:style-name="ce297">
            <text:p>–1,612</text:p>
          </table:table-cell>
          <table:table-cell office:value-type="float" office:value="-0.81162963492424356" table:style-name="ce299">
            <text:p>–0.81</text:p>
          </table:table-cell>
          <table:table-cell office:value-type="float" office:value="13131" table:style-name="ce297">
            <text:p>13,131</text:p>
          </table:table-cell>
          <table:table-cell office:value-type="float" office:value="12908" table:style-name="ce297">
            <text:p>12,908</text:p>
          </table:table-cell>
          <table:table-cell office:value-type="float" office:value="223" table:style-name="ce297">
            <text:p>223</text:p>
          </table:table-cell>
          <table:table-cell office:value-type="float" office:value="69" table:style-name="ce297">
            <text:p>69</text:p>
          </table:table-cell>
          <table:table-cell office:value-type="float" office:value="154" table:style-name="ce297">
            <text:p>154</text:p>
          </table:table-cell>
          <table:table-cell office:value-type="float" office:value="6.6113577767929543" table:style-name="ce298">
            <text:p>6.61</text:p>
          </table:table-cell>
          <table:table-cell office:value-type="float" office:value="4470" table:style-name="ce297">
            <text:p>4,470</text:p>
          </table:table-cell>
          <table:table-cell office:value-type="float" office:value="4419" table:style-name="ce297">
            <text:p>4,419</text:p>
          </table:table-cell>
          <table:table-cell office:value-type="float" office:value="51" table:style-name="ce297">
            <text:p>51</text:p>
          </table:table-cell>
          <table:table-cell office:value-type="float" office:value="13" table:style-name="ce297">
            <text:p>13</text:p>
          </table:table-cell>
          <table:table-cell office:value-type="float" office:value="38" table:style-name="ce297">
            <text:p>38</text:p>
          </table:table-cell>
          <table:table-cell office:value-type="float" office:value="2.2506107122278967" table:style-name="ce298">
            <text:p>2.25</text:p>
          </table:table-cell>
          <table:table-cell office:value-type="float" office:value="80994" table:style-name="ce297">
            <text:p>80,994</text:p>
          </table:table-cell>
          <table:table-cell office:value-type="float" office:value="98855" table:style-name="ce297">
            <text:p>98,855</text:p>
          </table:table-cell>
          <table:table-cell office:value-type="float" office:value="580758" table:style-name="ce297">
            <text:p>580,758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11<text:span text:style-name="T8">年</text:span></text:p>
          </table:table-cell>
          <table:covered-table-cell/>
          <table:table-cell office:value-type="float" office:value="9089450" table:style-name="ce289">
            <text:p>9,089,450</text:p>
          </table:table-cell>
          <table:table-cell office:value-type="float" office:value="23264640" table:style-name="ce289">
            <text:p>23,264,640</text:p>
          </table:table-cell>
          <table:table-cell office:value-type="float" office:value="11499136" table:style-name="ce289">
            <text:p>11,499,136</text:p>
          </table:table-cell>
          <table:table-cell office:value-type="float" office:value="11765504" table:style-name="ce289">
            <text:p>11,765,504</text:p>
          </table:table-cell>
          <table:table-cell office:value-type="float" office:value="138986" table:style-name="ce289">
            <text:p>138,986</text:p>
          </table:table-cell>
          <table:table-cell office:value-type="float" office:value="72097" table:style-name="ce289">
            <text:p>72,097</text:p>
          </table:table-cell>
          <table:table-cell office:value-type="float" office:value="66889" table:style-name="ce289">
            <text:p>66,889</text:p>
          </table:table-cell>
          <table:table-cell office:value-type="float" office:value="5.9599544201951833" table:style-name="ce300">
            <text:p>5.96</text:p>
          </table:table-cell>
          <table:table-cell office:value-type="float" office:value="207230" table:style-name="ce289">
            <text:p>207,230</text:p>
          </table:table-cell>
          <table:table-cell office:value-type="float" office:value="119920" table:style-name="ce289">
            <text:p>119,920</text:p>
          </table:table-cell>
          <table:table-cell office:value-type="float" office:value="87310" table:style-name="ce289">
            <text:p>87,310</text:p>
          </table:table-cell>
          <table:table-cell office:value-type="float" office:value="8.8863724007961071" table:style-name="ce300">
            <text:p>8.89</text:p>
          </table:table-cell>
          <table:table-cell office:value-type="float" office:value="-68244" table:style-name="ce289">
            <text:p>–68,244</text:p>
          </table:table-cell>
          <table:table-cell office:value-type="float" office:value="-2.9264179806009247" table:style-name="ce301">
            <text:p>–2.93</text:p>
          </table:table-cell>
          <table:table-cell office:value-type="float" office:value="124997" table:style-name="ce289">
            <text:p>124,997</text:p>
          </table:table-cell>
          <table:table-cell office:value-type="float" office:value="122520" table:style-name="ce289">
            <text:p>122,520</text:p>
          </table:table-cell>
          <table:table-cell office:value-type="float" office:value="2477" table:style-name="ce289">
            <text:p>2,477</text:p>
          </table:table-cell>
          <table:table-cell office:value-type="float" office:value="685" table:style-name="ce289">
            <text:p>685</text:p>
          </table:table-cell>
          <table:table-cell office:value-type="float" office:value="1792" table:style-name="ce289">
            <text:p>1,792</text:p>
          </table:table-cell>
          <table:table-cell office:value-type="float" office:value="5.360082473494721" table:style-name="ce300">
            <text:p>5.36</text:p>
          </table:table-cell>
          <table:table-cell office:value-type="float" office:value="50609" table:style-name="ce289">
            <text:p>50,609</text:p>
          </table:table-cell>
          <table:table-cell office:value-type="float" office:value="49997" table:style-name="ce289">
            <text:p>49,997</text:p>
          </table:table-cell>
          <table:table-cell office:value-type="float" office:value="612" table:style-name="ce289">
            <text:p>612</text:p>
          </table:table-cell>
          <table:table-cell office:value-type="float" office:value="158" table:style-name="ce289">
            <text:p>158</text:p>
          </table:table-cell>
          <table:table-cell office:value-type="float" office:value="454" table:style-name="ce289">
            <text:p>454</text:p>
          </table:table-cell>
          <table:table-cell office:value-type="float" office:value="2.1701993959942585" table:style-name="ce300">
            <text:p>2.17</text:p>
          </table:table-cell>
          <table:table-cell office:value-type="float" office:value="1086712" table:style-name="ce289">
            <text:p>1,086,712</text:p>
          </table:table-cell>
          <table:table-cell office:value-type="float" office:value="1129142" table:style-name="ce289">
            <text:p>1,129,142</text:p>
          </table:table-cell>
          <table:table-cell office:value-type="float" office:value="584125" table:style-name="ce289">
            <text:p>584,125</text:p>
          </table:table-cell>
          <table:table-cell table:number-columns-repeated="16353" table:style-name="ce302"/>
        </table:table-row>
        <table:table-row table:style-name="ro7" table:visibility="collapse">
          <table:table-cell office:value-type="string" table:number-columns-spanned="2" table:number-rows-spanned="1" table:style-name="ce296">
            <text:p>1<text:s/><text:span text:style-name="T6">月</text:span></text:p>
          </table:table-cell>
          <table:covered-table-cell/>
          <table:table-cell office:value-type="float" office:value="9005752" table:style-name="ce297">
            <text:p>9,005,752</text:p>
          </table:table-cell>
          <table:table-cell office:value-type="float" office:value="23349666" table:style-name="ce297">
            <text:p>23,349,666</text:p>
          </table:table-cell>
          <table:table-cell office:value-type="float" office:value="11565761" table:style-name="ce297">
            <text:p>11,565,761</text:p>
          </table:table-cell>
          <table:table-cell office:value-type="float" office:value="11783905" table:style-name="ce297">
            <text:p>11,783,905</text:p>
          </table:table-cell>
          <table:table-cell office:value-type="float" office:value="13137" table:style-name="ce297">
            <text:p>13,137</text:p>
          </table:table-cell>
          <table:table-cell office:value-type="float" office:value="6878" table:style-name="ce297">
            <text:p>6,878</text:p>
          </table:table-cell>
          <table:table-cell office:value-type="float" office:value="6259" table:style-name="ce297">
            <text:p>6,259</text:p>
          </table:table-cell>
          <table:table-cell office:value-type="float" office:value="6.6207660504150576" table:style-name="ce298">
            <text:p>6.62</text:p>
          </table:table-cell>
          <table:table-cell office:value-type="float" office:value="15954" table:style-name="ce297">
            <text:p>15,954</text:p>
          </table:table-cell>
          <table:table-cell office:value-type="float" office:value="9342" table:style-name="ce297">
            <text:p>9,342</text:p>
          </table:table-cell>
          <table:table-cell office:value-type="float" office:value="6612" table:style-name="ce297">
            <text:p>6,612</text:p>
          </table:table-cell>
          <table:table-cell office:value-type="float" office:value="8.0404735912553722" table:style-name="ce298">
            <text:p>8.04</text:p>
          </table:table-cell>
          <table:table-cell office:value-type="float" office:value="-2817" table:style-name="ce297">
            <text:p>–2,817</text:p>
          </table:table-cell>
          <table:table-cell office:value-type="float" office:value="-1.419707540840315" table:style-name="ce299">
            <text:p>–1.42</text:p>
          </table:table-cell>
          <table:table-cell office:value-type="float" office:value="11189" table:style-name="ce297">
            <text:p>11,189</text:p>
          </table:table-cell>
          <table:table-cell office:value-type="float" office:value="11027" table:style-name="ce297">
            <text:p>11,027</text:p>
          </table:table-cell>
          <table:table-cell office:value-type="float" office:value="162" table:style-name="ce297">
            <text:p>162</text:p>
          </table:table-cell>
          <table:table-cell office:value-type="float" office:value="45" table:style-name="ce297">
            <text:p>45</text:p>
          </table:table-cell>
          <table:table-cell office:value-type="float" office:value="117" table:style-name="ce297">
            <text:p>117</text:p>
          </table:table-cell>
          <table:table-cell office:value-type="float" office:value="5.6390158588790502" table:style-name="ce298">
            <text:p>5.64</text:p>
          </table:table-cell>
          <table:table-cell office:value-type="float" office:value="3961" table:style-name="ce297">
            <text:p>3,961</text:p>
          </table:table-cell>
          <table:table-cell office:value-type="float" office:value="3914" table:style-name="ce297">
            <text:p>3,914</text:p>
          </table:table-cell>
          <table:table-cell office:value-type="float" office:value="47" table:style-name="ce297">
            <text:p>47</text:p>
          </table:table-cell>
          <table:table-cell office:value-type="float" office:value="15" table:style-name="ce297">
            <text:p>15</text:p>
          </table:table-cell>
          <table:table-cell office:value-type="float" office:value="32" table:style-name="ce297">
            <text:p>32</text:p>
          </table:table-cell>
          <table:table-cell office:value-type="float" office:value="1.9962589880257322" table:style-name="ce298">
            <text:p>2.00</text:p>
          </table:table-cell>
          <table:table-cell office:value-type="float" office:value="81011" table:style-name="ce297">
            <text:p>81,011</text:p>
          </table:table-cell>
          <table:table-cell office:value-type="float" office:value="103842" table:style-name="ce297">
            <text:p>103,842</text:p>
          </table:table-cell>
          <table:table-cell office:value-type="float" office:value="580944" table:style-name="ce297">
            <text:p>580,94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2<text:s/><text:span text:style-name="T6">月</text:span></text:p>
          </table:table-cell>
          <table:covered-table-cell/>
          <table:table-cell office:value-type="float" office:value="9005454" table:style-name="ce297">
            <text:p>9,005,454</text:p>
          </table:table-cell>
          <table:table-cell office:value-type="float" office:value="23319776" table:style-name="ce297">
            <text:p>23,319,776</text:p>
          </table:table-cell>
          <table:table-cell office:value-type="float" office:value="11550791" table:style-name="ce297">
            <text:p>11,550,791</text:p>
          </table:table-cell>
          <table:table-cell office:value-type="float" office:value="11768985" table:style-name="ce297">
            <text:p>11,768,985</text:p>
          </table:table-cell>
          <table:table-cell office:value-type="float" office:value="9617" table:style-name="ce297">
            <text:p>9,617</text:p>
          </table:table-cell>
          <table:table-cell office:value-type="float" office:value="4941" table:style-name="ce297">
            <text:p>4,941</text:p>
          </table:table-cell>
          <table:table-cell office:value-type="float" office:value="4676" table:style-name="ce297">
            <text:p>4,676</text:p>
          </table:table-cell>
          <table:table-cell office:value-type="float" office:value="5.3724432482271496" table:style-name="ce298">
            <text:p>5.37</text:p>
          </table:table-cell>
          <table:table-cell office:value-type="float" office:value="14887" table:style-name="ce297">
            <text:p>14,887</text:p>
          </table:table-cell>
          <table:table-cell office:value-type="float" office:value="8666" table:style-name="ce297">
            <text:p>8,666</text:p>
          </table:table-cell>
          <table:table-cell office:value-type="float" office:value="6221" table:style-name="ce297">
            <text:p>6,221</text:p>
          </table:table-cell>
          <table:table-cell office:value-type="float" office:value="8.316477345987062" table:style-name="ce298">
            <text:p>8.32</text:p>
          </table:table-cell>
          <table:table-cell office:value-type="float" office:value="-5270" table:style-name="ce297">
            <text:p>–5,270</text:p>
          </table:table-cell>
          <table:table-cell office:value-type="float" office:value="-2.9440340977599124" table:style-name="ce299">
            <text:p>–2.94</text:p>
          </table:table-cell>
          <table:table-cell office:value-type="float" office:value="8640" table:style-name="ce297">
            <text:p>8,640</text:p>
          </table:table-cell>
          <table:table-cell office:value-type="float" office:value="8443" table:style-name="ce297">
            <text:p>8,443</text:p>
          </table:table-cell>
          <table:table-cell office:value-type="float" office:value="197" table:style-name="ce297">
            <text:p>197</text:p>
          </table:table-cell>
          <table:table-cell office:value-type="float" office:value="49" table:style-name="ce297">
            <text:p>49</text:p>
          </table:table-cell>
          <table:table-cell office:value-type="float" office:value="148" table:style-name="ce297">
            <text:p>148</text:p>
          </table:table-cell>
          <table:table-cell office:value-type="float" office:value="4.8266517276367447" table:style-name="ce298">
            <text:p>4.83</text:p>
          </table:table-cell>
          <table:table-cell office:value-type="float" office:value="3358" table:style-name="ce297">
            <text:p>3,358</text:p>
          </table:table-cell>
          <table:table-cell office:value-type="float" office:value="3316" table:style-name="ce297">
            <text:p>3,316</text:p>
          </table:table-cell>
          <table:table-cell office:value-type="float" office:value="42" table:style-name="ce297">
            <text:p>42</text:p>
          </table:table-cell>
          <table:table-cell office:value-type="float" office:value="10" table:style-name="ce297">
            <text:p>10</text:p>
          </table:table-cell>
          <table:table-cell office:value-type="float" office:value="32" table:style-name="ce297">
            <text:p>32</text:p>
          </table:table-cell>
          <table:table-cell office:value-type="float" office:value="1.8759139469217809" table:style-name="ce298">
            <text:p>1.88</text:p>
          </table:table-cell>
          <table:table-cell office:value-type="float" office:value="67432" table:style-name="ce297">
            <text:p>67,432</text:p>
          </table:table-cell>
          <table:table-cell office:value-type="float" office:value="92052" table:style-name="ce297">
            <text:p>92,052</text:p>
          </table:table-cell>
          <table:table-cell office:value-type="float" office:value="581134" table:style-name="ce297">
            <text:p>581,13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3<text:s/><text:span text:style-name="T6">月</text:span></text:p>
          </table:table-cell>
          <table:covered-table-cell/>
          <table:table-cell office:value-type="float" office:value="9004145" table:style-name="ce297">
            <text:p>9,004,145</text:p>
          </table:table-cell>
          <table:table-cell office:value-type="float" office:value="23268991" table:style-name="ce297">
            <text:p>23,268,991</text:p>
          </table:table-cell>
          <table:table-cell office:value-type="float" office:value="11523301" table:style-name="ce297">
            <text:p>11,523,301</text:p>
          </table:table-cell>
          <table:table-cell office:value-type="float" office:value="11745690" table:style-name="ce297">
            <text:p>11,745,690</text:p>
          </table:table-cell>
          <table:table-cell office:value-type="float" office:value="12788" table:style-name="ce297">
            <text:p>12,788</text:p>
          </table:table-cell>
          <table:table-cell office:value-type="float" office:value="6672" table:style-name="ce297">
            <text:p>6,672</text:p>
          </table:table-cell>
          <table:table-cell office:value-type="float" office:value="6116" table:style-name="ce297">
            <text:p>6,116</text:p>
          </table:table-cell>
          <table:table-cell office:value-type="float" office:value="6.463720625908568" table:style-name="ce298">
            <text:p>6.46</text:p>
          </table:table-cell>
          <table:table-cell office:value-type="float" office:value="18239" table:style-name="ce297">
            <text:p>18,239</text:p>
          </table:table-cell>
          <table:table-cell office:value-type="float" office:value="10624" table:style-name="ce297">
            <text:p>10,624</text:p>
          </table:table-cell>
          <table:table-cell office:value-type="float" office:value="7615" table:style-name="ce297">
            <text:p>7,615</text:p>
          </table:table-cell>
          <table:table-cell office:value-type="float" office:value="9.2189396696861383" table:style-name="ce298">
            <text:p>9.22</text:p>
          </table:table-cell>
          <table:table-cell office:value-type="float" office:value="-5451" table:style-name="ce297">
            <text:p>–5,451</text:p>
          </table:table-cell>
          <table:table-cell office:value-type="float" office:value="-2.7552190437775725" table:style-name="ce299">
            <text:p>–2.76</text:p>
          </table:table-cell>
          <table:table-cell office:value-type="float" office:value="10509" table:style-name="ce297">
            <text:p>10,509</text:p>
          </table:table-cell>
          <table:table-cell office:value-type="float" office:value="10293" table:style-name="ce297">
            <text:p>10,293</text:p>
          </table:table-cell>
          <table:table-cell office:value-type="float" office:value="216" table:style-name="ce297">
            <text:p>216</text:p>
          </table:table-cell>
          <table:table-cell office:value-type="float" office:value="57" table:style-name="ce297">
            <text:p>57</text:p>
          </table:table-cell>
          <table:table-cell office:value-type="float" office:value="159" table:style-name="ce297">
            <text:p>159</text:p>
          </table:table-cell>
          <table:table-cell office:value-type="float" office:value="5.3117954377285841" table:style-name="ce298">
            <text:p>5.31</text:p>
          </table:table-cell>
          <table:table-cell office:value-type="float" office:value="4821" table:style-name="ce297">
            <text:p>4,821</text:p>
          </table:table-cell>
          <table:table-cell office:value-type="float" office:value="4768" table:style-name="ce297">
            <text:p>4,768</text:p>
          </table:table-cell>
          <table:table-cell office:value-type="float" office:value="53" table:style-name="ce297">
            <text:p>53</text:p>
          </table:table-cell>
          <table:table-cell office:value-type="float" office:value="12" table:style-name="ce297">
            <text:p>12</text:p>
          </table:table-cell>
          <table:table-cell office:value-type="float" office:value="41" table:style-name="ce297">
            <text:p>41</text:p>
          </table:table-cell>
          <table:table-cell office:value-type="float" office:value="2.4367842616128601" table:style-name="ce298">
            <text:p>2.44</text:p>
          </table:table-cell>
          <table:table-cell office:value-type="float" office:value="103168" table:style-name="ce297">
            <text:p>103,168</text:p>
          </table:table-cell>
          <table:table-cell office:value-type="float" office:value="148502" table:style-name="ce297">
            <text:p>148,502</text:p>
          </table:table-cell>
          <table:table-cell office:value-type="float" office:value="581327" table:style-name="ce297">
            <text:p>581,32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4<text:s/><text:span text:style-name="T6">月</text:span></text:p>
          </table:table-cell>
          <table:covered-table-cell/>
          <table:table-cell office:value-type="float" office:value="9002584" table:style-name="ce297">
            <text:p>9,002,584</text:p>
          </table:table-cell>
          <table:table-cell office:value-type="float" office:value="23215015" table:style-name="ce297">
            <text:p>23,215,015</text:p>
          </table:table-cell>
          <table:table-cell office:value-type="float" office:value="11493738" table:style-name="ce297">
            <text:p>11,493,738</text:p>
          </table:table-cell>
          <table:table-cell office:value-type="float" office:value="11721277" table:style-name="ce297">
            <text:p>11,721,277</text:p>
          </table:table-cell>
          <table:table-cell office:value-type="float" office:value="11222" table:style-name="ce297">
            <text:p>11,222</text:p>
          </table:table-cell>
          <table:table-cell office:value-type="float" office:value="5808" table:style-name="ce297">
            <text:p>5,808</text:p>
          </table:table-cell>
          <table:table-cell office:value-type="float" office:value="5414" table:style-name="ce297">
            <text:p>5,414</text:p>
          </table:table-cell>
          <table:table-cell office:value-type="float" office:value="5.8744650077419456" table:style-name="ce298">
            <text:p>5.87</text:p>
          </table:table-cell>
          <table:table-cell office:value-type="float" office:value="14655" table:style-name="ce297">
            <text:p>14,655</text:p>
          </table:table-cell>
          <table:table-cell office:value-type="float" office:value="8554" table:style-name="ce297">
            <text:p>8,554</text:p>
          </table:table-cell>
          <table:table-cell office:value-type="float" office:value="6101" table:style-name="ce297">
            <text:p>6,101</text:p>
          </table:table-cell>
          <table:table-cell office:value-type="float" office:value="7.671563419039229" table:style-name="ce298">
            <text:p>7.67</text:p>
          </table:table-cell>
          <table:table-cell office:value-type="float" office:value="-3433" table:style-name="ce297">
            <text:p>–3,433</text:p>
          </table:table-cell>
          <table:table-cell office:value-type="float" office:value="-1.7970984112972821" table:style-name="ce299">
            <text:p>–1.80</text:p>
          </table:table-cell>
          <table:table-cell office:value-type="float" office:value="6539" table:style-name="ce297">
            <text:p>6,539</text:p>
          </table:table-cell>
          <table:table-cell office:value-type="float" office:value="6390" table:style-name="ce297">
            <text:p>6,390</text:p>
          </table:table-cell>
          <table:table-cell office:value-type="float" office:value="149" table:style-name="ce297">
            <text:p>149</text:p>
          </table:table-cell>
          <table:table-cell office:value-type="float" office:value="53" table:style-name="ce297">
            <text:p>53</text:p>
          </table:table-cell>
          <table:table-cell office:value-type="float" office:value="96" table:style-name="ce297">
            <text:p>96</text:p>
          </table:table-cell>
          <table:table-cell office:value-type="float" office:value="3.4230196654450706" table:style-name="ce298">
            <text:p>3.42</text:p>
          </table:table-cell>
          <table:table-cell office:value-type="float" office:value="4051" table:style-name="ce297">
            <text:p>4,051</text:p>
          </table:table-cell>
          <table:table-cell office:value-type="float" office:value="4003" table:style-name="ce297">
            <text:p>4,003</text:p>
          </table:table-cell>
          <table:table-cell office:value-type="float" office:value="48" table:style-name="ce297">
            <text:p>48</text:p>
          </table:table-cell>
          <table:table-cell office:value-type="float" office:value="13" table:style-name="ce297">
            <text:p>13</text:p>
          </table:table-cell>
          <table:table-cell office:value-type="float" office:value="35" table:style-name="ce297">
            <text:p>35</text:p>
          </table:table-cell>
          <table:table-cell office:value-type="float" office:value="2.1206075339834807" table:style-name="ce298">
            <text:p>2.12</text:p>
          </table:table-cell>
          <table:table-cell office:value-type="float" office:value="84281" table:style-name="ce297">
            <text:p>84,281</text:p>
          </table:table-cell>
          <table:table-cell office:value-type="float" office:value="134824" table:style-name="ce297">
            <text:p>134,824</text:p>
          </table:table-cell>
          <table:table-cell office:value-type="float" office:value="581406" table:style-name="ce297">
            <text:p>581,406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5<text:s/><text:span text:style-name="T6">月</text:span></text:p>
          </table:table-cell>
          <table:covered-table-cell/>
          <table:table-cell office:value-type="float" office:value="9008300" table:style-name="ce297">
            <text:p>9,008,300</text:p>
          </table:table-cell>
          <table:table-cell office:value-type="float" office:value="23196178" table:style-name="ce297">
            <text:p>23,196,178</text:p>
          </table:table-cell>
          <table:table-cell office:value-type="float" office:value="11482441" table:style-name="ce297">
            <text:p>11,482,441</text:p>
          </table:table-cell>
          <table:table-cell office:value-type="float" office:value="11713737" table:style-name="ce297">
            <text:p>11,713,737</text:p>
          </table:table-cell>
          <table:table-cell office:value-type="float" office:value="9442" table:style-name="ce297">
            <text:p>9,442</text:p>
          </table:table-cell>
          <table:table-cell office:value-type="float" office:value="4897" table:style-name="ce297">
            <text:p>4,897</text:p>
          </table:table-cell>
          <table:table-cell office:value-type="float" office:value="4545" table:style-name="ce297">
            <text:p>4,545</text:p>
          </table:table-cell>
          <table:table-cell office:value-type="float" office:value="4.7907381085364893" table:style-name="ce298">
            <text:p>4.79</text:p>
          </table:table-cell>
          <table:table-cell office:value-type="float" office:value="17409" table:style-name="ce297">
            <text:p>17,409</text:p>
          </table:table-cell>
          <table:table-cell office:value-type="float" office:value="9997" table:style-name="ce297">
            <text:p>9,997</text:p>
          </table:table-cell>
          <table:table-cell office:value-type="float" office:value="7412" table:style-name="ce297">
            <text:p>7,412</text:p>
          </table:table-cell>
          <table:table-cell office:value-type="float" office:value="8.8330819457224869" table:style-name="ce298">
            <text:p>8.83</text:p>
          </table:table-cell>
          <table:table-cell office:value-type="float" office:value="-7967" table:style-name="ce297">
            <text:p>–7,967</text:p>
          </table:table-cell>
          <table:table-cell office:value-type="float" office:value="-4.0423438371859985" table:style-name="ce299">
            <text:p>–4.04</text:p>
          </table:table-cell>
          <table:table-cell office:value-type="float" office:value="15597" table:style-name="ce297">
            <text:p>15,597</text:p>
          </table:table-cell>
          <table:table-cell office:value-type="float" office:value="15293" table:style-name="ce297">
            <text:p>15,293</text:p>
          </table:table-cell>
          <table:table-cell office:value-type="float" office:value="304" table:style-name="ce297">
            <text:p>304</text:p>
          </table:table-cell>
          <table:table-cell office:value-type="float" office:value="72" table:style-name="ce297">
            <text:p>72</text:p>
          </table:table-cell>
          <table:table-cell office:value-type="float" office:value="232" table:style-name="ce297">
            <text:p>232</text:p>
          </table:table-cell>
          <table:table-cell office:value-type="float" office:value="7.9136986103414113" table:style-name="ce298">
            <text:p>7.91</text:p>
          </table:table-cell>
          <table:table-cell office:value-type="float" office:value="4019" table:style-name="ce297">
            <text:p>4,019</text:p>
          </table:table-cell>
          <table:table-cell office:value-type="float" office:value="3975" table:style-name="ce297">
            <text:p>3,975</text:p>
          </table:table-cell>
          <table:table-cell office:value-type="float" office:value="44" table:style-name="ce297">
            <text:p>44</text:p>
          </table:table-cell>
          <table:table-cell office:value-type="float" office:value="8" table:style-name="ce297">
            <text:p>8</text:p>
          </table:table-cell>
          <table:table-cell office:value-type="float" office:value="36" table:style-name="ce297">
            <text:p>36</text:p>
          </table:table-cell>
          <table:table-cell office:value-type="float" office:value="2.0391841197000797" table:style-name="ce298">
            <text:p>2.04</text:p>
          </table:table-cell>
          <table:table-cell office:value-type="float" office:value="82997" table:style-name="ce297">
            <text:p>82,997</text:p>
          </table:table-cell>
          <table:table-cell office:value-type="float" office:value="93867" table:style-name="ce297">
            <text:p>93,867</text:p>
          </table:table-cell>
          <table:table-cell office:value-type="float" office:value="581530" table:style-name="ce297">
            <text:p>581,530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6<text:s/><text:span text:style-name="T6">月</text:span></text:p>
          </table:table-cell>
          <table:covered-table-cell/>
          <table:table-cell office:value-type="float" office:value="9014700" table:style-name="ce297">
            <text:p>9,014,700</text:p>
          </table:table-cell>
          <table:table-cell office:value-type="float" office:value="23186278" table:style-name="ce297">
            <text:p>23,186,278</text:p>
          </table:table-cell>
          <table:table-cell office:value-type="float" office:value="11475116" table:style-name="ce297">
            <text:p>11,475,116</text:p>
          </table:table-cell>
          <table:table-cell office:value-type="float" office:value="11711162" table:style-name="ce297">
            <text:p>11,711,162</text:p>
          </table:table-cell>
          <table:table-cell office:value-type="float" office:value="10943" table:style-name="ce297">
            <text:p>10,943</text:p>
          </table:table-cell>
          <table:table-cell office:value-type="float" office:value="5677" table:style-name="ce297">
            <text:p>5,677</text:p>
          </table:table-cell>
          <table:table-cell office:value-type="float" office:value="5266" table:style-name="ce297">
            <text:p>5,266</text:p>
          </table:table-cell>
          <table:table-cell office:value-type="float" office:value="5.7409565950252119" table:style-name="ce298">
            <text:p>5.74</text:p>
          </table:table-cell>
          <table:table-cell office:value-type="float" office:value="21033" table:style-name="ce297">
            <text:p>21,033</text:p>
          </table:table-cell>
          <table:table-cell office:value-type="float" office:value="12152" table:style-name="ce297">
            <text:p>12,152</text:p>
          </table:table-cell>
          <table:table-cell office:value-type="float" office:value="8881" table:style-name="ce297">
            <text:p>8,881</text:p>
          </table:table-cell>
          <table:table-cell office:value-type="float" office:value="11.034409217140205" table:style-name="ce298">
            <text:p>11.03</text:p>
          </table:table-cell>
          <table:table-cell office:value-type="float" office:value="-10090" table:style-name="ce297">
            <text:p>–10,090</text:p>
          </table:table-cell>
          <table:table-cell office:value-type="float" office:value="-5.2934526221149936" table:style-name="ce299">
            <text:p>–5.29</text:p>
          </table:table-cell>
          <table:table-cell office:value-type="float" office:value="9045" table:style-name="ce297">
            <text:p>9,045</text:p>
          </table:table-cell>
          <table:table-cell office:value-type="float" office:value="8868" table:style-name="ce297">
            <text:p>8,868</text:p>
          </table:table-cell>
          <table:table-cell office:value-type="float" office:value="177" table:style-name="ce297">
            <text:p>177</text:p>
          </table:table-cell>
          <table:table-cell office:value-type="float" office:value="41" table:style-name="ce297">
            <text:p>41</text:p>
          </table:table-cell>
          <table:table-cell office:value-type="float" office:value="136" table:style-name="ce297">
            <text:p>136</text:p>
          </table:table-cell>
          <table:table-cell office:value-type="float" office:value="4.7452209085262753" table:style-name="ce298">
            <text:p>4.75</text:p>
          </table:table-cell>
          <table:table-cell office:value-type="float" office:value="4156" table:style-name="ce297">
            <text:p>4,156</text:p>
          </table:table-cell>
          <table:table-cell office:value-type="float" office:value="4103" table:style-name="ce297">
            <text:p>4,103</text:p>
          </table:table-cell>
          <table:table-cell office:value-type="float" office:value="53" table:style-name="ce297">
            <text:p>53</text:p>
          </table:table-cell>
          <table:table-cell office:value-type="float" office:value="14" table:style-name="ce297">
            <text:p>14</text:p>
          </table:table-cell>
          <table:table-cell office:value-type="float" office:value="39" table:style-name="ce297">
            <text:p>39</text:p>
          </table:table-cell>
          <table:table-cell office:value-type="float" office:value="2.1803358867700608" table:style-name="ce298">
            <text:p>2.18</text:p>
          </table:table-cell>
          <table:table-cell office:value-type="float" office:value="85868" table:style-name="ce297">
            <text:p>85,868</text:p>
          </table:table-cell>
          <table:table-cell office:value-type="float" office:value="85678" table:style-name="ce297">
            <text:p>85,678</text:p>
          </table:table-cell>
          <table:table-cell office:value-type="float" office:value="581694" table:style-name="ce297">
            <text:p>581,69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7<text:s/><text:span text:style-name="T6">月</text:span></text:p>
          </table:table-cell>
          <table:covered-table-cell/>
          <table:table-cell office:value-type="float" office:value="9026456" table:style-name="ce297">
            <text:p>9,026,456</text:p>
          </table:table-cell>
          <table:table-cell office:value-type="float" office:value="23190064" table:style-name="ce297">
            <text:p>23,190,064</text:p>
          </table:table-cell>
          <table:table-cell office:value-type="float" office:value="11475027" table:style-name="ce297">
            <text:p>11,475,027</text:p>
          </table:table-cell>
          <table:table-cell office:value-type="float" office:value="11715037" table:style-name="ce297">
            <text:p>11,715,037</text:p>
          </table:table-cell>
          <table:table-cell office:value-type="float" office:value="10950" table:style-name="ce297">
            <text:p>10,950</text:p>
          </table:table-cell>
          <table:table-cell office:value-type="float" office:value="5813" table:style-name="ce297">
            <text:p>5,813</text:p>
          </table:table-cell>
          <table:table-cell office:value-type="float" office:value="5137" table:style-name="ce297">
            <text:p>5,137</text:p>
          </table:table-cell>
          <table:table-cell office:value-type="float" office:value="5.5600512586714457" table:style-name="ce298">
            <text:p>5.56</text:p>
          </table:table-cell>
          <table:table-cell office:value-type="float" office:value="18215" table:style-name="ce297">
            <text:p>18,215</text:p>
          </table:table-cell>
          <table:table-cell office:value-type="float" office:value="10505" table:style-name="ce297">
            <text:p>10,505</text:p>
          </table:table-cell>
          <table:table-cell office:value-type="float" office:value="7710" table:style-name="ce297">
            <text:p>7,710</text:p>
          </table:table-cell>
          <table:table-cell office:value-type="float" office:value="9.2489802444475231" table:style-name="ce298">
            <text:p>9.25</text:p>
          </table:table-cell>
          <table:table-cell office:value-type="float" office:value="-7265" table:style-name="ce297">
            <text:p>–7,265</text:p>
          </table:table-cell>
          <table:table-cell office:value-type="float" office:value="-3.6889289857760779" table:style-name="ce299">
            <text:p>–3.69</text:p>
          </table:table-cell>
          <table:table-cell office:value-type="float" office:value="9327" table:style-name="ce297">
            <text:p>9,327</text:p>
          </table:table-cell>
          <table:table-cell office:value-type="float" office:value="9122" table:style-name="ce297">
            <text:p>9,122</text:p>
          </table:table-cell>
          <table:table-cell office:value-type="float" office:value="205" table:style-name="ce297">
            <text:p>205</text:p>
          </table:table-cell>
          <table:table-cell office:value-type="float" office:value="58" table:style-name="ce297">
            <text:p>58</text:p>
          </table:table-cell>
          <table:table-cell office:value-type="float" office:value="147" table:style-name="ce297">
            <text:p>147</text:p>
          </table:table-cell>
          <table:table-cell office:value-type="float" office:value="4.7359450310163087" table:style-name="ce298">
            <text:p>4.74</text:p>
          </table:table-cell>
          <table:table-cell office:value-type="float" office:value="4476" table:style-name="ce297">
            <text:p>4,476</text:p>
          </table:table-cell>
          <table:table-cell office:value-type="float" office:value="4426" table:style-name="ce297">
            <text:p>4,426</text:p>
          </table:table-cell>
          <table:table-cell office:value-type="float" office:value="50" table:style-name="ce297">
            <text:p>50</text:p>
          </table:table-cell>
          <table:table-cell office:value-type="float" office:value="15" table:style-name="ce297">
            <text:p>15</text:p>
          </table:table-cell>
          <table:table-cell office:value-type="float" office:value="35" table:style-name="ce297">
            <text:p>35</text:p>
          </table:table-cell>
          <table:table-cell office:value-type="float" office:value="2.2727661583391225" table:style-name="ce298">
            <text:p>2.27</text:p>
          </table:table-cell>
          <table:table-cell office:value-type="float" office:value="101555" table:style-name="ce297">
            <text:p>101,555</text:p>
          </table:table-cell>
          <table:table-cell office:value-type="float" office:value="90504" table:style-name="ce297">
            <text:p>90,504</text:p>
          </table:table-cell>
          <table:table-cell office:value-type="float" office:value="582008" table:style-name="ce297">
            <text:p>582,008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8<text:s/><text:span text:style-name="T6">月</text:span></text:p>
          </table:table-cell>
          <table:covered-table-cell/>
          <table:table-cell office:value-type="float" office:value="9042909" table:style-name="ce303">
            <text:p>9,042,909</text:p>
          </table:table-cell>
          <table:table-cell office:value-type="float" office:value="23194554" table:style-name="ce297">
            <text:p>23,194,554</text:p>
          </table:table-cell>
          <table:table-cell office:value-type="float" office:value="11475623" table:style-name="ce297">
            <text:p>11,475,623</text:p>
          </table:table-cell>
          <table:table-cell office:value-type="float" office:value="11718931" table:style-name="ce297">
            <text:p>11,718,931</text:p>
          </table:table-cell>
          <table:table-cell office:value-type="float" office:value="11902" table:style-name="ce297">
            <text:p>11,902</text:p>
          </table:table-cell>
          <table:table-cell office:value-type="float" office:value="6218" table:style-name="ce297">
            <text:p>6,218</text:p>
          </table:table-cell>
          <table:table-cell office:value-type="float" office:value="5684" table:style-name="ce297">
            <text:p>5,684</text:p>
          </table:table-cell>
          <table:table-cell office:value-type="float" office:value="6.0423673905389599" table:style-name="ce298">
            <text:p>6.04</text:p>
          </table:table-cell>
          <table:table-cell office:value-type="float" office:value="17830" table:style-name="ce297">
            <text:p>17,830</text:p>
          </table:table-cell>
          <table:table-cell office:value-type="float" office:value="10333" table:style-name="ce297">
            <text:p>10,333</text:p>
          </table:table-cell>
          <table:table-cell office:value-type="float" office:value="7497" table:style-name="ce297">
            <text:p>7,497</text:p>
          </table:table-cell>
          <table:table-cell office:value-type="float" office:value="9.0518745230473563" table:style-name="ce298">
            <text:p>9.05</text:p>
          </table:table-cell>
          <table:table-cell office:value-type="float" office:value="-5928" table:style-name="ce297">
            <text:p>–5,928</text:p>
          </table:table-cell>
          <table:table-cell office:value-type="float" office:value="-3.0095071325083977" table:style-name="ce299">
            <text:p>–3.01</text:p>
          </table:table-cell>
          <table:table-cell office:value-type="float" office:value="4315" table:style-name="ce297">
            <text:p>4,315</text:p>
          </table:table-cell>
          <table:table-cell office:value-type="float" office:value="4174" table:style-name="ce297">
            <text:p>4,174</text:p>
          </table:table-cell>
          <table:table-cell office:value-type="float" office:value="141" table:style-name="ce297">
            <text:p>141</text:p>
          </table:table-cell>
          <table:table-cell office:value-type="float" office:value="44" table:style-name="ce297">
            <text:p>44</text:p>
          </table:table-cell>
          <table:table-cell office:value-type="float" office:value="97" table:style-name="ce297">
            <text:p>97</text:p>
          </table:table-cell>
          <table:table-cell office:value-type="float" office:value="2.1906247093073103" table:style-name="ce298">
            <text:p>2.19</text:p>
          </table:table-cell>
          <table:table-cell office:value-type="float" office:value="4787" table:style-name="ce297">
            <text:p>4,787</text:p>
          </table:table-cell>
          <table:table-cell office:value-type="float" office:value="4725" table:style-name="ce297">
            <text:p>4,725</text:p>
          </table:table-cell>
          <table:table-cell office:value-type="float" office:value="62" table:style-name="ce297">
            <text:p>62</text:p>
          </table:table-cell>
          <table:table-cell office:value-type="float" office:value="16" table:style-name="ce297">
            <text:p>16</text:p>
          </table:table-cell>
          <table:table-cell office:value-type="float" office:value="46" table:style-name="ce297">
            <text:p>46</text:p>
          </table:table-cell>
          <table:table-cell office:value-type="float" office:value="2.4302480842303815" table:style-name="ce298">
            <text:p>2.43</text:p>
          </table:table-cell>
          <table:table-cell office:value-type="float" office:value="99646" table:style-name="ce297">
            <text:p>99,646</text:p>
          </table:table-cell>
          <table:table-cell office:value-type="float" office:value="89228" table:style-name="ce297">
            <text:p>89,228</text:p>
          </table:table-cell>
          <table:table-cell office:value-type="float" office:value="582485" table:style-name="ce297">
            <text:p>582,48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9<text:s/><text:span text:style-name="T6">月</text:span></text:p>
          </table:table-cell>
          <table:covered-table-cell/>
          <table:table-cell office:value-type="float" office:value="9062527" table:style-name="ce303">
            <text:p>9,062,527</text:p>
          </table:table-cell>
          <table:table-cell office:value-type="float" office:value="23198133" table:style-name="ce297">
            <text:p>23,198,133</text:p>
          </table:table-cell>
          <table:table-cell office:value-type="float" office:value="11475695" table:style-name="ce297">
            <text:p>11,475,695</text:p>
          </table:table-cell>
          <table:table-cell office:value-type="float" office:value="11722438" table:style-name="ce297">
            <text:p>11,722,438</text:p>
          </table:table-cell>
          <table:table-cell office:value-type="float" office:value="12217" table:style-name="ce297">
            <text:p>12,217</text:p>
          </table:table-cell>
          <table:table-cell office:value-type="float" office:value="6322" table:style-name="ce297">
            <text:p>6,322</text:p>
          </table:table-cell>
          <table:table-cell office:value-type="float" office:value="5895" table:style-name="ce297">
            <text:p>5,895</text:p>
          </table:table-cell>
          <table:table-cell office:value-type="float" office:value="6.4079136725435486" table:style-name="ce298">
            <text:p>6.41</text:p>
          </table:table-cell>
          <table:table-cell office:value-type="float" office:value="16505" table:style-name="ce297">
            <text:p>16,505</text:p>
          </table:table-cell>
          <table:table-cell office:value-type="float" office:value="9540" table:style-name="ce297">
            <text:p>9,540</text:p>
          </table:table-cell>
          <table:table-cell office:value-type="float" office:value="6965" table:style-name="ce297">
            <text:p>6,965</text:p>
          </table:table-cell>
          <table:table-cell office:value-type="float" office:value="8.6570037787780354" table:style-name="ce298">
            <text:p>8.66</text:p>
          </table:table-cell>
          <table:table-cell office:value-type="float" office:value="-4288" table:style-name="ce297">
            <text:p>–4,288</text:p>
          </table:table-cell>
          <table:table-cell office:value-type="float" office:value="-2.2490901062344872" table:style-name="ce299">
            <text:p>–2.25</text:p>
          </table:table-cell>
          <table:table-cell office:value-type="float" office:value="11546" table:style-name="ce297">
            <text:p>11,546</text:p>
          </table:table-cell>
          <table:table-cell office:value-type="float" office:value="11350" table:style-name="ce297">
            <text:p>11,350</text:p>
          </table:table-cell>
          <table:table-cell office:value-type="float" office:value="196" table:style-name="ce297">
            <text:p>196</text:p>
          </table:table-cell>
          <table:table-cell office:value-type="float" office:value="52" table:style-name="ce297">
            <text:p>52</text:p>
          </table:table-cell>
          <table:table-cell office:value-type="float" office:value="144" table:style-name="ce297">
            <text:p>144</text:p>
          </table:table-cell>
          <table:table-cell office:value-type="float" office:value="6.055968835490531" table:style-name="ce298">
            <text:p>6.06</text:p>
          </table:table-cell>
          <table:table-cell office:value-type="float" office:value="4335" table:style-name="ce297">
            <text:p>4,335</text:p>
          </table:table-cell>
          <table:table-cell office:value-type="float" office:value="4286" table:style-name="ce297">
            <text:p>4,286</text:p>
          </table:table-cell>
          <table:table-cell office:value-type="float" office:value="49" table:style-name="ce297">
            <text:p>49</text:p>
          </table:table-cell>
          <table:table-cell office:value-type="float" office:value="9" table:style-name="ce297">
            <text:p>9</text:p>
          </table:table-cell>
          <table:table-cell office:value-type="float" office:value="40" table:style-name="ce297">
            <text:p>40</text:p>
          </table:table-cell>
          <table:table-cell office:value-type="float" office:value="2.273741980066815" table:style-name="ce298">
            <text:p>2.27</text:p>
          </table:table-cell>
          <table:table-cell office:value-type="float" office:value="95826" table:style-name="ce297">
            <text:p>95,826</text:p>
          </table:table-cell>
          <table:table-cell office:value-type="float" office:value="87959" table:style-name="ce297">
            <text:p>87,959</text:p>
          </table:table-cell>
          <table:table-cell office:value-type="float" office:value="582846" table:style-name="ce297">
            <text:p>582,846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0<text:s/><text:span text:style-name="T6">月</text:span></text:p>
          </table:table-cell>
          <table:covered-table-cell/>
          <table:table-cell office:value-type="float" office:value="9068488" table:style-name="ce303">
            <text:p>9,068,488</text:p>
          </table:table-cell>
          <table:table-cell office:value-type="float" office:value="23212056" table:style-name="ce297">
            <text:p>23,212,056</text:p>
          </table:table-cell>
          <table:table-cell office:value-type="float" office:value="11480153" table:style-name="ce297">
            <text:p>11,480,153</text:p>
          </table:table-cell>
          <table:table-cell office:value-type="float" office:value="11731903" table:style-name="ce297">
            <text:p>11,731,903</text:p>
          </table:table-cell>
          <table:table-cell office:value-type="float" office:value="12242" table:style-name="ce297">
            <text:p>12,242</text:p>
          </table:table-cell>
          <table:table-cell office:value-type="float" office:value="6345" table:style-name="ce297">
            <text:p>6,345</text:p>
          </table:table-cell>
          <table:table-cell office:value-type="float" office:value="5897" table:style-name="ce297">
            <text:p>5,897</text:p>
          </table:table-cell>
          <table:table-cell office:value-type="float" office:value="6.2115531319794819" table:style-name="ce298">
            <text:p>6.21</text:p>
          </table:table-cell>
          <table:table-cell office:value-type="float" office:value="17099" table:style-name="ce297">
            <text:p>17,099</text:p>
          </table:table-cell>
          <table:table-cell office:value-type="float" office:value="9820" table:style-name="ce297">
            <text:p>9,820</text:p>
          </table:table-cell>
          <table:table-cell office:value-type="float" office:value="7279" table:style-name="ce297">
            <text:p>7,279</text:p>
          </table:table-cell>
          <table:table-cell office:value-type="float" office:value="8.6759799872338803" table:style-name="ce298">
            <text:p>8.68</text:p>
          </table:table-cell>
          <table:table-cell office:value-type="float" office:value="-4857" table:style-name="ce297">
            <text:p>–4,857</text:p>
          </table:table-cell>
          <table:table-cell office:value-type="float" office:value="-2.464426855254398" table:style-name="ce299">
            <text:p>–2.46</text:p>
          </table:table-cell>
          <table:table-cell office:value-type="float" office:value="10013" table:style-name="ce297">
            <text:p>10,013</text:p>
          </table:table-cell>
          <table:table-cell office:value-type="float" office:value="9827" table:style-name="ce297">
            <text:p>9,827</text:p>
          </table:table-cell>
          <table:table-cell office:value-type="float" office:value="186" table:style-name="ce297">
            <text:p>186</text:p>
          </table:table-cell>
          <table:table-cell office:value-type="float" office:value="55" table:style-name="ce297">
            <text:p>55</text:p>
          </table:table-cell>
          <table:table-cell office:value-type="float" office:value="131" table:style-name="ce297">
            <text:p>131</text:p>
          </table:table-cell>
          <table:table-cell office:value-type="float" office:value="5.0805653905007802" table:style-name="ce298">
            <text:p>5.08</text:p>
          </table:table-cell>
          <table:table-cell office:value-type="float" office:value="4071" table:style-name="ce297">
            <text:p>4,071</text:p>
          </table:table-cell>
          <table:table-cell office:value-type="float" office:value="4019" table:style-name="ce297">
            <text:p>4,019</text:p>
          </table:table-cell>
          <table:table-cell office:value-type="float" office:value="52" table:style-name="ce297">
            <text:p>52</text:p>
          </table:table-cell>
          <table:table-cell office:value-type="float" office:value="16" table:style-name="ce297">
            <text:p>16</text:p>
          </table:table-cell>
          <table:table-cell office:value-type="float" office:value="36" table:style-name="ce297">
            <text:p>36</text:p>
          </table:table-cell>
          <table:table-cell office:value-type="float" office:value="2.0656128737370096" table:style-name="ce298">
            <text:p>2.07</text:p>
          </table:table-cell>
          <table:table-cell office:value-type="float" office:value="75571" table:style-name="ce297">
            <text:p>75,571</text:p>
          </table:table-cell>
          <table:table-cell office:value-type="float" office:value="56791" table:style-name="ce297">
            <text:p>56,791</text:p>
          </table:table-cell>
          <table:table-cell office:value-type="float" office:value="583299" table:style-name="ce297">
            <text:p>583,299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1<text:s/><text:span text:style-name="T6">月</text:span></text:p>
          </table:table-cell>
          <table:covered-table-cell/>
          <table:table-cell office:value-type="float" office:value="9077086" table:style-name="ce303">
            <text:p>9,077,086</text:p>
          </table:table-cell>
          <table:table-cell office:value-type="float" office:value="23233593" table:style-name="ce297">
            <text:p>23,233,593</text:p>
          </table:table-cell>
          <table:table-cell office:value-type="float" office:value="11487412" table:style-name="ce297">
            <text:p>11,487,412</text:p>
          </table:table-cell>
          <table:table-cell office:value-type="float" office:value="11746181" table:style-name="ce297">
            <text:p>11,746,181</text:p>
          </table:table-cell>
          <table:table-cell office:value-type="float" office:value="12348" table:style-name="ce297">
            <text:p>12,348</text:p>
          </table:table-cell>
          <table:table-cell office:value-type="float" office:value="6261" table:style-name="ce297">
            <text:p>6,261</text:p>
          </table:table-cell>
          <table:table-cell office:value-type="float" office:value="6087" table:style-name="ce297">
            <text:p>6,087</text:p>
          </table:table-cell>
          <table:table-cell office:value-type="float" office:value="6.4692389162222712" table:style-name="ce298">
            <text:p>6.47</text:p>
          </table:table-cell>
          <table:table-cell office:value-type="float" office:value="17719" table:style-name="ce297">
            <text:p>17,719</text:p>
          </table:table-cell>
          <table:table-cell office:value-type="float" office:value="10193" table:style-name="ce297">
            <text:p>10,193</text:p>
          </table:table-cell>
          <table:table-cell office:value-type="float" office:value="7526" table:style-name="ce297">
            <text:p>7,526</text:p>
          </table:table-cell>
          <table:table-cell office:value-type="float" office:value="9.2831587590332365" table:style-name="ce298">
            <text:p>9.28</text:p>
          </table:table-cell>
          <table:table-cell office:value-type="float" office:value="-5371" table:style-name="ce297">
            <text:p>–5,371</text:p>
          </table:table-cell>
          <table:table-cell office:value-type="float" office:value="-2.8139198428109666" table:style-name="ce299">
            <text:p>–2.81</text:p>
          </table:table-cell>
          <table:table-cell office:value-type="float" office:value="15007" table:style-name="ce297">
            <text:p>15,007</text:p>
          </table:table-cell>
          <table:table-cell office:value-type="float" office:value="14713" table:style-name="ce297">
            <text:p>14,713</text:p>
          </table:table-cell>
          <table:table-cell office:value-type="float" office:value="294" table:style-name="ce297">
            <text:p>294</text:p>
          </table:table-cell>
          <table:table-cell office:value-type="float" office:value="78" table:style-name="ce297">
            <text:p>78</text:p>
          </table:table-cell>
          <table:table-cell office:value-type="float" office:value="216" table:style-name="ce297">
            <text:p>216</text:p>
          </table:table-cell>
          <table:table-cell office:value-type="float" office:value="7.8623152264129903" table:style-name="ce298">
            <text:p>7.86</text:p>
          </table:table-cell>
          <table:table-cell office:value-type="float" office:value="4233" table:style-name="ce297">
            <text:p>4,233</text:p>
          </table:table-cell>
          <table:table-cell office:value-type="float" office:value="4180" table:style-name="ce297">
            <text:p>4,180</text:p>
          </table:table-cell>
          <table:table-cell office:value-type="float" office:value="53" table:style-name="ce297">
            <text:p>53</text:p>
          </table:table-cell>
          <table:table-cell office:value-type="float" office:value="14" table:style-name="ce297">
            <text:p>14</text:p>
          </table:table-cell>
          <table:table-cell office:value-type="float" office:value="39" table:style-name="ce297">
            <text:p>39</text:p>
          </table:table-cell>
          <table:table-cell office:value-type="float" office:value="2.2177104253619104" table:style-name="ce298">
            <text:p>2.22</text:p>
          </table:table-cell>
          <table:table-cell office:value-type="float" office:value="89678" table:style-name="ce297">
            <text:p>89,678</text:p>
          </table:table-cell>
          <table:table-cell office:value-type="float" office:value="62770" table:style-name="ce297">
            <text:p>62,770</text:p>
          </table:table-cell>
          <table:table-cell office:value-type="float" office:value="583710" table:style-name="ce297">
            <text:p>583,710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2<text:s/><text:span text:style-name="T6">月</text:span></text:p>
          </table:table-cell>
          <table:covered-table-cell/>
          <table:table-cell office:value-type="float" office:value="9089450" table:style-name="ce303">
            <text:p>9,089,450</text:p>
          </table:table-cell>
          <table:table-cell office:value-type="float" office:value="23264640" table:style-name="ce297">
            <text:p>23,264,640</text:p>
          </table:table-cell>
          <table:table-cell office:value-type="float" office:value="11499136" table:style-name="ce297">
            <text:p>11,499,136</text:p>
          </table:table-cell>
          <table:table-cell office:value-type="float" office:value="11765504" table:style-name="ce297">
            <text:p>11,765,504</text:p>
          </table:table-cell>
          <table:table-cell office:value-type="float" office:value="12178" table:style-name="ce297">
            <text:p>12,178</text:p>
          </table:table-cell>
          <table:table-cell office:value-type="float" office:value="6265" table:style-name="ce297">
            <text:p>6,265</text:p>
          </table:table-cell>
          <table:table-cell office:value-type="float" office:value="5913" table:style-name="ce297">
            <text:p>5,913</text:p>
          </table:table-cell>
          <table:table-cell office:value-type="float" office:value="6.1673796951491919" table:style-name="ce298">
            <text:p>6.17</text:p>
          </table:table-cell>
          <table:table-cell office:value-type="float" office:value="17685" table:style-name="ce297">
            <text:p>17,685</text:p>
          </table:table-cell>
          <table:table-cell office:value-type="float" office:value="10194" table:style-name="ce297">
            <text:p>10,194</text:p>
          </table:table-cell>
          <table:table-cell office:value-type="float" office:value="7491" table:style-name="ce297">
            <text:p>7,491</text:p>
          </table:table-cell>
          <table:table-cell office:value-type="float" office:value="8.9563236909766353" table:style-name="ce298">
            <text:p>8.96</text:p>
          </table:table-cell>
          <table:table-cell office:value-type="float" office:value="-5507" table:style-name="ce297">
            <text:p>–5,507</text:p>
          </table:table-cell>
          <table:table-cell office:value-type="float" office:value="-2.7889439958274429" table:style-name="ce299">
            <text:p>–2.79</text:p>
          </table:table-cell>
          <table:table-cell office:value-type="float" office:value="13270" table:style-name="ce297">
            <text:p>13,270</text:p>
          </table:table-cell>
          <table:table-cell office:value-type="float" office:value="13020" table:style-name="ce297">
            <text:p>13,020</text:p>
          </table:table-cell>
          <table:table-cell office:value-type="float" office:value="250" table:style-name="ce297">
            <text:p>250</text:p>
          </table:table-cell>
          <table:table-cell office:value-type="float" office:value="81" table:style-name="ce297">
            <text:p>81</text:p>
          </table:table-cell>
          <table:table-cell office:value-type="float" office:value="169" table:style-name="ce297">
            <text:p>169</text:p>
          </table:table-cell>
          <table:table-cell office:value-type="float" office:value="6.7204079943036401" table:style-name="ce298">
            <text:p>6.72</text:p>
          </table:table-cell>
          <table:table-cell office:value-type="float" office:value="4341" table:style-name="ce297">
            <text:p>4,341</text:p>
          </table:table-cell>
          <table:table-cell office:value-type="float" office:value="4282" table:style-name="ce297">
            <text:p>4,282</text:p>
          </table:table-cell>
          <table:table-cell office:value-type="float" office:value="59" table:style-name="ce297">
            <text:p>59</text:p>
          </table:table-cell>
          <table:table-cell office:value-type="float" office:value="16" table:style-name="ce297">
            <text:p>16</text:p>
          </table:table-cell>
          <table:table-cell office:value-type="float" office:value="43" table:style-name="ce297">
            <text:p>43</text:p>
          </table:table-cell>
          <table:table-cell office:value-type="float" office:value="2.198439419990363" table:style-name="ce298">
            <text:p>2.20</text:p>
          </table:table-cell>
          <table:table-cell office:value-type="float" office:value="119679" table:style-name="ce297">
            <text:p>119,679</text:p>
          </table:table-cell>
          <table:table-cell office:value-type="float" office:value="83125" table:style-name="ce297">
            <text:p>83,125</text:p>
          </table:table-cell>
          <table:table-cell office:value-type="float" office:value="584125" table:style-name="ce297">
            <text:p>584,125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12<text:span text:style-name="T8">年</text:span></text:p>
          </table:table-cell>
          <table:covered-table-cell/>
          <table:table-cell office:value-type="float" office:value="9240823" table:style-name="ce289">
            <text:p>9,240,823</text:p>
          </table:table-cell>
          <table:table-cell office:value-type="float" office:value="23420442" table:style-name="ce289">
            <text:p>23,420,442</text:p>
          </table:table-cell>
          <table:table-cell office:value-type="float" office:value="11553267" table:style-name="ce289">
            <text:p>11,553,267</text:p>
          </table:table-cell>
          <table:table-cell office:value-type="float" office:value="11867175" table:style-name="ce289">
            <text:p>11,867,175</text:p>
          </table:table-cell>
          <table:table-cell office:value-type="float" office:value="135571" table:style-name="ce289">
            <text:p>135,571</text:p>
          </table:table-cell>
          <table:table-cell office:value-type="float" office:value="70227" table:style-name="ce289">
            <text:p>70,227</text:p>
          </table:table-cell>
          <table:table-cell office:value-type="float" office:value="65344" table:style-name="ce289">
            <text:p>65,344</text:p>
          </table:table-cell>
          <table:table-cell office:value-type="float" office:value="5.8078938364079553" table:style-name="ce300">
            <text:p>5.81</text:p>
          </table:table-cell>
          <table:table-cell office:value-type="float" office:value="205368" table:style-name="ce289">
            <text:p>205,368</text:p>
          </table:table-cell>
          <table:table-cell office:value-type="float" office:value="118854" table:style-name="ce289">
            <text:p>118,854</text:p>
          </table:table-cell>
          <table:table-cell office:value-type="float" office:value="86514" table:style-name="ce289">
            <text:p>86,514</text:p>
          </table:table-cell>
          <table:table-cell office:value-type="float" office:value="8.7980138923178934" table:style-name="ce300">
            <text:p>8.80</text:p>
          </table:table-cell>
          <table:table-cell office:value-type="float" office:value="-69797" table:style-name="ce289">
            <text:p>–69,797</text:p>
          </table:table-cell>
          <table:table-cell office:value-type="float" office:value="-2.9901200559099372" table:style-name="ce301">
            <text:p>–2.99</text:p>
          </table:table-cell>
          <table:table-cell office:value-type="float" office:value="125192" table:style-name="ce289">
            <text:p>125,192</text:p>
          </table:table-cell>
          <table:table-cell office:value-type="float" office:value="121993" table:style-name="ce289">
            <text:p>121,993</text:p>
          </table:table-cell>
          <table:table-cell office:value-type="float" office:value="3199" table:style-name="ce289">
            <text:p>3,199</text:p>
          </table:table-cell>
          <table:table-cell office:value-type="float" office:value="1052" table:style-name="ce289">
            <text:p>1,052</text:p>
          </table:table-cell>
          <table:table-cell office:value-type="float" office:value="2147" table:style-name="ce289">
            <text:p>2,147</text:p>
          </table:table-cell>
          <table:table-cell office:value-type="float" office:value="5.3632550115259523" table:style-name="ce300">
            <text:p>5.36</text:p>
          </table:table-cell>
          <table:table-cell office:value-type="float" office:value="53085" table:style-name="ce289">
            <text:p>53,085</text:p>
          </table:table-cell>
          <table:table-cell office:value-type="float" office:value="52304" table:style-name="ce289">
            <text:p>52,304</text:p>
          </table:table-cell>
          <table:table-cell office:value-type="float" office:value="781" table:style-name="ce289">
            <text:p>781</text:p>
          </table:table-cell>
          <table:table-cell office:value-type="float" office:value="204" table:style-name="ce289">
            <text:p>204</text:p>
          </table:table-cell>
          <table:table-cell office:value-type="float" office:value="577" table:style-name="ce289">
            <text:p>577</text:p>
          </table:table-cell>
          <table:table-cell office:value-type="float" office:value="2.2741740070200587" table:style-name="ce300">
            <text:p>2.27</text:p>
          </table:table-cell>
          <table:table-cell office:value-type="float" office:value="1126548" table:style-name="ce289">
            <text:p>1,126,548</text:p>
          </table:table-cell>
          <table:table-cell office:value-type="float" office:value="900949" table:style-name="ce289">
            <text:p>900,949</text:p>
          </table:table-cell>
          <table:table-cell office:value-type="float" office:value="589038" table:style-name="ce289">
            <text:p>589,038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<text:s/><text:span text:style-name="T6">月</text:span></text:p>
          </table:table-cell>
          <table:covered-table-cell/>
          <table:table-cell office:value-type="float" office:value="9099394" table:style-name="ce303">
            <text:p>9,099,394</text:p>
          </table:table-cell>
          <table:table-cell office:value-type="float" office:value="23301968" table:style-name="ce297">
            <text:p>23,301,968</text:p>
          </table:table-cell>
          <table:table-cell office:value-type="float" office:value="11516801" table:style-name="ce297">
            <text:p>11,516,801</text:p>
          </table:table-cell>
          <table:table-cell office:value-type="float" office:value="11785167" table:style-name="ce297">
            <text:p>11,785,167</text:p>
          </table:table-cell>
          <table:table-cell office:value-type="float" office:value="10948" table:style-name="ce297">
            <text:p>10,948</text:p>
          </table:table-cell>
          <table:table-cell office:value-type="float" office:value="5639" table:style-name="ce297">
            <text:p>5,639</text:p>
          </table:table-cell>
          <table:table-cell office:value-type="float" office:value="5309" table:style-name="ce297">
            <text:p>5,309</text:p>
          </table:table-cell>
          <table:table-cell office:value-type="float" office:value="5.5363221202515733" table:style-name="ce298">
            <text:p>5.54</text:p>
          </table:table-cell>
          <table:table-cell office:value-type="float" office:value="17770" table:style-name="ce297">
            <text:p>17,770</text:p>
          </table:table-cell>
          <table:table-cell office:value-type="float" office:value="10267" table:style-name="ce297">
            <text:p>10,267</text:p>
          </table:table-cell>
          <table:table-cell office:value-type="float" office:value="7503" table:style-name="ce297">
            <text:p>7,503</text:p>
          </table:table-cell>
          <table:table-cell office:value-type="float" office:value="8.9861567479786668" table:style-name="ce298">
            <text:p>8.99</text:p>
          </table:table-cell>
          <table:table-cell office:value-type="float" office:value="-6822" table:style-name="ce297">
            <text:p>–6,822</text:p>
          </table:table-cell>
          <table:table-cell office:value-type="float" office:value="-3.4498346277270948" table:style-name="ce299">
            <text:p>–3.45</text:p>
          </table:table-cell>
          <table:table-cell office:value-type="float" office:value="10414" table:style-name="ce297">
            <text:p>10,414</text:p>
          </table:table-cell>
          <table:table-cell office:value-type="float" office:value="10211" table:style-name="ce297">
            <text:p>10,211</text:p>
          </table:table-cell>
          <table:table-cell office:value-type="float" office:value="203" table:style-name="ce297">
            <text:p>203</text:p>
          </table:table-cell>
          <table:table-cell office:value-type="float" office:value="71" table:style-name="ce297">
            <text:p>71</text:p>
          </table:table-cell>
          <table:table-cell office:value-type="float" office:value="132" table:style-name="ce297">
            <text:p>132</text:p>
          </table:table-cell>
          <table:table-cell office:value-type="float" office:value="5.2662822945104022" table:style-name="ce298">
            <text:p>5.27</text:p>
          </table:table-cell>
          <table:table-cell office:value-type="float" office:value="3313" table:style-name="ce297">
            <text:p>3,313</text:p>
          </table:table-cell>
          <table:table-cell office:value-type="float" office:value="3257" table:style-name="ce297">
            <text:p>3,257</text:p>
          </table:table-cell>
          <table:table-cell office:value-type="float" office:value="56" table:style-name="ce297">
            <text:p>56</text:p>
          </table:table-cell>
          <table:table-cell office:value-type="float" office:value="14" table:style-name="ce297">
            <text:p>14</text:p>
          </table:table-cell>
          <table:table-cell office:value-type="float" office:value="42" table:style-name="ce297">
            <text:p>42</text:p>
          </table:table-cell>
          <table:table-cell office:value-type="float" office:value="1.6753594432219092" table:style-name="ce298">
            <text:p>1.68</text:p>
          </table:table-cell>
          <table:table-cell office:value-type="float" office:value="105356" table:style-name="ce297">
            <text:p>105,356</text:p>
          </table:table-cell>
          <table:table-cell office:value-type="float" office:value="61206" table:style-name="ce297">
            <text:p>61,206</text:p>
          </table:table-cell>
          <table:table-cell office:value-type="float" office:value="584556" table:style-name="ce297">
            <text:p>584,556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2<text:s/><text:span text:style-name="T6">月</text:span></text:p>
          </table:table-cell>
          <table:covered-table-cell/>
          <table:table-cell office:value-type="float" office:value="9113845" table:style-name="ce297">
            <text:p>9,113,845</text:p>
          </table:table-cell>
          <table:table-cell office:value-type="float" office:value="23313550" table:style-name="ce297">
            <text:p>23,313,550</text:p>
          </table:table-cell>
          <table:table-cell office:value-type="float" office:value="11520183" table:style-name="ce297">
            <text:p>11,520,183</text:p>
          </table:table-cell>
          <table:table-cell office:value-type="float" office:value="11793367" table:style-name="ce297">
            <text:p>11,793,367</text:p>
          </table:table-cell>
          <table:table-cell office:value-type="float" office:value="10113" table:style-name="ce297">
            <text:p>10,113</text:p>
          </table:table-cell>
          <table:table-cell office:value-type="float" office:value="5203" table:style-name="ce297">
            <text:p>5,203</text:p>
          </table:table-cell>
          <table:table-cell office:value-type="float" office:value="4910" table:style-name="ce297">
            <text:p>4,910</text:p>
          </table:table-cell>
          <table:table-cell office:value-type="float" office:value="5.6560640845577881" table:style-name="ce298">
            <text:p>5.66</text:p>
          </table:table-cell>
          <table:table-cell office:value-type="float" office:value="18506" table:style-name="ce297">
            <text:p>18,506</text:p>
          </table:table-cell>
          <table:table-cell office:value-type="float" office:value="10749" table:style-name="ce297">
            <text:p>10,749</text:p>
          </table:table-cell>
          <table:table-cell office:value-type="float" office:value="7757" table:style-name="ce297">
            <text:p>7,757</text:p>
          </table:table-cell>
          <table:table-cell office:value-type="float" office:value="10.3501554384284" table:style-name="ce298">
            <text:p>10.35</text:p>
          </table:table-cell>
          <table:table-cell office:value-type="float" office:value="-8393" table:style-name="ce297">
            <text:p>–8,393</text:p>
          </table:table-cell>
          <table:table-cell office:value-type="float" office:value="-4.6940913538706148" table:style-name="ce299">
            <text:p>–4.69</text:p>
          </table:table-cell>
          <table:table-cell office:value-type="float" office:value="10855" table:style-name="ce297">
            <text:p>10,855</text:p>
          </table:table-cell>
          <table:table-cell office:value-type="float" office:value="10582" table:style-name="ce297">
            <text:p>10,582</text:p>
          </table:table-cell>
          <table:table-cell office:value-type="float" office:value="273" table:style-name="ce297">
            <text:p>273</text:p>
          </table:table-cell>
          <table:table-cell office:value-type="float" office:value="80" table:style-name="ce297">
            <text:p>80</text:p>
          </table:table-cell>
          <table:table-cell office:value-type="float" office:value="193" table:style-name="ce297">
            <text:p>193</text:p>
          </table:table-cell>
          <table:table-cell office:value-type="float" office:value="6.0710546462844697" table:style-name="ce298">
            <text:p>6.07</text:p>
          </table:table-cell>
          <table:table-cell office:value-type="float" office:value="4074" table:style-name="ce297">
            <text:p>4,074</text:p>
          </table:table-cell>
          <table:table-cell office:value-type="float" office:value="4021" table:style-name="ce297">
            <text:p>4,021</text:p>
          </table:table-cell>
          <table:table-cell office:value-type="float" office:value="53" table:style-name="ce297">
            <text:p>53</text:p>
          </table:table-cell>
          <table:table-cell office:value-type="float" office:value="12" table:style-name="ce297">
            <text:p>12</text:p>
          </table:table-cell>
          <table:table-cell office:value-type="float" office:value="41" table:style-name="ce297">
            <text:p>41</text:p>
          </table:table-cell>
          <table:table-cell office:value-type="float" office:value="2.2785330841974099" table:style-name="ce298">
            <text:p>2.28</text:p>
          </table:table-cell>
          <table:table-cell office:value-type="float" office:value="101935" table:style-name="ce297">
            <text:p>101,935</text:p>
          </table:table-cell>
          <table:table-cell office:value-type="float" office:value="81960" table:style-name="ce297">
            <text:p>81,960</text:p>
          </table:table-cell>
          <table:table-cell office:value-type="float" office:value="584963" table:style-name="ce297">
            <text:p>584,963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3<text:s/><text:span text:style-name="T6">月</text:span></text:p>
          </table:table-cell>
          <table:covered-table-cell/>
          <table:table-cell office:value-type="float" office:value="9128914" table:style-name="ce297">
            <text:p>9,128,914</text:p>
          </table:table-cell>
          <table:table-cell office:value-type="float" office:value="23332929" table:style-name="ce297">
            <text:p>23,332,929</text:p>
          </table:table-cell>
          <table:table-cell office:value-type="float" office:value="11527152" table:style-name="ce297">
            <text:p>11,527,152</text:p>
          </table:table-cell>
          <table:table-cell office:value-type="float" office:value="11805777" table:style-name="ce297">
            <text:p>11,805,777</text:p>
          </table:table-cell>
          <table:table-cell office:value-type="float" office:value="12506" table:style-name="ce297">
            <text:p>12,506</text:p>
          </table:table-cell>
          <table:table-cell office:value-type="float" office:value="6481" table:style-name="ce297">
            <text:p>6,481</text:p>
          </table:table-cell>
          <table:table-cell office:value-type="float" office:value="6025" table:style-name="ce297">
            <text:p>6,025</text:p>
          </table:table-cell>
          <table:table-cell office:value-type="float" office:value="6.3133624519067784" table:style-name="ce298">
            <text:p>6.31</text:p>
          </table:table-cell>
          <table:table-cell office:value-type="float" office:value="20572" table:style-name="ce297">
            <text:p>20,572</text:p>
          </table:table-cell>
          <table:table-cell office:value-type="float" office:value="12001" table:style-name="ce297">
            <text:p>12,001</text:p>
          </table:table-cell>
          <table:table-cell office:value-type="float" office:value="8571" table:style-name="ce297">
            <text:p>8,571</text:p>
          </table:table-cell>
          <table:table-cell office:value-type="float" office:value="10.385294447515294" table:style-name="ce298">
            <text:p>10.39</text:p>
          </table:table-cell>
          <table:table-cell office:value-type="float" office:value="-8066" table:style-name="ce297">
            <text:p>–8,066</text:p>
          </table:table-cell>
          <table:table-cell office:value-type="float" office:value="-4.071931995608514" table:style-name="ce299">
            <text:p>–4.07</text:p>
          </table:table-cell>
          <table:table-cell office:value-type="float" office:value="11873" table:style-name="ce297">
            <text:p>11,873</text:p>
          </table:table-cell>
          <table:table-cell office:value-type="float" office:value="11581" table:style-name="ce297">
            <text:p>11,581</text:p>
          </table:table-cell>
          <table:table-cell office:value-type="float" office:value="292" table:style-name="ce297">
            <text:p>292</text:p>
          </table:table-cell>
          <table:table-cell office:value-type="float" office:value="92" table:style-name="ce297">
            <text:p>92</text:p>
          </table:table-cell>
          <table:table-cell office:value-type="float" office:value="200" table:style-name="ce297">
            <text:p>200</text:p>
          </table:table-cell>
          <table:table-cell office:value-type="float" office:value="5.9938071638804704" table:style-name="ce298">
            <text:p>5.99</text:p>
          </table:table-cell>
          <table:table-cell office:value-type="float" office:value="5271" table:style-name="ce297">
            <text:p>5,271</text:p>
          </table:table-cell>
          <table:table-cell office:value-type="float" office:value="5207" table:style-name="ce297">
            <text:p>5,207</text:p>
          </table:table-cell>
          <table:table-cell office:value-type="float" office:value="64" table:style-name="ce297">
            <text:p>64</text:p>
          </table:table-cell>
          <table:table-cell office:value-type="float" office:value="16" table:style-name="ce297">
            <text:p>16</text:p>
          </table:table-cell>
          <table:table-cell office:value-type="float" office:value="48" table:style-name="ce297">
            <text:p>48</text:p>
          </table:table-cell>
          <table:table-cell office:value-type="float" office:value="2.6609414268351701" table:style-name="ce298">
            <text:p>2.66</text:p>
          </table:table-cell>
          <table:table-cell office:value-type="float" office:value="119410" table:style-name="ce297">
            <text:p>119,410</text:p>
          </table:table-cell>
          <table:table-cell office:value-type="float" office:value="91965" table:style-name="ce297">
            <text:p>91,965</text:p>
          </table:table-cell>
          <table:table-cell office:value-type="float" office:value="585455" table:style-name="ce297">
            <text:p>585,45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4<text:s/><text:span text:style-name="T6">月</text:span></text:p>
          </table:table-cell>
          <table:covered-table-cell/>
          <table:table-cell office:value-type="float" office:value="9139050" table:style-name="ce297">
            <text:p>9,139,050</text:p>
          </table:table-cell>
          <table:table-cell office:value-type="float" office:value="23347374" table:style-name="ce297">
            <text:p>23,347,374</text:p>
          </table:table-cell>
          <table:table-cell office:value-type="float" office:value="11532446" table:style-name="ce297">
            <text:p>11,532,446</text:p>
          </table:table-cell>
          <table:table-cell office:value-type="float" office:value="11814928" table:style-name="ce297">
            <text:p>11,814,928</text:p>
          </table:table-cell>
          <table:table-cell office:value-type="float" office:value="9643" table:style-name="ce297">
            <text:p>9,643</text:p>
          </table:table-cell>
          <table:table-cell office:value-type="float" office:value="4989" table:style-name="ce297">
            <text:p>4,989</text:p>
          </table:table-cell>
          <table:table-cell office:value-type="float" office:value="4654" table:style-name="ce297">
            <text:p>4,654</text:p>
          </table:table-cell>
          <table:table-cell office:value-type="float" office:value="5.0266668863167689" table:style-name="ce298">
            <text:p>5.03</text:p>
          </table:table-cell>
          <table:table-cell office:value-type="float" office:value="15572" table:style-name="ce297">
            <text:p>15,572</text:p>
          </table:table-cell>
          <table:table-cell office:value-type="float" office:value="8963" table:style-name="ce297">
            <text:p>8,963</text:p>
          </table:table-cell>
          <table:table-cell office:value-type="float" office:value="6609" table:style-name="ce297">
            <text:p>6,609</text:p>
          </table:table-cell>
          <table:table-cell office:value-type="float" office:value="8.1173137772191986" table:style-name="ce298">
            <text:p>8.12</text:p>
          </table:table-cell>
          <table:table-cell office:value-type="float" office:value="-5929" table:style-name="ce297">
            <text:p>–5,929</text:p>
          </table:table-cell>
          <table:table-cell office:value-type="float" office:value="-3.0906468909024287" table:style-name="ce299">
            <text:p>–3.09</text:p>
          </table:table-cell>
          <table:table-cell office:value-type="float" office:value="6600" table:style-name="ce297">
            <text:p>6,600</text:p>
          </table:table-cell>
          <table:table-cell office:value-type="float" office:value="6400" table:style-name="ce297">
            <text:p>6,400</text:p>
          </table:table-cell>
          <table:table-cell office:value-type="float" office:value="200" table:style-name="ce297">
            <text:p>200</text:p>
          </table:table-cell>
          <table:table-cell office:value-type="float" office:value="84" table:style-name="ce297">
            <text:p>84</text:p>
          </table:table-cell>
          <table:table-cell office:value-type="float" office:value="116" table:style-name="ce297">
            <text:p>116</text:p>
          </table:table-cell>
          <table:table-cell office:value-type="float" office:value="3.4404232551789566" table:style-name="ce298">
            <text:p>3.44</text:p>
          </table:table-cell>
          <table:table-cell office:value-type="float" office:value="3905" table:style-name="ce297">
            <text:p>3,905</text:p>
          </table:table-cell>
          <table:table-cell office:value-type="float" office:value="3866" table:style-name="ce297">
            <text:p>3,866</text:p>
          </table:table-cell>
          <table:table-cell office:value-type="float" office:value="39" table:style-name="ce297">
            <text:p>39</text:p>
          </table:table-cell>
          <table:table-cell office:value-type="float" office:value="8" table:style-name="ce297">
            <text:p>8</text:p>
          </table:table-cell>
          <table:table-cell office:value-type="float" office:value="31" table:style-name="ce297">
            <text:p>31</text:p>
          </table:table-cell>
          <table:table-cell office:value-type="float" office:value="2.0355837593142159" table:style-name="ce298">
            <text:p>2.04</text:p>
          </table:table-cell>
          <table:table-cell office:value-type="float" office:value="84312" table:style-name="ce297">
            <text:p>84,312</text:p>
          </table:table-cell>
          <table:table-cell office:value-type="float" office:value="63938" table:style-name="ce297">
            <text:p>63,938</text:p>
          </table:table-cell>
          <table:table-cell office:value-type="float" office:value="585813" table:style-name="ce297">
            <text:p>585,813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5<text:s/><text:span text:style-name="T6">月</text:span></text:p>
          </table:table-cell>
          <table:covered-table-cell/>
          <table:table-cell office:value-type="float" office:value="9153985" table:style-name="ce297">
            <text:p>9,153,985</text:p>
          </table:table-cell>
          <table:table-cell office:value-type="float" office:value="23361084" table:style-name="ce297">
            <text:p>23,361,084</text:p>
          </table:table-cell>
          <table:table-cell office:value-type="float" office:value="11536859" table:style-name="ce297">
            <text:p>11,536,859</text:p>
          </table:table-cell>
          <table:table-cell office:value-type="float" office:value="11824225" table:style-name="ce297">
            <text:p>11,824,225</text:p>
          </table:table-cell>
          <table:table-cell office:value-type="float" office:value="11809" table:style-name="ce297">
            <text:p>11,809</text:p>
          </table:table-cell>
          <table:table-cell office:value-type="float" office:value="6055" table:style-name="ce297">
            <text:p>6,055</text:p>
          </table:table-cell>
          <table:table-cell office:value-type="float" office:value="5754" table:style-name="ce297">
            <text:p>5,754</text:p>
          </table:table-cell>
          <table:table-cell office:value-type="float" office:value="5.9535877469088465" table:style-name="ce298">
            <text:p>5.95</text:p>
          </table:table-cell>
          <table:table-cell office:value-type="float" office:value="17530" table:style-name="ce297">
            <text:p>17,530</text:p>
          </table:table-cell>
          <table:table-cell office:value-type="float" office:value="10114" table:style-name="ce297">
            <text:p>10,114</text:p>
          </table:table-cell>
          <table:table-cell office:value-type="float" office:value="7416" table:style-name="ce297">
            <text:p>7,416</text:p>
          </table:table-cell>
          <table:table-cell office:value-type="float" office:value="8.8378688460760504" table:style-name="ce298">
            <text:p>8.84</text:p>
          </table:table-cell>
          <table:table-cell office:value-type="float" office:value="-5721" table:style-name="ce297">
            <text:p>–5,721</text:p>
          </table:table-cell>
          <table:table-cell office:value-type="float" office:value="-2.8842810991672039" table:style-name="ce299">
            <text:p>–2.88</text:p>
          </table:table-cell>
          <table:table-cell office:value-type="float" office:value="13928" table:style-name="ce297">
            <text:p>13,928</text:p>
          </table:table-cell>
          <table:table-cell office:value-type="float" office:value="13589" table:style-name="ce297">
            <text:p>13,589</text:p>
          </table:table-cell>
          <table:table-cell office:value-type="float" office:value="339" table:style-name="ce297">
            <text:p>339</text:p>
          </table:table-cell>
          <table:table-cell office:value-type="float" office:value="105" table:style-name="ce297">
            <text:p>105</text:p>
          </table:table-cell>
          <table:table-cell office:value-type="float" office:value="234" table:style-name="ce297">
            <text:p>234</text:p>
          </table:table-cell>
          <table:table-cell office:value-type="float" office:value="7.0218960232827854" table:style-name="ce298">
            <text:p>7.02</text:p>
          </table:table-cell>
          <table:table-cell office:value-type="float" office:value="4757" table:style-name="ce297">
            <text:p>4,757</text:p>
          </table:table-cell>
          <table:table-cell office:value-type="float" office:value="4690" table:style-name="ce297">
            <text:p>4,690</text:p>
          </table:table-cell>
          <table:table-cell office:value-type="float" office:value="67" table:style-name="ce297">
            <text:p>67</text:p>
          </table:table-cell>
          <table:table-cell office:value-type="float" office:value="13" table:style-name="ce297">
            <text:p>13</text:p>
          </table:table-cell>
          <table:table-cell office:value-type="float" office:value="54" table:style-name="ce297">
            <text:p>54</text:p>
          </table:table-cell>
          <table:table-cell office:value-type="float" office:value="2.3982739361542365" table:style-name="ce298">
            <text:p>2.40</text:p>
          </table:table-cell>
          <table:table-cell office:value-type="float" office:value="103039" table:style-name="ce297">
            <text:p>103,039</text:p>
          </table:table-cell>
          <table:table-cell office:value-type="float" office:value="83608" table:style-name="ce297">
            <text:p>83,608</text:p>
          </table:table-cell>
          <table:table-cell office:value-type="float" office:value="586191" table:style-name="ce297">
            <text:p>586,191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6<text:s/><text:span text:style-name="T6">月</text:span></text:p>
          </table:table-cell>
          <table:covered-table-cell/>
          <table:table-cell office:value-type="float" office:value="9167221" table:style-name="ce297">
            <text:p>9,167,221</text:p>
          </table:table-cell>
          <table:table-cell office:value-type="float" office:value="23373283" table:style-name="ce297">
            <text:p>23,373,283</text:p>
          </table:table-cell>
          <table:table-cell office:value-type="float" office:value="11540567" table:style-name="ce297">
            <text:p>11,540,567</text:p>
          </table:table-cell>
          <table:table-cell office:value-type="float" office:value="11832716" table:style-name="ce297">
            <text:p>11,832,716</text:p>
          </table:table-cell>
          <table:table-cell office:value-type="float" office:value="11009" table:style-name="ce297">
            <text:p>11,009</text:p>
          </table:table-cell>
          <table:table-cell office:value-type="float" office:value="5793" table:style-name="ce297">
            <text:p>5,793</text:p>
          </table:table-cell>
          <table:table-cell office:value-type="float" office:value="5216" table:style-name="ce297">
            <text:p>5,216</text:p>
          </table:table-cell>
          <table:table-cell office:value-type="float" office:value="5.7320914749239398" table:style-name="ce298">
            <text:p>5.73</text:p>
          </table:table-cell>
          <table:table-cell office:value-type="float" office:value="17415" table:style-name="ce297">
            <text:p>17,415</text:p>
          </table:table-cell>
          <table:table-cell office:value-type="float" office:value="10056" table:style-name="ce297">
            <text:p>10,056</text:p>
          </table:table-cell>
          <table:table-cell office:value-type="float" office:value="7359" table:style-name="ce297">
            <text:p>7,359</text:p>
          </table:table-cell>
          <table:table-cell office:value-type="float" office:value="9.0675241198837657" table:style-name="ce298">
            <text:p>9.07</text:p>
          </table:table-cell>
          <table:table-cell office:value-type="float" office:value="-6406" table:style-name="ce297">
            <text:p>–6,406</text:p>
          </table:table-cell>
          <table:table-cell office:value-type="float" office:value="-3.3354326449598286" table:style-name="ce299">
            <text:p>–3.34</text:p>
          </table:table-cell>
          <table:table-cell office:value-type="float" office:value="9755" table:style-name="ce297">
            <text:p>9,755</text:p>
          </table:table-cell>
          <table:table-cell office:value-type="float" office:value="9493" table:style-name="ce297">
            <text:p>9,493</text:p>
          </table:table-cell>
          <table:table-cell office:value-type="float" office:value="262" table:style-name="ce297">
            <text:p>262</text:p>
          </table:table-cell>
          <table:table-cell office:value-type="float" office:value="91" table:style-name="ce297">
            <text:p>91</text:p>
          </table:table-cell>
          <table:table-cell office:value-type="float" office:value="171" table:style-name="ce297">
            <text:p>171</text:p>
          </table:table-cell>
          <table:table-cell office:value-type="float" office:value="5.0791672575059525" table:style-name="ce298">
            <text:p>5.08</text:p>
          </table:table-cell>
          <table:table-cell office:value-type="float" office:value="4505" table:style-name="ce297">
            <text:p>4,505</text:p>
          </table:table-cell>
          <table:table-cell office:value-type="float" office:value="4444" table:style-name="ce297">
            <text:p>4,444</text:p>
          </table:table-cell>
          <table:table-cell office:value-type="float" office:value="61" table:style-name="ce297">
            <text:p>61</text:p>
          </table:table-cell>
          <table:table-cell office:value-type="float" office:value="13" table:style-name="ce297">
            <text:p>13</text:p>
          </table:table-cell>
          <table:table-cell office:value-type="float" office:value="48" table:style-name="ce297">
            <text:p>48</text:p>
          </table:table-cell>
          <table:table-cell office:value-type="float" office:value="2.3456328544402174" table:style-name="ce298">
            <text:p>2.35</text:p>
          </table:table-cell>
          <table:table-cell office:value-type="float" office:value="95229" table:style-name="ce297">
            <text:p>95,229</text:p>
          </table:table-cell>
          <table:table-cell office:value-type="float" office:value="76624" table:style-name="ce297">
            <text:p>76,624</text:p>
          </table:table-cell>
          <table:table-cell office:value-type="float" office:value="586538" table:style-name="ce297">
            <text:p>586,538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7<text:s/><text:span text:style-name="T6">月</text:span></text:p>
          </table:table-cell>
          <table:covered-table-cell/>
          <table:table-cell office:value-type="float" office:value="9180345" table:style-name="ce297">
            <text:p>9,180,345</text:p>
          </table:table-cell>
          <table:table-cell office:value-type="float" office:value="23392423" table:style-name="ce297">
            <text:p>23,392,423</text:p>
          </table:table-cell>
          <table:table-cell office:value-type="float" office:value="11548206" table:style-name="ce297">
            <text:p>11,548,206</text:p>
          </table:table-cell>
          <table:table-cell office:value-type="float" office:value="11844217" table:style-name="ce297">
            <text:p>11,844,217</text:p>
          </table:table-cell>
          <table:table-cell office:value-type="float" office:value="10891" table:style-name="ce297">
            <text:p>10,891</text:p>
          </table:table-cell>
          <table:table-cell office:value-type="float" office:value="5632" table:style-name="ce297">
            <text:p>5,632</text:p>
          </table:table-cell>
          <table:table-cell office:value-type="float" office:value="5259" table:style-name="ce297">
            <text:p>5,259</text:p>
          </table:table-cell>
          <table:table-cell office:value-type="float" office:value="5.4840502968343463" table:style-name="ce298">
            <text:p>5.48</text:p>
          </table:table-cell>
          <table:table-cell office:value-type="float" office:value="17992" table:style-name="ce297">
            <text:p>17,992</text:p>
          </table:table-cell>
          <table:table-cell office:value-type="float" office:value="10352" table:style-name="ce297">
            <text:p>10,352</text:p>
          </table:table-cell>
          <table:table-cell office:value-type="float" office:value="7640" table:style-name="ce297">
            <text:p>7,640</text:p>
          </table:table-cell>
          <table:table-cell office:value-type="float" office:value="9.0596853310663423" table:style-name="ce298">
            <text:p>9.06</text:p>
          </table:table-cell>
          <table:table-cell office:value-type="float" office:value="-7101" table:style-name="ce297">
            <text:p>–7,101</text:p>
          </table:table-cell>
          <table:table-cell office:value-type="float" office:value="-3.5756350342319978" table:style-name="ce299">
            <text:p>–3.58</text:p>
          </table:table-cell>
          <table:table-cell office:value-type="float" office:value="10173" table:style-name="ce297">
            <text:p>10,173</text:p>
          </table:table-cell>
          <table:table-cell office:value-type="float" office:value="9922" table:style-name="ce297">
            <text:p>9,922</text:p>
          </table:table-cell>
          <table:table-cell office:value-type="float" office:value="251" table:style-name="ce297">
            <text:p>251</text:p>
          </table:table-cell>
          <table:table-cell office:value-type="float" office:value="85" table:style-name="ce297">
            <text:p>85</text:p>
          </table:table-cell>
          <table:table-cell office:value-type="float" office:value="166" table:style-name="ce297">
            <text:p>166</text:p>
          </table:table-cell>
          <table:table-cell office:value-type="float" office:value="5.1225088301988606" table:style-name="ce298">
            <text:p>5.12</text:p>
          </table:table-cell>
          <table:table-cell office:value-type="float" office:value="4668" table:style-name="ce297">
            <text:p>4,668</text:p>
          </table:table-cell>
          <table:table-cell office:value-type="float" office:value="4610" table:style-name="ce297">
            <text:p>4,610</text:p>
          </table:table-cell>
          <table:table-cell office:value-type="float" office:value="58" table:style-name="ce297">
            <text:p>58</text:p>
          </table:table-cell>
          <table:table-cell office:value-type="float" office:value="10" table:style-name="ce297">
            <text:p>10</text:p>
          </table:table-cell>
          <table:table-cell office:value-type="float" office:value="48" table:style-name="ce297">
            <text:p>48</text:p>
          </table:table-cell>
          <table:table-cell office:value-type="float" office:value="2.3505230727777731" table:style-name="ce298">
            <text:p>2.35</text:p>
          </table:table-cell>
          <table:table-cell office:value-type="float" office:value="104343" table:style-name="ce297">
            <text:p>104,343</text:p>
          </table:table-cell>
          <table:table-cell office:value-type="float" office:value="78102" table:style-name="ce297">
            <text:p>78,102</text:p>
          </table:table-cell>
          <table:table-cell office:value-type="float" office:value="586905" table:style-name="ce297">
            <text:p>586,90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8<text:s/><text:span text:style-name="T6">月</text:span></text:p>
          </table:table-cell>
          <table:covered-table-cell/>
          <table:table-cell office:value-type="float" office:value="9199122" table:style-name="ce297">
            <text:p>9,199,122</text:p>
          </table:table-cell>
          <table:table-cell office:value-type="float" office:value="23399654" table:style-name="ce297">
            <text:p>23,399,654</text:p>
          </table:table-cell>
          <table:table-cell office:value-type="float" office:value="11550127" table:style-name="ce297">
            <text:p>11,550,127</text:p>
          </table:table-cell>
          <table:table-cell office:value-type="float" office:value="11849527" table:style-name="ce297">
            <text:p>11,849,527</text:p>
          </table:table-cell>
          <table:table-cell office:value-type="float" office:value="12016" table:style-name="ce297">
            <text:p>12,016</text:p>
          </table:table-cell>
          <table:table-cell office:value-type="float" office:value="6267" table:style-name="ce297">
            <text:p>6,267</text:p>
          </table:table-cell>
          <table:table-cell office:value-type="float" office:value="5749" table:style-name="ce297">
            <text:p>5,749</text:p>
          </table:table-cell>
          <table:table-cell office:value-type="float" office:value="6.047122450983287" table:style-name="ce298">
            <text:p>6.05</text:p>
          </table:table-cell>
          <table:table-cell office:value-type="float" office:value="17139" table:style-name="ce297">
            <text:p>17,139</text:p>
          </table:table-cell>
          <table:table-cell office:value-type="float" office:value="9983" table:style-name="ce297">
            <text:p>9,983</text:p>
          </table:table-cell>
          <table:table-cell office:value-type="float" office:value="7156" table:style-name="ce297">
            <text:p>7,156</text:p>
          </table:table-cell>
          <table:table-cell office:value-type="float" office:value="8.6253022376333686" table:style-name="ce298">
            <text:p>8.63</text:p>
          </table:table-cell>
          <table:table-cell office:value-type="float" office:value="-5123" table:style-name="ce297">
            <text:p>–5,123</text:p>
          </table:table-cell>
          <table:table-cell office:value-type="float" office:value="-2.578179786650082" table:style-name="ce299">
            <text:p>–2.58</text:p>
          </table:table-cell>
          <table:table-cell office:value-type="float" office:value="7621" table:style-name="ce297">
            <text:p>7,621</text:p>
          </table:table-cell>
          <table:table-cell office:value-type="float" office:value="7361" table:style-name="ce297">
            <text:p>7,361</text:p>
          </table:table-cell>
          <table:table-cell office:value-type="float" office:value="260" table:style-name="ce297">
            <text:p>260</text:p>
          </table:table-cell>
          <table:table-cell office:value-type="float" office:value="91" table:style-name="ce297">
            <text:p>91</text:p>
          </table:table-cell>
          <table:table-cell office:value-type="float" office:value="169" table:style-name="ce297">
            <text:p>169</text:p>
          </table:table-cell>
          <table:table-cell office:value-type="float" office:value="3.8353129326684119" table:style-name="ce298">
            <text:p>3.84</text:p>
          </table:table-cell>
          <table:table-cell office:value-type="float" office:value="4767" table:style-name="ce297">
            <text:p>4,767</text:p>
          </table:table-cell>
          <table:table-cell office:value-type="float" office:value="4689" table:style-name="ce297">
            <text:p>4,689</text:p>
          </table:table-cell>
          <table:table-cell office:value-type="float" office:value="78" table:style-name="ce297">
            <text:p>78</text:p>
          </table:table-cell>
          <table:table-cell office:value-type="float" office:value="26" table:style-name="ce297">
            <text:p>26</text:p>
          </table:table-cell>
          <table:table-cell office:value-type="float" office:value="52" table:style-name="ce297">
            <text:p>52</text:p>
          </table:table-cell>
          <table:table-cell office:value-type="float" office:value="2.3990206993872611" table:style-name="ce298">
            <text:p>2.40</text:p>
          </table:table-cell>
          <table:table-cell office:value-type="float" office:value="103978" table:style-name="ce297">
            <text:p>103,978</text:p>
          </table:table-cell>
          <table:table-cell office:value-type="float" office:value="91624" table:style-name="ce297">
            <text:p>91,624</text:p>
          </table:table-cell>
          <table:table-cell office:value-type="float" office:value="587482" table:style-name="ce297">
            <text:p>587,482</text:p>
          </table:table-cell>
          <table:table-cell table:number-columns-repeated="16353" table:style-name="ce294"/>
        </table:table-row>
        <table:table-row table:style-name="ro8" table:visibility="collapse">
          <table:table-cell office:value-type="string" table:number-columns-spanned="2" table:number-rows-spanned="1" table:style-name="ce296">
            <text:p>9<text:s/><text:span text:style-name="T6">月</text:span></text:p>
          </table:table-cell>
          <table:covered-table-cell/>
          <table:table-cell office:value-type="float" office:value="9220646" table:style-name="ce297">
            <text:p>9,220,646</text:p>
          </table:table-cell>
          <table:table-cell office:value-type="float" office:value="23404300" table:style-name="ce297">
            <text:p>23,404,300</text:p>
          </table:table-cell>
          <table:table-cell office:value-type="float" office:value="11550801" table:style-name="ce297">
            <text:p>11,550,801</text:p>
          </table:table-cell>
          <table:table-cell office:value-type="float" office:value="11853499" table:style-name="ce297">
            <text:p>11,853,499</text:p>
          </table:table-cell>
          <table:table-cell office:value-type="float" office:value="10717" table:style-name="ce297">
            <text:p>10,717</text:p>
          </table:table-cell>
          <table:table-cell office:value-type="float" office:value="5658" table:style-name="ce297">
            <text:p>5,658</text:p>
          </table:table-cell>
          <table:table-cell office:value-type="float" office:value="5059" table:style-name="ce297">
            <text:p>5,059</text:p>
          </table:table-cell>
          <table:table-cell office:value-type="float" office:value="5.571758602560231" table:style-name="ce298">
            <text:p>5.57</text:p>
          </table:table-cell>
          <table:table-cell office:value-type="float" office:value="14610" table:style-name="ce297">
            <text:p>14,610</text:p>
          </table:table-cell>
          <table:table-cell office:value-type="float" office:value="8480" table:style-name="ce297">
            <text:p>8,480</text:p>
          </table:table-cell>
          <table:table-cell office:value-type="float" office:value="6130" table:style-name="ce297">
            <text:p>6,130</text:p>
          </table:table-cell>
          <table:table-cell office:value-type="float" office:value="7.5957257799202189" table:style-name="ce298">
            <text:p>7.60</text:p>
          </table:table-cell>
          <table:table-cell office:value-type="float" office:value="-3893" table:style-name="ce297">
            <text:p>–3,893</text:p>
          </table:table-cell>
          <table:table-cell office:value-type="float" office:value="-2.023967177359987" table:style-name="ce299">
            <text:p>–2.02</text:p>
          </table:table-cell>
          <table:table-cell office:value-type="float" office:value="9397" table:style-name="ce297">
            <text:p>9,397</text:p>
          </table:table-cell>
          <table:table-cell office:value-type="float" office:value="9131" table:style-name="ce297">
            <text:p>9,131</text:p>
          </table:table-cell>
          <table:table-cell office:value-type="float" office:value="266" table:style-name="ce297">
            <text:p>266</text:p>
          </table:table-cell>
          <table:table-cell office:value-type="float" office:value="92" table:style-name="ce297">
            <text:p>92</text:p>
          </table:table-cell>
          <table:table-cell office:value-type="float" office:value="174" table:style-name="ce297">
            <text:p>174</text:p>
          </table:table-cell>
          <table:table-cell office:value-type="float" office:value="4.8854917969822234" table:style-name="ce298">
            <text:p>4.89</text:p>
          </table:table-cell>
          <table:table-cell office:value-type="float" office:value="4354" table:style-name="ce297">
            <text:p>4,354</text:p>
          </table:table-cell>
          <table:table-cell office:value-type="float" office:value="4279" table:style-name="ce297">
            <text:p>4,279</text:p>
          </table:table-cell>
          <table:table-cell office:value-type="float" office:value="75" table:style-name="ce297">
            <text:p>75</text:p>
          </table:table-cell>
          <table:table-cell office:value-type="float" office:value="19" table:style-name="ce297">
            <text:p>19</text:p>
          </table:table-cell>
          <table:table-cell office:value-type="float" office:value="56" table:style-name="ce297">
            <text:p>56</text:p>
          </table:table-cell>
          <table:table-cell office:value-type="float" office:value="2.2636406602171548" table:style-name="ce298">
            <text:p>2.26</text:p>
          </table:table-cell>
          <table:table-cell office:value-type="float" office:value="94121" table:style-name="ce297">
            <text:p>94,121</text:p>
          </table:table-cell>
          <table:table-cell office:value-type="float" office:value="85582" table:style-name="ce297">
            <text:p>85,582</text:p>
          </table:table-cell>
          <table:table-cell office:value-type="float" office:value="587922" table:style-name="ce297">
            <text:p>587,922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10<text:s/><text:span text:style-name="T6">月</text:span></text:p>
          </table:table-cell>
          <table:covered-table-cell/>
          <table:table-cell office:value-type="float" office:value="9226306" table:style-name="ce297">
            <text:p>9,226,306</text:p>
          </table:table-cell>
          <table:table-cell office:value-type="float" office:value="23411858" table:style-name="ce297">
            <text:p>23,411,858</text:p>
          </table:table-cell>
          <table:table-cell office:value-type="float" office:value="11552479" table:style-name="ce297">
            <text:p>11,552,479</text:p>
          </table:table-cell>
          <table:table-cell office:value-type="float" office:value="11859379" table:style-name="ce297">
            <text:p>11,859,379</text:p>
          </table:table-cell>
          <table:table-cell office:value-type="float" office:value="13068" table:style-name="ce297">
            <text:p>13,068</text:p>
          </table:table-cell>
          <table:table-cell office:value-type="float" office:value="6755" table:style-name="ce297">
            <text:p>6,755</text:p>
          </table:table-cell>
          <table:table-cell office:value-type="float" office:value="6313" table:style-name="ce297">
            <text:p>6,313</text:p>
          </table:table-cell>
          <table:table-cell office:value-type="float" office:value="6.5731648158878215" table:style-name="ce298">
            <text:p>6.57</text:p>
          </table:table-cell>
          <table:table-cell office:value-type="float" office:value="16594" table:style-name="ce297">
            <text:p>16,594</text:p>
          </table:table-cell>
          <table:table-cell office:value-type="float" office:value="9615" table:style-name="ce297">
            <text:p>9,615</text:p>
          </table:table-cell>
          <table:table-cell office:value-type="float" office:value="6979" table:style-name="ce297">
            <text:p>6,979</text:p>
          </table:table-cell>
          <table:table-cell office:value-type="float" office:value="8.3467322432539426" table:style-name="ce298">
            <text:p>8.35</text:p>
          </table:table-cell>
          <table:table-cell office:value-type="float" office:value="-3526" table:style-name="ce297">
            <text:p>–3,526</text:p>
          </table:table-cell>
          <table:table-cell office:value-type="float" office:value="-1.7735674273661204" table:style-name="ce299">
            <text:p>–1.77</text:p>
          </table:table-cell>
          <table:table-cell office:value-type="float" office:value="11304" table:style-name="ce297">
            <text:p>11,304</text:p>
          </table:table-cell>
          <table:table-cell office:value-type="float" office:value="11050" table:style-name="ce297">
            <text:p>11,050</text:p>
          </table:table-cell>
          <table:table-cell office:value-type="float" office:value="254" table:style-name="ce297">
            <text:p>254</text:p>
          </table:table-cell>
          <table:table-cell office:value-type="float" office:value="80" table:style-name="ce297">
            <text:p>80</text:p>
          </table:table-cell>
          <table:table-cell office:value-type="float" office:value="174" table:style-name="ce297">
            <text:p>174</text:p>
          </table:table-cell>
          <table:table-cell office:value-type="float" office:value="5.6858781052032397" table:style-name="ce298">
            <text:p>5.69</text:p>
          </table:table-cell>
          <table:table-cell office:value-type="float" office:value="4626" table:style-name="ce297">
            <text:p>4,626</text:p>
          </table:table-cell>
          <table:table-cell office:value-type="float" office:value="4550" table:style-name="ce297">
            <text:p>4,550</text:p>
          </table:table-cell>
          <table:table-cell office:value-type="float" office:value="76" table:style-name="ce297">
            <text:p>76</text:p>
          </table:table-cell>
          <table:table-cell office:value-type="float" office:value="22" table:style-name="ce297">
            <text:p>22</text:p>
          </table:table-cell>
          <table:table-cell office:value-type="float" office:value="54" table:style-name="ce297">
            <text:p>54</text:p>
          </table:table-cell>
          <table:table-cell office:value-type="float" office:value="2.326864129040179" table:style-name="ce298">
            <text:p>2.33</text:p>
          </table:table-cell>
          <table:table-cell office:value-type="float" office:value="73918" table:style-name="ce297">
            <text:p>73,918</text:p>
          </table:table-cell>
          <table:table-cell office:value-type="float" office:value="62834" table:style-name="ce297">
            <text:p>62,834</text:p>
          </table:table-cell>
          <table:table-cell office:value-type="float" office:value="588303" table:style-name="ce297">
            <text:p>588,303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11<text:s/><text:span text:style-name="T6">月</text:span></text:p>
          </table:table-cell>
          <table:covered-table-cell/>
          <table:table-cell office:value-type="float" office:value="9233926" table:style-name="ce297">
            <text:p>9,233,926</text:p>
          </table:table-cell>
          <table:table-cell office:value-type="float" office:value="23415008" table:style-name="ce297">
            <text:p>23,415,008</text:p>
          </table:table-cell>
          <table:table-cell office:value-type="float" office:value="11552369" table:style-name="ce297">
            <text:p>11,552,369</text:p>
          </table:table-cell>
          <table:table-cell office:value-type="float" office:value="11862639" table:style-name="ce297">
            <text:p>11,862,639</text:p>
          </table:table-cell>
          <table:table-cell office:value-type="float" office:value="11272" table:style-name="ce297">
            <text:p>11,272</text:p>
          </table:table-cell>
          <table:table-cell office:value-type="float" office:value="5838" table:style-name="ce297">
            <text:p>5,838</text:p>
          </table:table-cell>
          <table:table-cell office:value-type="float" office:value="5434" table:style-name="ce297">
            <text:p>5,434</text:p>
          </table:table-cell>
          <table:table-cell office:value-type="float" office:value="5.8574352025466201" table:style-name="ce298">
            <text:p>5.86</text:p>
          </table:table-cell>
          <table:table-cell office:value-type="float" office:value="15965" table:style-name="ce297">
            <text:p>15,965</text:p>
          </table:table-cell>
          <table:table-cell office:value-type="float" office:value="9100" table:style-name="ce297">
            <text:p>9,100</text:p>
          </table:table-cell>
          <table:table-cell office:value-type="float" office:value="6865" table:style-name="ce297">
            <text:p>6,865</text:p>
          </table:table-cell>
          <table:table-cell office:value-type="float" office:value="8.2961278396608211" table:style-name="ce298">
            <text:p>8.30</text:p>
          </table:table-cell>
          <table:table-cell office:value-type="float" office:value="-4693" table:style-name="ce297">
            <text:p>–4,693</text:p>
          </table:table-cell>
          <table:table-cell office:value-type="float" office:value="-2.4386926371142015" table:style-name="ce299">
            <text:p>–2.44</text:p>
          </table:table-cell>
          <table:table-cell office:value-type="float" office:value="10267" table:style-name="ce297">
            <text:p>10,267</text:p>
          </table:table-cell>
          <table:table-cell office:value-type="float" office:value="9996" table:style-name="ce297">
            <text:p>9,996</text:p>
          </table:table-cell>
          <table:table-cell office:value-type="float" office:value="271" table:style-name="ce297">
            <text:p>271</text:p>
          </table:table-cell>
          <table:table-cell office:value-type="float" office:value="98" table:style-name="ce297">
            <text:p>98</text:p>
          </table:table-cell>
          <table:table-cell office:value-type="float" office:value="173" table:style-name="ce297">
            <text:p>173</text:p>
          </table:table-cell>
          <table:table-cell office:value-type="float" office:value="5.3351922661946523" table:style-name="ce298">
            <text:p>5.34</text:p>
          </table:table-cell>
          <table:table-cell office:value-type="float" office:value="4518" table:style-name="ce297">
            <text:p>4,518</text:p>
          </table:table-cell>
          <table:table-cell office:value-type="float" office:value="4444" table:style-name="ce297">
            <text:p>4,444</text:p>
          </table:table-cell>
          <table:table-cell office:value-type="float" office:value="74" table:style-name="ce297">
            <text:p>74</text:p>
          </table:table-cell>
          <table:table-cell office:value-type="float" office:value="25" table:style-name="ce297">
            <text:p>25</text:p>
          </table:table-cell>
          <table:table-cell office:value-type="float" office:value="49" table:style-name="ce297">
            <text:p>49</text:p>
          </table:table-cell>
          <table:table-cell office:value-type="float" office:value="2.347754812376297" table:style-name="ce298">
            <text:p>2.35</text:p>
          </table:table-cell>
          <table:table-cell office:value-type="float" office:value="72009" table:style-name="ce297">
            <text:p>72,009</text:p>
          </table:table-cell>
          <table:table-cell office:value-type="float" office:value="64166" table:style-name="ce297">
            <text:p>64,166</text:p>
          </table:table-cell>
          <table:table-cell office:value-type="float" office:value="588660" table:style-name="ce297">
            <text:p>588,660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12<text:s/><text:span text:style-name="T6">月</text:span></text:p>
          </table:table-cell>
          <table:covered-table-cell/>
          <table:table-cell office:value-type="float" office:value="9240823" table:style-name="ce297">
            <text:p>9,240,823</text:p>
          </table:table-cell>
          <table:table-cell office:value-type="float" office:value="23420442" table:style-name="ce297">
            <text:p>23,420,442</text:p>
          </table:table-cell>
          <table:table-cell office:value-type="float" office:value="11553267" table:style-name="ce297">
            <text:p>11,553,267</text:p>
          </table:table-cell>
          <table:table-cell office:value-type="float" office:value="11867175" table:style-name="ce297">
            <text:p>11,867,175</text:p>
          </table:table-cell>
          <table:table-cell office:value-type="float" office:value="11579" table:style-name="ce297">
            <text:p>11,579</text:p>
          </table:table-cell>
          <table:table-cell office:value-type="float" office:value="5917" table:style-name="ce297">
            <text:p>5,917</text:p>
          </table:table-cell>
          <table:table-cell office:value-type="float" office:value="5662" table:style-name="ce297">
            <text:p>5,662</text:p>
          </table:table-cell>
          <table:table-cell office:value-type="float" office:value="5.8218032322428499" table:style-name="ce298">
            <text:p>5.82</text:p>
          </table:table-cell>
          <table:table-cell office:value-type="float" office:value="15703" table:style-name="ce297">
            <text:p>15,703</text:p>
          </table:table-cell>
          <table:table-cell office:value-type="float" office:value="9174" table:style-name="ce297">
            <text:p>9,174</text:p>
          </table:table-cell>
          <table:table-cell office:value-type="float" office:value="6529" table:style-name="ce297">
            <text:p>6,529</text:p>
          </table:table-cell>
          <table:table-cell office:value-type="float" office:value="7.8953084166084704" table:style-name="ce298">
            <text:p>7.90</text:p>
          </table:table-cell>
          <table:table-cell office:value-type="float" office:value="-4124" table:style-name="ce297">
            <text:p>–4,124</text:p>
          </table:table-cell>
          <table:table-cell office:value-type="float" office:value="-2.07350518436562" table:style-name="ce299">
            <text:p>–2.07</text:p>
          </table:table-cell>
          <table:table-cell office:value-type="float" office:value="13005" table:style-name="ce297">
            <text:p>13,005</text:p>
          </table:table-cell>
          <table:table-cell office:value-type="float" office:value="12677" table:style-name="ce297">
            <text:p>12,677</text:p>
          </table:table-cell>
          <table:table-cell office:value-type="float" office:value="328" table:style-name="ce297">
            <text:p>328</text:p>
          </table:table-cell>
          <table:table-cell office:value-type="float" office:value="83" table:style-name="ce297">
            <text:p>83</text:p>
          </table:table-cell>
          <table:table-cell office:value-type="float" office:value="245" table:style-name="ce297">
            <text:p>245</text:p>
          </table:table-cell>
          <table:table-cell office:value-type="float" office:value="6.538781504043377" table:style-name="ce298">
            <text:p>6.54</text:p>
          </table:table-cell>
          <table:table-cell office:value-type="float" office:value="4327" table:style-name="ce297">
            <text:p>4,327</text:p>
          </table:table-cell>
          <table:table-cell office:value-type="float" office:value="4247" table:style-name="ce297">
            <text:p>4,247</text:p>
          </table:table-cell>
          <table:table-cell office:value-type="float" office:value="80" table:style-name="ce297">
            <text:p>80</text:p>
          </table:table-cell>
          <table:table-cell office:value-type="float" office:value="26" table:style-name="ce297">
            <text:p>26</text:p>
          </table:table-cell>
          <table:table-cell office:value-type="float" office:value="54" table:style-name="ce297">
            <text:p>54</text:p>
          </table:table-cell>
          <table:table-cell office:value-type="float" office:value="2.1755715161857512" table:style-name="ce298">
            <text:p>2.18</text:p>
          </table:table-cell>
          <table:table-cell office:value-type="float" office:value="68898" table:style-name="ce297">
            <text:p>68,898</text:p>
          </table:table-cell>
          <table:table-cell office:value-type="float" office:value="59340" table:style-name="ce297">
            <text:p>59,340</text:p>
          </table:table-cell>
          <table:table-cell office:value-type="float" office:value="589038" table:style-name="ce297">
            <text:p>589,038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13<text:span text:style-name="T8">年1</text:span>~10<text:span text:style-name="T8">月</text:span></text:p>
          </table:table-cell>
          <table:covered-table-cell/>
          <table:table-cell office:value-type="float" office:value="9425080" table:style-name="ce289">
            <text:p>9,425,080</text:p>
          </table:table-cell>
          <table:table-cell office:value-type="float" office:value="23402804" table:style-name="ce289">
            <text:p>23,402,804</text:p>
          </table:table-cell>
          <table:table-cell office:value-type="float" office:value="11529787" table:style-name="ce289">
            <text:p>11,529,787</text:p>
          </table:table-cell>
          <table:table-cell office:value-type="float" office:value="11873017" table:style-name="ce289">
            <text:p>11,873,017</text:p>
          </table:table-cell>
          <table:table-cell office:value-type="float" office:value="109803" table:style-name="ce289">
            <text:p>109,803</text:p>
          </table:table-cell>
          <table:table-cell office:value-type="float" office:value="56859" table:style-name="ce289">
            <text:p>56,859</text:p>
          </table:table-cell>
          <table:table-cell office:value-type="float" office:value="52944" table:style-name="ce289">
            <text:p>52,944</text:p>
          </table:table-cell>
          <table:table-cell office:value-type="float" office:value="5.6281275330633846" table:style-name="ce300">
            <text:p>5.63</text:p>
          </table:table-cell>
          <table:table-cell office:value-type="float" office:value="169030" table:style-name="ce289">
            <text:p>169,030</text:p>
          </table:table-cell>
          <table:table-cell office:value-type="float" office:value="97518" table:style-name="ce289">
            <text:p>97,518</text:p>
          </table:table-cell>
          <table:table-cell office:value-type="float" office:value="71512" table:style-name="ce289">
            <text:p>71,512</text:p>
          </table:table-cell>
          <table:table-cell office:value-type="float" office:value="8.6639016867818164" table:style-name="ce300">
            <text:p>8.66</text:p>
          </table:table-cell>
          <table:table-cell office:value-type="float" office:value="-59227" table:style-name="ce289">
            <text:p>–59,227</text:p>
          </table:table-cell>
          <table:table-cell office:value-type="float" office:value="-3.0357741537184326" table:style-name="ce301">
            <text:p>–3.04</text:p>
          </table:table-cell>
          <table:table-cell office:value-type="float" office:value="99633" table:style-name="ce289">
            <text:p>99,633</text:p>
          </table:table-cell>
          <table:table-cell office:value-type="float" office:value="97071" table:style-name="ce289">
            <text:p>97,071</text:p>
          </table:table-cell>
          <table:table-cell office:value-type="float" office:value="2562" table:style-name="ce289">
            <text:p>2,562</text:p>
          </table:table-cell>
          <table:table-cell office:value-type="float" office:value="810" table:style-name="ce289">
            <text:p>810</text:p>
          </table:table-cell>
          <table:table-cell office:value-type="float" office:value="1752" table:style-name="ce289">
            <text:p>1,752</text:p>
          </table:table-cell>
          <table:table-cell office:value-type="float" office:value="5.1068479959719157" table:style-name="ce300">
            <text:p>5.11</text:p>
          </table:table-cell>
          <table:table-cell office:value-type="float" office:value="44555" table:style-name="ce289">
            <text:p>44,555</text:p>
          </table:table-cell>
          <table:table-cell office:value-type="float" office:value="43776" table:style-name="ce289">
            <text:p>43,776</text:p>
          </table:table-cell>
          <table:table-cell office:value-type="float" office:value="779" table:style-name="ce289">
            <text:p>779</text:p>
          </table:table-cell>
          <table:table-cell office:value-type="float" office:value="201" table:style-name="ce289">
            <text:p>201</text:p>
          </table:table-cell>
          <table:table-cell office:value-type="float" office:value="578" table:style-name="ce289">
            <text:p>578</text:p>
          </table:table-cell>
          <table:table-cell office:value-type="float" office:value="2.2837374410138072" table:style-name="ce300">
            <text:p>2.28</text:p>
          </table:table-cell>
          <table:table-cell office:value-type="float" office:value="878519" table:style-name="ce289">
            <text:p>878,519</text:p>
          </table:table-cell>
          <table:table-cell office:value-type="float" office:value="836930" table:style-name="ce289">
            <text:p>836,930</text:p>
          </table:table-cell>
          <table:table-cell office:value-type="float" office:value="609170" table:style-name="ce289">
            <text:p>609,170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1<text:s/><text:span text:style-name="T6">月</text:span></text:p>
          </table:table-cell>
          <table:covered-table-cell/>
          <table:table-cell office:value-type="float" office:value="9248590" table:style-name="ce297">
            <text:p>9,248,590</text:p>
          </table:table-cell>
          <table:table-cell office:value-type="float" office:value="23419833" table:style-name="ce297">
            <text:p>23,419,833</text:p>
          </table:table-cell>
          <table:table-cell office:value-type="float" office:value="11551476" table:style-name="ce297">
            <text:p>11,551,476</text:p>
          </table:table-cell>
          <table:table-cell office:value-type="float" office:value="11868357" table:style-name="ce297">
            <text:p>11,868,357</text:p>
          </table:table-cell>
          <table:table-cell office:value-type="float" office:value="11023" table:style-name="ce297">
            <text:p>11,023</text:p>
          </table:table-cell>
          <table:table-cell office:value-type="float" office:value="5788" table:style-name="ce297">
            <text:p>5,788</text:p>
          </table:table-cell>
          <table:table-cell office:value-type="float" office:value="5235" table:style-name="ce297">
            <text:p>5,235</text:p>
          </table:table-cell>
          <table:table-cell office:value-type="float" office:value="5.5568638796007184" table:style-name="ce298">
            <text:p>5.56</text:p>
          </table:table-cell>
          <table:table-cell office:value-type="float" office:value="19464" table:style-name="ce297">
            <text:p>19,464</text:p>
          </table:table-cell>
          <table:table-cell office:value-type="float" office:value="11154" table:style-name="ce297">
            <text:p>11,154</text:p>
          </table:table-cell>
          <table:table-cell office:value-type="float" office:value="8310" table:style-name="ce297">
            <text:p>8,310</text:p>
          </table:table-cell>
          <table:table-cell office:value-type="float" office:value="9.8121018372991369" table:style-name="ce298">
            <text:p>9.81</text:p>
          </table:table-cell>
          <table:table-cell office:value-type="float" office:value="-8441" table:style-name="ce297">
            <text:p>–8,441</text:p>
          </table:table-cell>
          <table:table-cell office:value-type="float" office:value="-4.2552379576984176" table:style-name="ce299">
            <text:p>–4.26</text:p>
          </table:table-cell>
          <table:table-cell office:value-type="float" office:value="13946" table:style-name="ce297">
            <text:p>13,946</text:p>
          </table:table-cell>
          <table:table-cell office:value-type="float" office:value="13668" table:style-name="ce297">
            <text:p>13,668</text:p>
          </table:table-cell>
          <table:table-cell office:value-type="float" office:value="278" table:style-name="ce297">
            <text:p>278</text:p>
          </table:table-cell>
          <table:table-cell office:value-type="float" office:value="80" table:style-name="ce297">
            <text:p>80</text:p>
          </table:table-cell>
          <table:table-cell office:value-type="float" office:value="198" table:style-name="ce297">
            <text:p>198</text:p>
          </table:table-cell>
          <table:table-cell office:value-type="float" office:value="7.0303931475017345" table:style-name="ce298">
            <text:p>7.03</text:p>
          </table:table-cell>
          <table:table-cell office:value-type="float" office:value="4503" table:style-name="ce297">
            <text:p>4,503</text:p>
          </table:table-cell>
          <table:table-cell office:value-type="float" office:value="4427" table:style-name="ce297">
            <text:p>4,427</text:p>
          </table:table-cell>
          <table:table-cell office:value-type="float" office:value="76" table:style-name="ce297">
            <text:p>76</text:p>
          </table:table-cell>
          <table:table-cell office:value-type="float" office:value="27" table:style-name="ce297">
            <text:p>27</text:p>
          </table:table-cell>
          <table:table-cell office:value-type="float" office:value="49" table:style-name="ce297">
            <text:p>49</text:p>
          </table:table-cell>
          <table:table-cell office:value-type="float" office:value="2.2700315748745381" table:style-name="ce298">
            <text:p>2.27</text:p>
          </table:table-cell>
          <table:table-cell office:value-type="float" office:value="87743" table:style-name="ce297">
            <text:p>87,743</text:p>
          </table:table-cell>
          <table:table-cell office:value-type="float" office:value="79911" table:style-name="ce297">
            <text:p>79,911</text:p>
          </table:table-cell>
          <table:table-cell office:value-type="float" office:value="589917" table:style-name="ce297">
            <text:p>589,917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2<text:s/><text:span text:style-name="T6">月</text:span></text:p>
          </table:table-cell>
          <table:covered-table-cell/>
          <table:table-cell office:value-type="float" office:value="9257494" table:style-name="ce297">
            <text:p>9,257,494</text:p>
          </table:table-cell>
          <table:table-cell office:value-type="float" office:value="23418053" table:style-name="ce297">
            <text:p>23,418,053</text:p>
          </table:table-cell>
          <table:table-cell office:value-type="float" office:value="11549145" table:style-name="ce297">
            <text:p>11,549,145</text:p>
          </table:table-cell>
          <table:table-cell office:value-type="float" office:value="11868908" table:style-name="ce297">
            <text:p>11,868,908</text:p>
          </table:table-cell>
          <table:table-cell office:value-type="float" office:value="9663" table:style-name="ce297">
            <text:p>9,663</text:p>
          </table:table-cell>
          <table:table-cell office:value-type="float" office:value="4969" table:style-name="ce297">
            <text:p>4,969</text:p>
          </table:table-cell>
          <table:table-cell office:value-type="float" office:value="4694" table:style-name="ce297">
            <text:p>4,694</text:p>
          </table:table-cell>
          <table:table-cell office:value-type="float" office:value="5.2074820002734974" table:style-name="ce298">
            <text:p>5.21</text:p>
          </table:table-cell>
          <table:table-cell office:value-type="float" office:value="17462" table:style-name="ce297">
            <text:p>17,462</text:p>
          </table:table-cell>
          <table:table-cell office:value-type="float" office:value="10092" table:style-name="ce297">
            <text:p>10,092</text:p>
          </table:table-cell>
          <table:table-cell office:value-type="float" office:value="7370" table:style-name="ce297">
            <text:p>7,370</text:p>
          </table:table-cell>
          <table:table-cell office:value-type="float" office:value="9.4104367886552645" table:style-name="ce298">
            <text:p>9.41</text:p>
          </table:table-cell>
          <table:table-cell office:value-type="float" office:value="-7799" table:style-name="ce297">
            <text:p>–7,799</text:p>
          </table:table-cell>
          <table:table-cell office:value-type="float" office:value="-4.2029547883817662" table:style-name="ce299">
            <text:p>–4.20</text:p>
          </table:table-cell>
          <table:table-cell office:value-type="float" office:value="8151" table:style-name="ce297">
            <text:p>8,151</text:p>
          </table:table-cell>
          <table:table-cell office:value-type="float" office:value="7943" table:style-name="ce297">
            <text:p>7,943</text:p>
          </table:table-cell>
          <table:table-cell office:value-type="float" office:value="208" table:style-name="ce297">
            <text:p>208</text:p>
          </table:table-cell>
          <table:table-cell office:value-type="float" office:value="60" table:style-name="ce297">
            <text:p>60</text:p>
          </table:table-cell>
          <table:table-cell office:value-type="float" office:value="148" table:style-name="ce297">
            <text:p>148</text:p>
          </table:table-cell>
          <table:table-cell office:value-type="float" office:value="4.3926509142325658" table:style-name="ce298">
            <text:p>4.39</text:p>
          </table:table-cell>
          <table:table-cell office:value-type="float" office:value="3843" table:style-name="ce297">
            <text:p>3,843</text:p>
          </table:table-cell>
          <table:table-cell office:value-type="float" office:value="3762" table:style-name="ce297">
            <text:p>3,762</text:p>
          </table:table-cell>
          <table:table-cell office:value-type="float" office:value="81" table:style-name="ce297">
            <text:p>81</text:p>
          </table:table-cell>
          <table:table-cell office:value-type="float" office:value="19" table:style-name="ce297">
            <text:p>19</text:p>
          </table:table-cell>
          <table:table-cell office:value-type="float" office:value="62" table:style-name="ce297">
            <text:p>62</text:p>
          </table:table-cell>
          <table:table-cell office:value-type="float" office:value="2.0710290103540365" table:style-name="ce298">
            <text:p>2.07</text:p>
          </table:table-cell>
          <table:table-cell office:value-type="float" office:value="77802" table:style-name="ce297">
            <text:p>77,802</text:p>
          </table:table-cell>
          <table:table-cell office:value-type="float" office:value="71783" table:style-name="ce297">
            <text:p>71,783</text:p>
          </table:table-cell>
          <table:table-cell office:value-type="float" office:value="592451" table:style-name="ce297">
            <text:p>592,451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3<text:s/><text:span text:style-name="T6">月</text:span></text:p>
          </table:table-cell>
          <table:covered-table-cell/>
          <table:table-cell office:value-type="float" office:value="9268989" table:style-name="ce297">
            <text:p>9,268,989</text:p>
          </table:table-cell>
          <table:table-cell office:value-type="float" office:value="23416375" table:style-name="ce297">
            <text:p>23,416,375</text:p>
          </table:table-cell>
          <table:table-cell office:value-type="float" office:value="11546626" table:style-name="ce297">
            <text:p>11,546,626</text:p>
          </table:table-cell>
          <table:table-cell office:value-type="float" office:value="11869749" table:style-name="ce297">
            <text:p>11,869,749</text:p>
          </table:table-cell>
          <table:table-cell office:value-type="float" office:value="10827" table:style-name="ce297">
            <text:p>10,827</text:p>
          </table:table-cell>
          <table:table-cell office:value-type="float" office:value="5626" table:style-name="ce297">
            <text:p>5,626</text:p>
          </table:table-cell>
          <table:table-cell office:value-type="float" office:value="5201" table:style-name="ce297">
            <text:p>5,201</text:p>
          </table:table-cell>
          <table:table-cell office:value-type="float" office:value="5.4587386703176231" table:style-name="ce298">
            <text:p>5.46</text:p>
          </table:table-cell>
          <table:table-cell office:value-type="float" office:value="17566" table:style-name="ce297">
            <text:p>17,566</text:p>
          </table:table-cell>
          <table:table-cell office:value-type="float" office:value="10203" table:style-name="ce297">
            <text:p>10,203</text:p>
          </table:table-cell>
          <table:table-cell office:value-type="float" office:value="7363" table:style-name="ce297">
            <text:p>7,363</text:p>
          </table:table-cell>
          <table:table-cell office:value-type="float" office:value="8.8563963685969682" table:style-name="ce298">
            <text:p>8.86</text:p>
          </table:table-cell>
          <table:table-cell office:value-type="float" office:value="-6739" table:style-name="ce297">
            <text:p>–6,739</text:p>
          </table:table-cell>
          <table:table-cell office:value-type="float" office:value="-3.3976576982793447" table:style-name="ce299">
            <text:p>–3.40</text:p>
          </table:table-cell>
          <table:table-cell office:value-type="float" office:value="12322" table:style-name="ce297">
            <text:p>12,322</text:p>
          </table:table-cell>
          <table:table-cell office:value-type="float" office:value="12019" table:style-name="ce297">
            <text:p>12,019</text:p>
          </table:table-cell>
          <table:table-cell office:value-type="float" office:value="303" table:style-name="ce297">
            <text:p>303</text:p>
          </table:table-cell>
          <table:table-cell office:value-type="float" office:value="101" table:style-name="ce297">
            <text:p>101</text:p>
          </table:table-cell>
          <table:table-cell office:value-type="float" office:value="202" table:style-name="ce297">
            <text:p>202</text:p>
          </table:table-cell>
          <table:table-cell office:value-type="float" office:value="6.2124852586731087" table:style-name="ce298">
            <text:p>6.21</text:p>
          </table:table-cell>
          <table:table-cell office:value-type="float" office:value="4500" table:style-name="ce297">
            <text:p>4,500</text:p>
          </table:table-cell>
          <table:table-cell office:value-type="float" office:value="4427" table:style-name="ce297">
            <text:p>4,427</text:p>
          </table:table-cell>
          <table:table-cell office:value-type="float" office:value="73" table:style-name="ce297">
            <text:p>73</text:p>
          </table:table-cell>
          <table:table-cell office:value-type="float" office:value="18" table:style-name="ce297">
            <text:p>18</text:p>
          </table:table-cell>
          <table:table-cell office:value-type="float" office:value="55" table:style-name="ce297">
            <text:p>55</text:p>
          </table:table-cell>
          <table:table-cell office:value-type="float" office:value="2.2688024398660112" table:style-name="ce298">
            <text:p>2.27</text:p>
          </table:table-cell>
          <table:table-cell office:value-type="float" office:value="89045" table:style-name="ce297">
            <text:p>89,045</text:p>
          </table:table-cell>
          <table:table-cell office:value-type="float" office:value="83984" table:style-name="ce297">
            <text:p>83,984</text:p>
          </table:table-cell>
          <table:table-cell office:value-type="float" office:value="595387" table:style-name="ce297">
            <text:p>595,387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4<text:s/><text:span text:style-name="T6">月</text:span></text:p>
          </table:table-cell>
          <table:covered-table-cell/>
          <table:table-cell office:value-type="float" office:value="9279140" table:style-name="ce297">
            <text:p>9,279,140</text:p>
          </table:table-cell>
          <table:table-cell office:value-type="float" office:value="23415100" table:style-name="ce297">
            <text:p>23,415,100</text:p>
          </table:table-cell>
          <table:table-cell office:value-type="float" office:value="11544533" table:style-name="ce297">
            <text:p>11,544,533</text:p>
          </table:table-cell>
          <table:table-cell office:value-type="float" office:value="11870567" table:style-name="ce297">
            <text:p>11,870,567</text:p>
          </table:table-cell>
          <table:table-cell office:value-type="float" office:value="10753" table:style-name="ce297">
            <text:p>10,753</text:p>
          </table:table-cell>
          <table:table-cell office:value-type="float" office:value="5572" table:style-name="ce297">
            <text:p>5,572</text:p>
          </table:table-cell>
          <table:table-cell office:value-type="float" office:value="5181" table:style-name="ce297">
            <text:p>5,181</text:p>
          </table:table-cell>
          <table:table-cell office:value-type="float" office:value="5.60249703858356" table:style-name="ce298">
            <text:p>5.60</text:p>
          </table:table-cell>
          <table:table-cell office:value-type="float" office:value="16654" table:style-name="ce297">
            <text:p>16,654</text:p>
          </table:table-cell>
          <table:table-cell office:value-type="float" office:value="9640" table:style-name="ce297">
            <text:p>9,640</text:p>
          </table:table-cell>
          <table:table-cell office:value-type="float" office:value="7014" table:style-name="ce297">
            <text:p>7,014</text:p>
          </table:table-cell>
          <table:table-cell office:value-type="float" office:value="8.6770190347410576" table:style-name="ce298">
            <text:p>8.68</text:p>
          </table:table-cell>
          <table:table-cell office:value-type="float" office:value="-5901" table:style-name="ce297">
            <text:p>–5,901</text:p>
          </table:table-cell>
          <table:table-cell office:value-type="float" office:value="-3.074521996157499" table:style-name="ce299">
            <text:p>–3.07</text:p>
          </table:table-cell>
          <table:table-cell office:value-type="float" office:value="7182" table:style-name="ce297">
            <text:p>7,182</text:p>
          </table:table-cell>
          <table:table-cell office:value-type="float" office:value="6985" table:style-name="ce297">
            <text:p>6,985</text:p>
          </table:table-cell>
          <table:table-cell office:value-type="float" office:value="197" table:style-name="ce297">
            <text:p>197</text:p>
          </table:table-cell>
          <table:table-cell office:value-type="float" office:value="74" table:style-name="ce297">
            <text:p>74</text:p>
          </table:table-cell>
          <table:table-cell office:value-type="float" office:value="123" table:style-name="ce297">
            <text:p>123</text:p>
          </table:table-cell>
          <table:table-cell office:value-type="float" office:value="3.741944920590266" table:style-name="ce298">
            <text:p>3.74</text:p>
          </table:table-cell>
          <table:table-cell office:value-type="float" office:value="4499" table:style-name="ce297">
            <text:p>4,499</text:p>
          </table:table-cell>
          <table:table-cell office:value-type="float" office:value="4418" table:style-name="ce297">
            <text:p>4,418</text:p>
          </table:table-cell>
          <table:table-cell office:value-type="float" office:value="81" table:style-name="ce297">
            <text:p>81</text:p>
          </table:table-cell>
          <table:table-cell office:value-type="float" office:value="21" table:style-name="ce297">
            <text:p>21</text:p>
          </table:table-cell>
          <table:table-cell office:value-type="float" office:value="60" table:style-name="ce297">
            <text:p>60</text:p>
          </table:table-cell>
          <table:table-cell office:value-type="float" office:value="2.344056000798608" table:style-name="ce298">
            <text:p>2.34</text:p>
          </table:table-cell>
          <table:table-cell office:value-type="float" office:value="78529" table:style-name="ce297">
            <text:p>78,529</text:p>
          </table:table-cell>
          <table:table-cell office:value-type="float" office:value="73903" table:style-name="ce297">
            <text:p>73,903</text:p>
          </table:table-cell>
          <table:table-cell office:value-type="float" office:value="597883" table:style-name="ce297">
            <text:p>597,883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5<text:s/><text:span text:style-name="T6">月</text:span></text:p>
          </table:table-cell>
          <table:covered-table-cell/>
          <table:table-cell office:value-type="float" office:value="9295780" table:style-name="ce297">
            <text:p>9,295,780</text:p>
          </table:table-cell>
          <table:table-cell office:value-type="float" office:value="23413608" table:style-name="ce297">
            <text:p>23,413,608</text:p>
          </table:table-cell>
          <table:table-cell office:value-type="float" office:value="11542394" table:style-name="ce297">
            <text:p>11,542,394</text:p>
          </table:table-cell>
          <table:table-cell office:value-type="float" office:value="11871214" table:style-name="ce297">
            <text:p>11,871,214</text:p>
          </table:table-cell>
          <table:table-cell office:value-type="float" office:value="11168" table:style-name="ce297">
            <text:p>11,168</text:p>
          </table:table-cell>
          <table:table-cell office:value-type="float" office:value="5833" table:style-name="ce297">
            <text:p>5,833</text:p>
          </table:table-cell>
          <table:table-cell office:value-type="float" office:value="5335" table:style-name="ce297">
            <text:p>5,335</text:p>
          </table:table-cell>
          <table:table-cell office:value-type="float" office:value="5.6313512477390297" table:style-name="ce298">
            <text:p>5.63</text:p>
          </table:table-cell>
          <table:table-cell office:value-type="float" office:value="16416" table:style-name="ce297">
            <text:p>16,416</text:p>
          </table:table-cell>
          <table:table-cell office:value-type="float" office:value="9436" table:style-name="ce297">
            <text:p>9,436</text:p>
          </table:table-cell>
          <table:table-cell office:value-type="float" office:value="6980" table:style-name="ce297">
            <text:p>6,980</text:p>
          </table:table-cell>
          <table:table-cell office:value-type="float" office:value="8.2776022638685376" table:style-name="ce298">
            <text:p>8.28</text:p>
          </table:table-cell>
          <table:table-cell office:value-type="float" office:value="-5248" table:style-name="ce297">
            <text:p>–5,248</text:p>
          </table:table-cell>
          <table:table-cell office:value-type="float" office:value="-2.6462510161295132" table:style-name="ce299">
            <text:p>–2.65</text:p>
          </table:table-cell>
          <table:table-cell office:value-type="float" office:value="14452" table:style-name="ce297">
            <text:p>14,452</text:p>
          </table:table-cell>
          <table:table-cell office:value-type="float" office:value="14068" table:style-name="ce297">
            <text:p>14,068</text:p>
          </table:table-cell>
          <table:table-cell office:value-type="float" office:value="384" table:style-name="ce297">
            <text:p>384</text:p>
          </table:table-cell>
          <table:table-cell office:value-type="float" office:value="109" table:style-name="ce297">
            <text:p>109</text:p>
          </table:table-cell>
          <table:table-cell office:value-type="float" office:value="275" table:style-name="ce297">
            <text:p>275</text:p>
          </table:table-cell>
          <table:table-cell office:value-type="float" office:value="7.2872750924359231" table:style-name="ce298">
            <text:p>7.29</text:p>
          </table:table-cell>
          <table:table-cell office:value-type="float" office:value="5017" table:style-name="ce297">
            <text:p>5,017</text:p>
          </table:table-cell>
          <table:table-cell office:value-type="float" office:value="4936" table:style-name="ce297">
            <text:p>4,936</text:p>
          </table:table-cell>
          <table:table-cell office:value-type="float" office:value="81" table:style-name="ce297">
            <text:p>81</text:p>
          </table:table-cell>
          <table:table-cell office:value-type="float" office:value="20" table:style-name="ce297">
            <text:p>20</text:p>
          </table:table-cell>
          <table:table-cell office:value-type="float" office:value="61" table:style-name="ce297">
            <text:p>61</text:p>
          </table:table-cell>
          <table:table-cell office:value-type="float" office:value="2.5297715983082636" table:style-name="ce298">
            <text:p>2.53</text:p>
          </table:table-cell>
          <table:table-cell office:value-type="float" office:value="93643" table:style-name="ce297">
            <text:p>93,643</text:p>
          </table:table-cell>
          <table:table-cell office:value-type="float" office:value="89887" table:style-name="ce297">
            <text:p>89,887</text:p>
          </table:table-cell>
          <table:table-cell office:value-type="float" office:value="600303" table:style-name="ce297">
            <text:p>600,303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6<text:s/><text:span text:style-name="T6">月</text:span></text:p>
          </table:table-cell>
          <table:covered-table-cell/>
          <table:table-cell office:value-type="float" office:value="9309862" table:style-name="ce297">
            <text:p>9,309,862</text:p>
          </table:table-cell>
          <table:table-cell office:value-type="float" office:value="23412899" table:style-name="ce297">
            <text:p>23,412,899</text:p>
          </table:table-cell>
          <table:table-cell office:value-type="float" office:value="11540489" table:style-name="ce297">
            <text:p>11,540,489</text:p>
          </table:table-cell>
          <table:table-cell office:value-type="float" office:value="11872410" table:style-name="ce297">
            <text:p>11,872,410</text:p>
          </table:table-cell>
          <table:table-cell office:value-type="float" office:value="10440" table:style-name="ce297">
            <text:p>10,440</text:p>
          </table:table-cell>
          <table:table-cell office:value-type="float" office:value="5351" table:style-name="ce297">
            <text:p>5,351</text:p>
          </table:table-cell>
          <table:table-cell office:value-type="float" office:value="5089" table:style-name="ce297">
            <text:p>5,089</text:p>
          </table:table-cell>
          <table:table-cell office:value-type="float" office:value="5.4399957699172399" table:style-name="ce298">
            <text:p>5.44</text:p>
          </table:table-cell>
          <table:table-cell office:value-type="float" office:value="14922" table:style-name="ce297">
            <text:p>14,922</text:p>
          </table:table-cell>
          <table:table-cell office:value-type="float" office:value="8630" table:style-name="ce297">
            <text:p>8,630</text:p>
          </table:table-cell>
          <table:table-cell office:value-type="float" office:value="6292" table:style-name="ce297">
            <text:p>6,292</text:p>
          </table:table-cell>
          <table:table-cell office:value-type="float" office:value="7.77544222976102" table:style-name="ce298">
            <text:p>7.78</text:p>
          </table:table-cell>
          <table:table-cell office:value-type="float" office:value="-4482" table:style-name="ce297">
            <text:p>–4,482</text:p>
          </table:table-cell>
          <table:table-cell office:value-type="float" office:value="-2.3354464598437801" table:style-name="ce299">
            <text:p>–2.34</text:p>
          </table:table-cell>
          <table:table-cell office:value-type="float" office:value="9275" table:style-name="ce297">
            <text:p>9,275</text:p>
          </table:table-cell>
          <table:table-cell office:value-type="float" office:value="9038" table:style-name="ce297">
            <text:p>9,038</text:p>
          </table:table-cell>
          <table:table-cell office:value-type="float" office:value="237" table:style-name="ce297">
            <text:p>237</text:p>
          </table:table-cell>
          <table:table-cell office:value-type="float" office:value="78" table:style-name="ce297">
            <text:p>78</text:p>
          </table:table-cell>
          <table:table-cell office:value-type="float" office:value="159" table:style-name="ce297">
            <text:p>159</text:p>
          </table:table-cell>
          <table:table-cell office:value-type="float" office:value="4.8329464335232188" table:style-name="ce298">
            <text:p>4.83</text:p>
          </table:table-cell>
          <table:table-cell office:value-type="float" office:value="4120" table:style-name="ce297">
            <text:p>4,120</text:p>
          </table:table-cell>
          <table:table-cell office:value-type="float" office:value="4045" table:style-name="ce297">
            <text:p>4,045</text:p>
          </table:table-cell>
          <table:table-cell office:value-type="float" office:value="75" table:style-name="ce297">
            <text:p>75</text:p>
          </table:table-cell>
          <table:table-cell office:value-type="float" office:value="19" table:style-name="ce297">
            <text:p>19</text:p>
          </table:table-cell>
          <table:table-cell office:value-type="float" office:value="56" table:style-name="ce297">
            <text:p>56</text:p>
          </table:table-cell>
          <table:table-cell office:value-type="float" office:value="2.1468182540286422" table:style-name="ce298">
            <text:p>2.15</text:p>
          </table:table-cell>
          <table:table-cell office:value-type="float" office:value="79450" table:style-name="ce297">
            <text:p>79,450</text:p>
          </table:table-cell>
          <table:table-cell office:value-type="float" office:value="75677" table:style-name="ce297">
            <text:p>75,677</text:p>
          </table:table-cell>
          <table:table-cell office:value-type="float" office:value="601951" table:style-name="ce297">
            <text:p>601,951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7<text:s/><text:span text:style-name="T6">月</text:span></text:p>
          </table:table-cell>
          <table:covered-table-cell/>
          <table:table-cell office:value-type="float" office:value="9323985" table:style-name="ce297">
            <text:p>9,323,985</text:p>
          </table:table-cell>
          <table:table-cell office:value-type="float" office:value="23409323" table:style-name="ce297">
            <text:p>23,409,323</text:p>
          </table:table-cell>
          <table:table-cell office:value-type="float" office:value="11536982" table:style-name="ce297">
            <text:p>11,536,982</text:p>
          </table:table-cell>
          <table:table-cell office:value-type="float" office:value="11872341" table:style-name="ce297">
            <text:p>11,872,341</text:p>
          </table:table-cell>
          <table:table-cell office:value-type="float" office:value="10424" table:style-name="ce297">
            <text:p>10,424</text:p>
          </table:table-cell>
          <table:table-cell office:value-type="float" office:value="5324" table:style-name="ce297">
            <text:p>5,324</text:p>
          </table:table-cell>
          <table:table-cell office:value-type="float" office:value="5100" table:style-name="ce297">
            <text:p>5,100</text:p>
          </table:table-cell>
          <table:table-cell office:value-type="float" office:value="5.2569248684055712" table:style-name="ce298">
            <text:p>5.26</text:p>
          </table:table-cell>
          <table:table-cell office:value-type="float" office:value="18702" table:style-name="ce297">
            <text:p>18,702</text:p>
          </table:table-cell>
          <table:table-cell office:value-type="float" office:value="10663" table:style-name="ce297">
            <text:p>10,663</text:p>
          </table:table-cell>
          <table:table-cell office:value-type="float" office:value="8039" table:style-name="ce297">
            <text:p>8,039</text:p>
          </table:table-cell>
          <table:table-cell office:value-type="float" office:value="9.431601006228032" table:style-name="ce298">
            <text:p>9.43</text:p>
          </table:table-cell>
          <table:table-cell office:value-type="float" office:value="-8278" table:style-name="ce297">
            <text:p>–8,278</text:p>
          </table:table-cell>
          <table:table-cell office:value-type="float" office:value="-4.1746761378224608" table:style-name="ce299">
            <text:p>–4.17</text:p>
          </table:table-cell>
          <table:table-cell office:value-type="float" office:value="8924" table:style-name="ce297">
            <text:p>8,924</text:p>
          </table:table-cell>
          <table:table-cell office:value-type="float" office:value="8690" table:style-name="ce297">
            <text:p>8,690</text:p>
          </table:table-cell>
          <table:table-cell office:value-type="float" office:value="234" table:style-name="ce297">
            <text:p>234</text:p>
          </table:table-cell>
          <table:table-cell office:value-type="float" office:value="82" table:style-name="ce297">
            <text:p>82</text:p>
          </table:table-cell>
          <table:table-cell office:value-type="float" office:value="152" table:style-name="ce297">
            <text:p>152</text:p>
          </table:table-cell>
          <table:table-cell office:value-type="float" office:value="4.5004602384546546" table:style-name="ce298">
            <text:p>4.50</text:p>
          </table:table-cell>
          <table:table-cell office:value-type="float" office:value="4527" table:style-name="ce297">
            <text:p>4,527</text:p>
          </table:table-cell>
          <table:table-cell office:value-type="float" office:value="4454" table:style-name="ce297">
            <text:p>4,454</text:p>
          </table:table-cell>
          <table:table-cell office:value-type="float" office:value="73" table:style-name="ce297">
            <text:p>73</text:p>
          </table:table-cell>
          <table:table-cell office:value-type="float" office:value="14" table:style-name="ce297">
            <text:p>14</text:p>
          </table:table-cell>
          <table:table-cell office:value-type="float" office:value="59" table:style-name="ce297">
            <text:p>59</text:p>
          </table:table-cell>
          <table:table-cell office:value-type="float" office:value="2.283010253191867" table:style-name="ce298">
            <text:p>2.28</text:p>
          </table:table-cell>
          <table:table-cell office:value-type="float" office:value="89393" table:style-name="ce297">
            <text:p>89,393</text:p>
          </table:table-cell>
          <table:table-cell office:value-type="float" office:value="84691" table:style-name="ce297">
            <text:p>84,691</text:p>
          </table:table-cell>
          <table:table-cell office:value-type="float" office:value="603605" table:style-name="ce297">
            <text:p>603,605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8<text:s/><text:span text:style-name="T6">月</text:span></text:p>
          </table:table-cell>
          <table:covered-table-cell/>
          <table:table-cell office:value-type="float" office:value="9343388" table:style-name="ce297">
            <text:p>9,343,388</text:p>
          </table:table-cell>
          <table:table-cell office:value-type="float" office:value="23406608" table:style-name="ce297">
            <text:p>23,406,608</text:p>
          </table:table-cell>
          <table:table-cell office:value-type="float" office:value="11534269" table:style-name="ce297">
            <text:p>11,534,269</text:p>
          </table:table-cell>
          <table:table-cell office:value-type="float" office:value="11872339" table:style-name="ce297">
            <text:p>11,872,339</text:p>
          </table:table-cell>
          <table:table-cell office:value-type="float" office:value="11643" table:style-name="ce297">
            <text:p>11,643</text:p>
          </table:table-cell>
          <table:table-cell office:value-type="float" office:value="6017" table:style-name="ce297">
            <text:p>6,017</text:p>
          </table:table-cell>
          <table:table-cell office:value-type="float" office:value="5626" table:style-name="ce297">
            <text:p>5,626</text:p>
          </table:table-cell>
          <table:table-cell office:value-type="float" office:value="5.872467478176703" table:style-name="ce298">
            <text:p>5.87</text:p>
          </table:table-cell>
          <table:table-cell office:value-type="float" office:value="16830" table:style-name="ce297">
            <text:p>16,830</text:p>
          </table:table-cell>
          <table:table-cell office:value-type="float" office:value="9652" table:style-name="ce297">
            <text:p>9,652</text:p>
          </table:table-cell>
          <table:table-cell office:value-type="float" office:value="7178" table:style-name="ce297">
            <text:p>7,178</text:p>
          </table:table-cell>
          <table:table-cell office:value-type="float" office:value="8.4886736801265901" table:style-name="ce298">
            <text:p>8.49</text:p>
          </table:table-cell>
          <table:table-cell office:value-type="float" office:value="-5187" table:style-name="ce297">
            <text:p>–5,187</text:p>
          </table:table-cell>
          <table:table-cell office:value-type="float" office:value="-2.6162062019498888" table:style-name="ce299">
            <text:p>–2.62</text:p>
          </table:table-cell>
          <table:table-cell office:value-type="float" office:value="5067" table:style-name="ce297">
            <text:p>5,067</text:p>
          </table:table-cell>
          <table:table-cell office:value-type="float" office:value="4880" table:style-name="ce297">
            <text:p>4,880</text:p>
          </table:table-cell>
          <table:table-cell office:value-type="float" office:value="187" table:style-name="ce297">
            <text:p>187</text:p>
          </table:table-cell>
          <table:table-cell office:value-type="float" office:value="68" table:style-name="ce297">
            <text:p>68</text:p>
          </table:table-cell>
          <table:table-cell office:value-type="float" office:value="119" table:style-name="ce297">
            <text:p>119</text:p>
          </table:table-cell>
          <table:table-cell office:value-type="float" office:value="2.5556808994177924" table:style-name="ce298">
            <text:p>2.56</text:p>
          </table:table-cell>
          <table:table-cell office:value-type="float" office:value="4723" table:style-name="ce297">
            <text:p>4,723</text:p>
          </table:table-cell>
          <table:table-cell office:value-type="float" office:value="4651" table:style-name="ce297">
            <text:p>4,651</text:p>
          </table:table-cell>
          <table:table-cell office:value-type="float" office:value="72" table:style-name="ce297">
            <text:p>72</text:p>
          </table:table-cell>
          <table:table-cell office:value-type="float" office:value="20" table:style-name="ce297">
            <text:p>20</text:p>
          </table:table-cell>
          <table:table-cell office:value-type="float" office:value="52" table:style-name="ce297">
            <text:p>52</text:p>
          </table:table-cell>
          <table:table-cell office:value-type="float" office:value="2.3821750321591142" table:style-name="ce298">
            <text:p>2.38</text:p>
          </table:table-cell>
          <table:table-cell office:value-type="float" office:value="92848" table:style-name="ce297">
            <text:p>92,848</text:p>
          </table:table-cell>
          <table:table-cell office:value-type="float" office:value="90376" table:style-name="ce297">
            <text:p>90,376</text:p>
          </table:table-cell>
          <table:table-cell office:value-type="float" office:value="606066" table:style-name="ce297">
            <text:p>606,066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9<text:s/><text:span text:style-name="T6">月</text:span></text:p>
          </table:table-cell>
          <table:covered-table-cell/>
          <table:table-cell office:value-type="float" office:value="9379019" table:style-name="ce297">
            <text:p>9,379,019</text:p>
          </table:table-cell>
          <table:table-cell office:value-type="float" office:value="23404138" table:style-name="ce297">
            <text:p>23,404,138</text:p>
          </table:table-cell>
          <table:table-cell office:value-type="float" office:value="11531847" table:style-name="ce297">
            <text:p>11,531,847</text:p>
          </table:table-cell>
          <table:table-cell office:value-type="float" office:value="11872291" table:style-name="ce297">
            <text:p>11,872,291</text:p>
          </table:table-cell>
          <table:table-cell office:value-type="float" office:value="11792" table:style-name="ce297">
            <text:p>11,792</text:p>
          </table:table-cell>
          <table:table-cell office:value-type="float" office:value="6175" table:style-name="ce297">
            <text:p>6,175</text:p>
          </table:table-cell>
          <table:table-cell office:value-type="float" office:value="5617" table:style-name="ce297">
            <text:p>5,617</text:p>
          </table:table-cell>
          <table:table-cell office:value-type="float" office:value="6.1465544684974693" table:style-name="ce298">
            <text:p>6.15</text:p>
          </table:table-cell>
          <table:table-cell office:value-type="float" office:value="15563" table:style-name="ce297">
            <text:p>15,563</text:p>
          </table:table-cell>
          <table:table-cell office:value-type="float" office:value="9054" table:style-name="ce297">
            <text:p>9,054</text:p>
          </table:table-cell>
          <table:table-cell office:value-type="float" office:value="6509" table:style-name="ce297">
            <text:p>6,509</text:p>
          </table:table-cell>
          <table:table-cell office:value-type="float" office:value="8.1121800536996354" table:style-name="ce298">
            <text:p>8.11</text:p>
          </table:table-cell>
          <table:table-cell office:value-type="float" office:value="-3771" table:style-name="ce297">
            <text:p>–3,771</text:p>
          </table:table-cell>
          <table:table-cell office:value-type="float" office:value="-1.9656255852021671" table:style-name="ce299">
            <text:p>–1.97</text:p>
          </table:table-cell>
          <table:table-cell office:value-type="float" office:value="10710" table:style-name="ce297">
            <text:p>10,710</text:p>
          </table:table-cell>
          <table:table-cell office:value-type="float" office:value="10426" table:style-name="ce297">
            <text:p>10,426</text:p>
          </table:table-cell>
          <table:table-cell office:value-type="float" office:value="284" table:style-name="ce297">
            <text:p>284</text:p>
          </table:table-cell>
          <table:table-cell office:value-type="float" office:value="78" table:style-name="ce297">
            <text:p>78</text:p>
          </table:table-cell>
          <table:table-cell office:value-type="float" office:value="206" table:style-name="ce297">
            <text:p>206</text:p>
          </table:table-cell>
          <table:table-cell office:value-type="float" office:value="5.5825643111946981" table:style-name="ce298">
            <text:p>5.58</text:p>
          </table:table-cell>
          <table:table-cell office:value-type="float" office:value="4569" table:style-name="ce297">
            <text:p>4,569</text:p>
          </table:table-cell>
          <table:table-cell office:value-type="float" office:value="4479" table:style-name="ce297">
            <text:p>4,479</text:p>
          </table:table-cell>
          <table:table-cell office:value-type="float" office:value="90" table:style-name="ce297">
            <text:p>90</text:p>
          </table:table-cell>
          <table:table-cell office:value-type="float" office:value="20" table:style-name="ce297">
            <text:p>20</text:p>
          </table:table-cell>
          <table:table-cell office:value-type="float" office:value="70" table:style-name="ce297">
            <text:p>70</text:p>
          </table:table-cell>
          <table:table-cell office:value-type="float" office:value="2.3815813574088311" table:style-name="ce298">
            <text:p>2.38</text:p>
          </table:table-cell>
          <table:table-cell office:value-type="float" office:value="102575" table:style-name="ce297">
            <text:p>102,575</text:p>
          </table:table-cell>
          <table:table-cell office:value-type="float" office:value="101274" table:style-name="ce297">
            <text:p>101,274</text:p>
          </table:table-cell>
          <table:table-cell office:value-type="float" office:value="607944" table:style-name="ce297">
            <text:p>607,944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10<text:s/><text:span text:style-name="T6">月</text:span></text:p>
          </table:table-cell>
          <table:covered-table-cell/>
          <table:table-cell office:value-type="float" office:value="9425080" table:style-name="ce297">
            <text:p>9,425,080</text:p>
          </table:table-cell>
          <table:table-cell office:value-type="float" office:value="23402804" table:style-name="ce297">
            <text:p>23,402,804</text:p>
          </table:table-cell>
          <table:table-cell office:value-type="float" office:value="11529787" table:style-name="ce297">
            <text:p>11,529,787</text:p>
          </table:table-cell>
          <table:table-cell office:value-type="float" office:value="11873017" table:style-name="ce297">
            <text:p>11,873,017</text:p>
          </table:table-cell>
          <table:table-cell office:value-type="float" office:value="12070" table:style-name="ce297">
            <text:p>12,070</text:p>
          </table:table-cell>
          <table:table-cell office:value-type="float" office:value="6204" table:style-name="ce297">
            <text:p>6,204</text:p>
          </table:table-cell>
          <table:table-cell office:value-type="float" office:value="5866" table:style-name="ce297">
            <text:p>5,866</text:p>
          </table:table-cell>
          <table:table-cell office:value-type="float" office:value="6.0890058131865104" table:style-name="ce298">
            <text:p>6.09</text:p>
          </table:table-cell>
          <table:table-cell office:value-type="float" office:value="15451" table:style-name="ce297">
            <text:p>15,451</text:p>
          </table:table-cell>
          <table:table-cell office:value-type="float" office:value="8994" table:style-name="ce297">
            <text:p>8,994</text:p>
          </table:table-cell>
          <table:table-cell office:value-type="float" office:value="6457" table:style-name="ce297">
            <text:p>6,457</text:p>
          </table:table-cell>
          <table:table-cell office:value-type="float" office:value="7.7946337050161389" table:style-name="ce298">
            <text:p>7.79</text:p>
          </table:table-cell>
          <table:table-cell office:value-type="float" office:value="-3381" table:style-name="ce297">
            <text:p>–3,381</text:p>
          </table:table-cell>
          <table:table-cell office:value-type="float" office:value="-1.7056278918296268" table:style-name="ce299">
            <text:p>–1.71</text:p>
          </table:table-cell>
          <table:table-cell office:value-type="float" office:value="9604" table:style-name="ce297">
            <text:p>9,604</text:p>
          </table:table-cell>
          <table:table-cell office:value-type="float" office:value="9354" table:style-name="ce297">
            <text:p>9,354</text:p>
          </table:table-cell>
          <table:table-cell office:value-type="float" office:value="250" table:style-name="ce297">
            <text:p>250</text:p>
          </table:table-cell>
          <table:table-cell office:value-type="float" office:value="80" table:style-name="ce297">
            <text:p>80</text:p>
          </table:table-cell>
          <table:table-cell office:value-type="float" office:value="170" table:style-name="ce297">
            <text:p>170</text:p>
          </table:table-cell>
          <table:table-cell office:value-type="float" office:value="4.8449719825885049" table:style-name="ce298">
            <text:p>4.84</text:p>
          </table:table-cell>
          <table:table-cell office:value-type="float" office:value="4254" table:style-name="ce297">
            <text:p>4,254</text:p>
          </table:table-cell>
          <table:table-cell office:value-type="float" office:value="4177" table:style-name="ce297">
            <text:p>4,177</text:p>
          </table:table-cell>
          <table:table-cell office:value-type="float" office:value="77" table:style-name="ce297">
            <text:p>77</text:p>
          </table:table-cell>
          <table:table-cell office:value-type="float" office:value="23" table:style-name="ce297">
            <text:p>23</text:p>
          </table:table-cell>
          <table:table-cell office:value-type="float" office:value="54" table:style-name="ce297">
            <text:p>54</text:p>
          </table:table-cell>
          <table:table-cell office:value-type="float" office:value="2.1460340289391397" table:style-name="ce298">
            <text:p>2.15</text:p>
          </table:table-cell>
          <table:table-cell office:value-type="float" office:value="87491" table:style-name="ce297">
            <text:p>87,491</text:p>
          </table:table-cell>
          <table:table-cell office:value-type="float" office:value="85444" table:style-name="ce297">
            <text:p>85,444</text:p>
          </table:table-cell>
          <table:table-cell office:value-type="float" office:value="609170" table:style-name="ce297">
            <text:p>609,170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1<text:s/><text:span text:style-name="T6">月</text:span></text:p>
          </table:table-cell>
          <table:covered-table-cell/>
          <table:table-cell table:number-columns-repeated="7" table:style-name="ce297"/>
          <table:table-cell table:style-name="ce298"/>
          <table:table-cell table:number-columns-repeated="3" table:style-name="ce297"/>
          <table:table-cell table:style-name="ce298"/>
          <table:table-cell table:style-name="ce297"/>
          <table:table-cell table:style-name="ce299"/>
          <table:table-cell table:number-columns-repeated="5" table:style-name="ce297"/>
          <table:table-cell table:style-name="ce298"/>
          <table:table-cell table:number-columns-repeated="5" table:style-name="ce297"/>
          <table:table-cell table:style-name="ce298"/>
          <table:table-cell table:number-columns-repeated="3" table:style-name="ce297"/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331">
            <text:p>12<text:s/><text:span text:style-name="T6">月</text:span></text:p>
          </table:table-cell>
          <table:covered-table-cell/>
          <table:table-cell table:number-columns-repeated="7" table:style-name="ce297"/>
          <table:table-cell table:style-name="ce298"/>
          <table:table-cell table:number-columns-repeated="3" table:style-name="ce297"/>
          <table:table-cell table:style-name="ce298"/>
          <table:table-cell table:style-name="ce297"/>
          <table:table-cell table:style-name="ce299"/>
          <table:table-cell table:number-columns-repeated="5" table:style-name="ce297"/>
          <table:table-cell table:style-name="ce298"/>
          <table:table-cell table:number-columns-repeated="5" table:style-name="ce297"/>
          <table:table-cell table:style-name="ce298"/>
          <table:table-cell table:number-columns-repeated="3" table:style-name="ce297"/>
          <table:table-cell table:number-columns-repeated="16353" table:style-name="ce294"/>
        </table:table-row>
        <table:table-row table:style-name="ro9">
          <table:table-cell office:value-type="string" table:number-columns-spanned="2" table:number-rows-spanned="1" table:style-name="ce332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2.1544267012171501" table:style-name="ce308">
            <text:p>2.15</text:p>
          </table:table-cell>
          <table:table-cell office:value-type="float" office:value="-3.8672710213772866E-2" table:style-name="ce309">
            <text:p>–0.04</text:p>
          </table:table-cell>
          <table:table-cell office:value-type="float" office:value="-0.19642537329000986" table:style-name="ce309">
            <text:p>–0.20</text:p>
          </table:table-cell>
          <table:table-cell office:value-type="float" office:value="0.11499758967143221" table:style-name="ce309">
            <text:p>0.11</text:p>
          </table:table-cell>
          <table:table-cell office:value-type="float" office:value="-7.6369758187940011" table:style-name="ce309">
            <text:p>–7.64</text:p>
          </table:table-cell>
          <table:table-cell office:value-type="float" office:value="-8.1569207994078461" table:style-name="ce309">
            <text:p>–8.16</text:p>
          </table:table-cell>
          <table:table-cell office:value-type="float" office:value="-7.0806272770473635" table:style-name="ce309">
            <text:p>–7.08</text:p>
          </table:table-cell>
          <table:table-cell office:value-type="float" office:value="-0.48415900270131118" table:style-name="ce309">
            <text:p>–0.48</text:p>
          </table:table-cell>
          <table:table-cell office:value-type="float" office:value="-6.8880318187296616" table:style-name="ce309">
            <text:p>–6.89</text:p>
          </table:table-cell>
          <table:table-cell office:value-type="float" office:value="-6.4586583463338538" table:style-name="ce309">
            <text:p>–6.46</text:p>
          </table:table-cell>
          <table:table-cell office:value-type="float" office:value="-7.4795816019487038" table:style-name="ce309">
            <text:p>–7.48</text:p>
          </table:table-cell>
          <table:table-cell office:value-type="float" office:value="-0.55209853823780364" table:style-name="ce309">
            <text:p>–0.55</text:p>
          </table:table-cell>
          <table:table-cell office:value-type="string" table:style-name="ce309">
            <text:p>--</text:p>
          </table:table-cell>
          <table:table-cell office:value-type="float" office:value="6.7939535536493567E-2" table:style-name="ce310">
            <text:p>0.07</text:p>
          </table:table-cell>
          <table:table-cell office:value-type="float" office:value="-15.038924274593066" table:style-name="ce309">
            <text:p>–15.04</text:p>
          </table:table-cell>
          <table:table-cell office:value-type="float" office:value="-15.348416289592759" table:style-name="ce309">
            <text:p>–15.35</text:p>
          </table:table-cell>
          <table:table-cell office:value-type="float" office:value="-1.5748031496062991" table:style-name="ce309">
            <text:p>–1.57</text:p>
          </table:table-cell>
          <table:table-cell office:value-type="float" office:value="0" table:style-name="ce309">
            <text:p>—</text:p>
          </table:table-cell>
          <table:table-cell office:value-type="float" office:value="-2.2988505747126435" table:style-name="ce309">
            <text:p>–2.30</text:p>
          </table:table-cell>
          <table:table-cell office:value-type="float" office:value="-0.84090612261473474" table:style-name="ce309">
            <text:p>–0.84</text:p>
          </table:table-cell>
          <table:table-cell office:value-type="float" office:value="-8.0415045395590141" table:style-name="ce309">
            <text:p>–8.04</text:p>
          </table:table-cell>
          <table:table-cell office:value-type="float" office:value="-8.1978021978021989" table:style-name="ce309">
            <text:p>–8.20</text:p>
          </table:table-cell>
          <table:table-cell office:value-type="float" office:value="1.3157894736842104" table:style-name="ce309">
            <text:p>1.32</text:p>
          </table:table-cell>
          <table:table-cell office:value-type="float" office:value="4.5454545454545459" table:style-name="ce309">
            <text:p>4.55</text:p>
          </table:table-cell>
          <table:table-cell office:value-type="float" office:value="0" table:style-name="ce309">
            <text:p>—</text:p>
          </table:table-cell>
          <table:table-cell office:value-type="float" office:value="-0.18083010010103928" table:style-name="ce309">
            <text:p>–0.18</text:p>
          </table:table-cell>
          <table:table-cell office:value-type="float" office:value="18.362239238074622" table:style-name="ce309">
            <text:p>18.36</text:p>
          </table:table-cell>
          <table:table-cell office:value-type="float" office:value="35.983703090683392" table:style-name="ce309">
            <text:p>35.98</text:p>
          </table:table-cell>
          <table:table-cell office:value-type="float" office:value="3.5469817424014498" table:style-name="ce309">
            <text:p>3.55</text:p>
          </table:table-cell>
          <table:table-cell table:number-columns-repeated="16353" table:style-name="ce311"/>
        </table:table-row>
        <table:table-row table:style-name="ro9">
          <table:table-cell office:value-type="string" table:number-columns-spanned="2" table:number-rows-spanned="1" table:style-name="ce333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0.49110679912259486" table:style-name="ce314">
            <text:p>0.49</text:p>
          </table:table-cell>
          <table:table-cell office:value-type="float" office:value="-5.699846753595454E-3" table:style-name="ce314">
            <text:p>–0.01</text:p>
          </table:table-cell>
          <table:table-cell office:value-type="float" office:value="-1.7863573805653163E-2" table:style-name="ce314">
            <text:p>–0.02</text:p>
          </table:table-cell>
          <table:table-cell office:value-type="float" office:value="6.1150792210197683E-3" table:style-name="ce314">
            <text:p>0.01</text:p>
          </table:table-cell>
          <table:table-cell office:value-type="float" office:value="2.3575305291723203" table:style-name="ce314">
            <text:p>2.36</text:p>
          </table:table-cell>
          <table:table-cell office:value-type="float" office:value="0.46963562753036442" table:style-name="ce314">
            <text:p>0.47</text:p>
          </table:table-cell>
          <table:table-cell office:value-type="float" office:value="4.4329713370126402" table:style-name="ce314">
            <text:p>4.43</text:p>
          </table:table-cell>
          <table:table-cell office:value-type="float" office:value="-5.7548655310958985E-2" table:style-name="ce314">
            <text:p>–0.06</text:p>
          </table:table-cell>
          <table:table-cell office:value-type="float" office:value="-0.71965559339458973" table:style-name="ce314">
            <text:p>–0.72</text:p>
          </table:table-cell>
          <table:table-cell office:value-type="float" office:value="-0.6626905235255135" table:style-name="ce314">
            <text:p>–0.66</text:p>
          </table:table-cell>
          <table:table-cell office:value-type="float" office:value="-0.79889383929943147" table:style-name="ce314">
            <text:p>–0.80</text:p>
          </table:table-cell>
          <table:table-cell office:value-type="float" office:value="-0.3175463486834964" table:style-name="ce314">
            <text:p>–0.32</text:p>
          </table:table-cell>
          <table:table-cell office:value-type="string" table:style-name="ce314">
            <text:p>--</text:p>
          </table:table-cell>
          <table:table-cell office:value-type="float" office:value="0.25999769337254031" table:style-name="ce315">
            <text:p>0.26</text:p>
          </table:table-cell>
          <table:table-cell office:value-type="float" office:value="-10.326797385620914" table:style-name="ce314">
            <text:p>–10.33</text:p>
          </table:table-cell>
          <table:table-cell office:value-type="float" office:value="-10.281987339343948" table:style-name="ce314">
            <text:p>–10.28</text:p>
          </table:table-cell>
          <table:table-cell office:value-type="float" office:value="-11.971830985915492" table:style-name="ce314">
            <text:p>–11.97</text:p>
          </table:table-cell>
          <table:table-cell office:value-type="float" office:value="2.5641025641025639" table:style-name="ce314">
            <text:p>2.56</text:p>
          </table:table-cell>
          <table:table-cell office:value-type="float" office:value="-17.475728155339805" table:style-name="ce314">
            <text:p>–17.48</text:p>
          </table:table-cell>
          <table:table-cell office:value-type="float" office:value="-0.73759232860619317" table:style-name="ce314">
            <text:p>–0.74</text:p>
          </table:table-cell>
          <table:table-cell office:value-type="float" office:value="-6.8942875902823371" table:style-name="ce314">
            <text:p>–6.89</text:p>
          </table:table-cell>
          <table:table-cell office:value-type="float" office:value="-6.7425764679615989" table:style-name="ce314">
            <text:p>–6.74</text:p>
          </table:table-cell>
          <table:table-cell office:value-type="float" office:value="-14.444444444444443" table:style-name="ce314">
            <text:p>–14.44</text:p>
          </table:table-cell>
          <table:table-cell office:value-type="float" office:value="15" table:style-name="ce314">
            <text:p>15.00</text:p>
          </table:table-cell>
          <table:table-cell office:value-type="float" office:value="-22.857142857142858" table:style-name="ce314">
            <text:p>–22.86</text:p>
          </table:table-cell>
          <table:table-cell office:value-type="float" office:value="-0.2355473284696914" table:style-name="ce314">
            <text:p>–0.24</text:p>
          </table:table-cell>
          <table:table-cell office:value-type="float" office:value="-14.705337557884473" table:style-name="ce314">
            <text:p>–14.71</text:p>
          </table:table-cell>
          <table:table-cell office:value-type="float" office:value="-15.630862807828269" table:style-name="ce314">
            <text:p>–15.63</text:p>
          </table:table-cell>
          <table:table-cell office:value-type="float" office:value="0.20166331109444294" table:style-name="ce314">
            <text:p>0.20</text:p>
          </table:table-cell>
          <table:table-cell table:number-columns-repeated="16353" table:style-name="ce311"/>
        </table:table-row>
        <table:table-row table:style-name="ro10">
          <table:table-cell office:value-type="string" table:number-columns-spanned="1" table:number-rows-spanned="2" table:style-name="ce334">
            <text:p><text:span text:style-name="T21">本年</text:span><text:span text:style-name="T5">1~10</text:span><text:span text:style-name="T6">月</text:span><text:span text:style-name="T5"/></text:p>
            <text:p><text:span text:style-name="T6">較上年</text:span><text:span text:style-name="T5">1~10</text:span></text:p>
            <text:p><text:span text:style-name="T6">月増減</text:span></text:p>
          </table:table-cell>
          <table:table-cell office:value-type="string" table:number-columns-spanned="1" table:number-rows-spanned="2" table:style-name="ce335">
            <text:p><text:span text:style-name="T13">實數</text:span></text:p>
            <text:p>%<text:s/><text:span text:style-name="T20">△</text:span></text:p>
          </table:table-cell>
          <table:table-cell office:value-type="float" office:value="198774" table:style-name="ce318">
            <text:p>198,774</text:p>
          </table:table-cell>
          <table:table-cell office:value-type="float" office:value="-9054" table:style-name="ce318">
            <text:p>–9,054</text:p>
          </table:table-cell>
          <table:table-cell office:value-type="float" office:value="-22692" table:style-name="ce318">
            <text:p>–22,692</text:p>
          </table:table-cell>
          <table:table-cell office:value-type="float" office:value="13638" table:style-name="ce318">
            <text:p>13,638</text:p>
          </table:table-cell>
          <table:table-cell office:value-type="float" office:value="-2917" table:style-name="ce318">
            <text:p>–2,917</text:p>
          </table:table-cell>
          <table:table-cell office:value-type="float" office:value="-1613" table:style-name="ce318">
            <text:p>–1,613</text:p>
          </table:table-cell>
          <table:table-cell office:value-type="float" office:value="-1304" table:style-name="ce318">
            <text:p>–1,304</text:p>
          </table:table-cell>
          <table:table-cell table:style-name="ce318"/>
          <table:table-cell office:value-type="float" office:value="-4670" table:style-name="ce318">
            <text:p>–4,670</text:p>
          </table:table-cell>
          <table:table-cell office:value-type="float" office:value="-3062" table:style-name="ce318">
            <text:p>–3,062</text:p>
          </table:table-cell>
          <table:table-cell office:value-type="float" office:value="-1608" table:style-name="ce318">
            <text:p>–1,608</text:p>
          </table:table-cell>
          <table:table-cell table:style-name="ce318"/>
          <table:table-cell office:value-type="float" office:value="1753" table:style-name="ce318">
            <text:p>1,753</text:p>
          </table:table-cell>
          <table:table-cell table:style-name="ce319"/>
          <table:table-cell office:value-type="float" office:value="-2287" table:style-name="ce318">
            <text:p>–2,287</text:p>
          </table:table-cell>
          <table:table-cell office:value-type="float" office:value="-2249" table:style-name="ce318">
            <text:p>–2,249</text:p>
          </table:table-cell>
          <table:table-cell office:value-type="float" office:value="-38" table:style-name="ce318">
            <text:p>–38</text:p>
          </table:table-cell>
          <table:table-cell office:value-type="float" office:value="-61" table:style-name="ce318">
            <text:p>–61</text:p>
          </table:table-cell>
          <table:table-cell office:value-type="float" office:value="23" table:style-name="ce318">
            <text:p>23</text:p>
          </table:table-cell>
          <table:table-cell table:style-name="ce318"/>
          <table:table-cell office:value-type="float" office:value="315" table:style-name="ce318">
            <text:p>315</text:p>
          </table:table-cell>
          <table:table-cell office:value-type="float" office:value="163" table:style-name="ce318">
            <text:p>163</text:p>
          </table:table-cell>
          <table:table-cell office:value-type="float" office:value="152" table:style-name="ce318">
            <text:p>152</text:p>
          </table:table-cell>
          <table:table-cell office:value-type="float" office:value="48" table:style-name="ce318">
            <text:p>48</text:p>
          </table:table-cell>
          <table:table-cell office:value-type="float" office:value="104" table:style-name="ce318">
            <text:p>104</text:p>
          </table:table-cell>
          <table:table-cell table:style-name="ce318"/>
          <table:table-cell office:value-type="float" office:value="-107122" table:style-name="ce318">
            <text:p>–107,122</text:p>
          </table:table-cell>
          <table:table-cell office:value-type="float" office:value="59487" table:style-name="ce318">
            <text:p>59,487</text:p>
          </table:table-cell>
          <table:table-cell office:value-type="float" office:value="20867" table:style-name="ce318">
            <text:p>20,867</text:p>
          </table:table-cell>
          <table:table-cell table:number-columns-repeated="16353" table:style-name="ce311"/>
        </table:table-row>
        <table:table-row table:style-name="ro11">
          <table:covered-table-cell/>
          <table:covered-table-cell/>
          <table:table-cell office:value-type="float" office:value="2.1544267012171501" table:style-name="ce322">
            <text:p>2.15</text:p>
          </table:table-cell>
          <table:table-cell office:value-type="float" office:value="-3.8672710213772866E-2" table:style-name="ce322">
            <text:p>–0.04</text:p>
          </table:table-cell>
          <table:table-cell office:value-type="float" office:value="-0.19642537329000986" table:style-name="ce322">
            <text:p>–0.20</text:p>
          </table:table-cell>
          <table:table-cell office:value-type="float" office:value="0.11499758967143221" table:style-name="ce322">
            <text:p>0.11</text:p>
          </table:table-cell>
          <table:table-cell office:value-type="float" office:value="-2.5878282469836762" table:style-name="ce322">
            <text:p>–2.59</text:p>
          </table:table-cell>
          <table:table-cell office:value-type="float" office:value="-2.7585853057873857" table:style-name="ce322">
            <text:p>–2.76</text:p>
          </table:table-cell>
          <table:table-cell office:value-type="float" office:value="-2.4037752543872584" table:style-name="ce322">
            <text:p>–2.40</text:p>
          </table:table-cell>
          <table:table-cell office:value-type="float" office:value="-0.17085755338148267" table:style-name="ce322">
            <text:p>–0.17</text:p>
          </table:table-cell>
          <table:table-cell office:value-type="float" office:value="-2.6885434657455383" table:style-name="ce322">
            <text:p>–2.69</text:p>
          </table:table-cell>
          <table:table-cell office:value-type="float" office:value="-3.0443428116921853" table:style-name="ce322">
            <text:p>–3.04</text:p>
          </table:table-cell>
          <table:table-cell office:value-type="float" office:value="-2.1991247264770242" table:style-name="ce322">
            <text:p>–2.20</text:p>
          </table:table-cell>
          <table:table-cell office:value-type="float" office:value="-0.27225613361805578" table:style-name="ce322">
            <text:p>–0.27</text:p>
          </table:table-cell>
          <table:table-cell office:value-type="string" table:style-name="ce322">
            <text:p>--</text:p>
          </table:table-cell>
          <table:table-cell office:value-type="float" office:value="0.10139858023657045" table:style-name="ce323">
            <text:p>0.10</text:p>
          </table:table-cell>
          <table:table-cell office:value-type="float" office:value="-2.2439167974882261" table:style-name="ce322">
            <text:p>–2.24</text:p>
          </table:table-cell>
          <table:table-cell office:value-type="float" office:value="-2.2643979057591626" table:style-name="ce322">
            <text:p>–2.26</text:p>
          </table:table-cell>
          <table:table-cell office:value-type="float" office:value="-1.4615384615384615" table:style-name="ce322">
            <text:p>–1.46</text:p>
          </table:table-cell>
          <table:table-cell office:value-type="float" office:value="-7.003444316877153" table:style-name="ce322">
            <text:p>–7.00</text:p>
          </table:table-cell>
          <table:table-cell office:value-type="float" office:value="1.3302486986697513" table:style-name="ce322">
            <text:p>1.33</text:p>
          </table:table-cell>
          <table:table-cell office:value-type="float" office:value="-0.13652106018902188" table:style-name="ce322">
            <text:p>–0.14</text:p>
          </table:table-cell>
          <table:table-cell office:value-type="float" office:value="0.71202531645569622" table:style-name="ce322">
            <text:p>0.71</text:p>
          </table:table-cell>
          <table:table-cell office:value-type="float" office:value="0.37374177424162519" table:style-name="ce322">
            <text:p>0.37</text:p>
          </table:table-cell>
          <table:table-cell office:value-type="float" office:value="24.242424242424242" table:style-name="ce322">
            <text:p>24.24</text:p>
          </table:table-cell>
          <table:table-cell office:value-type="float" office:value="31.372549019607842" table:style-name="ce322">
            <text:p>31.37</text:p>
          </table:table-cell>
          <table:table-cell office:value-type="float" office:value="21.940928270042196" table:style-name="ce322">
            <text:p>21.94</text:p>
          </table:table-cell>
          <table:table-cell office:value-type="float" office:value="7.7695539988944518E-3" table:style-name="ce322">
            <text:p>0.01</text:p>
          </table:table-cell>
          <table:table-cell office:value-type="float" office:value="-10.868257306666424" table:style-name="ce322">
            <text:p>–10.87</text:p>
          </table:table-cell>
          <table:table-cell office:value-type="float" office:value="7.6516220481758799" table:style-name="ce322">
            <text:p>7.65</text:p>
          </table:table-cell>
          <table:table-cell office:value-type="float" office:value="3.5469817424014498" table:style-name="ce322">
            <text:p>3.55</text:p>
          </table:table-cell>
          <table:table-cell table:number-columns-repeated="16353" table:style-name="ce311"/>
        </table:table-row>
        <table:table-row table:style-name="ro7">
          <table:table-cell table:style-name="ce293"/>
          <table:table-cell table:style-name="ce324"/>
          <table:table-cell office:value-type="string" table:style-name="ce293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325"/>
          <table:table-cell table:number-columns-repeated="3" table:style-name="ce293"/>
          <table:table-cell table:style-name="ce326"/>
          <table:table-cell table:style-name="ce327"/>
          <table:table-cell table:style-name="ce328"/>
          <table:table-cell table:number-columns-repeated="5" table:style-name="ce293"/>
          <table:table-cell table:style-name="ce326"/>
          <table:table-cell table:style-name="ce327"/>
          <table:table-cell table:number-columns-repeated="7" table:style-name="ce293"/>
          <table:table-cell office:value-type="string" table:style-name="ce328">
            <text:p><text:s text:c="16"/><text:span text:style-name="T6">內政部戶政司編製</text:span></text:p>
          </table:table-cell>
          <table:table-cell table:number-columns-repeated="16353" table:style-name="ce293"/>
        </table:table-row>
        <table:table-row table:style-name="ro7">
          <table:table-cell table:style-name="ce293"/>
          <table:table-cell table:style-name="ce329"/>
          <table:table-cell office:value-type="string" table:style-name="ce293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293"/>
          <table:table-cell table:style-name="ce330"/>
          <table:table-cell table:number-columns-repeated="16353" table:style-name="ce293"/>
        </table:table-row>
        <table:table-row table:style-name="ro7">
          <table:table-cell table:style-name="ce293"/>
          <table:table-cell table:style-name="ce329"/>
          <table:table-cell office:value-type="string" table:style-name="ce293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293"/>
        </table:table-row>
        <table:table-row table:style-name="ro7">
          <table:table-cell table:style-name="ce293"/>
          <table:table-cell table:style-name="ce329"/>
          <table:table-cell office:value-type="string" table:style-name="ce293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293"/>
        </table:table-row>
        <table:table-row table:style-name="ro7">
          <table:table-cell table:style-name="ce293"/>
          <table:table-cell table:style-name="ce329"/>
          <table:table-cell office:value-type="string" table:style-name="ce237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 table:style-name="ce293"/>
        </table:table-row>
        <table:table-row table:style-name="ro7">
          <table:table-cell table:style-name="ce293"/>
          <table:table-cell table:style-name="ce329"/>
          <table:table-cell table:number-columns-repeated="16382" table:style-name="ce293"/>
        </table:table-row>
        <table:table-row table:number-rows-repeated="1048461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16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3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4">
          <table:table-cell office:value-type="string" table:number-columns-spanned="15" table:number-rows-spanned="1" table:style-name="ce176">
            <text:p>民 國 113 年 10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98">
            <text:p>民 國 113 年 10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5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227">
            <text:p>自 然 增 加</text:p>
          </table:table-cell>
          <table:covered-table-cell/>
          <table:table-cell office:value-type="string" table:number-columns-spanned="6" table:number-rows-spanned="1" table:style-name="ce22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28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29">
            <text:p>遷入</text:p>
            <text:p>人數</text:p>
          </table:table-cell>
          <table:table-cell office:value-type="string" table:number-columns-spanned="1" table:number-rows-spanned="4" table:style-name="ce229">
            <text:p>遷出</text:p>
            <text:p>人數</text:p>
          </table:table-cell>
          <table:table-cell office:value-type="string" table:number-columns-spanned="1" table:number-rows-spanned="4" table:style-name="ce230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6">
          <table:table-cell office:value-type="string" table:number-columns-spanned="1" table:number-rows-spanned="2" table:style-name="ce196">
            <text:p>區 域 別</text:p>
          </table:table-cell>
          <table:table-cell office:value-type="string" table:number-columns-spanned="1" table:number-rows-spanned="2" table:style-name="ce178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232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227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31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31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7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8">
          <table:table-cell office:value-type="string" table:style-name="ce25">
            <text:p><text:span text:style-name="T11">總　　計</text:span></text:p>
          </table:table-cell>
          <table:table-cell office:value-type="float" office:value="9425080" table:style-name="ce76">
            <text:p><text:s text:c="3"/>9,425,080</text:p>
          </table:table-cell>
          <table:table-cell office:value-type="float" office:value="23402804" table:style-name="ce76">
            <text:p><text:s text:c="3"/>23,402,804</text:p>
          </table:table-cell>
          <table:table-cell office:value-type="float" office:value="11529787" table:style-name="ce76">
            <text:p><text:s text:c="3"/>11,529,787</text:p>
          </table:table-cell>
          <table:table-cell office:value-type="float" office:value="11873017" table:style-name="ce76">
            <text:p><text:s text:c="3"/>11,873,017</text:p>
          </table:table-cell>
          <table:table-cell office:value-type="float" office:value="12070" table:style-name="ce76">
            <text:p><text:s text:c="3"/>12,070</text:p>
          </table:table-cell>
          <table:table-cell office:value-type="float" office:value="6204" table:style-name="ce76">
            <text:p><text:s text:c="3"/>6,204</text:p>
          </table:table-cell>
          <table:table-cell office:value-type="float" office:value="5866" table:style-name="ce76">
            <text:p><text:s text:c="3"/>5,866</text:p>
          </table:table-cell>
          <table:table-cell office:value-type="float" office:value="6.0890058131865104" table:style-name="ce77">
            <text:p>6.09</text:p>
          </table:table-cell>
          <table:table-cell office:value-type="float" office:value="15451" table:style-name="ce76">
            <text:p><text:s text:c="3"/>15,451</text:p>
          </table:table-cell>
          <table:table-cell office:value-type="float" office:value="8994" table:style-name="ce76">
            <text:p><text:s text:c="3"/>8,994</text:p>
          </table:table-cell>
          <table:table-cell office:value-type="float" office:value="6457" table:style-name="ce76">
            <text:p><text:s text:c="3"/>6,457</text:p>
          </table:table-cell>
          <table:table-cell office:value-type="float" office:value="7.7946337050161398" table:style-name="ce77">
            <text:p>7.79</text:p>
          </table:table-cell>
          <table:table-cell office:value-type="float" office:value="-3381" table:style-name="ce76">
            <text:p>－ <text:s/>3,381</text:p>
          </table:table-cell>
          <table:table-cell office:value-type="float" office:value="-1.7056278918296299" table:style-name="ce21">
            <text:p>–1.71</text:p>
          </table:table-cell>
          <table:table-cell office:value-type="float" office:value="9604" table:style-name="ce76">
            <text:p><text:s text:c="3"/>9,604</text:p>
          </table:table-cell>
          <table:table-cell office:value-type="float" office:value="9354" table:style-name="ce76">
            <text:p><text:s text:c="3"/>9,354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80" table:style-name="ce76">
            <text:p><text:s text:c="3"/>80</text:p>
          </table:table-cell>
          <table:table-cell office:value-type="float" office:value="170" table:style-name="ce76">
            <text:p><text:s text:c="3"/>170</text:p>
          </table:table-cell>
          <table:table-cell office:value-type="float" office:value="4.8449719825884996" table:style-name="ce77">
            <text:p>4.84</text:p>
          </table:table-cell>
          <table:table-cell office:value-type="float" office:value="4254" table:style-name="ce76">
            <text:p><text:s text:c="3"/>4,254</text:p>
          </table:table-cell>
          <table:table-cell office:value-type="float" office:value="4177" table:style-name="ce26">
            <text:p>4,177</text:p>
          </table:table-cell>
          <table:table-cell office:value-type="float" office:value="77" table:style-name="ce26">
            <text:p>77</text:p>
          </table:table-cell>
          <table:table-cell office:value-type="float" office:value="23" table:style-name="ce26">
            <text:p>23</text:p>
          </table:table-cell>
          <table:table-cell office:value-type="float" office:value="54" table:style-name="ce26">
            <text:p>54</text:p>
          </table:table-cell>
          <table:table-cell office:value-type="float" office:value="2.1460340289391402" table:style-name="ce19">
            <text:p>2.15</text:p>
          </table:table-cell>
          <table:table-cell office:value-type="float" office:value="87491" table:style-name="ce26">
            <text:p>87,491</text:p>
          </table:table-cell>
          <table:table-cell office:value-type="float" office:value="85444" table:style-name="ce26">
            <text:p>85,444</text:p>
          </table:table-cell>
          <table:table-cell office:value-type="float" office:value="609170" table:style-name="ce26">
            <text:p>609,170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708155" table:style-name="ce78">
            <text:p><text:s text:c="3"/>1,708,155</text:p>
          </table:table-cell>
          <table:table-cell office:value-type="float" office:value="4046986" table:style-name="ce78">
            <text:p><text:s text:c="3"/>4,046,986</text:p>
          </table:table-cell>
          <table:table-cell office:value-type="float" office:value="1965775" table:style-name="ce78">
            <text:p><text:s text:c="3"/>1,965,775</text:p>
          </table:table-cell>
          <table:table-cell office:value-type="float" office:value="2081211" table:style-name="ce78">
            <text:p><text:s text:c="3"/>2,081,211</text:p>
          </table:table-cell>
          <table:table-cell office:value-type="float" office:value="1474" table:style-name="ce78">
            <text:p><text:s text:c="3"/>1,474</text:p>
          </table:table-cell>
          <table:table-cell office:value-type="float" office:value="732" table:style-name="ce78">
            <text:p><text:s text:c="3"/>732</text:p>
          </table:table-cell>
          <table:table-cell office:value-type="float" office:value="742" table:style-name="ce78">
            <text:p><text:s text:c="3"/>742</text:p>
          </table:table-cell>
          <table:table-cell office:value-type="float" office:value="4.3006777399501797" table:style-name="ce79">
            <text:p>4.30</text:p>
          </table:table-cell>
          <table:table-cell office:value-type="float" office:value="2358" table:style-name="ce78">
            <text:p><text:s text:c="3"/>2,358</text:p>
          </table:table-cell>
          <table:table-cell office:value-type="float" office:value="1393" table:style-name="ce78">
            <text:p><text:s text:c="3"/>1,393</text:p>
          </table:table-cell>
          <table:table-cell office:value-type="float" office:value="965" table:style-name="ce78">
            <text:p><text:s text:c="3"/>965</text:p>
          </table:table-cell>
          <table:table-cell office:value-type="float" office:value="6.87991730719303" table:style-name="ce79">
            <text:p>6.88</text:p>
          </table:table-cell>
          <table:table-cell office:value-type="float" office:value="-884" table:style-name="ce78">
            <text:p>－ <text:s/>884</text:p>
          </table:table-cell>
          <table:table-cell office:value-type="float" office:value="-2.5792395672428499" table:style-name="ce21">
            <text:p>–2.58</text:p>
          </table:table-cell>
          <table:table-cell office:value-type="float" office:value="1677" table:style-name="ce78">
            <text:p><text:s text:c="3"/>1,677</text:p>
          </table:table-cell>
          <table:table-cell office:value-type="float" office:value="1619" table:style-name="ce78">
            <text:p><text:s text:c="3"/>1,619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4.89296917903423" table:style-name="ce79">
            <text:p>4.89</text:p>
          </table:table-cell>
          <table:table-cell office:value-type="float" office:value="748" table:style-name="ce78">
            <text:p><text:s text:c="3"/>748</text:p>
          </table:table-cell>
          <table:table-cell office:value-type="float" office:value="731" table:style-name="ce24">
            <text:p>731</text:p>
          </table:table-cell>
          <table:table-cell office:value-type="float" office:value="17" table:style-name="ce24">
            <text:p>17</text:p>
          </table:table-cell>
          <table:table-cell office:value-type="float" office:value="6" table:style-name="ce26">
            <text:p>6</text:p>
          </table:table-cell>
          <table:table-cell office:value-type="float" office:value="11" table:style-name="ce26">
            <text:p>11</text:p>
          </table:table-cell>
          <table:table-cell office:value-type="float" office:value="2.18243347997472" table:style-name="ce19">
            <text:p>2.18</text:p>
          </table:table-cell>
          <table:table-cell office:value-type="float" office:value="15351" table:style-name="ce26">
            <text:p>15,351</text:p>
          </table:table-cell>
          <table:table-cell office:value-type="float" office:value="13503" table:style-name="ce26">
            <text:p>13,503</text:p>
          </table:table-cell>
          <table:table-cell office:value-type="float" office:value="61418" table:style-name="ce26">
            <text:p>61,41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70762" table:style-name="ce80">
            <text:p><text:s text:c="3"/>1,070,762</text:p>
          </table:table-cell>
          <table:table-cell office:value-type="float" office:value="2495096" table:style-name="ce80">
            <text:p><text:s text:c="3"/>2,495,096</text:p>
          </table:table-cell>
          <table:table-cell office:value-type="float" office:value="1176891" table:style-name="ce80">
            <text:p><text:s text:c="3"/>1,176,891</text:p>
          </table:table-cell>
          <table:table-cell office:value-type="float" office:value="1318205" table:style-name="ce80">
            <text:p><text:s text:c="3"/>1,318,205</text:p>
          </table:table-cell>
          <table:table-cell office:value-type="float" office:value="1510" table:style-name="ce80">
            <text:p><text:s text:c="3"/>1,510</text:p>
          </table:table-cell>
          <table:table-cell office:value-type="float" office:value="779" table:style-name="ce80">
            <text:p><text:s text:c="3"/>779</text:p>
          </table:table-cell>
          <table:table-cell office:value-type="float" office:value="731" table:style-name="ce80">
            <text:p><text:s text:c="3"/>731</text:p>
          </table:table-cell>
          <table:table-cell office:value-type="float" office:value="7.1406566853639104" table:style-name="ce81">
            <text:p>7.14</text:p>
          </table:table-cell>
          <table:table-cell office:value-type="float" office:value="1532" table:style-name="ce80">
            <text:p><text:s text:c="3"/>1,532</text:p>
          </table:table-cell>
          <table:table-cell office:value-type="float" office:value="836" table:style-name="ce80">
            <text:p><text:s text:c="3"/>836</text:p>
          </table:table-cell>
          <table:table-cell office:value-type="float" office:value="696" table:style-name="ce80">
            <text:p><text:s text:c="3"/>696</text:p>
          </table:table-cell>
          <table:table-cell office:value-type="float" office:value="7.2446927430314698" table:style-name="ce81">
            <text:p>7.24</text:p>
          </table:table-cell>
          <table:table-cell office:value-type="float" office:value="-22" table:style-name="ce80">
            <text:p>－ <text:s/>22</text:p>
          </table:table-cell>
          <table:table-cell office:value-type="float" office:value="-0.10403605766755" table:style-name="ce21">
            <text:p>–0.10</text:p>
          </table:table-cell>
          <table:table-cell office:value-type="float" office:value="1032" table:style-name="ce80">
            <text:p><text:s text:c="3"/>1,032</text:p>
          </table:table-cell>
          <table:table-cell office:value-type="float" office:value="1001" table:style-name="ce80">
            <text:p><text:s text:c="3"/>1,001</text:p>
          </table:table-cell>
          <table:table-cell office:value-type="float" office:value="31" table:style-name="ce80">
            <text:p><text:s text:c="3"/>31</text:p>
          </table:table-cell>
          <table:table-cell office:value-type="float" office:value="9" table:style-name="ce80">
            <text:p><text:s text:c="3"/>9</text:p>
          </table:table-cell>
          <table:table-cell office:value-type="float" office:value="22" table:style-name="ce80">
            <text:p><text:s text:c="3"/>22</text:p>
          </table:table-cell>
          <table:table-cell office:value-type="float" office:value="4.8802368869506996" table:style-name="ce81">
            <text:p>4.88</text:p>
          </table:table-cell>
          <table:table-cell office:value-type="float" office:value="381" table:style-name="ce80">
            <text:p><text:s text:c="3"/>381</text:p>
          </table:table-cell>
          <table:table-cell office:value-type="float" office:value="374" table:style-name="ce24">
            <text:p>374</text:p>
          </table:table-cell>
          <table:table-cell office:value-type="float" office:value="7" table:style-name="ce24">
            <text:p>7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6">
            <text:p>4</text:p>
          </table:table-cell>
          <table:table-cell office:value-type="float" office:value="1.80171536233354" table:style-name="ce19">
            <text:p>1.80</text:p>
          </table:table-cell>
          <table:table-cell office:value-type="float" office:value="8548" table:style-name="ce26">
            <text:p>8,548</text:p>
          </table:table-cell>
          <table:table-cell office:value-type="float" office:value="11640" table:style-name="ce26">
            <text:p>11,640</text:p>
          </table:table-cell>
          <table:table-cell office:value-type="float" office:value="18407" table:style-name="ce26">
            <text:p>18,40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31340" table:style-name="ce82">
            <text:p><text:s text:c="3"/>931,340</text:p>
          </table:table-cell>
          <table:table-cell office:value-type="float" office:value="2334948" table:style-name="ce82">
            <text:p><text:s text:c="3"/>2,334,948</text:p>
          </table:table-cell>
          <table:table-cell office:value-type="float" office:value="1150177" table:style-name="ce82">
            <text:p><text:s text:c="3"/>1,150,177</text:p>
          </table:table-cell>
          <table:table-cell office:value-type="float" office:value="1184771" table:style-name="ce82">
            <text:p><text:s text:c="3"/>1,184,771</text:p>
          </table:table-cell>
          <table:table-cell office:value-type="float" office:value="1478" table:style-name="ce82">
            <text:p><text:s text:c="3"/>1,478</text:p>
          </table:table-cell>
          <table:table-cell office:value-type="float" office:value="767" table:style-name="ce82">
            <text:p><text:s text:c="3"/>767</text:p>
          </table:table-cell>
          <table:table-cell office:value-type="float" office:value="711" table:style-name="ce82">
            <text:p><text:s text:c="3"/>711</text:p>
          </table:table-cell>
          <table:table-cell office:value-type="float" office:value="7.4764941513337799" table:style-name="ce83">
            <text:p>7.48</text:p>
          </table:table-cell>
          <table:table-cell office:value-type="float" office:value="1158" table:style-name="ce82">
            <text:p><text:s text:c="3"/>1,158</text:p>
          </table:table-cell>
          <table:table-cell office:value-type="float" office:value="679" table:style-name="ce82">
            <text:p><text:s text:c="3"/>679</text:p>
          </table:table-cell>
          <table:table-cell office:value-type="float" office:value="479" table:style-name="ce82">
            <text:p><text:s text:c="3"/>479</text:p>
          </table:table-cell>
          <table:table-cell office:value-type="float" office:value="5.8577674067960199" table:style-name="ce83">
            <text:p>5.86</text:p>
          </table:table-cell>
          <table:table-cell office:value-type="float" office:value="320" table:style-name="ce82">
            <text:p><text:s text:c="3"/>320</text:p>
          </table:table-cell>
          <table:table-cell office:value-type="float" office:value="1.61872674453776" table:style-name="ce21">
            <text:p>1.62</text:p>
          </table:table-cell>
          <table:table-cell office:value-type="float" office:value="1064" table:style-name="ce82">
            <text:p><text:s text:c="3"/>1,064</text:p>
          </table:table-cell>
          <table:table-cell office:value-type="float" office:value="1040" table:style-name="ce82">
            <text:p><text:s text:c="3"/>1,040</text:p>
          </table:table-cell>
          <table:table-cell office:value-type="float" office:value="24" table:style-name="ce82">
            <text:p><text:s text:c="3"/>24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5.3822664255880603" table:style-name="ce83">
            <text:p>5.38</text:p>
          </table:table-cell>
          <table:table-cell office:value-type="float" office:value="509" table:style-name="ce82">
            <text:p><text:s text:c="3"/>509</text:p>
          </table:table-cell>
          <table:table-cell office:value-type="float" office:value="494" table:style-name="ce24">
            <text:p>494</text:p>
          </table:table-cell>
          <table:table-cell office:value-type="float" office:value="15" table:style-name="ce24">
            <text:p>15</text:p>
          </table:table-cell>
          <table:table-cell office:value-type="float" office:value="4" table:style-name="ce26">
            <text:p>4</text:p>
          </table:table-cell>
          <table:table-cell office:value-type="float" office:value="11" table:style-name="ce26">
            <text:p>11</text:p>
          </table:table-cell>
          <table:table-cell office:value-type="float" office:value="2.5747872280303801" table:style-name="ce19">
            <text:p>2.57</text:p>
          </table:table-cell>
          <table:table-cell office:value-type="float" office:value="9152" table:style-name="ce26">
            <text:p>9,152</text:p>
          </table:table-cell>
          <table:table-cell office:value-type="float" office:value="7522" table:style-name="ce26">
            <text:p>7,522</text:p>
          </table:table-cell>
          <table:table-cell office:value-type="float" office:value="86132" table:style-name="ce26">
            <text:p>86,132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094379" table:style-name="ce84">
            <text:p><text:s text:c="3"/>1,094,379</text:p>
          </table:table-cell>
          <table:table-cell office:value-type="float" office:value="2856855" table:style-name="ce84">
            <text:p><text:s text:c="3"/>2,856,855</text:p>
          </table:table-cell>
          <table:table-cell office:value-type="float" office:value="1395310" table:style-name="ce84">
            <text:p><text:s text:c="3"/>1,395,310</text:p>
          </table:table-cell>
          <table:table-cell office:value-type="float" office:value="1461545" table:style-name="ce84">
            <text:p><text:s text:c="3"/>1,461,545</text:p>
          </table:table-cell>
          <table:table-cell office:value-type="float" office:value="1447" table:style-name="ce84">
            <text:p><text:s text:c="3"/>1,447</text:p>
          </table:table-cell>
          <table:table-cell office:value-type="float" office:value="733" table:style-name="ce84">
            <text:p><text:s text:c="3"/>733</text:p>
          </table:table-cell>
          <table:table-cell office:value-type="float" office:value="714" table:style-name="ce84">
            <text:p><text:s text:c="3"/>714</text:p>
          </table:table-cell>
          <table:table-cell office:value-type="float" office:value="5.9821094487400801" table:style-name="ce85">
            <text:p>5.98</text:p>
          </table:table-cell>
          <table:table-cell office:value-type="float" office:value="1594" table:style-name="ce84">
            <text:p><text:s text:c="3"/>1,594</text:p>
          </table:table-cell>
          <table:table-cell office:value-type="float" office:value="912" table:style-name="ce84">
            <text:p><text:s text:c="3"/>912</text:p>
          </table:table-cell>
          <table:table-cell office:value-type="float" office:value="682" table:style-name="ce84">
            <text:p><text:s text:c="3"/>682</text:p>
          </table:table-cell>
          <table:table-cell office:value-type="float" office:value="6.5898289297109098" table:style-name="ce85">
            <text:p>6.59</text:p>
          </table:table-cell>
          <table:table-cell office:value-type="float" office:value="-147" table:style-name="ce84">
            <text:p>－ <text:s/>147</text:p>
          </table:table-cell>
          <table:table-cell office:value-type="float" office:value="-0.60771948097082995" table:style-name="ce21">
            <text:p>–0.61</text:p>
          </table:table-cell>
          <table:table-cell office:value-type="float" office:value="1240" table:style-name="ce84">
            <text:p><text:s text:c="3"/>1,240</text:p>
          </table:table-cell>
          <table:table-cell office:value-type="float" office:value="1210" table:style-name="ce84">
            <text:p><text:s text:c="3"/>1,210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5.12634120002605" table:style-name="ce85">
            <text:p>5.13</text:p>
          </table:table-cell>
          <table:table-cell office:value-type="float" office:value="570" table:style-name="ce84">
            <text:p><text:s text:c="3"/>570</text:p>
          </table:table-cell>
          <table:table-cell office:value-type="float" office:value="566" table:style-name="ce24">
            <text:p>566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.3564632935603602" table:style-name="ce19">
            <text:p>2.36</text:p>
          </table:table-cell>
          <table:table-cell office:value-type="float" office:value="16208" table:style-name="ce26">
            <text:p>16,208</text:p>
          </table:table-cell>
          <table:table-cell office:value-type="float" office:value="14027" table:style-name="ce26">
            <text:p>14,027</text:p>
          </table:table-cell>
          <table:table-cell office:value-type="float" office:value="40033" table:style-name="ce26">
            <text:p>40,033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41602" table:style-name="ce86">
            <text:p><text:s text:c="3"/>741,602</text:p>
          </table:table-cell>
          <table:table-cell office:value-type="float" office:value="1858882" table:style-name="ce86">
            <text:p><text:s text:c="3"/>1,858,882</text:p>
          </table:table-cell>
          <table:table-cell office:value-type="float" office:value="921875" table:style-name="ce86">
            <text:p><text:s text:c="3"/>921,875</text:p>
          </table:table-cell>
          <table:table-cell office:value-type="float" office:value="937007" table:style-name="ce86">
            <text:p><text:s text:c="3"/>937,007</text:p>
          </table:table-cell>
          <table:table-cell office:value-type="float" office:value="808" table:style-name="ce86">
            <text:p><text:s text:c="3"/>808</text:p>
          </table:table-cell>
          <table:table-cell office:value-type="float" office:value="417" table:style-name="ce86">
            <text:p><text:s text:c="3"/>417</text:p>
          </table:table-cell>
          <table:table-cell office:value-type="float" office:value="391" table:style-name="ce86">
            <text:p><text:s text:c="3"/>391</text:p>
          </table:table-cell>
          <table:table-cell office:value-type="float" office:value="5.1317279822188704" table:style-name="ce87">
            <text:p>5.13</text:p>
          </table:table-cell>
          <table:table-cell office:value-type="float" office:value="1304" table:style-name="ce86">
            <text:p><text:s text:c="3"/>1,304</text:p>
          </table:table-cell>
          <table:table-cell office:value-type="float" office:value="741" table:style-name="ce86">
            <text:p><text:s text:c="3"/>741</text:p>
          </table:table-cell>
          <table:table-cell office:value-type="float" office:value="563" table:style-name="ce86">
            <text:p><text:s text:c="3"/>563</text:p>
          </table:table-cell>
          <table:table-cell office:value-type="float" office:value="8.2818976346700506" table:style-name="ce87">
            <text:p>8.28</text:p>
          </table:table-cell>
          <table:table-cell office:value-type="float" office:value="-496" table:style-name="ce86">
            <text:p>－ <text:s/>496</text:p>
          </table:table-cell>
          <table:table-cell office:value-type="float" office:value="-3.15016965245119" table:style-name="ce21">
            <text:p>–3.15</text:p>
          </table:table-cell>
          <table:table-cell office:value-type="float" office:value="730" table:style-name="ce86">
            <text:p><text:s text:c="3"/>730</text:p>
          </table:table-cell>
          <table:table-cell office:value-type="float" office:value="715" table:style-name="ce86">
            <text:p><text:s text:c="3"/>715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4.6363383997769496" table:style-name="ce87">
            <text:p>4.64</text:p>
          </table:table-cell>
          <table:table-cell office:value-type="float" office:value="307" table:style-name="ce86">
            <text:p><text:s text:c="3"/>307</text:p>
          </table:table-cell>
          <table:table-cell office:value-type="float" office:value="300" table:style-name="ce24">
            <text:p>300</text:p>
          </table:table-cell>
          <table:table-cell office:value-type="float" office:value="7" table:style-name="ce24">
            <text:p>7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6">
            <text:p>4</text:p>
          </table:table-cell>
          <table:table-cell office:value-type="float" office:value="1.9498025873034599" table:style-name="ce19">
            <text:p>1.95</text:p>
          </table:table-cell>
          <table:table-cell office:value-type="float" office:value="6657" table:style-name="ce26">
            <text:p>6,657</text:p>
          </table:table-cell>
          <table:table-cell office:value-type="float" office:value="6292" table:style-name="ce26">
            <text:p>6,292</text:p>
          </table:table-cell>
          <table:table-cell office:value-type="float" office:value="10099" table:style-name="ce26">
            <text:p>10,099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68996" table:style-name="ce88">
            <text:p><text:s text:c="3"/>1,168,996</text:p>
          </table:table-cell>
          <table:table-cell office:value-type="float" office:value="2732139" table:style-name="ce88">
            <text:p><text:s text:c="3"/>2,732,139</text:p>
          </table:table-cell>
          <table:table-cell office:value-type="float" office:value="1338054" table:style-name="ce88">
            <text:p><text:s text:c="3"/>1,338,054</text:p>
          </table:table-cell>
          <table:table-cell office:value-type="float" office:value="1394085" table:style-name="ce88">
            <text:p><text:s text:c="3"/>1,394,085</text:p>
          </table:table-cell>
          <table:table-cell office:value-type="float" office:value="1354" table:style-name="ce88">
            <text:p><text:s text:c="3"/>1,354</text:p>
          </table:table-cell>
          <table:table-cell office:value-type="float" office:value="715" table:style-name="ce88">
            <text:p><text:s text:c="3"/>715</text:p>
          </table:table-cell>
          <table:table-cell office:value-type="float" office:value="639" table:style-name="ce88">
            <text:p><text:s text:c="3"/>639</text:p>
          </table:table-cell>
          <table:table-cell office:value-type="float" office:value="5.8503565576777996" table:style-name="ce89">
            <text:p>5.85</text:p>
          </table:table-cell>
          <table:table-cell office:value-type="float" office:value="1963" table:style-name="ce88">
            <text:p><text:s text:c="3"/>1,963</text:p>
          </table:table-cell>
          <table:table-cell office:value-type="float" office:value="1123" table:style-name="ce88">
            <text:p><text:s text:c="3"/>1,123</text:p>
          </table:table-cell>
          <table:table-cell office:value-type="float" office:value="840" table:style-name="ce88">
            <text:p><text:s text:c="3"/>840</text:p>
          </table:table-cell>
          <table:table-cell office:value-type="float" office:value="8.4817207701045199" table:style-name="ce89">
            <text:p>8.48</text:p>
          </table:table-cell>
          <table:table-cell office:value-type="float" office:value="-609" table:style-name="ce88">
            <text:p>－ <text:s/>609</text:p>
          </table:table-cell>
          <table:table-cell office:value-type="float" office:value="-2.6313642124267198" table:style-name="ce21">
            <text:p>–2.63</text:p>
          </table:table-cell>
          <table:table-cell office:value-type="float" office:value="1098" table:style-name="ce88">
            <text:p><text:s text:c="3"/>1,098</text:p>
          </table:table-cell>
          <table:table-cell office:value-type="float" office:value="1058" table:style-name="ce88">
            <text:p><text:s text:c="3"/>1,058</text:p>
          </table:table-cell>
          <table:table-cell office:value-type="float" office:value="40" table:style-name="ce88">
            <text:p><text:s text:c="3"/>40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28" table:style-name="ce88">
            <text:p><text:s text:c="3"/>28</text:p>
          </table:table-cell>
          <table:table-cell office:value-type="float" office:value="4.7442330135378299" table:style-name="ce89">
            <text:p>4.74</text:p>
          </table:table-cell>
          <table:table-cell office:value-type="float" office:value="475" table:style-name="ce88">
            <text:p><text:s text:c="3"/>475</text:p>
          </table:table-cell>
          <table:table-cell office:value-type="float" office:value="467" table:style-name="ce24">
            <text:p>467</text:p>
          </table:table-cell>
          <table:table-cell office:value-type="float" office:value="8" table:style-name="ce24">
            <text:p>8</text:p>
          </table:table-cell>
          <table:table-cell office:value-type="float" office:value="1" table:style-name="ce26">
            <text:p>1</text:p>
          </table:table-cell>
          <table:table-cell office:value-type="float" office:value="7" table:style-name="ce26">
            <text:p>7</text:p>
          </table:table-cell>
          <table:table-cell office:value-type="float" office:value="2.0523776697909599" table:style-name="ce19">
            <text:p>2.05</text:p>
          </table:table-cell>
          <table:table-cell office:value-type="float" office:value="9218" table:style-name="ce26">
            <text:p>9,218</text:p>
          </table:table-cell>
          <table:table-cell office:value-type="float" office:value="9275" table:style-name="ce26">
            <text:p>9,275</text:p>
          </table:table-cell>
          <table:table-cell office:value-type="float" office:value="39225" table:style-name="ce26">
            <text:p>39,22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661345" table:style-name="ce90">
            <text:p><text:s text:c="3"/>2,661,345</text:p>
          </table:table-cell>
          <table:table-cell office:value-type="float" office:value="6920221" table:style-name="ce90">
            <text:p><text:s text:c="3"/>6,920,221</text:p>
          </table:table-cell>
          <table:table-cell office:value-type="float" office:value="3502376" table:style-name="ce90">
            <text:p><text:s text:c="3"/>3,502,376</text:p>
          </table:table-cell>
          <table:table-cell office:value-type="float" office:value="3417845" table:style-name="ce90">
            <text:p><text:s text:c="3"/>3,417,845</text:p>
          </table:table-cell>
          <table:table-cell office:value-type="float" office:value="3919" table:style-name="ce90">
            <text:p><text:s text:c="3"/>3,919</text:p>
          </table:table-cell>
          <table:table-cell office:value-type="float" office:value="2018" table:style-name="ce90">
            <text:p><text:s text:c="3"/>2,018</text:p>
          </table:table-cell>
          <table:table-cell office:value-type="float" office:value="1901" table:style-name="ce90">
            <text:p><text:s text:c="3"/>1,901</text:p>
          </table:table-cell>
          <table:table-cell office:value-type="float" office:value="6.6850176379038997" table:style-name="ce91">
            <text:p>6.69</text:p>
          </table:table-cell>
          <table:table-cell office:value-type="float" office:value="5474" table:style-name="ce90">
            <text:p><text:s text:c="3"/>5,474</text:p>
          </table:table-cell>
          <table:table-cell office:value-type="float" office:value="3267" table:style-name="ce90">
            <text:p><text:s text:c="3"/>3,267</text:p>
          </table:table-cell>
          <table:table-cell office:value-type="float" office:value="2207" table:style-name="ce90">
            <text:p><text:s text:c="3"/>2,207</text:p>
          </table:table-cell>
          <table:table-cell office:value-type="float" office:value="9.3375316534539294" table:style-name="ce91">
            <text:p>9.34</text:p>
          </table:table-cell>
          <table:table-cell office:value-type="float" office:value="-1555" table:style-name="ce90">
            <text:p>－ <text:s/>1,555</text:p>
          </table:table-cell>
          <table:table-cell office:value-type="float" office:value="-2.6525140155500302" table:style-name="ce21">
            <text:p>–2.65</text:p>
          </table:table-cell>
          <table:table-cell office:value-type="float" office:value="2708" table:style-name="ce90">
            <text:p><text:s text:c="3"/>2,708</text:p>
          </table:table-cell>
          <table:table-cell office:value-type="float" office:value="2656" table:style-name="ce90">
            <text:p><text:s text:c="3"/>2,656</text:p>
          </table:table-cell>
          <table:table-cell office:value-type="float" office:value="52" table:style-name="ce90">
            <text:p><text:s text:c="3"/>52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38" table:style-name="ce90">
            <text:p><text:s text:c="3"/>38</text:p>
          </table:table-cell>
          <table:table-cell office:value-type="float" office:value="4.6192977196845497" table:style-name="ce91">
            <text:p>4.62</text:p>
          </table:table-cell>
          <table:table-cell office:value-type="float" office:value="1248" table:style-name="ce90">
            <text:p><text:s text:c="3"/>1,248</text:p>
          </table:table-cell>
          <table:table-cell office:value-type="float" office:value="1229" table:style-name="ce26">
            <text:p>1,229</text:p>
          </table:table-cell>
          <table:table-cell office:value-type="float" office:value="19" table:style-name="ce24">
            <text:p>19</text:p>
          </table:table-cell>
          <table:table-cell office:value-type="float" office:value="4" table:style-name="ce26">
            <text:p>4</text:p>
          </table:table-cell>
          <table:table-cell office:value-type="float" office:value="15" table:style-name="ce26">
            <text:p>15</text:p>
          </table:table-cell>
          <table:table-cell office:value-type="float" office:value="2.1288343996182899" table:style-name="ce19">
            <text:p>2.13</text:p>
          </table:table-cell>
          <table:table-cell office:value-type="float" office:value="21721" table:style-name="ce26">
            <text:p>21,721</text:p>
          </table:table-cell>
          <table:table-cell office:value-type="float" office:value="22465" table:style-name="ce26">
            <text:p>22,465</text:p>
          </table:table-cell>
          <table:table-cell office:value-type="float" office:value="352197" table:style-name="ce26">
            <text:p>352,19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82562" table:style-name="ce92">
            <text:p><text:s text:c="3"/>182,562</text:p>
          </table:table-cell>
          <table:table-cell office:value-type="float" office:value="449223" table:style-name="ce92">
            <text:p><text:s text:c="3"/>449,223</text:p>
          </table:table-cell>
          <table:table-cell office:value-type="float" office:value="225204" table:style-name="ce92">
            <text:p><text:s text:c="3"/>225,204</text:p>
          </table:table-cell>
          <table:table-cell office:value-type="float" office:value="224019" table:style-name="ce92">
            <text:p><text:s text:c="3"/>224,019</text:p>
          </table:table-cell>
          <table:table-cell office:value-type="float" office:value="231" table:style-name="ce92">
            <text:p><text:s text:c="3"/>231</text:p>
          </table:table-cell>
          <table:table-cell office:value-type="float" office:value="121" table:style-name="ce92">
            <text:p><text:s text:c="3"/>121</text:p>
          </table:table-cell>
          <table:table-cell office:value-type="float" office:value="110" table:style-name="ce92">
            <text:p><text:s text:c="3"/>110</text:p>
          </table:table-cell>
          <table:table-cell office:value-type="float" office:value="6.0716753715486398" table:style-name="ce93">
            <text:p>6.07</text:p>
          </table:table-cell>
          <table:table-cell office:value-type="float" office:value="332" table:style-name="ce92">
            <text:p><text:s text:c="3"/>332</text:p>
          </table:table-cell>
          <table:table-cell office:value-type="float" office:value="190" table:style-name="ce92">
            <text:p><text:s text:c="3"/>190</text:p>
          </table:table-cell>
          <table:table-cell office:value-type="float" office:value="142" table:style-name="ce92">
            <text:p><text:s text:c="3"/>142</text:p>
          </table:table-cell>
          <table:table-cell office:value-type="float" office:value="8.7263905772906796" table:style-name="ce93">
            <text:p>8.73</text:p>
          </table:table-cell>
          <table:table-cell office:value-type="float" office:value="-101" table:style-name="ce92">
            <text:p>－ <text:s/>101</text:p>
          </table:table-cell>
          <table:table-cell office:value-type="float" office:value="-2.6547152057420398" table:style-name="ce74">
            <text:p>–2.65</text:p>
          </table:table-cell>
          <table:table-cell office:value-type="float" office:value="179" table:style-name="ce92">
            <text:p><text:s text:c="3"/>179</text:p>
          </table:table-cell>
          <table:table-cell office:value-type="float" office:value="177" table:style-name="ce92">
            <text:p><text:s text:c="3"/>177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4.704891305226" table:style-name="ce93">
            <text:p>4.70</text:p>
          </table:table-cell>
          <table:table-cell office:value-type="float" office:value="76" table:style-name="ce92">
            <text:p><text:s text:c="3"/>76</text:p>
          </table:table-cell>
          <table:table-cell office:value-type="float" office:value="75" table:style-name="ce20">
            <text:p>75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9976074815484699" table:style-name="ce73">
            <text:p>2.00</text:p>
          </table:table-cell>
          <table:table-cell office:value-type="float" office:value="2044" table:style-name="ce18">
            <text:p>2,044</text:p>
          </table:table-cell>
          <table:table-cell office:value-type="float" office:value="1862" table:style-name="ce18">
            <text:p>1,862</text:p>
          </table:table-cell>
          <table:table-cell office:value-type="float" office:value="18967" table:style-name="ce18">
            <text:p>18,96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27889" table:style-name="ce94">
            <text:p><text:s text:c="3"/>227,889</text:p>
          </table:table-cell>
          <table:table-cell office:value-type="float" office:value="593603" table:style-name="ce94">
            <text:p><text:s text:c="3"/>593,603</text:p>
          </table:table-cell>
          <table:table-cell office:value-type="float" office:value="302110" table:style-name="ce94">
            <text:p><text:s text:c="3"/>302,110</text:p>
          </table:table-cell>
          <table:table-cell office:value-type="float" office:value="291493" table:style-name="ce94">
            <text:p><text:s text:c="3"/>291,493</text:p>
          </table:table-cell>
          <table:table-cell office:value-type="float" office:value="333" table:style-name="ce94">
            <text:p><text:s text:c="3"/>333</text:p>
          </table:table-cell>
          <table:table-cell office:value-type="float" office:value="180" table:style-name="ce94">
            <text:p><text:s text:c="3"/>180</text:p>
          </table:table-cell>
          <table:table-cell office:value-type="float" office:value="153" table:style-name="ce94">
            <text:p><text:s text:c="3"/>153</text:p>
          </table:table-cell>
          <table:table-cell office:value-type="float" office:value="6.6260022720036504" table:style-name="ce95">
            <text:p>6.63</text:p>
          </table:table-cell>
          <table:table-cell office:value-type="float" office:value="301" table:style-name="ce94">
            <text:p><text:s text:c="3"/>301</text:p>
          </table:table-cell>
          <table:table-cell office:value-type="float" office:value="184" table:style-name="ce94">
            <text:p><text:s text:c="3"/>184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5.9892693209402399" table:style-name="ce95">
            <text:p>5.99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0.63673295106340999" table:style-name="ce74">
            <text:p>0.64</text:p>
          </table:table-cell>
          <table:table-cell office:value-type="float" office:value="256" table:style-name="ce94">
            <text:p><text:s text:c="3"/>256</text:p>
          </table:table-cell>
          <table:table-cell office:value-type="float" office:value="246" table:style-name="ce94">
            <text:p><text:s text:c="3"/>246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5.0938636085073101" table:style-name="ce95">
            <text:p>5.09</text:p>
          </table:table-cell>
          <table:table-cell office:value-type="float" office:value="133" table:style-name="ce94">
            <text:p><text:s text:c="3"/>133</text:p>
          </table:table-cell>
          <table:table-cell office:value-type="float" office:value="132" table:style-name="ce20">
            <text:p>132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6464213278573099" table:style-name="ce73">
            <text:p>2.65</text:p>
          </table:table-cell>
          <table:table-cell office:value-type="float" office:value="2272" table:style-name="ce18">
            <text:p>2,272</text:p>
          </table:table-cell>
          <table:table-cell office:value-type="float" office:value="1801" table:style-name="ce18">
            <text:p>1,801</text:p>
          </table:table-cell>
          <table:table-cell office:value-type="float" office:value="22980" table:style-name="ce18">
            <text:p>22,98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203360" table:style-name="ce96">
            <text:p><text:s text:c="3"/>203,360</text:p>
          </table:table-cell>
          <table:table-cell office:value-type="float" office:value="533067" table:style-name="ce96">
            <text:p><text:s text:c="3"/>533,067</text:p>
          </table:table-cell>
          <table:table-cell office:value-type="float" office:value="273959" table:style-name="ce96">
            <text:p><text:s text:c="3"/>273,959</text:p>
          </table:table-cell>
          <table:table-cell office:value-type="float" office:value="259108" table:style-name="ce96">
            <text:p><text:s text:c="3"/>259,108</text:p>
          </table:table-cell>
          <table:table-cell office:value-type="float" office:value="209" table:style-name="ce96">
            <text:p><text:s text:c="3"/>209</text:p>
          </table:table-cell>
          <table:table-cell office:value-type="float" office:value="103" table:style-name="ce96">
            <text:p><text:s text:c="3"/>103</text:p>
          </table:table-cell>
          <table:table-cell office:value-type="float" office:value="106" table:style-name="ce96">
            <text:p><text:s text:c="3"/>106</text:p>
          </table:table-cell>
          <table:table-cell office:value-type="float" office:value="4.6283049521362498" table:style-name="ce97">
            <text:p>4.63</text:p>
          </table:table-cell>
          <table:table-cell office:value-type="float" office:value="443" table:style-name="ce96">
            <text:p><text:s text:c="3"/>443</text:p>
          </table:table-cell>
          <table:table-cell office:value-type="float" office:value="257" table:style-name="ce96">
            <text:p><text:s text:c="3"/>257</text:p>
          </table:table-cell>
          <table:table-cell office:value-type="float" office:value="186" table:style-name="ce96">
            <text:p><text:s text:c="3"/>186</text:p>
          </table:table-cell>
          <table:table-cell office:value-type="float" office:value="9.8102348985471597" table:style-name="ce97">
            <text:p>9.81</text:p>
          </table:table-cell>
          <table:table-cell office:value-type="float" office:value="-234" table:style-name="ce96">
            <text:p>－ <text:s/>234</text:p>
          </table:table-cell>
          <table:table-cell office:value-type="float" office:value="-5.1819299464109196" table:style-name="ce74">
            <text:p>–5.18</text:p>
          </table:table-cell>
          <table:table-cell office:value-type="float" office:value="216" table:style-name="ce96">
            <text:p><text:s text:c="3"/>216</text:p>
          </table:table-cell>
          <table:table-cell office:value-type="float" office:value="211" table:style-name="ce96">
            <text:p><text:s text:c="3"/>211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4.7833199505331496" table:style-name="ce97">
            <text:p>4.78</text:p>
          </table:table-cell>
          <table:table-cell office:value-type="float" office:value="100" table:style-name="ce96">
            <text:p><text:s text:c="3"/>100</text:p>
          </table:table-cell>
          <table:table-cell office:value-type="float" office:value="98" table:style-name="ce20">
            <text:p>98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2144999770986802" table:style-name="ce73">
            <text:p>2.21</text:p>
          </table:table-cell>
          <table:table-cell office:value-type="float" office:value="1702" table:style-name="ce18">
            <text:p>1,702</text:p>
          </table:table-cell>
          <table:table-cell office:value-type="float" office:value="1620" table:style-name="ce18">
            <text:p>1,620</text:p>
          </table:table-cell>
          <table:table-cell office:value-type="float" office:value="12094" table:style-name="ce18">
            <text:p>12,09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13723" table:style-name="ce98">
            <text:p><text:s text:c="3"/>413,723</text:p>
          </table:table-cell>
          <table:table-cell office:value-type="float" office:value="1227436" table:style-name="ce98">
            <text:p><text:s text:c="3"/>1,227,436</text:p>
          </table:table-cell>
          <table:table-cell office:value-type="float" office:value="622113" table:style-name="ce98">
            <text:p><text:s text:c="3"/>622,113</text:p>
          </table:table-cell>
          <table:table-cell office:value-type="float" office:value="605323" table:style-name="ce98">
            <text:p><text:s text:c="3"/>605,323</text:p>
          </table:table-cell>
          <table:table-cell office:value-type="float" office:value="784" table:style-name="ce98">
            <text:p><text:s text:c="3"/>784</text:p>
          </table:table-cell>
          <table:table-cell office:value-type="float" office:value="383" table:style-name="ce98">
            <text:p><text:s text:c="3"/>383</text:p>
          </table:table-cell>
          <table:table-cell office:value-type="float" office:value="401" table:style-name="ce98">
            <text:p><text:s text:c="3"/>401</text:p>
          </table:table-cell>
          <table:table-cell office:value-type="float" office:value="7.5375221205091503" table:style-name="ce99">
            <text:p>7.54</text:p>
          </table:table-cell>
          <table:table-cell office:value-type="float" office:value="887" table:style-name="ce98">
            <text:p><text:s text:c="3"/>887</text:p>
          </table:table-cell>
          <table:table-cell office:value-type="float" office:value="535" table:style-name="ce98">
            <text:p><text:s text:c="3"/>535</text:p>
          </table:table-cell>
          <table:table-cell office:value-type="float" office:value="352" table:style-name="ce98">
            <text:p><text:s text:c="3"/>352</text:p>
          </table:table-cell>
          <table:table-cell office:value-type="float" office:value="8.5277833174638005" table:style-name="ce99">
            <text:p>8.53</text:p>
          </table:table-cell>
          <table:table-cell office:value-type="float" office:value="-103" table:style-name="ce98">
            <text:p>－ <text:s/>103</text:p>
          </table:table-cell>
          <table:table-cell office:value-type="float" office:value="-0.99026119695464998" table:style-name="ce74">
            <text:p>–0.99</text:p>
          </table:table-cell>
          <table:table-cell office:value-type="float" office:value="441" table:style-name="ce98">
            <text:p><text:s text:c="3"/>441</text:p>
          </table:table-cell>
          <table:table-cell office:value-type="float" office:value="435" table:style-name="ce98">
            <text:p><text:s text:c="3"/>435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.2398561927863998" table:style-name="ce99">
            <text:p>4.24</text:p>
          </table:table-cell>
          <table:table-cell office:value-type="float" office:value="194" table:style-name="ce98">
            <text:p><text:s text:c="3"/>194</text:p>
          </table:table-cell>
          <table:table-cell office:value-type="float" office:value="192" table:style-name="ce20">
            <text:p>19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.86515215737089" table:style-name="ce73">
            <text:p>1.87</text:p>
          </table:table-cell>
          <table:table-cell office:value-type="float" office:value="2642" table:style-name="ce18">
            <text:p>2,642</text:p>
          </table:table-cell>
          <table:table-cell office:value-type="float" office:value="3715" table:style-name="ce18">
            <text:p>3,715</text:p>
          </table:table-cell>
          <table:table-cell office:value-type="float" office:value="6830" table:style-name="ce18">
            <text:p>6,830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2970" table:style-name="ce100">
            <text:p><text:s text:c="3"/>182,970</text:p>
          </table:table-cell>
          <table:table-cell office:value-type="float" office:value="472978" table:style-name="ce100">
            <text:p><text:s text:c="3"/>472,978</text:p>
          </table:table-cell>
          <table:table-cell office:value-type="float" office:value="240572" table:style-name="ce100">
            <text:p><text:s text:c="3"/>240,572</text:p>
          </table:table-cell>
          <table:table-cell office:value-type="float" office:value="232406" table:style-name="ce100">
            <text:p><text:s text:c="3"/>232,406</text:p>
          </table:table-cell>
          <table:table-cell office:value-type="float" office:value="191" table:style-name="ce100">
            <text:p><text:s text:c="3"/>191</text:p>
          </table:table-cell>
          <table:table-cell office:value-type="float" office:value="106" table:style-name="ce100">
            <text:p><text:s text:c="3"/>106</text:p>
          </table:table-cell>
          <table:table-cell office:value-type="float" office:value="85" table:style-name="ce100">
            <text:p><text:s text:c="3"/>85</text:p>
          </table:table-cell>
          <table:table-cell office:value-type="float" office:value="4.76578208549018" table:style-name="ce101">
            <text:p>4.77</text:p>
          </table:table-cell>
          <table:table-cell office:value-type="float" office:value="408" table:style-name="ce100">
            <text:p><text:s text:c="3"/>408</text:p>
          </table:table-cell>
          <table:table-cell office:value-type="float" office:value="234" table:style-name="ce100">
            <text:p><text:s text:c="3"/>234</text:p>
          </table:table-cell>
          <table:table-cell office:value-type="float" office:value="174" table:style-name="ce100">
            <text:p><text:s text:c="3"/>174</text:p>
          </table:table-cell>
          <table:table-cell office:value-type="float" office:value="10.180309376335041" table:style-name="ce101">
            <text:p>10.18</text:p>
          </table:table-cell>
          <table:table-cell office:value-type="float" office:value="-217" table:style-name="ce100">
            <text:p>－ <text:s/>217</text:p>
          </table:table-cell>
          <table:table-cell office:value-type="float" office:value="-5.4145272908448598" table:style-name="ce74">
            <text:p>–5.41</text:p>
          </table:table-cell>
          <table:table-cell office:value-type="float" office:value="170" table:style-name="ce100">
            <text:p><text:s text:c="3"/>170</text:p>
          </table:table-cell>
          <table:table-cell office:value-type="float" office:value="167" table:style-name="ce100">
            <text:p><text:s text:c="3"/>167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0" table:style-name="ce100">
            <text:p>—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4.2417955734729302" table:style-name="ce101">
            <text:p>4.24</text:p>
          </table:table-cell>
          <table:table-cell office:value-type="float" office:value="86" table:style-name="ce100">
            <text:p><text:s text:c="3"/>86</text:p>
          </table:table-cell>
          <table:table-cell office:value-type="float" office:value="85" table:style-name="ce20">
            <text:p>8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14584952540396" table:style-name="ce73">
            <text:p>2.15</text:p>
          </table:table-cell>
          <table:table-cell office:value-type="float" office:value="1226" table:style-name="ce18">
            <text:p>1,226</text:p>
          </table:table-cell>
          <table:table-cell office:value-type="float" office:value="1396" table:style-name="ce18">
            <text:p>1,396</text:p>
          </table:table-cell>
          <table:table-cell office:value-type="float" office:value="29881" table:style-name="ce18">
            <text:p>29,88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51335" table:style-name="ce102">
            <text:p><text:s text:c="3"/>251,335</text:p>
          </table:table-cell>
          <table:table-cell office:value-type="float" office:value="658979" table:style-name="ce102">
            <text:p><text:s text:c="3"/>658,979</text:p>
          </table:table-cell>
          <table:table-cell office:value-type="float" office:value="338882" table:style-name="ce102">
            <text:p><text:s text:c="3"/>338,882</text:p>
          </table:table-cell>
          <table:table-cell office:value-type="float" office:value="320097" table:style-name="ce102">
            <text:p><text:s text:c="3"/>320,097</text:p>
          </table:table-cell>
          <table:table-cell office:value-type="float" office:value="748" table:style-name="ce102">
            <text:p><text:s text:c="3"/>748</text:p>
          </table:table-cell>
          <table:table-cell office:value-type="float" office:value="375" table:style-name="ce102">
            <text:p><text:s text:c="3"/>375</text:p>
          </table:table-cell>
          <table:table-cell office:value-type="float" office:value="373" table:style-name="ce102">
            <text:p><text:s text:c="3"/>373</text:p>
          </table:table-cell>
          <table:table-cell office:value-type="float" office:value="13.40029893305881" table:style-name="ce103">
            <text:p>13.40</text:p>
          </table:table-cell>
          <table:table-cell office:value-type="float" office:value="635" table:style-name="ce102">
            <text:p><text:s text:c="3"/>635</text:p>
          </table:table-cell>
          <table:table-cell office:value-type="float" office:value="373" table:style-name="ce102">
            <text:p><text:s text:c="3"/>373</text:p>
          </table:table-cell>
          <table:table-cell office:value-type="float" office:value="262" table:style-name="ce102">
            <text:p><text:s text:c="3"/>262</text:p>
          </table:table-cell>
          <table:table-cell office:value-type="float" office:value="11.37592222258335" table:style-name="ce103">
            <text:p>11.38</text:p>
          </table:table-cell>
          <table:table-cell office:value-type="float" office:value="113" table:style-name="ce102">
            <text:p><text:s text:c="3"/>113</text:p>
          </table:table-cell>
          <table:table-cell office:value-type="float" office:value="2.02437671047546" table:style-name="ce74">
            <text:p>2.02</text:p>
          </table:table-cell>
          <table:table-cell office:value-type="float" office:value="294" table:style-name="ce102">
            <text:p><text:s text:c="3"/>294</text:p>
          </table:table-cell>
          <table:table-cell office:value-type="float" office:value="289" table:style-name="ce102">
            <text:p><text:s text:c="3"/>289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5.2669624148653602" table:style-name="ce103">
            <text:p>5.27</text:p>
          </table:table-cell>
          <table:table-cell office:value-type="float" office:value="119" table:style-name="ce102">
            <text:p><text:s text:c="3"/>119</text:p>
          </table:table-cell>
          <table:table-cell office:value-type="float" office:value="118" table:style-name="ce20">
            <text:p>118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13186573935026" table:style-name="ce73">
            <text:p>2.13</text:p>
          </table:table-cell>
          <table:table-cell office:value-type="float" office:value="1906" table:style-name="ce18">
            <text:p>1,906</text:p>
          </table:table-cell>
          <table:table-cell office:value-type="float" office:value="2125" table:style-name="ce18">
            <text:p>2,125</text:p>
          </table:table-cell>
          <table:table-cell office:value-type="float" office:value="3234" table:style-name="ce18">
            <text:p>3,23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8029" table:style-name="ce104">
            <text:p><text:s text:c="3"/>188,029</text:p>
          </table:table-cell>
          <table:table-cell office:value-type="float" office:value="479630" table:style-name="ce104">
            <text:p><text:s text:c="3"/>479,630</text:p>
          </table:table-cell>
          <table:table-cell office:value-type="float" office:value="248164" table:style-name="ce104">
            <text:p><text:s text:c="3"/>248,164</text:p>
          </table:table-cell>
          <table:table-cell office:value-type="float" office:value="231466" table:style-name="ce104">
            <text:p><text:s text:c="3"/>231,466</text:p>
          </table:table-cell>
          <table:table-cell office:value-type="float" office:value="203" table:style-name="ce104">
            <text:p><text:s text:c="3"/>203</text:p>
          </table:table-cell>
          <table:table-cell office:value-type="float" office:value="103" table:style-name="ce104">
            <text:p><text:s text:c="3"/>103</text:p>
          </table:table-cell>
          <table:table-cell office:value-type="float" office:value="100" table:style-name="ce104">
            <text:p><text:s text:c="3"/>100</text:p>
          </table:table-cell>
          <table:table-cell office:value-type="float" office:value="4.9940815515812398" table:style-name="ce105">
            <text:p>4.99</text:p>
          </table:table-cell>
          <table:table-cell office:value-type="float" office:value="496" table:style-name="ce104">
            <text:p><text:s text:c="3"/>496</text:p>
          </table:table-cell>
          <table:table-cell office:value-type="float" office:value="281" table:style-name="ce104">
            <text:p><text:s text:c="3"/>281</text:p>
          </table:table-cell>
          <table:table-cell office:value-type="float" office:value="215" table:style-name="ce104">
            <text:p><text:s text:c="3"/>215</text:p>
          </table:table-cell>
          <table:table-cell office:value-type="float" office:value="12.20228792898669" table:style-name="ce105">
            <text:p>12.20</text:p>
          </table:table-cell>
          <table:table-cell office:value-type="float" office:value="-293" table:style-name="ce104">
            <text:p>－ <text:s/>293</text:p>
          </table:table-cell>
          <table:table-cell office:value-type="float" office:value="-7.2082063774054399" table:style-name="ce74">
            <text:p>–7.21</text:p>
          </table:table-cell>
          <table:table-cell office:value-type="float" office:value="178" table:style-name="ce104">
            <text:p><text:s text:c="3"/>178</text:p>
          </table:table-cell>
          <table:table-cell office:value-type="float" office:value="176" table:style-name="ce104">
            <text:p><text:s text:c="3"/>176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4.3790468777411897" table:style-name="ce105">
            <text:p>4.38</text:p>
          </table:table-cell>
          <table:table-cell office:value-type="float" office:value="62" table:style-name="ce104">
            <text:p><text:s text:c="3"/>62</text:p>
          </table:table-cell>
          <table:table-cell office:value-type="float" office:value="60" table:style-name="ce20">
            <text:p>60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1.5252859911233401" table:style-name="ce73">
            <text:p>1.53</text:p>
          </table:table-cell>
          <table:table-cell office:value-type="float" office:value="1144" table:style-name="ce18">
            <text:p>1,144</text:p>
          </table:table-cell>
          <table:table-cell office:value-type="float" office:value="1411" table:style-name="ce18">
            <text:p>1,411</text:p>
          </table:table-cell>
          <table:table-cell office:value-type="float" office:value="6175" table:style-name="ce18">
            <text:p>6,175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302161" table:style-name="ce106">
            <text:p><text:s text:c="3"/>302,161</text:p>
          </table:table-cell>
          <table:table-cell office:value-type="float" office:value="790021" table:style-name="ce106">
            <text:p><text:s text:c="3"/>790,021</text:p>
          </table:table-cell>
          <table:table-cell office:value-type="float" office:value="399701" table:style-name="ce106">
            <text:p><text:s text:c="3"/>399,701</text:p>
          </table:table-cell>
          <table:table-cell office:value-type="float" office:value="390320" table:style-name="ce106">
            <text:p><text:s text:c="3"/>390,320</text:p>
          </table:table-cell>
          <table:table-cell office:value-type="float" office:value="370" table:style-name="ce106">
            <text:p><text:s text:c="3"/>370</text:p>
          </table:table-cell>
          <table:table-cell office:value-type="float" office:value="203" table:style-name="ce106">
            <text:p><text:s text:c="3"/>203</text:p>
          </table:table-cell>
          <table:table-cell office:value-type="float" office:value="167" table:style-name="ce106">
            <text:p><text:s text:c="3"/>167</text:p>
          </table:table-cell>
          <table:table-cell office:value-type="float" office:value="5.5284282542120096" table:style-name="ce107">
            <text:p>5.53</text:p>
          </table:table-cell>
          <table:table-cell office:value-type="float" office:value="742" table:style-name="ce106">
            <text:p><text:s text:c="3"/>742</text:p>
          </table:table-cell>
          <table:table-cell office:value-type="float" office:value="464" table:style-name="ce106">
            <text:p><text:s text:c="3"/>464</text:p>
          </table:table-cell>
          <table:table-cell office:value-type="float" office:value="278" table:style-name="ce106">
            <text:p><text:s text:c="3"/>278</text:p>
          </table:table-cell>
          <table:table-cell office:value-type="float" office:value="11.086739904392729" table:style-name="ce107">
            <text:p>11.09</text:p>
          </table:table-cell>
          <table:table-cell office:value-type="float" office:value="-372" table:style-name="ce106">
            <text:p>－ <text:s/>372</text:p>
          </table:table-cell>
          <table:table-cell office:value-type="float" office:value="-5.5583116501807197" table:style-name="ce74">
            <text:p>–5.56</text:p>
          </table:table-cell>
          <table:table-cell office:value-type="float" office:value="300" table:style-name="ce106">
            <text:p><text:s text:c="3"/>300</text:p>
          </table:table-cell>
          <table:table-cell office:value-type="float" office:value="295" table:style-name="ce106">
            <text:p><text:s text:c="3"/>295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0" table:style-name="ce106">
            <text:p>—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4.4825093953070301" table:style-name="ce107">
            <text:p>4.48</text:p>
          </table:table-cell>
          <table:table-cell office:value-type="float" office:value="133" table:style-name="ce106">
            <text:p><text:s text:c="3"/>133</text:p>
          </table:table-cell>
          <table:table-cell office:value-type="float" office:value="131" table:style-name="ce20">
            <text:p>131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1.9872458319194499" table:style-name="ce73">
            <text:p>1.99</text:p>
          </table:table-cell>
          <table:table-cell office:value-type="float" office:value="2245" table:style-name="ce18">
            <text:p>2,245</text:p>
          </table:table-cell>
          <table:table-cell office:value-type="float" office:value="2167" table:style-name="ce18">
            <text:p>2,167</text:p>
          </table:table-cell>
          <table:table-cell office:value-type="float" office:value="62157" table:style-name="ce18">
            <text:p>62,15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5521" table:style-name="ce108">
            <text:p><text:s text:c="3"/>85,521</text:p>
          </table:table-cell>
          <table:table-cell office:value-type="float" office:value="210281" table:style-name="ce108">
            <text:p><text:s text:c="3"/>210,281</text:p>
          </table:table-cell>
          <table:table-cell office:value-type="float" office:value="107109" table:style-name="ce108">
            <text:p><text:s text:c="3"/>107,109</text:p>
          </table:table-cell>
          <table:table-cell office:value-type="float" office:value="103172" table:style-name="ce108">
            <text:p><text:s text:c="3"/>103,172</text:p>
          </table:table-cell>
          <table:table-cell office:value-type="float" office:value="134" table:style-name="ce108">
            <text:p><text:s text:c="3"/>134</text:p>
          </table:table-cell>
          <table:table-cell office:value-type="float" office:value="74" table:style-name="ce108">
            <text:p><text:s text:c="3"/>74</text:p>
          </table:table-cell>
          <table:table-cell office:value-type="float" office:value="60" table:style-name="ce108">
            <text:p><text:s text:c="3"/>60</text:p>
          </table:table-cell>
          <table:table-cell office:value-type="float" office:value="7.52144506706522" table:style-name="ce109">
            <text:p>7.52</text:p>
          </table:table-cell>
          <table:table-cell office:value-type="float" office:value="210" table:style-name="ce108">
            <text:p><text:s text:c="3"/>210</text:p>
          </table:table-cell>
          <table:table-cell office:value-type="float" office:value="130" table:style-name="ce108">
            <text:p><text:s text:c="3"/>130</text:p>
          </table:table-cell>
          <table:table-cell office:value-type="float" office:value="80" table:style-name="ce108">
            <text:p><text:s text:c="3"/>80</text:p>
          </table:table-cell>
          <table:table-cell office:value-type="float" office:value="11.78733928420669" table:style-name="ce109">
            <text:p>11.79</text:p>
          </table:table-cell>
          <table:table-cell office:value-type="float" office:value="-76" table:style-name="ce108">
            <text:p>－ <text:s/>76</text:p>
          </table:table-cell>
          <table:table-cell office:value-type="float" office:value="-4.2658942171414704" table:style-name="ce74">
            <text:p>–4.27</text:p>
          </table:table-cell>
          <table:table-cell office:value-type="float" office:value="73" table:style-name="ce108">
            <text:p><text:s text:c="3"/>73</text:p>
          </table:table-cell>
          <table:table-cell office:value-type="float" office:value="69" table:style-name="ce108">
            <text:p><text:s text:c="3"/>69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4.0975036559385201" table:style-name="ce109">
            <text:p>4.10</text:p>
          </table:table-cell>
          <table:table-cell office:value-type="float" office:value="37" table:style-name="ce108">
            <text:p><text:s text:c="3"/>37</text:p>
          </table:table-cell>
          <table:table-cell office:value-type="float" office:value="35" table:style-name="ce20">
            <text:p>35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.0768169215030801" table:style-name="ce73">
            <text:p>2.08</text:p>
          </table:table-cell>
          <table:table-cell office:value-type="float" office:value="507" table:style-name="ce18">
            <text:p>507</text:p>
          </table:table-cell>
          <table:table-cell office:value-type="float" office:value="550" table:style-name="ce18">
            <text:p>550</text:p>
          </table:table-cell>
          <table:table-cell office:value-type="float" office:value="78809" table:style-name="ce18">
            <text:p>78,809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29952" table:style-name="ce110">
            <text:p><text:s text:c="3"/>129,952</text:p>
          </table:table-cell>
          <table:table-cell office:value-type="float" office:value="315699" table:style-name="ce110">
            <text:p><text:s text:c="3"/>315,699</text:p>
          </table:table-cell>
          <table:table-cell office:value-type="float" office:value="158390" table:style-name="ce110">
            <text:p><text:s text:c="3"/>158,390</text:p>
          </table:table-cell>
          <table:table-cell office:value-type="float" office:value="157309" table:style-name="ce110">
            <text:p><text:s text:c="3"/>157,309</text:p>
          </table:table-cell>
          <table:table-cell office:value-type="float" office:value="158" table:style-name="ce110">
            <text:p><text:s text:c="3"/>158</text:p>
          </table:table-cell>
          <table:table-cell office:value-type="float" office:value="81" table:style-name="ce110">
            <text:p><text:s text:c="3"/>81</text:p>
          </table:table-cell>
          <table:table-cell office:value-type="float" office:value="77" table:style-name="ce110">
            <text:p><text:s text:c="3"/>77</text:p>
          </table:table-cell>
          <table:table-cell office:value-type="float" office:value="5.9083769388777503" table:style-name="ce111">
            <text:p>5.91</text:p>
          </table:table-cell>
          <table:table-cell office:value-type="float" office:value="257" table:style-name="ce110">
            <text:p><text:s text:c="3"/>257</text:p>
          </table:table-cell>
          <table:table-cell office:value-type="float" office:value="171" table:style-name="ce110">
            <text:p><text:s text:c="3"/>171</text:p>
          </table:table-cell>
          <table:table-cell office:value-type="float" office:value="86" table:style-name="ce110">
            <text:p><text:s text:c="3"/>86</text:p>
          </table:table-cell>
          <table:table-cell office:value-type="float" office:value="9.6104612233644495" table:style-name="ce111">
            <text:p>9.61</text:p>
          </table:table-cell>
          <table:table-cell office:value-type="float" office:value="-99" table:style-name="ce110">
            <text:p>－ <text:s/>99</text:p>
          </table:table-cell>
          <table:table-cell office:value-type="float" office:value="-3.7020842844866899" table:style-name="ce74">
            <text:p>–3.70</text:p>
          </table:table-cell>
          <table:table-cell office:value-type="float" office:value="142" table:style-name="ce110">
            <text:p><text:s text:c="3"/>142</text:p>
          </table:table-cell>
          <table:table-cell office:value-type="float" office:value="141" table:style-name="ce110">
            <text:p><text:s text:c="3"/>141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0" table:style-name="ce110">
            <text:p>—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5.3100602868394997" table:style-name="ce111">
            <text:p>5.31</text:p>
          </table:table-cell>
          <table:table-cell office:value-type="float" office:value="81" table:style-name="ce110">
            <text:p><text:s text:c="3"/>81</text:p>
          </table:table-cell>
          <table:table-cell office:value-type="float" office:value="78" table:style-name="ce20">
            <text:p>78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3</text:p>
          </table:table-cell>
          <table:table-cell office:value-type="float" office:value="3.0289780509436599" table:style-name="ce73">
            <text:p>3.03</text:p>
          </table:table-cell>
          <table:table-cell office:value-type="float" office:value="1338" table:style-name="ce18">
            <text:p>1,338</text:p>
          </table:table-cell>
          <table:table-cell office:value-type="float" office:value="1290" table:style-name="ce18">
            <text:p>1,290</text:p>
          </table:table-cell>
          <table:table-cell office:value-type="float" office:value="94034" table:style-name="ce18">
            <text:p>94,03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3756" table:style-name="ce112">
            <text:p><text:s text:c="3"/>43,756</text:p>
          </table:table-cell>
          <table:table-cell office:value-type="float" office:value="107886" table:style-name="ce112">
            <text:p><text:s text:c="3"/>107,886</text:p>
          </table:table-cell>
          <table:table-cell office:value-type="float" office:value="55177" table:style-name="ce112">
            <text:p><text:s text:c="3"/>55,177</text:p>
          </table:table-cell>
          <table:table-cell office:value-type="float" office:value="52709" table:style-name="ce112">
            <text:p><text:s text:c="3"/>52,709</text:p>
          </table:table-cell>
          <table:table-cell office:value-type="float" office:value="75" table:style-name="ce112">
            <text:p><text:s text:c="3"/>75</text:p>
          </table:table-cell>
          <table:table-cell office:value-type="float" office:value="35" table:style-name="ce112">
            <text:p><text:s text:c="3"/>35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8.2097570495120102" table:style-name="ce113">
            <text:p>8.21</text:p>
          </table:table-cell>
          <table:table-cell office:value-type="float" office:value="64" table:style-name="ce112">
            <text:p><text:s text:c="3"/>64</text:p>
          </table:table-cell>
          <table:table-cell office:value-type="float" office:value="44" table:style-name="ce112">
            <text:p><text:s text:c="3"/>44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7.0056593489169199" table:style-name="ce113">
            <text:p>7.01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1.2040977005950999" table:style-name="ce74">
            <text:p>1.20</text:p>
          </table:table-cell>
          <table:table-cell office:value-type="float" office:value="53" table:style-name="ce112">
            <text:p><text:s text:c="3"/>53</text:p>
          </table:table-cell>
          <table:table-cell office:value-type="float" office:value="53" table:style-name="ce112">
            <text:p><text:s text:c="3"/>53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5.8015616483218198" table:style-name="ce113">
            <text:p>5.80</text:p>
          </table:table-cell>
          <table:table-cell office:value-type="float" office:value="35" table:style-name="ce112">
            <text:p><text:s text:c="3"/>35</text:p>
          </table:table-cell>
          <table:table-cell office:value-type="float" office:value="35" table:style-name="ce20">
            <text:p>35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3.83121995643894" table:style-name="ce73">
            <text:p>3.83</text:p>
          </table:table-cell>
          <table:table-cell office:value-type="float" office:value="399" table:style-name="ce18">
            <text:p>399</text:p>
          </table:table-cell>
          <table:table-cell office:value-type="float" office:value="353" table:style-name="ce18">
            <text:p>353</text:p>
          </table:table-cell>
          <table:table-cell office:value-type="float" office:value="758" table:style-name="ce18">
            <text:p>75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62092" table:style-name="ce114">
            <text:p><text:s text:c="3"/>162,092</text:p>
          </table:table-cell>
          <table:table-cell office:value-type="float" office:value="361513" table:style-name="ce114">
            <text:p><text:s text:c="3"/>361,513</text:p>
          </table:table-cell>
          <table:table-cell office:value-type="float" office:value="179374" table:style-name="ce114">
            <text:p><text:s text:c="3"/>179,374</text:p>
          </table:table-cell>
          <table:table-cell office:value-type="float" office:value="182139" table:style-name="ce114">
            <text:p><text:s text:c="3"/>182,139</text:p>
          </table:table-cell>
          <table:table-cell office:value-type="float" office:value="129" table:style-name="ce114">
            <text:p><text:s text:c="3"/>129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69" table:style-name="ce114">
            <text:p><text:s text:c="3"/>69</text:p>
          </table:table-cell>
          <table:table-cell office:value-type="float" office:value="4.2129041537982204" table:style-name="ce115">
            <text:p>4.21</text:p>
          </table:table-cell>
          <table:table-cell office:value-type="float" office:value="285" table:style-name="ce114">
            <text:p><text:s text:c="3"/>285</text:p>
          </table:table-cell>
          <table:table-cell office:value-type="float" office:value="177" table:style-name="ce114">
            <text:p><text:s text:c="3"/>177</text:p>
          </table:table-cell>
          <table:table-cell office:value-type="float" office:value="108" table:style-name="ce114">
            <text:p><text:s text:c="3"/>108</text:p>
          </table:table-cell>
          <table:table-cell office:value-type="float" office:value="9.3075789444379193" table:style-name="ce115">
            <text:p>9.31</text:p>
          </table:table-cell>
          <table:table-cell office:value-type="float" office:value="-156" table:style-name="ce114">
            <text:p>－ <text:s/>156</text:p>
          </table:table-cell>
          <table:table-cell office:value-type="float" office:value="-5.0946747906396999" table:style-name="ce74">
            <text:p>–5.09</text:p>
          </table:table-cell>
          <table:table-cell office:value-type="float" office:value="150" table:style-name="ce114">
            <text:p><text:s text:c="3"/>150</text:p>
          </table:table-cell>
          <table:table-cell office:value-type="float" office:value="149" table:style-name="ce114">
            <text:p><text:s text:c="3"/>14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.8987257602304801" table:style-name="ce115">
            <text:p>4.90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77" table:style-name="ce20">
            <text:p>77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5473373953198499" table:style-name="ce73">
            <text:p>2.55</text:p>
          </table:table-cell>
          <table:table-cell office:value-type="float" office:value="1541" table:style-name="ce18">
            <text:p>1,541</text:p>
          </table:table-cell>
          <table:table-cell office:value-type="float" office:value="1391" table:style-name="ce18">
            <text:p>1,391</text:p>
          </table:table-cell>
          <table:table-cell office:value-type="float" office:value="9974" table:style-name="ce18">
            <text:p>9,97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83145" table:style-name="ce116">
            <text:p><text:s text:c="3"/>183,145</text:p>
          </table:table-cell>
          <table:table-cell office:value-type="float" office:value="457404" table:style-name="ce116">
            <text:p><text:s text:c="3"/>457,404</text:p>
          </table:table-cell>
          <table:table-cell office:value-type="float" office:value="225774" table:style-name="ce116">
            <text:p><text:s text:c="3"/>225,774</text:p>
          </table:table-cell>
          <table:table-cell office:value-type="float" office:value="231630" table:style-name="ce116">
            <text:p><text:s text:c="3"/>231,630</text:p>
          </table:table-cell>
          <table:table-cell office:value-type="float" office:value="255" table:style-name="ce116">
            <text:p><text:s text:c="3"/>255</text:p>
          </table:table-cell>
          <table:table-cell office:value-type="float" office:value="136" table:style-name="ce116">
            <text:p><text:s text:c="3"/>136</text:p>
          </table:table-cell>
          <table:table-cell office:value-type="float" office:value="119" table:style-name="ce116">
            <text:p><text:s text:c="3"/>119</text:p>
          </table:table-cell>
          <table:table-cell office:value-type="float" office:value="6.5817601042587999" table:style-name="ce117">
            <text:p>6.58</text:p>
          </table:table-cell>
          <table:table-cell office:value-type="float" office:value="209" table:style-name="ce116">
            <text:p><text:s text:c="3"/>209</text:p>
          </table:table-cell>
          <table:table-cell office:value-type="float" office:value="115" table:style-name="ce116">
            <text:p><text:s text:c="3"/>115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5.3944622030983904" table:style-name="ce117">
            <text:p>5.39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1.1872979011604099" table:style-name="ce74">
            <text:p>1.19</text:p>
          </table:table-cell>
          <table:table-cell office:value-type="float" office:value="168" table:style-name="ce116">
            <text:p><text:s text:c="3"/>168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.3362184216293302" table:style-name="ce117">
            <text:p>4.34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67" table:style-name="ce20">
            <text:p>6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.75513602780235" table:style-name="ce73">
            <text:p>1.76</text:p>
          </table:table-cell>
          <table:table-cell office:value-type="float" office:value="1775" table:style-name="ce18">
            <text:p>1,775</text:p>
          </table:table-cell>
          <table:table-cell office:value-type="float" office:value="1858" table:style-name="ce18">
            <text:p>1,858</text:p>
          </table:table-cell>
          <table:table-cell office:value-type="float" office:value="4975" table:style-name="ce18">
            <text:p>4,975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4850" table:style-name="ce118">
            <text:p><text:s text:c="3"/>104,850</text:p>
          </table:table-cell>
          <table:table-cell office:value-type="float" office:value="262501" table:style-name="ce118">
            <text:p><text:s text:c="3"/>262,501</text:p>
          </table:table-cell>
          <table:table-cell office:value-type="float" office:value="125847" table:style-name="ce118">
            <text:p><text:s text:c="3"/>125,847</text:p>
          </table:table-cell>
          <table:table-cell office:value-type="float" office:value="136654" table:style-name="ce118">
            <text:p><text:s text:c="3"/>136,654</text:p>
          </table:table-cell>
          <table:table-cell office:value-type="float" office:value="99" table:style-name="ce118">
            <text:p><text:s text:c="3"/>99</text:p>
          </table:table-cell>
          <table:table-cell office:value-type="float" office:value="58" table:style-name="ce118">
            <text:p><text:s text:c="3"/>58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4.4522609471689396" table:style-name="ce119">
            <text:p>4.45</text:p>
          </table:table-cell>
          <table:table-cell office:value-type="float" office:value="205" table:style-name="ce118">
            <text:p><text:s text:c="3"/>205</text:p>
          </table:table-cell>
          <table:table-cell office:value-type="float" office:value="112" table:style-name="ce118">
            <text:p><text:s text:c="3"/>112</text:p>
          </table:table-cell>
          <table:table-cell office:value-type="float" office:value="93" table:style-name="ce118">
            <text:p><text:s text:c="3"/>93</text:p>
          </table:table-cell>
          <table:table-cell office:value-type="float" office:value="9.2193282239356797" table:style-name="ce119">
            <text:p>9.22</text:p>
          </table:table-cell>
          <table:table-cell office:value-type="float" office:value="-106" table:style-name="ce118">
            <text:p>－ <text:s/>106</text:p>
          </table:table-cell>
          <table:table-cell office:value-type="float" office:value="-4.7670672767667401" table:style-name="ce74">
            <text:p>–4.77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0" table:style-name="ce118">
            <text:p>—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3.95756528637239" table:style-name="ce119">
            <text:p>3.96</text:p>
          </table:table-cell>
          <table:table-cell office:value-type="float" office:value="46" table:style-name="ce118">
            <text:p><text:s text:c="3"/>46</text:p>
          </table:table-cell>
          <table:table-cell office:value-type="float" office:value="46" table:style-name="ce20">
            <text:p>46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06872730878557" table:style-name="ce73">
            <text:p>2.07</text:p>
          </table:table-cell>
          <table:table-cell office:value-type="float" office:value="980" table:style-name="ce18">
            <text:p>980</text:p>
          </table:table-cell>
          <table:table-cell office:value-type="float" office:value="926" table:style-name="ce18">
            <text:p>926</text:p>
          </table:table-cell>
          <table:table-cell office:value-type="float" office:value="1329" table:style-name="ce18">
            <text:p>1,329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8501" table:style-name="ce120">
            <text:p><text:s text:c="3"/>48,501</text:p>
          </table:table-cell>
          <table:table-cell office:value-type="float" office:value="157677" table:style-name="ce120">
            <text:p><text:s text:c="3"/>157,677</text:p>
          </table:table-cell>
          <table:table-cell office:value-type="float" office:value="79329" table:style-name="ce120">
            <text:p><text:s text:c="3"/>79,329</text:p>
          </table:table-cell>
          <table:table-cell office:value-type="float" office:value="78348" table:style-name="ce120">
            <text:p><text:s text:c="3"/>78,348</text:p>
          </table:table-cell>
          <table:table-cell office:value-type="float" office:value="80" table:style-name="ce120">
            <text:p><text:s text:c="3"/>80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5.9888286256190604" table:style-name="ce121">
            <text:p>5.99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25" table:style-name="ce120">
            <text:p><text:s text:c="3"/>25</text:p>
          </table:table-cell>
          <table:table-cell office:value-type="float" office:value="5.0905043317762004" table:style-name="ce121">
            <text:p>5.09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0.89832429384286006" table:style-name="ce21">
            <text:p>0.90</text:p>
          </table:table-cell>
          <table:table-cell office:value-type="float" office:value="55" table:style-name="ce120">
            <text:p><text:s text:c="3"/>55</text:p>
          </table:table-cell>
          <table:table-cell office:value-type="float" office:value="55" table:style-name="ce120">
            <text:p><text:s text:c="3"/>55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4.1173196801131002" table:style-name="ce121">
            <text:p>4.12</text:p>
          </table:table-cell>
          <table:table-cell office:value-type="float" office:value="16" table:style-name="ce120">
            <text:p><text:s text:c="3"/>16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.1977657251238101" table:style-name="ce19">
            <text:p>1.20</text:p>
          </table:table-cell>
          <table:table-cell office:value-type="float" office:value="636" table:style-name="ce24">
            <text:p>636</text:p>
          </table:table-cell>
          <table:table-cell office:value-type="float" office:value="720" table:style-name="ce24">
            <text:p>720</text:p>
          </table:table-cell>
          <table:table-cell office:value-type="float" office:value="1659" table:style-name="ce24">
            <text:p>1,659</text:p>
          </table:table-cell>
          <table:table-cell table:style-name="ce11"/>
          <table:table-cell table:number-columns-repeated="16353" table:style-name="ce23"/>
        </table:table-row>
        <table:table-row table:style-name="ro18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4662" table:style-name="ce122">
            <text:p><text:s text:c="3"/>44,662</text:p>
          </table:table-cell>
          <table:table-cell office:value-type="float" office:value="143711" table:style-name="ce122">
            <text:p><text:s text:c="3"/>143,711</text:p>
          </table:table-cell>
          <table:table-cell office:value-type="float" office:value="71280" table:style-name="ce122">
            <text:p><text:s text:c="3"/>71,280</text:p>
          </table:table-cell>
          <table:table-cell office:value-type="float" office:value="72431" table:style-name="ce122">
            <text:p><text:s text:c="3"/>72,431</text:p>
          </table:table-cell>
          <table:table-cell office:value-type="float" office:value="71" table:style-name="ce122">
            <text:p><text:s text:c="3"/>71</text:p>
          </table:table-cell>
          <table:table-cell office:value-type="float" office:value="37" table:style-name="ce122">
            <text:p><text:s text:c="3"/>37</text:p>
          </table:table-cell>
          <table:table-cell office:value-type="float" office:value="34" table:style-name="ce122">
            <text:p><text:s text:c="3"/>34</text:p>
          </table:table-cell>
          <table:table-cell office:value-type="float" office:value="5.8316647095753096" table:style-name="ce123">
            <text:p>5.83</text:p>
          </table:table-cell>
          <table:table-cell office:value-type="float" office:value="64" table:style-name="ce122">
            <text:p><text:s text:c="3"/>64</text:p>
          </table:table-cell>
          <table:table-cell office:value-type="float" office:value="40" table:style-name="ce122">
            <text:p><text:s text:c="3"/>40</text:p>
          </table:table-cell>
          <table:table-cell office:value-type="float" office:value="24" table:style-name="ce122">
            <text:p><text:s text:c="3"/>24</text:p>
          </table:table-cell>
          <table:table-cell office:value-type="float" office:value="5.2567118508847903" table:style-name="ce123">
            <text:p>5.26</text:p>
          </table:table-cell>
          <table:table-cell office:value-type="float" office:value="7" table:style-name="ce122">
            <text:p><text:s text:c="3"/>7</text:p>
          </table:table-cell>
          <table:table-cell office:value-type="float" office:value="0.57495285869052004" table:style-name="ce74">
            <text:p>0.57</text:p>
          </table:table-cell>
          <table:table-cell office:value-type="float" office:value="51" table:style-name="ce122">
            <text:p><text:s text:c="3"/>51</text:p>
          </table:table-cell>
          <table:table-cell office:value-type="float" office:value="51" table:style-name="ce122">
            <text:p><text:s text:c="3"/>51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4.1889422561738101" table:style-name="ce123">
            <text:p>4.19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06776959471097" table:style-name="ce73">
            <text:p>1.07</text:p>
          </table:table-cell>
          <table:table-cell office:value-type="float" office:value="546" table:style-name="ce18">
            <text:p>546</text:p>
          </table:table-cell>
          <table:table-cell office:value-type="float" office:value="616" table:style-name="ce18">
            <text:p>616</text:p>
          </table:table-cell>
          <table:table-cell office:value-type="float" office:value="1350" table:style-name="ce18">
            <text:p>1,35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839" table:style-name="ce124">
            <text:p><text:s text:c="3"/>3,839</text:p>
          </table:table-cell>
          <table:table-cell office:value-type="float" office:value="13966" table:style-name="ce124">
            <text:p><text:s text:c="3"/>13,966</text:p>
          </table:table-cell>
          <table:table-cell office:value-type="float" office:value="8049" table:style-name="ce124">
            <text:p><text:s text:c="3"/>8,049</text:p>
          </table:table-cell>
          <table:table-cell office:value-type="float" office:value="5917" table:style-name="ce124">
            <text:p><text:s text:c="3"/>5,917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.6058884446604704" table:style-name="ce125">
            <text:p>7.6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.3803948642935402" table:style-name="ce125">
            <text:p>3.3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4.2254935803669298" table:style-name="ce74">
            <text:p>4.2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3.3803948642935402" table:style-name="ce125">
            <text:p>3.38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5352961482201599" table:style-name="ce73">
            <text:p>2.54</text:p>
          </table:table-cell>
          <table:table-cell office:value-type="float" office:value="90" table:style-name="ce18">
            <text:p>90</text:p>
          </table:table-cell>
          <table:table-cell office:value-type="float" office:value="104" table:style-name="ce18">
            <text:p>104</text:p>
          </table:table-cell>
          <table:table-cell office:value-type="float" office:value="309" table:style-name="ce18">
            <text:p>309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1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2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3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4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5">
          <table:table-cell office:value-type="string" table:number-columns-spanned="25" table:number-rows-spanned="1" table:style-name="ce207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6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3 年 10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233">
            <text:p>區域別</text:p>
          </table:table-cell>
          <table:table-cell office:value-type="string" table:number-columns-spanned="4" table:number-rows-spanned="2" table:style-name="ce23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6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10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8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402804" table:style-name="ce126">
            <text:p><text:s text:c="3"/>23,402,804</text:p>
          </table:table-cell>
          <table:table-cell office:value-type="float" office:value="11529787" table:style-name="ce126">
            <text:p><text:s text:c="3"/>11,529,787</text:p>
          </table:table-cell>
          <table:table-cell office:value-type="float" office:value="11873017" table:style-name="ce126">
            <text:p><text:s text:c="3"/>11,873,017</text:p>
          </table:table-cell>
          <table:table-cell office:value-type="float" office:value="100" table:style-name="ce127">
            <text:p>100.00</text:p>
          </table:table-cell>
          <table:table-cell office:value-type="float" office:value="2749724" table:style-name="ce126">
            <text:p><text:s text:c="3"/>2,749,724</text:p>
          </table:table-cell>
          <table:table-cell office:value-type="float" office:value="1423883" table:style-name="ce126">
            <text:p><text:s text:c="3"/>1,423,883</text:p>
          </table:table-cell>
          <table:table-cell office:value-type="float" office:value="1325841" table:style-name="ce126">
            <text:p><text:s text:c="3"/>1,325,841</text:p>
          </table:table-cell>
          <table:table-cell office:value-type="float" office:value="11.74954932750793" table:style-name="ce127">
            <text:p>11.75</text:p>
          </table:table-cell>
          <table:table-cell office:value-type="float" office:value="16199867" table:style-name="ce126">
            <text:p><text:s text:c="3"/>16,199,867</text:p>
          </table:table-cell>
          <table:table-cell office:value-type="float" office:value="8096652" table:style-name="ce126">
            <text:p><text:s text:c="3"/>8,096,652</text:p>
          </table:table-cell>
          <table:table-cell office:value-type="float" office:value="8103215" table:style-name="ce126">
            <text:p><text:s text:c="3"/>8,103,215</text:p>
          </table:table-cell>
          <table:table-cell office:value-type="float" office:value="69.221906058778259" table:style-name="ce127">
            <text:p>69.22</text:p>
          </table:table-cell>
          <table:table-cell office:value-type="float" office:value="4453213" table:style-name="ce126">
            <text:p><text:s text:c="3"/>4,453,213</text:p>
          </table:table-cell>
          <table:table-cell office:value-type="float" office:value="2009252" table:style-name="ce126">
            <text:p><text:s text:c="3"/>2,009,252</text:p>
          </table:table-cell>
          <table:table-cell office:value-type="float" office:value="2443961" table:style-name="ce126">
            <text:p><text:s text:c="3"/>2,443,961</text:p>
          </table:table-cell>
          <table:table-cell office:value-type="float" office:value="19.028544613713809" table:style-name="ce127">
            <text:p>19.03</text:p>
          </table:table-cell>
          <table:table-cell office:value-type="float" office:value="9893208" table:style-name="ce126">
            <text:p><text:s text:c="3"/>9,893,208</text:p>
          </table:table-cell>
          <table:table-cell office:value-type="float" office:value="5003595" table:style-name="ce126">
            <text:p><text:s text:c="3"/>5,003,595</text:p>
          </table:table-cell>
          <table:table-cell office:value-type="float" office:value="4889613" table:style-name="ce126">
            <text:p><text:s text:c="3"/>4,889,613</text:p>
          </table:table-cell>
          <table:table-cell office:value-type="float" office:value="42.273601060795961" table:style-name="ce127">
            <text:p>42.27</text:p>
          </table:table-cell>
          <table:table-cell office:value-type="float" office:value="19634306" table:style-name="ce126">
            <text:p><text:s text:c="3"/>19,634,306</text:p>
          </table:table-cell>
          <table:table-cell office:value-type="float" office:value="9575051" table:style-name="ce126">
            <text:p><text:s text:c="3"/>9,575,051</text:p>
          </table:table-cell>
          <table:table-cell office:value-type="float" office:value="10059255" table:style-name="ce126">
            <text:p><text:s text:c="3"/>10,059,255</text:p>
          </table:table-cell>
          <table:table-cell office:value-type="float" office:value="83.897237271226132" table:style-name="ce127">
            <text:p>83.90</text:p>
          </table:table-cell>
          <table:table-cell table:style-name="ce62"/>
          <table:table-cell table:number-columns-repeated="16358" table:style-name="ce63"/>
        </table:table-row>
        <table:table-row table:style-name="ro18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46986" table:style-name="ce128">
            <text:p><text:s text:c="3"/>4,046,986</text:p>
          </table:table-cell>
          <table:table-cell office:value-type="float" office:value="1965775" table:style-name="ce128">
            <text:p><text:s text:c="3"/>1,965,775</text:p>
          </table:table-cell>
          <table:table-cell office:value-type="float" office:value="2081211" table:style-name="ce128">
            <text:p><text:s text:c="3"/>2,081,211</text:p>
          </table:table-cell>
          <table:table-cell office:value-type="float" office:value="100" table:style-name="ce129">
            <text:p>100.00</text:p>
          </table:table-cell>
          <table:table-cell office:value-type="float" office:value="446944" table:style-name="ce128">
            <text:p><text:s text:c="3"/>446,944</text:p>
          </table:table-cell>
          <table:table-cell office:value-type="float" office:value="230645" table:style-name="ce128">
            <text:p><text:s text:c="3"/>230,645</text:p>
          </table:table-cell>
          <table:table-cell office:value-type="float" office:value="216299" table:style-name="ce128">
            <text:p><text:s text:c="3"/>216,299</text:p>
          </table:table-cell>
          <table:table-cell office:value-type="float" office:value="11.043873144112681" table:style-name="ce129">
            <text:p>11.04</text:p>
          </table:table-cell>
          <table:table-cell office:value-type="float" office:value="2838693" table:style-name="ce128">
            <text:p><text:s text:c="3"/>2,838,693</text:p>
          </table:table-cell>
          <table:table-cell office:value-type="float" office:value="1398950" table:style-name="ce128">
            <text:p><text:s text:c="3"/>1,398,950</text:p>
          </table:table-cell>
          <table:table-cell office:value-type="float" office:value="1439743" table:style-name="ce128">
            <text:p><text:s text:c="3"/>1,439,743</text:p>
          </table:table-cell>
          <table:table-cell office:value-type="float" office:value="70.143385719644201" table:style-name="ce129">
            <text:p>70.14</text:p>
          </table:table-cell>
          <table:table-cell office:value-type="float" office:value="761349" table:style-name="ce128">
            <text:p><text:s text:c="3"/>761,349</text:p>
          </table:table-cell>
          <table:table-cell office:value-type="float" office:value="336180" table:style-name="ce128">
            <text:p><text:s text:c="3"/>336,180</text:p>
          </table:table-cell>
          <table:table-cell office:value-type="float" office:value="425169" table:style-name="ce128">
            <text:p><text:s text:c="3"/>425,169</text:p>
          </table:table-cell>
          <table:table-cell office:value-type="float" office:value="18.812741136243119" table:style-name="ce129">
            <text:p>18.81</text:p>
          </table:table-cell>
          <table:table-cell office:value-type="float" office:value="1727739" table:style-name="ce128">
            <text:p><text:s text:c="3"/>1,727,739</text:p>
          </table:table-cell>
          <table:table-cell office:value-type="float" office:value="870781" table:style-name="ce128">
            <text:p><text:s text:c="3"/>870,781</text:p>
          </table:table-cell>
          <table:table-cell office:value-type="float" office:value="856958" table:style-name="ce128">
            <text:p><text:s text:c="3"/>856,958</text:p>
          </table:table-cell>
          <table:table-cell office:value-type="float" office:value="42.691993498371382" table:style-name="ce129">
            <text:p>42.69</text:p>
          </table:table-cell>
          <table:table-cell office:value-type="float" office:value="3429720" table:style-name="ce128">
            <text:p><text:s text:c="3"/>3,429,720</text:p>
          </table:table-cell>
          <table:table-cell office:value-type="float" office:value="1646339" table:style-name="ce128">
            <text:p><text:s text:c="3"/>1,646,339</text:p>
          </table:table-cell>
          <table:table-cell office:value-type="float" office:value="1783381" table:style-name="ce128">
            <text:p><text:s text:c="3"/>1,783,381</text:p>
          </table:table-cell>
          <table:table-cell office:value-type="float" office:value="84.747513334614951" table:style-name="ce129">
            <text:p>84.7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495096" table:style-name="ce130">
            <text:p><text:s text:c="3"/>2,495,096</text:p>
          </table:table-cell>
          <table:table-cell office:value-type="float" office:value="1176891" table:style-name="ce130">
            <text:p><text:s text:c="3"/>1,176,891</text:p>
          </table:table-cell>
          <table:table-cell office:value-type="float" office:value="1318205" table:style-name="ce130">
            <text:p><text:s text:c="3"/>1,318,205</text:p>
          </table:table-cell>
          <table:table-cell office:value-type="float" office:value="100" table:style-name="ce131">
            <text:p>100.00</text:p>
          </table:table-cell>
          <table:table-cell office:value-type="float" office:value="303997" table:style-name="ce130">
            <text:p><text:s text:c="3"/>303,997</text:p>
          </table:table-cell>
          <table:table-cell office:value-type="float" office:value="156759" table:style-name="ce130">
            <text:p><text:s text:c="3"/>156,759</text:p>
          </table:table-cell>
          <table:table-cell office:value-type="float" office:value="147238" table:style-name="ce130">
            <text:p><text:s text:c="3"/>147,238</text:p>
          </table:table-cell>
          <table:table-cell office:value-type="float" office:value="12.18377970226396" table:style-name="ce131">
            <text:p>12.18</text:p>
          </table:table-cell>
          <table:table-cell office:value-type="float" office:value="1620356" table:style-name="ce130">
            <text:p><text:s text:c="3"/>1,620,356</text:p>
          </table:table-cell>
          <table:table-cell office:value-type="float" office:value="770763" table:style-name="ce130">
            <text:p><text:s text:c="3"/>770,763</text:p>
          </table:table-cell>
          <table:table-cell office:value-type="float" office:value="849593" table:style-name="ce130">
            <text:p><text:s text:c="3"/>849,593</text:p>
          </table:table-cell>
          <table:table-cell office:value-type="float" office:value="64.94162950042805" table:style-name="ce131">
            <text:p>64.94</text:p>
          </table:table-cell>
          <table:table-cell office:value-type="float" office:value="570743" table:style-name="ce130">
            <text:p><text:s text:c="3"/>570,743</text:p>
          </table:table-cell>
          <table:table-cell office:value-type="float" office:value="249369" table:style-name="ce130">
            <text:p><text:s text:c="3"/>249,369</text:p>
          </table:table-cell>
          <table:table-cell office:value-type="float" office:value="321374" table:style-name="ce130">
            <text:p><text:s text:c="3"/>321,374</text:p>
          </table:table-cell>
          <table:table-cell office:value-type="float" office:value="22.874590797307999" table:style-name="ce131">
            <text:p>22.87</text:p>
          </table:table-cell>
          <table:table-cell office:value-type="float" office:value="966513" table:style-name="ce130">
            <text:p><text:s text:c="3"/>966,513</text:p>
          </table:table-cell>
          <table:table-cell office:value-type="float" office:value="464740" table:style-name="ce130">
            <text:p><text:s text:c="3"/>464,740</text:p>
          </table:table-cell>
          <table:table-cell office:value-type="float" office:value="501773" table:style-name="ce130">
            <text:p><text:s text:c="3"/>501,773</text:p>
          </table:table-cell>
          <table:table-cell office:value-type="float" office:value="38.736505529246173" table:style-name="ce131">
            <text:p>38.74</text:p>
          </table:table-cell>
          <table:table-cell office:value-type="float" office:value="2092145" table:style-name="ce130">
            <text:p><text:s text:c="3"/>2,092,145</text:p>
          </table:table-cell>
          <table:table-cell office:value-type="float" office:value="968766" table:style-name="ce130">
            <text:p><text:s text:c="3"/>968,766</text:p>
          </table:table-cell>
          <table:table-cell office:value-type="float" office:value="1123379" table:style-name="ce130">
            <text:p><text:s text:c="3"/>1,123,379</text:p>
          </table:table-cell>
          <table:table-cell office:value-type="float" office:value="83.850280710641997" table:style-name="ce131">
            <text:p>83.8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334948" table:style-name="ce132">
            <text:p><text:s text:c="3"/>2,334,948</text:p>
          </table:table-cell>
          <table:table-cell office:value-type="float" office:value="1150177" table:style-name="ce132">
            <text:p><text:s text:c="3"/>1,150,177</text:p>
          </table:table-cell>
          <table:table-cell office:value-type="float" office:value="1184771" table:style-name="ce132">
            <text:p><text:s text:c="3"/>1,184,771</text:p>
          </table:table-cell>
          <table:table-cell office:value-type="float" office:value="100" table:style-name="ce133">
            <text:p>100.00</text:p>
          </table:table-cell>
          <table:table-cell office:value-type="float" office:value="314962" table:style-name="ce132">
            <text:p><text:s text:c="3"/>314,962</text:p>
          </table:table-cell>
          <table:table-cell office:value-type="float" office:value="163275" table:style-name="ce132">
            <text:p><text:s text:c="3"/>163,275</text:p>
          </table:table-cell>
          <table:table-cell office:value-type="float" office:value="151687" table:style-name="ce132">
            <text:p><text:s text:c="3"/>151,687</text:p>
          </table:table-cell>
          <table:table-cell office:value-type="float" office:value="13.489037014957081" table:style-name="ce133">
            <text:p>13.49</text:p>
          </table:table-cell>
          <table:table-cell office:value-type="float" office:value="1652660" table:style-name="ce132">
            <text:p><text:s text:c="3"/>1,652,660</text:p>
          </table:table-cell>
          <table:table-cell office:value-type="float" office:value="821507" table:style-name="ce132">
            <text:p><text:s text:c="3"/>821,507</text:p>
          </table:table-cell>
          <table:table-cell office:value-type="float" office:value="831153" table:style-name="ce132">
            <text:p><text:s text:c="3"/>831,153</text:p>
          </table:table-cell>
          <table:table-cell office:value-type="float" office:value="70.77930643423322" table:style-name="ce133">
            <text:p>70.78</text:p>
          </table:table-cell>
          <table:table-cell office:value-type="float" office:value="367326" table:style-name="ce132">
            <text:p><text:s text:c="3"/>367,326</text:p>
          </table:table-cell>
          <table:table-cell office:value-type="float" office:value="165395" table:style-name="ce132">
            <text:p><text:s text:c="3"/>165,395</text:p>
          </table:table-cell>
          <table:table-cell office:value-type="float" office:value="201931" table:style-name="ce132">
            <text:p><text:s text:c="3"/>201,931</text:p>
          </table:table-cell>
          <table:table-cell office:value-type="float" office:value="15.731656550809699" table:style-name="ce133">
            <text:p>15.73</text:p>
          </table:table-cell>
          <table:table-cell office:value-type="float" office:value="1044204" table:style-name="ce132">
            <text:p><text:s text:c="3"/>1,044,204</text:p>
          </table:table-cell>
          <table:table-cell office:value-type="float" office:value="524819" table:style-name="ce132">
            <text:p><text:s text:c="3"/>524,819</text:p>
          </table:table-cell>
          <table:table-cell office:value-type="float" office:value="519385" table:style-name="ce132">
            <text:p><text:s text:c="3"/>519,385</text:p>
          </table:table-cell>
          <table:table-cell office:value-type="float" office:value="44.720653307910922" table:style-name="ce133">
            <text:p>44.72</text:p>
          </table:table-cell>
          <table:table-cell office:value-type="float" office:value="1909127" table:style-name="ce132">
            <text:p><text:s text:c="3"/>1,909,127</text:p>
          </table:table-cell>
          <table:table-cell office:value-type="float" office:value="928883" table:style-name="ce132">
            <text:p><text:s text:c="3"/>928,883</text:p>
          </table:table-cell>
          <table:table-cell office:value-type="float" office:value="980244" table:style-name="ce132">
            <text:p><text:s text:c="3"/>980,244</text:p>
          </table:table-cell>
          <table:table-cell office:value-type="float" office:value="81.763148472685472" table:style-name="ce133">
            <text:p>81.76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56855" table:style-name="ce134">
            <text:p><text:s text:c="3"/>2,856,855</text:p>
          </table:table-cell>
          <table:table-cell office:value-type="float" office:value="1395310" table:style-name="ce134">
            <text:p><text:s text:c="3"/>1,395,310</text:p>
          </table:table-cell>
          <table:table-cell office:value-type="float" office:value="1461545" table:style-name="ce134">
            <text:p><text:s text:c="3"/>1,461,545</text:p>
          </table:table-cell>
          <table:table-cell office:value-type="float" office:value="100" table:style-name="ce135">
            <text:p>100.00</text:p>
          </table:table-cell>
          <table:table-cell office:value-type="float" office:value="373458" table:style-name="ce134">
            <text:p><text:s text:c="3"/>373,458</text:p>
          </table:table-cell>
          <table:table-cell office:value-type="float" office:value="193643" table:style-name="ce134">
            <text:p><text:s text:c="3"/>193,643</text:p>
          </table:table-cell>
          <table:table-cell office:value-type="float" office:value="179815" table:style-name="ce134">
            <text:p><text:s text:c="3"/>179,815</text:p>
          </table:table-cell>
          <table:table-cell office:value-type="float" office:value="13.072347038964169" table:style-name="ce135">
            <text:p>13.07</text:p>
          </table:table-cell>
          <table:table-cell office:value-type="float" office:value="2013943" table:style-name="ce134">
            <text:p><text:s text:c="3"/>2,013,943</text:p>
          </table:table-cell>
          <table:table-cell office:value-type="float" office:value="990526" table:style-name="ce134">
            <text:p><text:s text:c="3"/>990,526</text:p>
          </table:table-cell>
          <table:table-cell office:value-type="float" office:value="1023417" table:style-name="ce134">
            <text:p><text:s text:c="3"/>1,023,417</text:p>
          </table:table-cell>
          <table:table-cell office:value-type="float" office:value="70.495107382068738" table:style-name="ce135">
            <text:p>70.50</text:p>
          </table:table-cell>
          <table:table-cell office:value-type="float" office:value="469454" table:style-name="ce134">
            <text:p><text:s text:c="3"/>469,454</text:p>
          </table:table-cell>
          <table:table-cell office:value-type="float" office:value="211141" table:style-name="ce134">
            <text:p><text:s text:c="3"/>211,141</text:p>
          </table:table-cell>
          <table:table-cell office:value-type="float" office:value="258313" table:style-name="ce134">
            <text:p><text:s text:c="3"/>258,313</text:p>
          </table:table-cell>
          <table:table-cell office:value-type="float" office:value="16.43254557896708" table:style-name="ce135">
            <text:p>16.43</text:p>
          </table:table-cell>
          <table:table-cell office:value-type="float" office:value="1261427" table:style-name="ce134">
            <text:p><text:s text:c="3"/>1,261,427</text:p>
          </table:table-cell>
          <table:table-cell office:value-type="float" office:value="630520" table:style-name="ce134">
            <text:p><text:s text:c="3"/>630,520</text:p>
          </table:table-cell>
          <table:table-cell office:value-type="float" office:value="630907" table:style-name="ce134">
            <text:p><text:s text:c="3"/>630,907</text:p>
          </table:table-cell>
          <table:table-cell office:value-type="float" office:value="44.154393555150683" table:style-name="ce135">
            <text:p>44.15</text:p>
          </table:table-cell>
          <table:table-cell office:value-type="float" office:value="2350230" table:style-name="ce134">
            <text:p><text:s text:c="3"/>2,350,230</text:p>
          </table:table-cell>
          <table:table-cell office:value-type="float" office:value="1132599" table:style-name="ce134">
            <text:p><text:s text:c="3"/>1,132,599</text:p>
          </table:table-cell>
          <table:table-cell office:value-type="float" office:value="1217631" table:style-name="ce134">
            <text:p><text:s text:c="3"/>1,217,631</text:p>
          </table:table-cell>
          <table:table-cell office:value-type="float" office:value="82.266338333587115" table:style-name="ce135">
            <text:p>82.2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8882" table:style-name="ce136">
            <text:p><text:s text:c="3"/>1,858,882</text:p>
          </table:table-cell>
          <table:table-cell office:value-type="float" office:value="921875" table:style-name="ce136">
            <text:p><text:s text:c="3"/>921,875</text:p>
          </table:table-cell>
          <table:table-cell office:value-type="float" office:value="937007" table:style-name="ce136">
            <text:p><text:s text:c="3"/>937,007</text:p>
          </table:table-cell>
          <table:table-cell office:value-type="float" office:value="100" table:style-name="ce137">
            <text:p>100.00</text:p>
          </table:table-cell>
          <table:table-cell office:value-type="float" office:value="209110" table:style-name="ce136">
            <text:p><text:s text:c="3"/>209,110</text:p>
          </table:table-cell>
          <table:table-cell office:value-type="float" office:value="108486" table:style-name="ce136">
            <text:p><text:s text:c="3"/>108,486</text:p>
          </table:table-cell>
          <table:table-cell office:value-type="float" office:value="100624" table:style-name="ce136">
            <text:p><text:s text:c="3"/>100,624</text:p>
          </table:table-cell>
          <table:table-cell office:value-type="float" office:value="11.24923475508397" table:style-name="ce137">
            <text:p>11.25</text:p>
          </table:table-cell>
          <table:table-cell office:value-type="float" office:value="1288213" table:style-name="ce136">
            <text:p><text:s text:c="3"/>1,288,213</text:p>
          </table:table-cell>
          <table:table-cell office:value-type="float" office:value="647446" table:style-name="ce136">
            <text:p><text:s text:c="3"/>647,446</text:p>
          </table:table-cell>
          <table:table-cell office:value-type="float" office:value="640767" table:style-name="ce136">
            <text:p><text:s text:c="3"/>640,767</text:p>
          </table:table-cell>
          <table:table-cell office:value-type="float" office:value="69.300418208363951" table:style-name="ce137">
            <text:p>69.30</text:p>
          </table:table-cell>
          <table:table-cell office:value-type="float" office:value="361559" table:style-name="ce136">
            <text:p><text:s text:c="3"/>361,559</text:p>
          </table:table-cell>
          <table:table-cell office:value-type="float" office:value="165943" table:style-name="ce136">
            <text:p><text:s text:c="3"/>165,943</text:p>
          </table:table-cell>
          <table:table-cell office:value-type="float" office:value="195616" table:style-name="ce136">
            <text:p><text:s text:c="3"/>195,616</text:p>
          </table:table-cell>
          <table:table-cell office:value-type="float" office:value="19.450347036552081" table:style-name="ce137">
            <text:p>19.45</text:p>
          </table:table-cell>
          <table:table-cell office:value-type="float" office:value="783403" table:style-name="ce136">
            <text:p><text:s text:c="3"/>783,403</text:p>
          </table:table-cell>
          <table:table-cell office:value-type="float" office:value="398995" table:style-name="ce136">
            <text:p><text:s text:c="3"/>398,995</text:p>
          </table:table-cell>
          <table:table-cell office:value-type="float" office:value="384408" table:style-name="ce136">
            <text:p><text:s text:c="3"/>384,408</text:p>
          </table:table-cell>
          <table:table-cell office:value-type="float" office:value="42.143772439563143" table:style-name="ce137">
            <text:p>42.14</text:p>
          </table:table-cell>
          <table:table-cell office:value-type="float" office:value="1571991" table:style-name="ce136">
            <text:p><text:s text:c="3"/>1,571,991</text:p>
          </table:table-cell>
          <table:table-cell office:value-type="float" office:value="773026" table:style-name="ce136">
            <text:p><text:s text:c="3"/>773,026</text:p>
          </table:table-cell>
          <table:table-cell office:value-type="float" office:value="798965" table:style-name="ce136">
            <text:p><text:s text:c="3"/>798,965</text:p>
          </table:table-cell>
          <table:table-cell office:value-type="float" office:value="84.566475978572058" table:style-name="ce137">
            <text:p>84.5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2139" table:style-name="ce138">
            <text:p><text:s text:c="3"/>2,732,139</text:p>
          </table:table-cell>
          <table:table-cell office:value-type="float" office:value="1338054" table:style-name="ce138">
            <text:p><text:s text:c="3"/>1,338,054</text:p>
          </table:table-cell>
          <table:table-cell office:value-type="float" office:value="1394085" table:style-name="ce138">
            <text:p><text:s text:c="3"/>1,394,085</text:p>
          </table:table-cell>
          <table:table-cell office:value-type="float" office:value="100" table:style-name="ce139">
            <text:p>100.00</text:p>
          </table:table-cell>
          <table:table-cell office:value-type="float" office:value="300888" table:style-name="ce138">
            <text:p><text:s text:c="3"/>300,888</text:p>
          </table:table-cell>
          <table:table-cell office:value-type="float" office:value="155701" table:style-name="ce138">
            <text:p><text:s text:c="3"/>155,701</text:p>
          </table:table-cell>
          <table:table-cell office:value-type="float" office:value="145187" table:style-name="ce138">
            <text:p><text:s text:c="3"/>145,187</text:p>
          </table:table-cell>
          <table:table-cell office:value-type="float" office:value="11.01290966528423" table:style-name="ce139">
            <text:p>11.01</text:p>
          </table:table-cell>
          <table:table-cell office:value-type="float" office:value="1890877" table:style-name="ce138">
            <text:p><text:s text:c="3"/>1,890,877</text:p>
          </table:table-cell>
          <table:table-cell office:value-type="float" office:value="941325" table:style-name="ce138">
            <text:p><text:s text:c="3"/>941,325</text:p>
          </table:table-cell>
          <table:table-cell office:value-type="float" office:value="949552" table:style-name="ce138">
            <text:p><text:s text:c="3"/>949,552</text:p>
          </table:table-cell>
          <table:table-cell office:value-type="float" office:value="69.208667640994832" table:style-name="ce139">
            <text:p>69.21</text:p>
          </table:table-cell>
          <table:table-cell office:value-type="float" office:value="540374" table:style-name="ce138">
            <text:p><text:s text:c="3"/>540,374</text:p>
          </table:table-cell>
          <table:table-cell office:value-type="float" office:value="241028" table:style-name="ce138">
            <text:p><text:s text:c="3"/>241,028</text:p>
          </table:table-cell>
          <table:table-cell office:value-type="float" office:value="299346" table:style-name="ce138">
            <text:p><text:s text:c="3"/>299,346</text:p>
          </table:table-cell>
          <table:table-cell office:value-type="float" office:value="19.77842269372093" table:style-name="ce139">
            <text:p>19.78</text:p>
          </table:table-cell>
          <table:table-cell office:value-type="float" office:value="1144996" table:style-name="ce138">
            <text:p><text:s text:c="3"/>1,144,996</text:p>
          </table:table-cell>
          <table:table-cell office:value-type="float" office:value="577639" table:style-name="ce138">
            <text:p><text:s text:c="3"/>577,639</text:p>
          </table:table-cell>
          <table:table-cell office:value-type="float" office:value="567357" table:style-name="ce138">
            <text:p><text:s text:c="3"/>567,357</text:p>
          </table:table-cell>
          <table:table-cell office:value-type="float" office:value="41.90840949161079" table:style-name="ce139">
            <text:p>41.91</text:p>
          </table:table-cell>
          <table:table-cell office:value-type="float" office:value="2317211" table:style-name="ce138">
            <text:p><text:s text:c="3"/>2,317,211</text:p>
          </table:table-cell>
          <table:table-cell office:value-type="float" office:value="1123162" table:style-name="ce138">
            <text:p><text:s text:c="3"/>1,123,162</text:p>
          </table:table-cell>
          <table:table-cell office:value-type="float" office:value="1194049" table:style-name="ce138">
            <text:p><text:s text:c="3"/>1,194,049</text:p>
          </table:table-cell>
          <table:table-cell office:value-type="float" office:value="84.813071370087684" table:style-name="ce139">
            <text:p>84.8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20221" table:style-name="ce140">
            <text:p><text:s text:c="3"/>6,920,221</text:p>
          </table:table-cell>
          <table:table-cell office:value-type="float" office:value="3502376" table:style-name="ce140">
            <text:p><text:s text:c="3"/>3,502,376</text:p>
          </table:table-cell>
          <table:table-cell office:value-type="float" office:value="3417845" table:style-name="ce140">
            <text:p><text:s text:c="3"/>3,417,845</text:p>
          </table:table-cell>
          <table:table-cell office:value-type="float" office:value="100" table:style-name="ce141">
            <text:p>100.00</text:p>
          </table:table-cell>
          <table:table-cell office:value-type="float" office:value="787629" table:style-name="ce140">
            <text:p><text:s text:c="3"/>787,629</text:p>
          </table:table-cell>
          <table:table-cell office:value-type="float" office:value="408702" table:style-name="ce140">
            <text:p><text:s text:c="3"/>408,702</text:p>
          </table:table-cell>
          <table:table-cell office:value-type="float" office:value="378927" table:style-name="ce140">
            <text:p><text:s text:c="3"/>378,927</text:p>
          </table:table-cell>
          <table:table-cell office:value-type="float" office:value="11.381558479129501" table:style-name="ce141">
            <text:p>11.38</text:p>
          </table:table-cell>
          <table:table-cell office:value-type="float" office:value="4778290" table:style-name="ce140">
            <text:p><text:s text:c="3"/>4,778,290</text:p>
          </table:table-cell>
          <table:table-cell office:value-type="float" office:value="2467165" table:style-name="ce140">
            <text:p><text:s text:c="3"/>2,467,165</text:p>
          </table:table-cell>
          <table:table-cell office:value-type="float" office:value="2311125" table:style-name="ce140">
            <text:p><text:s text:c="3"/>2,311,125</text:p>
          </table:table-cell>
          <table:table-cell office:value-type="float" office:value="69.048228373053405" table:style-name="ce141">
            <text:p>69.05</text:p>
          </table:table-cell>
          <table:table-cell office:value-type="float" office:value="1354302" table:style-name="ce140">
            <text:p><text:s text:c="3"/>1,354,302</text:p>
          </table:table-cell>
          <table:table-cell office:value-type="float" office:value="626509" table:style-name="ce140">
            <text:p><text:s text:c="3"/>626,509</text:p>
          </table:table-cell>
          <table:table-cell office:value-type="float" office:value="727793" table:style-name="ce140">
            <text:p><text:s text:c="3"/>727,793</text:p>
          </table:table-cell>
          <table:table-cell office:value-type="float" office:value="19.5702131478171" table:style-name="ce141">
            <text:p>19.57</text:p>
          </table:table-cell>
          <table:table-cell office:value-type="float" office:value="2895791" table:style-name="ce140">
            <text:p><text:s text:c="3"/>2,895,791</text:p>
          </table:table-cell>
          <table:table-cell office:value-type="float" office:value="1501161" table:style-name="ce140">
            <text:p><text:s text:c="3"/>1,501,161</text:p>
          </table:table-cell>
          <table:table-cell office:value-type="float" office:value="1394630" table:style-name="ce140">
            <text:p><text:s text:c="3"/>1,394,630</text:p>
          </table:table-cell>
          <table:table-cell office:value-type="float" office:value="41.845354360792811" table:style-name="ce141">
            <text:p>41.85</text:p>
          </table:table-cell>
          <table:table-cell office:value-type="float" office:value="5825206" table:style-name="ce140">
            <text:p><text:s text:c="3"/>5,825,206</text:p>
          </table:table-cell>
          <table:table-cell office:value-type="float" office:value="2932879" table:style-name="ce140">
            <text:p><text:s text:c="3"/>2,932,879</text:p>
          </table:table-cell>
          <table:table-cell office:value-type="float" office:value="2892327" table:style-name="ce140">
            <text:p><text:s text:c="3"/>2,892,327</text:p>
          </table:table-cell>
          <table:table-cell office:value-type="float" office:value="84.176589158063024" table:style-name="ce141">
            <text:p>84.1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49223" table:style-name="ce142">
            <text:p><text:s text:c="3"/>449,223</text:p>
          </table:table-cell>
          <table:table-cell office:value-type="float" office:value="225204" table:style-name="ce142">
            <text:p><text:s text:c="3"/>225,204</text:p>
          </table:table-cell>
          <table:table-cell office:value-type="float" office:value="224019" table:style-name="ce142">
            <text:p><text:s text:c="3"/>224,019</text:p>
          </table:table-cell>
          <table:table-cell office:value-type="float" office:value="100" table:style-name="ce143">
            <text:p>100.00</text:p>
          </table:table-cell>
          <table:table-cell office:value-type="float" office:value="50148" table:style-name="ce142">
            <text:p><text:s text:c="3"/>50,148</text:p>
          </table:table-cell>
          <table:table-cell office:value-type="float" office:value="25929" table:style-name="ce142">
            <text:p><text:s text:c="3"/>25,929</text:p>
          </table:table-cell>
          <table:table-cell office:value-type="float" office:value="24219" table:style-name="ce142">
            <text:p><text:s text:c="3"/>24,219</text:p>
          </table:table-cell>
          <table:table-cell office:value-type="float" office:value="11.16327525527411" table:style-name="ce143">
            <text:p>11.16</text:p>
          </table:table-cell>
          <table:table-cell office:value-type="float" office:value="310129" table:style-name="ce142">
            <text:p><text:s text:c="3"/>310,129</text:p>
          </table:table-cell>
          <table:table-cell office:value-type="float" office:value="158276" table:style-name="ce142">
            <text:p><text:s text:c="3"/>158,276</text:p>
          </table:table-cell>
          <table:table-cell office:value-type="float" office:value="151853" table:style-name="ce142">
            <text:p><text:s text:c="3"/>151,853</text:p>
          </table:table-cell>
          <table:table-cell office:value-type="float" office:value="69.036759026140686" table:style-name="ce143">
            <text:p>69.04</text:p>
          </table:table-cell>
          <table:table-cell office:value-type="float" office:value="88946" table:style-name="ce142">
            <text:p><text:s text:c="3"/>88,946</text:p>
          </table:table-cell>
          <table:table-cell office:value-type="float" office:value="40999" table:style-name="ce142">
            <text:p><text:s text:c="3"/>40,999</text:p>
          </table:table-cell>
          <table:table-cell office:value-type="float" office:value="47947" table:style-name="ce142">
            <text:p><text:s text:c="3"/>47,947</text:p>
          </table:table-cell>
          <table:table-cell office:value-type="float" office:value="19.799965718585199" table:style-name="ce143">
            <text:p>19.80</text:p>
          </table:table-cell>
          <table:table-cell office:value-type="float" office:value="185194" table:style-name="ce142">
            <text:p><text:s text:c="3"/>185,194</text:p>
          </table:table-cell>
          <table:table-cell office:value-type="float" office:value="95368" table:style-name="ce142">
            <text:p><text:s text:c="3"/>95,368</text:p>
          </table:table-cell>
          <table:table-cell office:value-type="float" office:value="89826" table:style-name="ce142">
            <text:p><text:s text:c="3"/>89,826</text:p>
          </table:table-cell>
          <table:table-cell office:value-type="float" office:value="41.225404754431537" table:style-name="ce143">
            <text:p>41.23</text:p>
          </table:table-cell>
          <table:table-cell office:value-type="float" office:value="379792" table:style-name="ce142">
            <text:p><text:s text:c="3"/>379,792</text:p>
          </table:table-cell>
          <table:table-cell office:value-type="float" office:value="189314" table:style-name="ce142">
            <text:p><text:s text:c="3"/>189,314</text:p>
          </table:table-cell>
          <table:table-cell office:value-type="float" office:value="190478" table:style-name="ce142">
            <text:p><text:s text:c="3"/>190,478</text:p>
          </table:table-cell>
          <table:table-cell office:value-type="float" office:value="84.544201877463976" table:style-name="ce143">
            <text:p>84.5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93603" table:style-name="ce144">
            <text:p><text:s text:c="3"/>593,603</text:p>
          </table:table-cell>
          <table:table-cell office:value-type="float" office:value="302110" table:style-name="ce144">
            <text:p><text:s text:c="3"/>302,110</text:p>
          </table:table-cell>
          <table:table-cell office:value-type="float" office:value="291493" table:style-name="ce144">
            <text:p><text:s text:c="3"/>291,493</text:p>
          </table:table-cell>
          <table:table-cell office:value-type="float" office:value="100" table:style-name="ce145">
            <text:p>100.00</text:p>
          </table:table-cell>
          <table:table-cell office:value-type="float" office:value="90178" table:style-name="ce144">
            <text:p><text:s text:c="3"/>90,178</text:p>
          </table:table-cell>
          <table:table-cell office:value-type="float" office:value="46680" table:style-name="ce144">
            <text:p><text:s text:c="3"/>46,680</text:p>
          </table:table-cell>
          <table:table-cell office:value-type="float" office:value="43498" table:style-name="ce144">
            <text:p><text:s text:c="3"/>43,498</text:p>
          </table:table-cell>
          <table:table-cell office:value-type="float" office:value="15.19163481316637" table:style-name="ce145">
            <text:p>15.19</text:p>
          </table:table-cell>
          <table:table-cell office:value-type="float" office:value="418057" table:style-name="ce144">
            <text:p><text:s text:c="3"/>418,057</text:p>
          </table:table-cell>
          <table:table-cell office:value-type="float" office:value="214776" table:style-name="ce144">
            <text:p><text:s text:c="3"/>214,776</text:p>
          </table:table-cell>
          <table:table-cell office:value-type="float" office:value="203281" table:style-name="ce144">
            <text:p><text:s text:c="3"/>203,281</text:p>
          </table:table-cell>
          <table:table-cell office:value-type="float" office:value="70.427036251501434" table:style-name="ce145">
            <text:p>70.43</text:p>
          </table:table-cell>
          <table:table-cell office:value-type="float" office:value="85368" table:style-name="ce144">
            <text:p><text:s text:c="3"/>85,368</text:p>
          </table:table-cell>
          <table:table-cell office:value-type="float" office:value="40654" table:style-name="ce144">
            <text:p><text:s text:c="3"/>40,654</text:p>
          </table:table-cell>
          <table:table-cell office:value-type="float" office:value="44714" table:style-name="ce144">
            <text:p><text:s text:c="3"/>44,714</text:p>
          </table:table-cell>
          <table:table-cell office:value-type="float" office:value="14.381328935332199" table:style-name="ce145">
            <text:p>14.38</text:p>
          </table:table-cell>
          <table:table-cell office:value-type="float" office:value="264661" table:style-name="ce144">
            <text:p><text:s text:c="3"/>264,661</text:p>
          </table:table-cell>
          <table:table-cell office:value-type="float" office:value="136103" table:style-name="ce144">
            <text:p><text:s text:c="3"/>136,103</text:p>
          </table:table-cell>
          <table:table-cell office:value-type="float" office:value="128558" table:style-name="ce144">
            <text:p><text:s text:c="3"/>128,558</text:p>
          </table:table-cell>
          <table:table-cell office:value-type="float" office:value="44.585522647291207" table:style-name="ce145">
            <text:p>44.59</text:p>
          </table:table-cell>
          <table:table-cell office:value-type="float" office:value="472603" table:style-name="ce144">
            <text:p><text:s text:c="3"/>472,603</text:p>
          </table:table-cell>
          <table:table-cell office:value-type="float" office:value="239259" table:style-name="ce144">
            <text:p><text:s text:c="3"/>239,259</text:p>
          </table:table-cell>
          <table:table-cell office:value-type="float" office:value="233344" table:style-name="ce144">
            <text:p><text:s text:c="3"/>233,344</text:p>
          </table:table-cell>
          <table:table-cell office:value-type="float" office:value="79.616005983797251" table:style-name="ce145">
            <text:p>79.62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3067" table:style-name="ce146">
            <text:p><text:s text:c="3"/>533,067</text:p>
          </table:table-cell>
          <table:table-cell office:value-type="float" office:value="273959" table:style-name="ce146">
            <text:p><text:s text:c="3"/>273,959</text:p>
          </table:table-cell>
          <table:table-cell office:value-type="float" office:value="259108" table:style-name="ce146">
            <text:p><text:s text:c="3"/>259,108</text:p>
          </table:table-cell>
          <table:table-cell office:value-type="float" office:value="100" table:style-name="ce147">
            <text:p>100.00</text:p>
          </table:table-cell>
          <table:table-cell office:value-type="float" office:value="60536" table:style-name="ce146">
            <text:p><text:s text:c="3"/>60,536</text:p>
          </table:table-cell>
          <table:table-cell office:value-type="float" office:value="31300" table:style-name="ce146">
            <text:p><text:s text:c="3"/>31,300</text:p>
          </table:table-cell>
          <table:table-cell office:value-type="float" office:value="29236" table:style-name="ce146">
            <text:p><text:s text:c="3"/>29,236</text:p>
          </table:table-cell>
          <table:table-cell office:value-type="float" office:value="11.356170987887079" table:style-name="ce147">
            <text:p>11.36</text:p>
          </table:table-cell>
          <table:table-cell office:value-type="float" office:value="369158" table:style-name="ce146">
            <text:p><text:s text:c="3"/>369,158</text:p>
          </table:table-cell>
          <table:table-cell office:value-type="float" office:value="193574" table:style-name="ce146">
            <text:p><text:s text:c="3"/>193,574</text:p>
          </table:table-cell>
          <table:table-cell office:value-type="float" office:value="175584" table:style-name="ce146">
            <text:p><text:s text:c="3"/>175,584</text:p>
          </table:table-cell>
          <table:table-cell office:value-type="float" office:value="69.251707571468501" table:style-name="ce147">
            <text:p>69.25</text:p>
          </table:table-cell>
          <table:table-cell office:value-type="float" office:value="103373" table:style-name="ce146">
            <text:p><text:s text:c="3"/>103,373</text:p>
          </table:table-cell>
          <table:table-cell office:value-type="float" office:value="49085" table:style-name="ce146">
            <text:p><text:s text:c="3"/>49,085</text:p>
          </table:table-cell>
          <table:table-cell office:value-type="float" office:value="54288" table:style-name="ce146">
            <text:p><text:s text:c="3"/>54,288</text:p>
          </table:table-cell>
          <table:table-cell office:value-type="float" office:value="19.39212144064442" table:style-name="ce147">
            <text:p>19.39</text:p>
          </table:table-cell>
          <table:table-cell office:value-type="float" office:value="225188" table:style-name="ce146">
            <text:p><text:s text:c="3"/>225,188</text:p>
          </table:table-cell>
          <table:table-cell office:value-type="float" office:value="118807" table:style-name="ce146">
            <text:p><text:s text:c="3"/>118,807</text:p>
          </table:table-cell>
          <table:table-cell office:value-type="float" office:value="106381" table:style-name="ce146">
            <text:p><text:s text:c="3"/>106,381</text:p>
          </table:table-cell>
          <table:table-cell office:value-type="float" office:value="42.243845520356729" table:style-name="ce147">
            <text:p>42.24</text:p>
          </table:table-cell>
          <table:table-cell office:value-type="float" office:value="448148" table:style-name="ce146">
            <text:p><text:s text:c="3"/>448,148</text:p>
          </table:table-cell>
          <table:table-cell office:value-type="float" office:value="229883" table:style-name="ce146">
            <text:p><text:s text:c="3"/>229,883</text:p>
          </table:table-cell>
          <table:table-cell office:value-type="float" office:value="218265" table:style-name="ce146">
            <text:p><text:s text:c="3"/>218,265</text:p>
          </table:table-cell>
          <table:table-cell office:value-type="float" office:value="84.069732322578588" table:style-name="ce147">
            <text:p>84.0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27436" table:style-name="ce148">
            <text:p><text:s text:c="3"/>1,227,436</text:p>
          </table:table-cell>
          <table:table-cell office:value-type="float" office:value="622113" table:style-name="ce148">
            <text:p><text:s text:c="3"/>622,113</text:p>
          </table:table-cell>
          <table:table-cell office:value-type="float" office:value="605323" table:style-name="ce148">
            <text:p><text:s text:c="3"/>605,323</text:p>
          </table:table-cell>
          <table:table-cell office:value-type="float" office:value="100" table:style-name="ce149">
            <text:p>100.00</text:p>
          </table:table-cell>
          <table:table-cell office:value-type="float" office:value="143497" table:style-name="ce148">
            <text:p><text:s text:c="3"/>143,497</text:p>
          </table:table-cell>
          <table:table-cell office:value-type="float" office:value="74718" table:style-name="ce148">
            <text:p><text:s text:c="3"/>74,718</text:p>
          </table:table-cell>
          <table:table-cell office:value-type="float" office:value="68779" table:style-name="ce148">
            <text:p><text:s text:c="3"/>68,779</text:p>
          </table:table-cell>
          <table:table-cell office:value-type="float" office:value="11.69079283970814" table:style-name="ce149">
            <text:p>11.69</text:p>
          </table:table-cell>
          <table:table-cell office:value-type="float" office:value="846536" table:style-name="ce148">
            <text:p><text:s text:c="3"/>846,536</text:p>
          </table:table-cell>
          <table:table-cell office:value-type="float" office:value="437391" table:style-name="ce148">
            <text:p><text:s text:c="3"/>437,391</text:p>
          </table:table-cell>
          <table:table-cell office:value-type="float" office:value="409145" table:style-name="ce148">
            <text:p><text:s text:c="3"/>409,145</text:p>
          </table:table-cell>
          <table:table-cell office:value-type="float" office:value="68.967832131369775" table:style-name="ce149">
            <text:p>68.97</text:p>
          </table:table-cell>
          <table:table-cell office:value-type="float" office:value="237403" table:style-name="ce148">
            <text:p><text:s text:c="3"/>237,403</text:p>
          </table:table-cell>
          <table:table-cell office:value-type="float" office:value="110004" table:style-name="ce148">
            <text:p><text:s text:c="3"/>110,004</text:p>
          </table:table-cell>
          <table:table-cell office:value-type="float" office:value="127399" table:style-name="ce148">
            <text:p><text:s text:c="3"/>127,399</text:p>
          </table:table-cell>
          <table:table-cell office:value-type="float" office:value="19.34137502892208" table:style-name="ce149">
            <text:p>19.34</text:p>
          </table:table-cell>
          <table:table-cell office:value-type="float" office:value="526034" table:style-name="ce148">
            <text:p><text:s text:c="3"/>526,034</text:p>
          </table:table-cell>
          <table:table-cell office:value-type="float" office:value="272726" table:style-name="ce148">
            <text:p><text:s text:c="3"/>272,726</text:p>
          </table:table-cell>
          <table:table-cell office:value-type="float" office:value="253308" table:style-name="ce148">
            <text:p><text:s text:c="3"/>253,308</text:p>
          </table:table-cell>
          <table:table-cell office:value-type="float" office:value="42.856328150714177" table:style-name="ce149">
            <text:p>42.86</text:p>
          </table:table-cell>
          <table:table-cell office:value-type="float" office:value="1028031" table:style-name="ce148">
            <text:p><text:s text:c="3"/>1,028,031</text:p>
          </table:table-cell>
          <table:table-cell office:value-type="float" office:value="518015" table:style-name="ce148">
            <text:p><text:s text:c="3"/>518,015</text:p>
          </table:table-cell>
          <table:table-cell office:value-type="float" office:value="510016" table:style-name="ce148">
            <text:p><text:s text:c="3"/>510,016</text:p>
          </table:table-cell>
          <table:table-cell office:value-type="float" office:value="83.754346458797031" table:style-name="ce149">
            <text:p>83.75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2978" table:style-name="ce150">
            <text:p><text:s text:c="3"/>472,978</text:p>
          </table:table-cell>
          <table:table-cell office:value-type="float" office:value="240572" table:style-name="ce150">
            <text:p><text:s text:c="3"/>240,572</text:p>
          </table:table-cell>
          <table:table-cell office:value-type="float" office:value="232406" table:style-name="ce150">
            <text:p><text:s text:c="3"/>232,406</text:p>
          </table:table-cell>
          <table:table-cell office:value-type="float" office:value="100" table:style-name="ce151">
            <text:p>100.00</text:p>
          </table:table-cell>
          <table:table-cell office:value-type="float" office:value="48005" table:style-name="ce150">
            <text:p><text:s text:c="3"/>48,005</text:p>
          </table:table-cell>
          <table:table-cell office:value-type="float" office:value="25014" table:style-name="ce150">
            <text:p><text:s text:c="3"/>25,014</text:p>
          </table:table-cell>
          <table:table-cell office:value-type="float" office:value="22991" table:style-name="ce150">
            <text:p><text:s text:c="3"/>22,991</text:p>
          </table:table-cell>
          <table:table-cell office:value-type="float" office:value="10.149520696522879" table:style-name="ce151">
            <text:p>10.15</text:p>
          </table:table-cell>
          <table:table-cell office:value-type="float" office:value="322925" table:style-name="ce150">
            <text:p><text:s text:c="3"/>322,925</text:p>
          </table:table-cell>
          <table:table-cell office:value-type="float" office:value="167625" table:style-name="ce150">
            <text:p><text:s text:c="3"/>167,625</text:p>
          </table:table-cell>
          <table:table-cell office:value-type="float" office:value="155300" table:style-name="ce150">
            <text:p><text:s text:c="3"/>155,300</text:p>
          </table:table-cell>
          <table:table-cell office:value-type="float" office:value="68.274845764496447" table:style-name="ce151">
            <text:p>68.27</text:p>
          </table:table-cell>
          <table:table-cell office:value-type="float" office:value="102048" table:style-name="ce150">
            <text:p><text:s text:c="3"/>102,048</text:p>
          </table:table-cell>
          <table:table-cell office:value-type="float" office:value="47933" table:style-name="ce150">
            <text:p><text:s text:c="3"/>47,933</text:p>
          </table:table-cell>
          <table:table-cell office:value-type="float" office:value="54115" table:style-name="ce150">
            <text:p><text:s text:c="3"/>54,115</text:p>
          </table:table-cell>
          <table:table-cell office:value-type="float" office:value="21.575633538980671" table:style-name="ce151">
            <text:p>21.58</text:p>
          </table:table-cell>
          <table:table-cell office:value-type="float" office:value="190822" table:style-name="ce150">
            <text:p><text:s text:c="3"/>190,822</text:p>
          </table:table-cell>
          <table:table-cell office:value-type="float" office:value="100393" table:style-name="ce150">
            <text:p><text:s text:c="3"/>100,393</text:p>
          </table:table-cell>
          <table:table-cell office:value-type="float" office:value="90429" table:style-name="ce150">
            <text:p><text:s text:c="3"/>90,429</text:p>
          </table:table-cell>
          <table:table-cell office:value-type="float" office:value="40.344794049617533" table:style-name="ce151">
            <text:p>40.34</text:p>
          </table:table-cell>
          <table:table-cell office:value-type="float" office:value="405152" table:style-name="ce150">
            <text:p><text:s text:c="3"/>405,152</text:p>
          </table:table-cell>
          <table:table-cell office:value-type="float" office:value="205330" table:style-name="ce150">
            <text:p><text:s text:c="3"/>205,330</text:p>
          </table:table-cell>
          <table:table-cell office:value-type="float" office:value="199822" table:style-name="ce150">
            <text:p><text:s text:c="3"/>199,822</text:p>
          </table:table-cell>
          <table:table-cell office:value-type="float" office:value="85.659798130145589" table:style-name="ce151">
            <text:p>85.66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58979" table:style-name="ce152">
            <text:p><text:s text:c="3"/>658,979</text:p>
          </table:table-cell>
          <table:table-cell office:value-type="float" office:value="338882" table:style-name="ce152">
            <text:p><text:s text:c="3"/>338,882</text:p>
          </table:table-cell>
          <table:table-cell office:value-type="float" office:value="320097" table:style-name="ce152">
            <text:p><text:s text:c="3"/>320,097</text:p>
          </table:table-cell>
          <table:table-cell office:value-type="float" office:value="100" table:style-name="ce153">
            <text:p>100.00</text:p>
          </table:table-cell>
          <table:table-cell office:value-type="float" office:value="69766" table:style-name="ce152">
            <text:p><text:s text:c="3"/>69,766</text:p>
          </table:table-cell>
          <table:table-cell office:value-type="float" office:value="36053" table:style-name="ce152">
            <text:p><text:s text:c="3"/>36,053</text:p>
          </table:table-cell>
          <table:table-cell office:value-type="float" office:value="33713" table:style-name="ce152">
            <text:p><text:s text:c="3"/>33,713</text:p>
          </table:table-cell>
          <table:table-cell office:value-type="float" office:value="10.586983803732741" table:style-name="ce153">
            <text:p>10.59</text:p>
          </table:table-cell>
          <table:table-cell office:value-type="float" office:value="450697" table:style-name="ce152">
            <text:p><text:s text:c="3"/>450,697</text:p>
          </table:table-cell>
          <table:table-cell office:value-type="float" office:value="238354" table:style-name="ce152">
            <text:p><text:s text:c="3"/>238,354</text:p>
          </table:table-cell>
          <table:table-cell office:value-type="float" office:value="212343" table:style-name="ce152">
            <text:p><text:s text:c="3"/>212,343</text:p>
          </table:table-cell>
          <table:table-cell office:value-type="float" office:value="68.393226491284238" table:style-name="ce153">
            <text:p>68.39</text:p>
          </table:table-cell>
          <table:table-cell office:value-type="float" office:value="138516" table:style-name="ce152">
            <text:p><text:s text:c="3"/>138,516</text:p>
          </table:table-cell>
          <table:table-cell office:value-type="float" office:value="64475" table:style-name="ce152">
            <text:p><text:s text:c="3"/>64,475</text:p>
          </table:table-cell>
          <table:table-cell office:value-type="float" office:value="74041" table:style-name="ce152">
            <text:p><text:s text:c="3"/>74,041</text:p>
          </table:table-cell>
          <table:table-cell office:value-type="float" office:value="21.019789704983008" table:style-name="ce153">
            <text:p>21.02</text:p>
          </table:table-cell>
          <table:table-cell office:value-type="float" office:value="271633" table:style-name="ce152">
            <text:p><text:s text:c="3"/>271,633</text:p>
          </table:table-cell>
          <table:table-cell office:value-type="float" office:value="141688" table:style-name="ce152">
            <text:p><text:s text:c="3"/>141,688</text:p>
          </table:table-cell>
          <table:table-cell office:value-type="float" office:value="129945" table:style-name="ce152">
            <text:p><text:s text:c="3"/>129,945</text:p>
          </table:table-cell>
          <table:table-cell office:value-type="float" office:value="41.220281678171837" table:style-name="ce153">
            <text:p>41.22</text:p>
          </table:table-cell>
          <table:table-cell office:value-type="float" office:value="560213" table:style-name="ce152">
            <text:p><text:s text:c="3"/>560,213</text:p>
          </table:table-cell>
          <table:table-cell office:value-type="float" office:value="287591" table:style-name="ce152">
            <text:p><text:s text:c="3"/>287,591</text:p>
          </table:table-cell>
          <table:table-cell office:value-type="float" office:value="272622" table:style-name="ce152">
            <text:p><text:s text:c="3"/>272,622</text:p>
          </table:table-cell>
          <table:table-cell office:value-type="float" office:value="85.012268979739872" table:style-name="ce153">
            <text:p>85.0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79630" table:style-name="ce154">
            <text:p><text:s text:c="3"/>479,630</text:p>
          </table:table-cell>
          <table:table-cell office:value-type="float" office:value="248164" table:style-name="ce154">
            <text:p><text:s text:c="3"/>248,164</text:p>
          </table:table-cell>
          <table:table-cell office:value-type="float" office:value="231466" table:style-name="ce154">
            <text:p><text:s text:c="3"/>231,466</text:p>
          </table:table-cell>
          <table:table-cell office:value-type="float" office:value="100" table:style-name="ce155">
            <text:p>100.00</text:p>
          </table:table-cell>
          <table:table-cell office:value-type="float" office:value="40327" table:style-name="ce154">
            <text:p><text:s text:c="3"/>40,327</text:p>
          </table:table-cell>
          <table:table-cell office:value-type="float" office:value="20924" table:style-name="ce154">
            <text:p><text:s text:c="3"/>20,924</text:p>
          </table:table-cell>
          <table:table-cell office:value-type="float" office:value="19403" table:style-name="ce154">
            <text:p><text:s text:c="3"/>19,403</text:p>
          </table:table-cell>
          <table:table-cell office:value-type="float" office:value="8.4079394533286091" table:style-name="ce155">
            <text:p>8.41</text:p>
          </table:table-cell>
          <table:table-cell office:value-type="float" office:value="328706" table:style-name="ce154">
            <text:p><text:s text:c="3"/>328,706</text:p>
          </table:table-cell>
          <table:table-cell office:value-type="float" office:value="174931" table:style-name="ce154">
            <text:p><text:s text:c="3"/>174,931</text:p>
          </table:table-cell>
          <table:table-cell office:value-type="float" office:value="153775" table:style-name="ce154">
            <text:p><text:s text:c="3"/>153,775</text:p>
          </table:table-cell>
          <table:table-cell office:value-type="float" office:value="68.533244375873068" table:style-name="ce155">
            <text:p>68.53</text:p>
          </table:table-cell>
          <table:table-cell office:value-type="float" office:value="110597" table:style-name="ce154">
            <text:p><text:s text:c="3"/>110,597</text:p>
          </table:table-cell>
          <table:table-cell office:value-type="float" office:value="52309" table:style-name="ce154">
            <text:p><text:s text:c="3"/>52,309</text:p>
          </table:table-cell>
          <table:table-cell office:value-type="float" office:value="58288" table:style-name="ce154">
            <text:p><text:s text:c="3"/>58,288</text:p>
          </table:table-cell>
          <table:table-cell office:value-type="float" office:value="23.05881617079832" table:style-name="ce155">
            <text:p>23.06</text:p>
          </table:table-cell>
          <table:table-cell office:value-type="float" office:value="191644" table:style-name="ce154">
            <text:p><text:s text:c="3"/>191,644</text:p>
          </table:table-cell>
          <table:table-cell office:value-type="float" office:value="101427" table:style-name="ce154">
            <text:p><text:s text:c="3"/>101,427</text:p>
          </table:table-cell>
          <table:table-cell office:value-type="float" office:value="90217" table:style-name="ce154">
            <text:p><text:s text:c="3"/>90,217</text:p>
          </table:table-cell>
          <table:table-cell office:value-type="float" office:value="39.95663323812105" table:style-name="ce155">
            <text:p>39.96</text:p>
          </table:table-cell>
          <table:table-cell office:value-type="float" office:value="420282" table:style-name="ce154">
            <text:p><text:s text:c="3"/>420,282</text:p>
          </table:table-cell>
          <table:table-cell office:value-type="float" office:value="217229" table:style-name="ce154">
            <text:p><text:s text:c="3"/>217,229</text:p>
          </table:table-cell>
          <table:table-cell office:value-type="float" office:value="203053" table:style-name="ce154">
            <text:p><text:s text:c="3"/>203,053</text:p>
          </table:table-cell>
          <table:table-cell office:value-type="float" office:value="87.626295269270059" table:style-name="ce155">
            <text:p>87.63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90021" table:style-name="ce156">
            <text:p><text:s text:c="3"/>790,021</text:p>
          </table:table-cell>
          <table:table-cell office:value-type="float" office:value="399701" table:style-name="ce156">
            <text:p><text:s text:c="3"/>399,701</text:p>
          </table:table-cell>
          <table:table-cell office:value-type="float" office:value="390320" table:style-name="ce156">
            <text:p><text:s text:c="3"/>390,320</text:p>
          </table:table-cell>
          <table:table-cell office:value-type="float" office:value="100" table:style-name="ce157">
            <text:p>100.00</text:p>
          </table:table-cell>
          <table:table-cell office:value-type="float" office:value="79418" table:style-name="ce156">
            <text:p><text:s text:c="3"/>79,418</text:p>
          </table:table-cell>
          <table:table-cell office:value-type="float" office:value="41282" table:style-name="ce156">
            <text:p><text:s text:c="3"/>41,282</text:p>
          </table:table-cell>
          <table:table-cell office:value-type="float" office:value="38136" table:style-name="ce156">
            <text:p><text:s text:c="3"/>38,136</text:p>
          </table:table-cell>
          <table:table-cell office:value-type="float" office:value="10.05264417021826" table:style-name="ce157">
            <text:p>10.05</text:p>
          </table:table-cell>
          <table:table-cell office:value-type="float" office:value="546276" table:style-name="ce156">
            <text:p><text:s text:c="3"/>546,276</text:p>
          </table:table-cell>
          <table:table-cell office:value-type="float" office:value="282589" table:style-name="ce156">
            <text:p><text:s text:c="3"/>282,589</text:p>
          </table:table-cell>
          <table:table-cell office:value-type="float" office:value="263687" table:style-name="ce156">
            <text:p><text:s text:c="3"/>263,687</text:p>
          </table:table-cell>
          <table:table-cell office:value-type="float" office:value="69.147022674080816" table:style-name="ce157">
            <text:p>69.15</text:p>
          </table:table-cell>
          <table:table-cell office:value-type="float" office:value="164327" table:style-name="ce156">
            <text:p><text:s text:c="3"/>164,327</text:p>
          </table:table-cell>
          <table:table-cell office:value-type="float" office:value="75830" table:style-name="ce156">
            <text:p><text:s text:c="3"/>75,830</text:p>
          </table:table-cell>
          <table:table-cell office:value-type="float" office:value="88497" table:style-name="ce156">
            <text:p><text:s text:c="3"/>88,497</text:p>
          </table:table-cell>
          <table:table-cell office:value-type="float" office:value="20.80033315570093" table:style-name="ce157">
            <text:p>20.80</text:p>
          </table:table-cell>
          <table:table-cell office:value-type="float" office:value="325172" table:style-name="ce156">
            <text:p><text:s text:c="3"/>325,172</text:p>
          </table:table-cell>
          <table:table-cell office:value-type="float" office:value="169892" table:style-name="ce156">
            <text:p><text:s text:c="3"/>169,892</text:p>
          </table:table-cell>
          <table:table-cell office:value-type="float" office:value="155280" table:style-name="ce156">
            <text:p><text:s text:c="3"/>155,280</text:p>
          </table:table-cell>
          <table:table-cell office:value-type="float" office:value="41.159918533811123" table:style-name="ce157">
            <text:p>41.16</text:p>
          </table:table-cell>
          <table:table-cell office:value-type="float" office:value="679048" table:style-name="ce156">
            <text:p><text:s text:c="3"/>679,048</text:p>
          </table:table-cell>
          <table:table-cell office:value-type="float" office:value="341979" table:style-name="ce156">
            <text:p><text:s text:c="3"/>341,979</text:p>
          </table:table-cell>
          <table:table-cell office:value-type="float" office:value="337069" table:style-name="ce156">
            <text:p><text:s text:c="3"/>337,069</text:p>
          </table:table-cell>
          <table:table-cell office:value-type="float" office:value="85.953158207186902" table:style-name="ce157">
            <text:p>85.95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0281" table:style-name="ce158">
            <text:p><text:s text:c="3"/>210,281</text:p>
          </table:table-cell>
          <table:table-cell office:value-type="float" office:value="107109" table:style-name="ce158">
            <text:p><text:s text:c="3"/>107,109</text:p>
          </table:table-cell>
          <table:table-cell office:value-type="float" office:value="103172" table:style-name="ce158">
            <text:p><text:s text:c="3"/>103,172</text:p>
          </table:table-cell>
          <table:table-cell office:value-type="float" office:value="100" table:style-name="ce159">
            <text:p>100.00</text:p>
          </table:table-cell>
          <table:table-cell office:value-type="float" office:value="23000" table:style-name="ce158">
            <text:p><text:s text:c="3"/>23,000</text:p>
          </table:table-cell>
          <table:table-cell office:value-type="float" office:value="11988" table:style-name="ce158">
            <text:p><text:s text:c="3"/>11,988</text:p>
          </table:table-cell>
          <table:table-cell office:value-type="float" office:value="11012" table:style-name="ce158">
            <text:p><text:s text:c="3"/>11,012</text:p>
          </table:table-cell>
          <table:table-cell office:value-type="float" office:value="10.937745207603159" table:style-name="ce159">
            <text:p>10.94</text:p>
          </table:table-cell>
          <table:table-cell office:value-type="float" office:value="145273" table:style-name="ce158">
            <text:p><text:s text:c="3"/>145,273</text:p>
          </table:table-cell>
          <table:table-cell office:value-type="float" office:value="76054" table:style-name="ce158">
            <text:p><text:s text:c="3"/>76,054</text:p>
          </table:table-cell>
          <table:table-cell office:value-type="float" office:value="69219" table:style-name="ce158">
            <text:p><text:s text:c="3"/>69,219</text:p>
          </table:table-cell>
          <table:table-cell office:value-type="float" office:value="69.085176501918866" table:style-name="ce159">
            <text:p>69.09</text:p>
          </table:table-cell>
          <table:table-cell office:value-type="float" office:value="42008" table:style-name="ce158">
            <text:p><text:s text:c="3"/>42,008</text:p>
          </table:table-cell>
          <table:table-cell office:value-type="float" office:value="19067" table:style-name="ce158">
            <text:p><text:s text:c="3"/>19,067</text:p>
          </table:table-cell>
          <table:table-cell office:value-type="float" office:value="22941" table:style-name="ce158">
            <text:p><text:s text:c="3"/>22,941</text:p>
          </table:table-cell>
          <table:table-cell office:value-type="float" office:value="19.97707829047798" table:style-name="ce159">
            <text:p>19.98</text:p>
          </table:table-cell>
          <table:table-cell office:value-type="float" office:value="85075" table:style-name="ce158">
            <text:p><text:s text:c="3"/>85,075</text:p>
          </table:table-cell>
          <table:table-cell office:value-type="float" office:value="44540" table:style-name="ce158">
            <text:p><text:s text:c="3"/>44,540</text:p>
          </table:table-cell>
          <table:table-cell office:value-type="float" office:value="40535" table:style-name="ce158">
            <text:p><text:s text:c="3"/>40,535</text:p>
          </table:table-cell>
          <table:table-cell office:value-type="float" office:value="40.457768414645173" table:style-name="ce159">
            <text:p>40.46</text:p>
          </table:table-cell>
          <table:table-cell office:value-type="float" office:value="178193" table:style-name="ce158">
            <text:p><text:s text:c="3"/>178,193</text:p>
          </table:table-cell>
          <table:table-cell office:value-type="float" office:value="90324" table:style-name="ce158">
            <text:p><text:s text:c="3"/>90,324</text:p>
          </table:table-cell>
          <table:table-cell office:value-type="float" office:value="87869" table:style-name="ce158">
            <text:p><text:s text:c="3"/>87,869</text:p>
          </table:table-cell>
          <table:table-cell office:value-type="float" office:value="84.740418772975218" table:style-name="ce159">
            <text:p>84.7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5699" table:style-name="ce160">
            <text:p><text:s text:c="3"/>315,699</text:p>
          </table:table-cell>
          <table:table-cell office:value-type="float" office:value="158390" table:style-name="ce160">
            <text:p><text:s text:c="3"/>158,390</text:p>
          </table:table-cell>
          <table:table-cell office:value-type="float" office:value="157309" table:style-name="ce160">
            <text:p><text:s text:c="3"/>157,309</text:p>
          </table:table-cell>
          <table:table-cell office:value-type="float" office:value="100" table:style-name="ce161">
            <text:p>100.00</text:p>
          </table:table-cell>
          <table:table-cell office:value-type="float" office:value="34764" table:style-name="ce160">
            <text:p><text:s text:c="3"/>34,764</text:p>
          </table:table-cell>
          <table:table-cell office:value-type="float" office:value="18199" table:style-name="ce160">
            <text:p><text:s text:c="3"/>18,199</text:p>
          </table:table-cell>
          <table:table-cell office:value-type="float" office:value="16565" table:style-name="ce160">
            <text:p><text:s text:c="3"/>16,565</text:p>
          </table:table-cell>
          <table:table-cell office:value-type="float" office:value="11.01175486776962" table:style-name="ce161">
            <text:p>11.01</text:p>
          </table:table-cell>
          <table:table-cell office:value-type="float" office:value="216327" table:style-name="ce160">
            <text:p><text:s text:c="3"/>216,327</text:p>
          </table:table-cell>
          <table:table-cell office:value-type="float" office:value="110858" table:style-name="ce160">
            <text:p><text:s text:c="3"/>110,858</text:p>
          </table:table-cell>
          <table:table-cell office:value-type="float" office:value="105469" table:style-name="ce160">
            <text:p><text:s text:c="3"/>105,469</text:p>
          </table:table-cell>
          <table:table-cell office:value-type="float" office:value="68.523181891611955" table:style-name="ce161">
            <text:p>68.52</text:p>
          </table:table-cell>
          <table:table-cell office:value-type="float" office:value="64608" table:style-name="ce160">
            <text:p><text:s text:c="3"/>64,608</text:p>
          </table:table-cell>
          <table:table-cell office:value-type="float" office:value="29333" table:style-name="ce160">
            <text:p><text:s text:c="3"/>29,333</text:p>
          </table:table-cell>
          <table:table-cell office:value-type="float" office:value="35275" table:style-name="ce160">
            <text:p><text:s text:c="3"/>35,275</text:p>
          </table:table-cell>
          <table:table-cell office:value-type="float" office:value="20.465063240618441" table:style-name="ce161">
            <text:p>20.47</text:p>
          </table:table-cell>
          <table:table-cell office:value-type="float" office:value="128212" table:style-name="ce160">
            <text:p><text:s text:c="3"/>128,212</text:p>
          </table:table-cell>
          <table:table-cell office:value-type="float" office:value="66333" table:style-name="ce160">
            <text:p><text:s text:c="3"/>66,333</text:p>
          </table:table-cell>
          <table:table-cell office:value-type="float" office:value="61879" table:style-name="ce160">
            <text:p><text:s text:c="3"/>61,879</text:p>
          </table:table-cell>
          <table:table-cell office:value-type="float" office:value="40.612102033899383" table:style-name="ce161">
            <text:p>40.61</text:p>
          </table:table-cell>
          <table:table-cell office:value-type="float" office:value="267420" table:style-name="ce160">
            <text:p><text:s text:c="3"/>267,420</text:p>
          </table:table-cell>
          <table:table-cell office:value-type="float" office:value="133132" table:style-name="ce160">
            <text:p><text:s text:c="3"/>133,132</text:p>
          </table:table-cell>
          <table:table-cell office:value-type="float" office:value="134288" table:style-name="ce160">
            <text:p><text:s text:c="3"/>134,288</text:p>
          </table:table-cell>
          <table:table-cell office:value-type="float" office:value="84.707268632463197" table:style-name="ce161">
            <text:p>84.7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886" table:style-name="ce162">
            <text:p><text:s text:c="3"/>107,886</text:p>
          </table:table-cell>
          <table:table-cell office:value-type="float" office:value="55177" table:style-name="ce162">
            <text:p><text:s text:c="3"/>55,177</text:p>
          </table:table-cell>
          <table:table-cell office:value-type="float" office:value="52709" table:style-name="ce162">
            <text:p><text:s text:c="3"/>52,709</text:p>
          </table:table-cell>
          <table:table-cell office:value-type="float" office:value="100" table:style-name="ce163">
            <text:p>100.00</text:p>
          </table:table-cell>
          <table:table-cell office:value-type="float" office:value="10356" table:style-name="ce162">
            <text:p><text:s text:c="3"/>10,356</text:p>
          </table:table-cell>
          <table:table-cell office:value-type="float" office:value="5375" table:style-name="ce162">
            <text:p><text:s text:c="3"/>5,375</text:p>
          </table:table-cell>
          <table:table-cell office:value-type="float" office:value="4981" table:style-name="ce162">
            <text:p><text:s text:c="3"/>4,981</text:p>
          </table:table-cell>
          <table:table-cell office:value-type="float" office:value="9.5990211890328698" table:style-name="ce163">
            <text:p>9.60</text:p>
          </table:table-cell>
          <table:table-cell office:value-type="float" office:value="76278" table:style-name="ce162">
            <text:p><text:s text:c="3"/>76,278</text:p>
          </table:table-cell>
          <table:table-cell office:value-type="float" office:value="39779" table:style-name="ce162">
            <text:p><text:s text:c="3"/>39,779</text:p>
          </table:table-cell>
          <table:table-cell office:value-type="float" office:value="36499" table:style-name="ce162">
            <text:p><text:s text:c="3"/>36,499</text:p>
          </table:table-cell>
          <table:table-cell office:value-type="float" office:value="70.702408097436191" table:style-name="ce163">
            <text:p>70.70</text:p>
          </table:table-cell>
          <table:table-cell office:value-type="float" office:value="21252" table:style-name="ce162">
            <text:p><text:s text:c="3"/>21,252</text:p>
          </table:table-cell>
          <table:table-cell office:value-type="float" office:value="10023" table:style-name="ce162">
            <text:p><text:s text:c="3"/>10,023</text:p>
          </table:table-cell>
          <table:table-cell office:value-type="float" office:value="11229" table:style-name="ce162">
            <text:p><text:s text:c="3"/>11,229</text:p>
          </table:table-cell>
          <table:table-cell office:value-type="float" office:value="19.698570713530948" table:style-name="ce163">
            <text:p>19.70</text:p>
          </table:table-cell>
          <table:table-cell office:value-type="float" office:value="46890" table:style-name="ce162">
            <text:p><text:s text:c="3"/>46,890</text:p>
          </table:table-cell>
          <table:table-cell office:value-type="float" office:value="24481" table:style-name="ce162">
            <text:p><text:s text:c="3"/>24,481</text:p>
          </table:table-cell>
          <table:table-cell office:value-type="float" office:value="22409" table:style-name="ce162">
            <text:p><text:s text:c="3"/>22,409</text:p>
          </table:table-cell>
          <table:table-cell office:value-type="float" office:value="43.462543796229347" table:style-name="ce163">
            <text:p>43.46</text:p>
          </table:table-cell>
          <table:table-cell office:value-type="float" office:value="93030" table:style-name="ce162">
            <text:p><text:s text:c="3"/>93,030</text:p>
          </table:table-cell>
          <table:table-cell office:value-type="float" office:value="47415" table:style-name="ce162">
            <text:p><text:s text:c="3"/>47,415</text:p>
          </table:table-cell>
          <table:table-cell office:value-type="float" office:value="45615" table:style-name="ce162">
            <text:p><text:s text:c="3"/>45,615</text:p>
          </table:table-cell>
          <table:table-cell office:value-type="float" office:value="86.229909348757019" table:style-name="ce163">
            <text:p>86.23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1513" table:style-name="ce164">
            <text:p><text:s text:c="3"/>361,513</text:p>
          </table:table-cell>
          <table:table-cell office:value-type="float" office:value="179374" table:style-name="ce164">
            <text:p><text:s text:c="3"/>179,374</text:p>
          </table:table-cell>
          <table:table-cell office:value-type="float" office:value="182139" table:style-name="ce164">
            <text:p><text:s text:c="3"/>182,139</text:p>
          </table:table-cell>
          <table:table-cell office:value-type="float" office:value="100" table:style-name="ce165">
            <text:p>100.00</text:p>
          </table:table-cell>
          <table:table-cell office:value-type="float" office:value="34331" table:style-name="ce164">
            <text:p><text:s text:c="3"/>34,331</text:p>
          </table:table-cell>
          <table:table-cell office:value-type="float" office:value="17743" table:style-name="ce164">
            <text:p><text:s text:c="3"/>17,743</text:p>
          </table:table-cell>
          <table:table-cell office:value-type="float" office:value="16588" table:style-name="ce164">
            <text:p><text:s text:c="3"/>16,588</text:p>
          </table:table-cell>
          <table:table-cell office:value-type="float" office:value="9.4964773051038307" table:style-name="ce165">
            <text:p>9.50</text:p>
          </table:table-cell>
          <table:table-cell office:value-type="float" office:value="250966" table:style-name="ce164">
            <text:p><text:s text:c="3"/>250,966</text:p>
          </table:table-cell>
          <table:table-cell office:value-type="float" office:value="127321" table:style-name="ce164">
            <text:p><text:s text:c="3"/>127,321</text:p>
          </table:table-cell>
          <table:table-cell office:value-type="float" office:value="123645" table:style-name="ce164">
            <text:p><text:s text:c="3"/>123,645</text:p>
          </table:table-cell>
          <table:table-cell office:value-type="float" office:value="69.421016671599631" table:style-name="ce165">
            <text:p>69.42</text:p>
          </table:table-cell>
          <table:table-cell office:value-type="float" office:value="76216" table:style-name="ce164">
            <text:p><text:s text:c="3"/>76,216</text:p>
          </table:table-cell>
          <table:table-cell office:value-type="float" office:value="34310" table:style-name="ce164">
            <text:p><text:s text:c="3"/>34,310</text:p>
          </table:table-cell>
          <table:table-cell office:value-type="float" office:value="41906" table:style-name="ce164">
            <text:p><text:s text:c="3"/>41,906</text:p>
          </table:table-cell>
          <table:table-cell office:value-type="float" office:value="21.082506023296531" table:style-name="ce165">
            <text:p>21.08</text:p>
          </table:table-cell>
          <table:table-cell office:value-type="float" office:value="147101" table:style-name="ce164">
            <text:p><text:s text:c="3"/>147,101</text:p>
          </table:table-cell>
          <table:table-cell office:value-type="float" office:value="75863" table:style-name="ce164">
            <text:p><text:s text:c="3"/>75,863</text:p>
          </table:table-cell>
          <table:table-cell office:value-type="float" office:value="71238" table:style-name="ce164">
            <text:p><text:s text:c="3"/>71,238</text:p>
          </table:table-cell>
          <table:table-cell office:value-type="float" office:value="40.690376279691193" table:style-name="ce165">
            <text:p>40.69</text:p>
          </table:table-cell>
          <table:table-cell office:value-type="float" office:value="313096" table:style-name="ce164">
            <text:p><text:s text:c="3"/>313,096</text:p>
          </table:table-cell>
          <table:table-cell office:value-type="float" office:value="154305" table:style-name="ce164">
            <text:p><text:s text:c="3"/>154,305</text:p>
          </table:table-cell>
          <table:table-cell office:value-type="float" office:value="158791" table:style-name="ce164">
            <text:p><text:s text:c="3"/>158,791</text:p>
          </table:table-cell>
          <table:table-cell office:value-type="float" office:value="86.607120629133675" table:style-name="ce165">
            <text:p>86.6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7404" table:style-name="ce166">
            <text:p><text:s text:c="3"/>457,404</text:p>
          </table:table-cell>
          <table:table-cell office:value-type="float" office:value="225774" table:style-name="ce166">
            <text:p><text:s text:c="3"/>225,774</text:p>
          </table:table-cell>
          <table:table-cell office:value-type="float" office:value="231630" table:style-name="ce166">
            <text:p><text:s text:c="3"/>231,630</text:p>
          </table:table-cell>
          <table:table-cell office:value-type="float" office:value="100" table:style-name="ce167">
            <text:p>100.00</text:p>
          </table:table-cell>
          <table:table-cell office:value-type="float" office:value="71049" table:style-name="ce166">
            <text:p><text:s text:c="3"/>71,049</text:p>
          </table:table-cell>
          <table:table-cell office:value-type="float" office:value="36842" table:style-name="ce166">
            <text:p><text:s text:c="3"/>36,842</text:p>
          </table:table-cell>
          <table:table-cell office:value-type="float" office:value="34207" table:style-name="ce166">
            <text:p><text:s text:c="3"/>34,207</text:p>
          </table:table-cell>
          <table:table-cell office:value-type="float" office:value="15.53309546921321" table:style-name="ce167">
            <text:p>15.53</text:p>
          </table:table-cell>
          <table:table-cell office:value-type="float" office:value="316497" table:style-name="ce166">
            <text:p><text:s text:c="3"/>316,497</text:p>
          </table:table-cell>
          <table:table-cell office:value-type="float" office:value="158160" table:style-name="ce166">
            <text:p><text:s text:c="3"/>158,160</text:p>
          </table:table-cell>
          <table:table-cell office:value-type="float" office:value="158337" table:style-name="ce166">
            <text:p><text:s text:c="3"/>158,337</text:p>
          </table:table-cell>
          <table:table-cell office:value-type="float" office:value="69.194191568066742" table:style-name="ce167">
            <text:p>69.19</text:p>
          </table:table-cell>
          <table:table-cell office:value-type="float" office:value="69858" table:style-name="ce166">
            <text:p><text:s text:c="3"/>69,858</text:p>
          </table:table-cell>
          <table:table-cell office:value-type="float" office:value="30772" table:style-name="ce166">
            <text:p><text:s text:c="3"/>30,772</text:p>
          </table:table-cell>
          <table:table-cell office:value-type="float" office:value="39086" table:style-name="ce166">
            <text:p><text:s text:c="3"/>39,086</text:p>
          </table:table-cell>
          <table:table-cell office:value-type="float" office:value="15.27271296272005" table:style-name="ce167">
            <text:p>15.27</text:p>
          </table:table-cell>
          <table:table-cell office:value-type="float" office:value="199407" table:style-name="ce166">
            <text:p><text:s text:c="3"/>199,407</text:p>
          </table:table-cell>
          <table:table-cell office:value-type="float" office:value="100081" table:style-name="ce166">
            <text:p><text:s text:c="3"/>100,081</text:p>
          </table:table-cell>
          <table:table-cell office:value-type="float" office:value="99326" table:style-name="ce166">
            <text:p><text:s text:c="3"/>99,326</text:p>
          </table:table-cell>
          <table:table-cell office:value-type="float" office:value="43.595377390665583" table:style-name="ce167">
            <text:p>43.60</text:p>
          </table:table-cell>
          <table:table-cell office:value-type="float" office:value="362524" table:style-name="ce166">
            <text:p><text:s text:c="3"/>362,524</text:p>
          </table:table-cell>
          <table:table-cell office:value-type="float" office:value="176425" table:style-name="ce166">
            <text:p><text:s text:c="3"/>176,425</text:p>
          </table:table-cell>
          <table:table-cell office:value-type="float" office:value="186099" table:style-name="ce166">
            <text:p><text:s text:c="3"/>186,099</text:p>
          </table:table-cell>
          <table:table-cell office:value-type="float" office:value="79.256849524709011" table:style-name="ce167">
            <text:p>79.26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2501" table:style-name="ce168">
            <text:p><text:s text:c="3"/>262,501</text:p>
          </table:table-cell>
          <table:table-cell office:value-type="float" office:value="125847" table:style-name="ce168">
            <text:p><text:s text:c="3"/>125,847</text:p>
          </table:table-cell>
          <table:table-cell office:value-type="float" office:value="136654" table:style-name="ce168">
            <text:p><text:s text:c="3"/>136,654</text:p>
          </table:table-cell>
          <table:table-cell office:value-type="float" office:value="100" table:style-name="ce169">
            <text:p>100.00</text:p>
          </table:table-cell>
          <table:table-cell office:value-type="float" office:value="32254" table:style-name="ce168">
            <text:p><text:s text:c="3"/>32,254</text:p>
          </table:table-cell>
          <table:table-cell office:value-type="float" office:value="16655" table:style-name="ce168">
            <text:p><text:s text:c="3"/>16,655</text:p>
          </table:table-cell>
          <table:table-cell office:value-type="float" office:value="15599" table:style-name="ce168">
            <text:p><text:s text:c="3"/>15,599</text:p>
          </table:table-cell>
          <table:table-cell office:value-type="float" office:value="12.287191286890341" table:style-name="ce169">
            <text:p>12.29</text:p>
          </table:table-cell>
          <table:table-cell office:value-type="float" office:value="180465" table:style-name="ce168">
            <text:p><text:s text:c="3"/>180,465</text:p>
          </table:table-cell>
          <table:table-cell office:value-type="float" office:value="87477" table:style-name="ce168">
            <text:p><text:s text:c="3"/>87,477</text:p>
          </table:table-cell>
          <table:table-cell office:value-type="float" office:value="92988" table:style-name="ce168">
            <text:p><text:s text:c="3"/>92,988</text:p>
          </table:table-cell>
          <table:table-cell office:value-type="float" office:value="68.748309530249401" table:style-name="ce169">
            <text:p>68.75</text:p>
          </table:table-cell>
          <table:table-cell office:value-type="float" office:value="49782" table:style-name="ce168">
            <text:p><text:s text:c="3"/>49,782</text:p>
          </table:table-cell>
          <table:table-cell office:value-type="float" office:value="21715" table:style-name="ce168">
            <text:p><text:s text:c="3"/>21,715</text:p>
          </table:table-cell>
          <table:table-cell office:value-type="float" office:value="28067" table:style-name="ce168">
            <text:p><text:s text:c="3"/>28,067</text:p>
          </table:table-cell>
          <table:table-cell office:value-type="float" office:value="18.964499182860251" table:style-name="ce169">
            <text:p>18.96</text:p>
          </table:table-cell>
          <table:table-cell office:value-type="float" office:value="108758" table:style-name="ce168">
            <text:p><text:s text:c="3"/>108,758</text:p>
          </table:table-cell>
          <table:table-cell office:value-type="float" office:value="53459" table:style-name="ce168">
            <text:p><text:s text:c="3"/>53,459</text:p>
          </table:table-cell>
          <table:table-cell office:value-type="float" office:value="55299" table:style-name="ce168">
            <text:p><text:s text:c="3"/>55,299</text:p>
          </table:table-cell>
          <table:table-cell office:value-type="float" office:value="41.431461213481093" table:style-name="ce169">
            <text:p>41.43</text:p>
          </table:table-cell>
          <table:table-cell office:value-type="float" office:value="217674" table:style-name="ce168">
            <text:p><text:s text:c="3"/>217,674</text:p>
          </table:table-cell>
          <table:table-cell office:value-type="float" office:value="102678" table:style-name="ce168">
            <text:p><text:s text:c="3"/>102,678</text:p>
          </table:table-cell>
          <table:table-cell office:value-type="float" office:value="114996" table:style-name="ce168">
            <text:p><text:s text:c="3"/>114,996</text:p>
          </table:table-cell>
          <table:table-cell office:value-type="float" office:value="82.92311267385648" table:style-name="ce169">
            <text:p>82.9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7677" table:style-name="ce170">
            <text:p><text:s text:c="3"/>157,677</text:p>
          </table:table-cell>
          <table:table-cell office:value-type="float" office:value="79329" table:style-name="ce170">
            <text:p><text:s text:c="3"/>79,329</text:p>
          </table:table-cell>
          <table:table-cell office:value-type="float" office:value="78348" table:style-name="ce170">
            <text:p><text:s text:c="3"/>78,348</text:p>
          </table:table-cell>
          <table:table-cell office:value-type="float" office:value="100" table:style-name="ce171">
            <text:p>100.00</text:p>
          </table:table-cell>
          <table:table-cell office:value-type="float" office:value="12736" table:style-name="ce170">
            <text:p><text:s text:c="3"/>12,736</text:p>
          </table:table-cell>
          <table:table-cell office:value-type="float" office:value="6672" table:style-name="ce170">
            <text:p><text:s text:c="3"/>6,672</text:p>
          </table:table-cell>
          <table:table-cell office:value-type="float" office:value="6064" table:style-name="ce170">
            <text:p><text:s text:c="3"/>6,064</text:p>
          </table:table-cell>
          <table:table-cell office:value-type="float" office:value="8.0772718912713994" table:style-name="ce171">
            <text:p>8.08</text:p>
          </table:table-cell>
          <table:table-cell office:value-type="float" office:value="116835" table:style-name="ce170">
            <text:p><text:s text:c="3"/>116,835</text:p>
          </table:table-cell>
          <table:table-cell office:value-type="float" office:value="58970" table:style-name="ce170">
            <text:p><text:s text:c="3"/>58,970</text:p>
          </table:table-cell>
          <table:table-cell office:value-type="float" office:value="57865" table:style-name="ce170">
            <text:p><text:s text:c="3"/>57,865</text:p>
          </table:table-cell>
          <table:table-cell office:value-type="float" office:value="74.097680701687636" table:style-name="ce171">
            <text:p>74.10</text:p>
          </table:table-cell>
          <table:table-cell office:value-type="float" office:value="28106" table:style-name="ce170">
            <text:p><text:s text:c="3"/>28,106</text:p>
          </table:table-cell>
          <table:table-cell office:value-type="float" office:value="13687" table:style-name="ce170">
            <text:p><text:s text:c="3"/>13,687</text:p>
          </table:table-cell>
          <table:table-cell office:value-type="float" office:value="14419" table:style-name="ce170">
            <text:p><text:s text:c="3"/>14,419</text:p>
          </table:table-cell>
          <table:table-cell office:value-type="float" office:value="17.82504740704098" table:style-name="ce171">
            <text:p>17.83</text:p>
          </table:table-cell>
          <table:table-cell office:value-type="float" office:value="69135" table:style-name="ce170">
            <text:p><text:s text:c="3"/>69,135</text:p>
          </table:table-cell>
          <table:table-cell office:value-type="float" office:value="34940" table:style-name="ce170">
            <text:p><text:s text:c="3"/>34,940</text:p>
          </table:table-cell>
          <table:table-cell office:value-type="float" office:value="34195" table:style-name="ce170">
            <text:p><text:s text:c="3"/>34,195</text:p>
          </table:table-cell>
          <table:table-cell office:value-type="float" office:value="43.84596358378203" table:style-name="ce171">
            <text:p>43.85</text:p>
          </table:table-cell>
          <table:table-cell office:value-type="float" office:value="138676" table:style-name="ce170">
            <text:p><text:s text:c="3"/>138,676</text:p>
          </table:table-cell>
          <table:table-cell office:value-type="float" office:value="69397" table:style-name="ce170">
            <text:p><text:s text:c="3"/>69,397</text:p>
          </table:table-cell>
          <table:table-cell office:value-type="float" office:value="69279" table:style-name="ce170">
            <text:p><text:s text:c="3"/>69,279</text:p>
          </table:table-cell>
          <table:table-cell office:value-type="float" office:value="87.949415577414598" table:style-name="ce171">
            <text:p>87.95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3711" table:style-name="ce172">
            <text:p><text:s text:c="3"/>143,711</text:p>
          </table:table-cell>
          <table:table-cell office:value-type="float" office:value="71280" table:style-name="ce172">
            <text:p><text:s text:c="3"/>71,280</text:p>
          </table:table-cell>
          <table:table-cell office:value-type="float" office:value="72431" table:style-name="ce172">
            <text:p><text:s text:c="3"/>72,431</text:p>
          </table:table-cell>
          <table:table-cell office:value-type="float" office:value="100" table:style-name="ce173">
            <text:p>100.00</text:p>
          </table:table-cell>
          <table:table-cell office:value-type="float" office:value="11352" table:style-name="ce172">
            <text:p><text:s text:c="3"/>11,352</text:p>
          </table:table-cell>
          <table:table-cell office:value-type="float" office:value="5913" table:style-name="ce172">
            <text:p><text:s text:c="3"/>5,913</text:p>
          </table:table-cell>
          <table:table-cell office:value-type="float" office:value="5439" table:style-name="ce172">
            <text:p><text:s text:c="3"/>5,439</text:p>
          </table:table-cell>
          <table:table-cell office:value-type="float" office:value="7.8991865619194099" table:style-name="ce173">
            <text:p>7.90</text:p>
          </table:table-cell>
          <table:table-cell office:value-type="float" office:value="106460" table:style-name="ce172">
            <text:p><text:s text:c="3"/>106,460</text:p>
          </table:table-cell>
          <table:table-cell office:value-type="float" office:value="52894" table:style-name="ce172">
            <text:p><text:s text:c="3"/>52,894</text:p>
          </table:table-cell>
          <table:table-cell office:value-type="float" office:value="53566" table:style-name="ce172">
            <text:p><text:s text:c="3"/>53,566</text:p>
          </table:table-cell>
          <table:table-cell office:value-type="float" office:value="74.079228451545106" table:style-name="ce173">
            <text:p>74.08</text:p>
          </table:table-cell>
          <table:table-cell office:value-type="float" office:value="25899" table:style-name="ce172">
            <text:p><text:s text:c="3"/>25,899</text:p>
          </table:table-cell>
          <table:table-cell office:value-type="float" office:value="12473" table:style-name="ce172">
            <text:p><text:s text:c="3"/>12,473</text:p>
          </table:table-cell>
          <table:table-cell office:value-type="float" office:value="13426" table:style-name="ce172">
            <text:p><text:s text:c="3"/>13,426</text:p>
          </table:table-cell>
          <table:table-cell office:value-type="float" office:value="18.02158498653548" table:style-name="ce173">
            <text:p>18.02</text:p>
          </table:table-cell>
          <table:table-cell office:value-type="float" office:value="62682" table:style-name="ce172">
            <text:p><text:s text:c="3"/>62,682</text:p>
          </table:table-cell>
          <table:table-cell office:value-type="float" office:value="31184" table:style-name="ce172">
            <text:p><text:s text:c="3"/>31,184</text:p>
          </table:table-cell>
          <table:table-cell office:value-type="float" office:value="31498" table:style-name="ce172">
            <text:p><text:s text:c="3"/>31,498</text:p>
          </table:table-cell>
          <table:table-cell office:value-type="float" office:value="43.616702966370013" table:style-name="ce173">
            <text:p>43.62</text:p>
          </table:table-cell>
          <table:table-cell office:value-type="float" office:value="126660" table:style-name="ce172">
            <text:p><text:s text:c="3"/>126,660</text:p>
          </table:table-cell>
          <table:table-cell office:value-type="float" office:value="62424" table:style-name="ce172">
            <text:p><text:s text:c="3"/>62,424</text:p>
          </table:table-cell>
          <table:table-cell office:value-type="float" office:value="64236" table:style-name="ce172">
            <text:p><text:s text:c="3"/>64,236</text:p>
          </table:table-cell>
          <table:table-cell office:value-type="float" office:value="88.135215815073309" table:style-name="ce173">
            <text:p>88.1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3966" table:style-name="ce174">
            <text:p><text:s text:c="3"/>13,966</text:p>
          </table:table-cell>
          <table:table-cell office:value-type="float" office:value="8049" table:style-name="ce174">
            <text:p><text:s text:c="3"/>8,049</text:p>
          </table:table-cell>
          <table:table-cell office:value-type="float" office:value="5917" table:style-name="ce174">
            <text:p><text:s text:c="3"/>5,917</text:p>
          </table:table-cell>
          <table:table-cell office:value-type="float" office:value="100" table:style-name="ce175">
            <text:p>100.00</text:p>
          </table:table-cell>
          <table:table-cell office:value-type="float" office:value="1384" table:style-name="ce174">
            <text:p><text:s text:c="3"/>1,384</text:p>
          </table:table-cell>
          <table:table-cell office:value-type="float" office:value="759" table:style-name="ce174">
            <text:p><text:s text:c="3"/>759</text:p>
          </table:table-cell>
          <table:table-cell office:value-type="float" office:value="625" table:style-name="ce174">
            <text:p><text:s text:c="3"/>625</text:p>
          </table:table-cell>
          <table:table-cell office:value-type="float" office:value="9.9097808964628396" table:style-name="ce175">
            <text:p>9.91</text:p>
          </table:table-cell>
          <table:table-cell office:value-type="float" office:value="10375" table:style-name="ce174">
            <text:p><text:s text:c="3"/>10,375</text:p>
          </table:table-cell>
          <table:table-cell office:value-type="float" office:value="6076" table:style-name="ce174">
            <text:p><text:s text:c="3"/>6,076</text:p>
          </table:table-cell>
          <table:table-cell office:value-type="float" office:value="4299" table:style-name="ce174">
            <text:p><text:s text:c="3"/>4,299</text:p>
          </table:table-cell>
          <table:table-cell office:value-type="float" office:value="74.287555491908918" table:style-name="ce175">
            <text:p>74.29</text:p>
          </table:table-cell>
          <table:table-cell office:value-type="float" office:value="2207" table:style-name="ce174">
            <text:p><text:s text:c="3"/>2,207</text:p>
          </table:table-cell>
          <table:table-cell office:value-type="float" office:value="1214" table:style-name="ce174">
            <text:p><text:s text:c="3"/>1,214</text:p>
          </table:table-cell>
          <table:table-cell office:value-type="float" office:value="993" table:style-name="ce174">
            <text:p><text:s text:c="3"/>993</text:p>
          </table:table-cell>
          <table:table-cell office:value-type="float" office:value="15.80266361162824" table:style-name="ce175">
            <text:p>15.80</text:p>
          </table:table-cell>
          <table:table-cell office:value-type="float" office:value="6453" table:style-name="ce174">
            <text:p><text:s text:c="3"/>6,453</text:p>
          </table:table-cell>
          <table:table-cell office:value-type="float" office:value="3756" table:style-name="ce174">
            <text:p><text:s text:c="3"/>3,756</text:p>
          </table:table-cell>
          <table:table-cell office:value-type="float" office:value="2697" table:style-name="ce174">
            <text:p><text:s text:c="3"/>2,697</text:p>
          </table:table-cell>
          <table:table-cell office:value-type="float" office:value="46.205069454389232" table:style-name="ce175">
            <text:p>46.21</text:p>
          </table:table-cell>
          <table:table-cell office:value-type="float" office:value="12016" table:style-name="ce174">
            <text:p><text:s text:c="3"/>12,016</text:p>
          </table:table-cell>
          <table:table-cell office:value-type="float" office:value="6973" table:style-name="ce174">
            <text:p><text:s text:c="3"/>6,973</text:p>
          </table:table-cell>
          <table:table-cell office:value-type="float" office:value="5043" table:style-name="ce174">
            <text:p><text:s text:c="3"/>5,043</text:p>
          </table:table-cell>
          <table:table-cell office:value-type="float" office:value="86.037519690677357" table:style-name="ce175">
            <text:p>86.04</text:p>
          </table:table-cell>
          <table:table-cell table:number-columns-repeated="16359" table:style-name="ce66"/>
        </table:table-row>
        <table:table-row table:style-name="ro29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1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30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30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224"/>
        <table:table-row table:style-name="ro24">
          <table:table-cell table:style-name="ce224">
            <draw:frame draw:z-index="1" draw:id="id0" draw:style-name="a0" draw:name="Object 1" svg:x="0.10417in" svg:y="0.09375in" svg:width="6.875in" svg:height="9.968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4">
          <table:table-cell table:number-columns-repeated="16384"/>
        </table:table-row>
        <table:table-row table:style-name="ro24">
          <table:table-cell table:style-name="ce224">
            <draw:frame draw:z-index="2" draw:id="id1" draw:style-name="a1" draw:name="Object 2" svg:x="0.07292in" svg:y="0.09375in" svg:width="6.69792in" svg:height="8.83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number-columns-repeated="16384"/>
        </table:table-row>
        <table:table-row table:style-name="ro31">
          <table:table-cell table:number-columns-repeated="16384" table:style-name="ce224"/>
        </table:table-row>
        <table:table-row table:number-rows-repeated="15" table:style-name="ro24">
          <table:table-cell table:number-columns-repeated="16384"/>
        </table:table-row>
        <table:table-row table:number-rows-repeated="5" table:style-name="ro32">
          <table:table-cell table:number-columns-repeated="11"/>
          <table:table-cell table:style-name="ce226"/>
          <table:table-cell table:number-columns-repeated="16372"/>
        </table:table-row>
        <table:table-row table:style-name="ro32">
          <table:table-cell table:number-columns-repeated="11"/>
          <table:table-cell table:style-name="ce225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range table:name="_Hlk149813061" table:cell-range-address="01-資料分析.$E$52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說明" table:style-name="ta5">
        <table:table-source xlink:href="file:///D:/★桂瑋/1%20月報/06速(月)報套印/11310/上網各月速報公式(10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160" table:style-name="ta5">
        <table:table-source xlink:href="file:///D:/★桂瑋/1%20月報/06速(月)報套印/11310/上網各月速報公式(10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170" table:style-name="ta5">
        <table:table-source xlink:href="file:///D:/★桂瑋/1%20月報/06速(月)報套印/11310/上網各月速報公式(10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1B0" table:style-name="ta5">
        <table:table-source xlink:href="file:///D:/★桂瑋/1%20月報/06速(月)報套印/11310/上網各月速報公式(10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01-年月別(貼01-縣市別)" table:style-name="ta5">
        <table:table-source xlink:href="file:///D:/★桂瑋/1%20月報/06速(月)報套印/11310/上網各月速報公式(10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01-縣市別" table:style-name="ta5">
        <table:table-source xlink:href="file:///D:/★桂瑋/1%20月報/06速(月)報套印/11310/上網各月速報公式(10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01-年齡結構" table:style-name="ta5">
        <table:table-source xlink:href="file:///D:/★桂瑋/1%20月報/06速(月)報套印/11310/上網各月速報公式(10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01資料分析" table:style-name="ta5">
        <table:table-source xlink:href="file:///D:/★桂瑋/1%20月報/06速(月)報套印/11310/上網各月速報公式(10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01分析(草稿)" table:style-name="ta5">
        <table:table-source xlink:href="file:///D:/★桂瑋/1%20月報/06速(月)報套印/11310/上網各月速報公式(10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02-年月別" table:style-name="ta5">
        <table:table-source xlink:href="file:///D:/★桂瑋/1%20月報/06速(月)報套印/11310/上網各月速報公式(10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02-縣市別" table:style-name="ta5">
        <table:table-source xlink:href="file:///D:/★桂瑋/1%20月報/06速(月)報套印/11310/上網各月速報公式(10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04-單一年齡" table:style-name="ta5">
        <table:table-source xlink:href="file:///D:/★桂瑋/1%20月報/06速(月)報套印/11310/上網各月速報公式(10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05-年齡結構" table:style-name="ta5">
        <table:table-source xlink:href="file:///D:/★桂瑋/1%20月報/06速(月)報套印/11310/上網各月速報公式(10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06-人口增加&amp;生死結離" table:style-name="ta5">
        <table:table-source xlink:href="file:///D:/★桂瑋/1%20月報/06速(月)報套印/11310/上網各月速報公式(10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07-年月別" table:style-name="ta5">
        <table:table-source xlink:href="file:///D:/★桂瑋/1%20月報/06速(月)報套印/11310/上網各月速報公式(10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07-縣市別" table:style-name="ta5">
        <table:table-source xlink:href="file:///D:/★桂瑋/1%20月報/06速(月)報套印/11310/上網各月速報公式(10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10-年月別" table:style-name="ta5">
        <table:table-source xlink:href="file:///D:/★桂瑋/1%20月報/06速(月)報套印/11310/上網各月速報公式(10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10-縣市別" table:style-name="ta5">
        <table:table-source xlink:href="file:///D:/★桂瑋/1%20月報/06速(月)報套印/11310/上網各月速報公式(10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0/上網各月速報公式(10月).xls'#11-遷徙" table:style-name="ta5">
        <table:table-source xlink:href="file:///D:/★桂瑋/1%20月報/06速(月)報套印/11310/上網各月速報公式(10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5</meta:generator>
    <meta:initial-creator>陳桂瑋</meta:initial-creator>
    <dc:creator>陳桂瑋</dc:creator>
    <meta:creation-date>2024-11-05T06:23:11Z</meta:creation-date>
    <dc:date>2024-11-05T06:23:49Z</dc:date>
    <meta:print-date>2022-07-14T08:53:18Z</meta:print-date>
  </office:meta>
</office:document-meta>
</file>